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86300000099E7748BC8A63DCBB2.png" manifest:media-type="image/png"/>
  <manifest:file-entry manifest:full-path="Pictures/100006D00000C54500000E0BC683FB34DF2CE92E.emf" manifest:media-type="image/x-emf"/>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Sans UI" svg:font-family="'Andale Sans UI'" style:font-family-generic="system" style:font-pitch="variable"/>
    <style:font-face style:name="Bookman BT S.O.Cist.:liga=0" svg:font-family="'Bookman BT S.O.Cist.:liga=0'" style:font-adornments="Roman" style:font-pitch="variable"/>
    <style:font-face style:name="Bookman BT S.O.Cist.:liga=01" svg:font-family="'Bookman BT S.O.Cist.:liga=0'" style:font-family-generic="roman" style:font-pitch="variable"/>
    <style:font-face style:name="Bookman BT S.O.Cist.:liga=02" svg:font-family="'Bookman BT S.O.Cist.:liga=0'"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Regular" style:font-pitch="variable"/>
    <style:font-face style:name="LTC Ornamental Initials1" svg:font-family="'LTC Ornamental Initials'" style:font-adornments="Běžné" style:font-pitch="variable"/>
    <style:font-face style:name="Linux Libertine S.O.Cist." svg:font-family="'Linux Libertine S.O.Cist.'" style:font-family-generic="modern" style:font-pitch="variable"/>
    <style:font-face style:name="Linux Libertine S.O.Cist.1" svg:font-family="'Linux Libertine S.O.Cist.'" style:font-pitch="variable"/>
    <style:font-face style:name="Linux Libertine S.O.Cist.:liga=0" svg:font-family="'Linux Libertine S.O.Cist.:liga=0'" style:font-family-generic="modern" style:font-pitch="variable"/>
    <style:font-face style:name="Old English CE" svg:font-family="'Old English CE'"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cialis Gothica CZ" svg:font-family="'Uncialis Gothica CZ'" style:font-adornments="Běžné" style:font-family-generic="swiss" style:font-pitch="variable"/>
  </office:font-face-decls>
  <office:automatic-styles>
    <style:style style:name="Tabulka1" style:family="table">
      <style:table-properties style:width="7.4826in" fo:margin-left="-0.3097in" fo:margin-top="0in" fo:margin-bottom="0in" table:align="left" style:writing-mode="lr-tb"/>
    </style:style>
    <style:style style:name="Tabulka1.A" style:family="table-column">
      <style:table-column-properties style:column-width="3.7306in"/>
    </style:style>
    <style:style style:name="Tabulka1.B" style:family="table-column">
      <style:table-column-properties style:column-width="3.7521in"/>
    </style:style>
    <style:style style:name="Tabulka1.1" style:family="table-row">
      <style:table-row-properties fo:keep-together="auto"/>
    </style:style>
    <style:style style:name="Tabulka1.A1" style:family="table-cell">
      <style:table-cell-properties fo:padding-left="0.0785in" fo:padding-right="0.0785in" fo:padding-top="0.0396in" fo:padding-bottom="0.0396in" fo:border="none"/>
    </style:style>
    <style:style style:name="P1" style:family="paragraph" style:parent-style-name="Standard">
      <style:paragraph-properties>
        <style:tab-stops>
          <style:tab-stop style:position="0.6626in"/>
        </style:tab-stops>
      </style:paragraph-properties>
    </style:style>
    <style:style style:name="P2" style:family="paragraph" style:parent-style-name="Standard">
      <style:paragraph-properties fo:margin-top="0in" fo:margin-bottom="0in" style:contextual-spacing="false" fo:line-height="100%" fo:text-align="center" style:justify-single-word="false" fo:hyphenation-ladder-count="3"/>
      <style:text-properties style:font-name="Bookman BT S.O.Cist.:liga=0" fo:font-size="12pt" fo:language="la" fo:country="VA" fo:font-weight="350" officeooo:paragraph-rsid="00091ad2" style:font-size-asian="12pt" style:language-asian="zh" style:country-asian="CN" style:font-weight-asian="bold" style:font-name-complex="Times New Roman1" style:language-complex="hi" style:country-complex="IN" fo:hyphenate="true" fo:hyphenation-remain-char-count="2" fo:hyphenation-push-char-count="2" loext:hyphenation-no-caps="false"/>
    </style:style>
    <style:style style:name="P3" style:family="paragraph" style:parent-style-name="Standard">
      <style:paragraph-properties fo:margin-top="0in" fo:margin-bottom="0in" style:contextual-spacing="false" fo:line-height="100%" fo:text-align="center" style:justify-single-word="false" fo:hyphenation-ladder-count="3"/>
      <style:text-properties style:font-name="Bookman BT S.O.Cist.:liga=0" fo:font-size="12pt" fo:language="la" fo:country="VA" fo:font-weight="350" officeooo:paragraph-rsid="0024504d" style:font-size-asian="12pt" style:language-asian="zh" style:country-asian="CN" style:font-weight-asian="bold" style:font-name-complex="Times New Roman1" style:language-complex="hi" style:country-complex="IN" fo:hyphenate="true" fo:hyphenation-remain-char-count="2" fo:hyphenation-push-char-count="2" loext:hyphenation-no-caps="false"/>
    </style:style>
    <style:style style:name="P4" style:family="paragraph" style:parent-style-name="Standard">
      <style:paragraph-properties fo:margin-top="0in" fo:margin-bottom="0in" style:contextual-spacing="false" fo:line-height="100%" fo:text-align="center" style:justify-single-word="false" fo:hyphenation-ladder-count="3"/>
      <style:text-properties style:font-name="Bookman BT S.O.Cist.:liga=0" fo:font-size="12pt" fo:language="la" fo:country="VA" fo:font-weight="350" officeooo:paragraph-rsid="0039a154" style:font-size-asian="12pt" style:language-asian="zh" style:country-asian="CN" style:font-weight-asian="bold" style:font-name-complex="Times New Roman1" style:language-complex="hi" style:country-complex="IN" fo:hyphenate="true" fo:hyphenation-remain-char-count="2" fo:hyphenation-push-char-count="2" loext:hyphenation-no-caps="false"/>
    </style:style>
    <style:style style:name="P5" style:family="paragraph" style:parent-style-name="Standard">
      <style:paragraph-properties fo:margin-top="0in" fo:margin-bottom="0in" style:contextual-spacing="false" fo:line-height="100%" fo:text-align="center" style:justify-single-word="false" fo:hyphenation-ladder-count="3"/>
      <style:text-properties style:font-name="Bookman BT S.O.Cist.:liga=0" fo:font-size="12pt" fo:language="la" fo:country="VA" fo:font-weight="350" officeooo:paragraph-rsid="0039a154" style:font-size-asian="12pt" style:language-asian="zh" style:country-asian="CN" style:font-weight-asian="bold" style:font-name-complex="Times New Roman1" style:language-complex="hi" style:country-complex="IN" style:font-weight-complex="bold" fo:hyphenate="true" fo:hyphenation-remain-char-count="2" fo:hyphenation-push-char-count="2" loext:hyphenation-no-caps="false"/>
    </style:style>
    <style:style style:name="P6" style:family="paragraph" style:parent-style-name="Standard">
      <style:paragraph-properties fo:margin-top="0in" fo:margin-bottom="0in" style:contextual-spacing="false" fo:line-height="100%" fo:text-align="center" style:justify-single-word="false" fo:hyphenation-ladder-count="3"/>
      <style:text-properties style:font-name="Bookman BT S.O.Cist.:liga=0" fo:font-size="12pt" fo:language="la" fo:country="VA" fo:font-weight="normal" officeooo:paragraph-rsid="000fbf61" style:font-size-asian="12pt" style:language-asian="zh" style:country-asian="CN" style:font-weight-asian="normal" style:font-name-complex="Times New Roman1" style:language-complex="hi" style:country-complex="IN" style:font-weight-complex="normal" fo:hyphenate="true" fo:hyphenation-remain-char-count="2" fo:hyphenation-push-char-count="2" loext:hyphenation-no-caps="false"/>
    </style:style>
    <style:style style:name="P7" style:family="paragraph" style:parent-style-name="Standard">
      <style:paragraph-properties fo:margin-top="0in" fo:margin-bottom="0in" style:contextual-spacing="false" fo:line-height="100%" fo:text-align="center" style:justify-single-word="false" fo:hyphenation-ladder-count="3"/>
      <style:text-properties style:font-name="Bookman BT S.O.Cist.:liga=0" fo:font-size="12pt" fo:language="la" fo:country="VA" fo:font-weight="normal" officeooo:paragraph-rsid="0024504d" style:font-size-asian="12pt" style:language-asian="zh" style:country-asian="CN" style:font-weight-asian="normal" style:font-name-complex="Times New Roman1" style:language-complex="hi" style:country-complex="IN" style:font-weight-complex="normal" fo:hyphenate="true" fo:hyphenation-remain-char-count="2" fo:hyphenation-push-char-count="2" loext:hyphenation-no-caps="false"/>
    </style:style>
    <style:style style:name="P8"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VA" fo:font-weight="normal" officeooo:paragraph-rsid="00091ad2" style:font-size-asian="12pt" style:language-asian="zh" style:country-asian="CN" style:font-weight-asian="normal" style:font-name-complex="Times New Roman1" style:language-complex="hi" style:country-complex="IN" style:font-weight-complex="normal" fo:hyphenate="true" fo:hyphenation-remain-char-count="2" fo:hyphenation-push-char-count="2" loext:hyphenation-no-caps="false"/>
    </style:style>
    <style:style style:name="P9"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VA" fo:font-weight="normal" officeooo:paragraph-rsid="0024504d" style:font-size-asian="12pt" style:language-asian="zh" style:country-asian="CN" style:font-weight-asian="normal" style:font-name-complex="Times New Roman1" style:language-complex="hi" style:country-complex="IN" style:font-weight-complex="normal" fo:hyphenate="true" fo:hyphenation-remain-char-count="2" fo:hyphenation-push-char-count="2" loext:hyphenation-no-caps="false"/>
    </style:style>
    <style:style style:name="P10"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VA" fo:font-weight="normal" officeooo:paragraph-rsid="0039a154" style:font-size-asian="12pt" style:language-asian="zh" style:country-asian="CN" style:font-weight-asian="normal" style:font-name-complex="Times New Roman1" style:language-complex="hi" style:country-complex="IN" style:font-weight-complex="normal" fo:hyphenate="true" fo:hyphenation-remain-char-count="2" fo:hyphenation-push-char-count="2" loext:hyphenation-no-caps="false"/>
    </style:style>
    <style:style style:name="P11" style:family="paragraph" style:parent-style-name="Standard">
      <style:paragraph-properties fo:margin-top="0in" fo:margin-bottom="0in" style:contextual-spacing="false" fo:line-height="115%" fo:text-align="center" style:justify-single-word="false" fo:hyphenation-ladder-count="3"/>
      <style:text-properties fo:color="#ff0000" loext:opacity="100%" style:font-name="Linux Libertine S.O.Cist." fo:font-size="12pt" fo:language="la" fo:country="VA" fo:font-weight="normal" officeooo:paragraph-rsid="0011e8d3" style:font-size-asian="12pt" style:font-weight-asian="normal" style:font-name-complex="Times New Roman1" style:font-size-complex="14pt" style:font-weight-complex="normal" fo:hyphenate="true" fo:hyphenation-remain-char-count="2" fo:hyphenation-push-char-count="2" loext:hyphenation-no-caps="false"/>
    </style:style>
    <style:style style:name="P12" style:family="paragraph" style:parent-style-name="Table_20_Contents">
      <style:paragraph-properties fo:line-height="115%" fo:text-align="center" style:justify-single-word="false" fo:hyphenation-ladder-count="3"/>
      <style:text-properties fo:color="#ff0000" loext:opacity="100%" style:font-name="Linux Libertine S.O.Cist." fo:font-size="12pt" fo:language="la" fo:country="VA" fo:font-weight="normal" officeooo:paragraph-rsid="0011e8d3" style:font-size-asian="14pt" style:font-weight-asian="normal" style:font-size-complex="14pt" style:font-weight-complex="normal" fo:hyphenate="true" fo:hyphenation-remain-char-count="2" fo:hyphenation-push-char-count="2" loext:hyphenation-no-caps="false"/>
    </style:style>
    <style:style style:name="P13"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VA" fo:font-weight="bold" officeooo:paragraph-rsid="0039a154" style:font-size-asian="12pt" style:language-asian="zh" style:country-asian="CN" style:font-weight-asian="bold" style:font-name-complex="Times New Roman1" style:language-complex="hi" style:country-complex="IN" style:font-weight-complex="bold" fo:hyphenate="true" fo:hyphenation-remain-char-count="2" fo:hyphenation-push-char-count="2" loext:hyphenation-no-caps="false"/>
    </style:style>
    <style:style style:name="P14"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71dd0" style:font-size-asian="12pt" style:font-size-complex="12pt" fo:hyphenate="true" fo:hyphenation-remain-char-count="2" fo:hyphenation-push-char-count="2" loext:hyphenation-no-caps="false"/>
    </style:style>
    <style:style style:name="P15"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f0466" style:font-size-asian="12pt" style:font-size-complex="12pt" fo:hyphenate="true" fo:hyphenation-remain-char-count="2" fo:hyphenation-push-char-count="2" loext:hyphenation-no-caps="false"/>
    </style:style>
    <style:style style:name="P16"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b18d0" style:font-size-asian="12pt" style:font-size-complex="12pt" fo:hyphenate="true" fo:hyphenation-remain-char-count="2" fo:hyphenation-push-char-count="2" loext:hyphenation-no-caps="false"/>
    </style:style>
    <style:style style:name="P17"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1e8d3" style:font-size-asian="12pt" style:font-size-complex="12pt" fo:hyphenate="true" fo:hyphenation-remain-char-count="2" fo:hyphenation-push-char-count="2" loext:hyphenation-no-caps="false"/>
    </style:style>
    <style:style style:name="P18"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19"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62114f" style:font-size-asian="12pt" style:language-asian="zh" style:country-asian="CN" style:font-size-complex="12pt" style:language-complex="hi" style:country-complex="IN" fo:hyphenate="true" fo:hyphenation-remain-char-count="2" fo:hyphenation-push-char-count="2" loext:hyphenation-no-caps="false"/>
    </style:style>
    <style:style style:name="P20"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1049717" style:font-size-asian="12pt" style:language-asian="zh" style:country-asian="CN" style:font-size-complex="12pt" style:language-complex="hi" style:country-complex="IN" fo:hyphenate="true" fo:hyphenation-remain-char-count="2" fo:hyphenation-push-char-count="2" loext:hyphenation-no-caps="false"/>
    </style:style>
    <style:style style:name="P21"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104b4f7" style:font-size-asian="12pt" style:language-asian="zh" style:country-asian="CN" style:font-size-complex="12pt" style:language-complex="hi" style:country-complex="IN" fo:hyphenate="true" fo:hyphenation-remain-char-count="2" fo:hyphenation-push-char-count="2" loext:hyphenation-no-caps="false"/>
    </style:style>
    <style:style style:name="P22"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none" officeooo:paragraph-rsid="00091ad2" style:font-size-asian="12pt" style:font-name-complex="Times New Roman1" fo:hyphenate="true" fo:hyphenation-remain-char-count="2" fo:hyphenation-push-char-count="2" loext:hyphenation-no-caps="false"/>
    </style:style>
    <style:style style:name="P23"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none" fo:font-weight="normal" officeooo:paragraph-rsid="000cb59c" style:font-size-asian="12pt" style:font-weight-asian="normal" style:font-name-complex="Times New Roman1" style:font-weight-complex="normal" fo:hyphenate="true" fo:hyphenation-remain-char-count="2" fo:hyphenation-push-char-count="2" loext:hyphenation-no-caps="false"/>
    </style:style>
    <style:style style:name="P24"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none" fo:font-weight="bold" officeooo:paragraph-rsid="0024504d" style:font-size-asian="12pt" style:language-asian="zh" style:country-asian="CN" style:font-weight-asian="bold" style:font-name-complex="Times New Roman1" style:language-complex="hi" style:country-complex="IN" style:font-weight-complex="bold" fo:hyphenate="true" fo:hyphenation-remain-char-count="2" fo:hyphenation-push-char-count="2" loext:hyphenation-no-caps="false"/>
    </style:style>
    <style:style style:name="P25"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none" fo:font-weight="bold" officeooo:paragraph-rsid="000fbf61" style:font-size-asian="12pt" style:font-size-complex="12pt" style:font-weight-complex="bold" fo:hyphenate="true" fo:hyphenation-remain-char-count="2" fo:hyphenation-push-char-count="2" loext:hyphenation-no-caps="false"/>
    </style:style>
    <style:style style:name="P26"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none" fo:font-weight="bold" officeooo:paragraph-rsid="000fbf61" style:font-size-asian="12pt" style:font-weight-asian="bold" style:font-weight-complex="bold" fo:hyphenate="true" fo:hyphenation-remain-char-count="2" fo:hyphenation-push-char-count="2" loext:hyphenation-no-caps="false"/>
    </style:style>
    <style:style style:name="P27"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none" fo:font-weight="normal" officeooo:paragraph-rsid="0024504d" style:font-size-asian="12pt" style:language-asian="zh" style:country-asian="CN" style:font-weight-asian="normal" style:font-name-complex="Times New Roman1" style:font-size-complex="12pt" style:language-complex="hi" style:country-complex="IN" style:font-weight-complex="normal" fo:hyphenate="true" fo:hyphenation-remain-char-count="2" fo:hyphenation-push-char-count="2" loext:hyphenation-no-caps="false"/>
    </style:style>
    <style:style style:name="P2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none" fo:font-weight="normal" style:font-size-asian="12pt" style:font-weight-asian="normal" style:font-size-complex="12pt" style:font-weight-complex="normal" fo:hyphenate="true" fo:hyphenation-remain-char-count="2" fo:hyphenation-push-char-count="2" loext:hyphenation-no-caps="false"/>
    </style:style>
    <style:style style:name="P29" style:family="paragraph" style:parent-style-name="Table_20_Contents">
      <style:paragraph-properties fo:line-height="115%" fo:text-align="center" style:justify-single-word="false" fo:hyphenation-ladder-count="3"/>
      <style:text-properties fo:color="#ff0000" loext:opacity="100%" style:font-name="Linux Libertine S.O.Cist.1" fo:font-size="12pt" fo:language="la" fo:country="none" fo:font-weight="normal" style:font-size-asian="16pt" style:font-weight-asian="normal" style:font-size-complex="14pt" style:font-weight-complex="normal" fo:hyphenate="true" fo:hyphenation-remain-char-count="2" fo:hyphenation-push-char-count="2" loext:hyphenation-no-caps="false"/>
    </style:style>
    <style:style style:name="P30" style:family="paragraph" style:parent-style-name="Table_20_Contents">
      <style:paragraph-properties fo:line-height="115%" fo:text-align="center" style:justify-single-word="false" fo:hyphenation-ladder-count="3"/>
      <style:text-properties fo:color="#ff0000" loext:opacity="100%" style:font-name="Linux Libertine S.O.Cist.1" fo:font-size="12pt" fo:language="la" fo:country="none" fo:font-weight="normal" style:font-size-asian="16pt" style:font-weight-asian="normal" style:font-size-complex="16pt" style:font-weight-complex="normal" fo:hyphenate="true" fo:hyphenation-remain-char-count="2" fo:hyphenation-push-char-count="2" loext:hyphenation-no-caps="false"/>
    </style:style>
    <style:style style:name="P31"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none" officeooo:paragraph-rsid="0039a154" style:font-size-asian="12pt" fo:hyphenate="true" fo:hyphenation-remain-char-count="2" fo:hyphenation-push-char-count="2" loext:hyphenation-no-caps="false"/>
    </style:style>
    <style:style style:name="P32"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none" style:font-size-asian="12pt" fo:hyphenate="true" fo:hyphenation-remain-char-count="2" fo:hyphenation-push-char-count="2" loext:hyphenation-no-caps="false"/>
    </style:style>
    <style:style style:name="P33" style:family="paragraph" style:parent-style-name="Table_20_Contents">
      <style:paragraph-properties fo:line-height="115%" fo:text-align="center" style:justify-single-word="false" fo:hyphenation-ladder-count="3"/>
      <style:text-properties fo:color="#ff0000" loext:opacity="100%" style:font-name="Linux Libertine S.O.Cist.1" fo:font-size="12pt" fo:language="la" fo:country="none" style:font-size-asian="12pt" fo:hyphenate="true" fo:hyphenation-remain-char-count="2" fo:hyphenation-push-char-count="2" loext:hyphenation-no-caps="false"/>
    </style:style>
    <style:style style:name="P3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fo:hyphenate="true" fo:hyphenation-remain-char-count="2" fo:hyphenation-push-char-count="2" loext:hyphenation-no-caps="false"/>
    </style:style>
    <style:style style:name="P35"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6" style:family="paragraph" style:parent-style-name="Table_20_Contents">
      <style:paragraph-properties fo:text-align="justify" style:justify-single-word="false" fo:hyphenation-ladder-count="3"/>
      <style:text-properties fo:color="#ff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7"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8" style:family="paragraph" style:parent-style-name="Table_20_Contents">
      <style:paragraph-properties fo:line-height="100%" fo:text-align="justify" style:justify-single-word="false" fo:hyphenation-ladder-count="3"/>
      <style:text-properties fo:color="#ff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9" style:family="paragraph" style:parent-style-name="Table_20_Contents">
      <style:paragraph-properties fo:line-height="115%" fo:text-align="center" style:justify-single-word="false" fo:hyphenation-ladder-count="3"/>
      <style:text-properties fo:color="#ff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40" style:family="paragraph" style:parent-style-name="Table_20_Contents">
      <style:paragraph-properties fo:line-height="115%" fo:text-align="center" style:justify-single-word="false" fo:hyphenation-ladder-count="3"/>
      <style:text-properties fo:color="#ff0000" loext:opacity="100%" style:font-name="Linux Libertine S.O.Cist.1" fo:font-size="12pt" fo:language="la" fo:country="VA" fo:font-weight="normal"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41"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1" fo:font-size="12pt" fo:language="la" fo:country="none" fo:font-weight="bold" officeooo:paragraph-rsid="000fbf61" style:font-size-asian="12pt" style:language-asian="zh" style:country-asian="CN" style:font-weight-asian="bold" style:font-name-complex="Times New Roman1" style:font-size-complex="12pt" style:language-complex="hi" style:country-complex="IN" style:font-weight-complex="bold" fo:hyphenate="true" fo:hyphenation-remain-char-count="2" fo:hyphenation-push-char-count="2" loext:hyphenation-no-caps="false"/>
    </style:style>
    <style:style style:name="P42" style:family="paragraph" style:parent-style-name="Table_20_Contents">
      <style:paragraph-properties fo:line-height="115%" fo:text-align="center" style:justify-single-word="false" fo:hyphenation-ladder-count="3"/>
      <style:text-properties style:font-name="Linux Libertine S.O.Cist.1" fo:font-size="12pt" fo:language="la" fo:country="none" style:font-size-asian="12pt" fo:hyphenate="true" fo:hyphenation-remain-char-count="2" fo:hyphenation-push-char-count="2" loext:hyphenation-no-caps="false"/>
    </style:style>
    <style:style style:name="P43" style:family="paragraph" style:parent-style-name="Table_20_Contents">
      <style:paragraph-properties fo:text-align="justify" style:justify-single-word="false" fo:hyphenation-ladder-count="3"/>
      <style:text-properties style:font-name="Linux Libertine S.O.Cist.1" fo:font-size="12pt" style:font-size-asian="12pt" fo:hyphenate="true" fo:hyphenation-remain-char-count="2" fo:hyphenation-push-char-count="2" loext:hyphenation-no-caps="false"/>
    </style:style>
    <style:style style:name="P44" style:family="paragraph" style:parent-style-name="Table_20_Contents">
      <style:paragraph-properties fo:line-height="115%" fo:text-align="center" style:justify-single-word="false" fo:hyphenation-ladder-count="3"/>
      <style:text-properties style:font-name="Linux Libertine S.O.Cist.1" fo:font-size="12pt" style:font-size-asian="12pt" fo:hyphenate="true" fo:hyphenation-remain-char-count="2" fo:hyphenation-push-char-count="2" loext:hyphenation-no-caps="false"/>
    </style:style>
    <style:style style:name="P45" style:family="paragraph" style:parent-style-name="Table_20_Contents">
      <style:paragraph-properties fo:text-align="justify" style:justify-single-word="false" fo:hyphenation-ladder-count="3"/>
      <style:text-properties style:font-name="Linux Libertine S.O.Cist.1" fo:font-size="12pt" fo:language="la" fo:country="VA" style:font-size-asian="12pt" fo:hyphenate="true" fo:hyphenation-remain-char-count="2" fo:hyphenation-push-char-count="2" loext:hyphenation-no-caps="false"/>
    </style:style>
    <style:style style:name="P46" style:family="paragraph" style:parent-style-name="Table_20_Contents">
      <style:paragraph-properties fo:text-align="justify" style:justify-single-word="false" fo:hyphenation-ladder-count="3"/>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47" style:family="paragraph" style:parent-style-name="Table_20_Contents">
      <style:paragraph-properties fo:line-height="115%" fo:text-align="center" style:justify-single-word="false" fo:hyphenation-ladder-count="3"/>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48" style:family="paragraph" style:parent-style-name="Table_20_Contents">
      <style:paragraph-properties fo:text-align="center" style:justify-single-word="false" fo:hyphenation-ladder-count="3"/>
      <style:text-properties style:font-name="Linux Libertine S.O.Cist.1" fo:font-size="12pt" fo:language="la" fo:country="VA" style:font-size-asian="12pt" style:language-asian="zh" style:country-asian="CN" style:font-name-complex="Times New Roman1" style:language-complex="hi" style:country-complex="IN" style:font-weight-complex="bold" fo:hyphenate="true" fo:hyphenation-remain-char-count="2" fo:hyphenation-push-char-count="2" loext:hyphenation-no-caps="false"/>
    </style:style>
    <style:style style:name="P49" style:family="paragraph" style:parent-style-name="Table_20_Contents">
      <style:paragraph-properties fo:text-align="center" style:justify-single-word="false" fo:hyphenation-ladder-count="3"/>
      <style:text-properties style:font-name="Linux Libertine S.O.Cist.1" fo:font-size="12pt" fo:language="la" fo:country="VA" fo:font-weight="bold"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50" style:family="paragraph" style:parent-style-name="Table_20_Contents">
      <style:paragraph-properties fo:line-height="115%" fo:text-align="center" style:justify-single-word="false" fo:hyphenation-ladder-count="3"/>
      <style:text-properties style:font-name="Linux Libertine S.O.Cist.1" fo:font-size="12pt" fo:font-weight="normal" style:font-size-asian="16pt" style:font-weight-asian="normal" style:font-size-complex="16pt" style:font-weight-complex="normal" fo:hyphenate="true" fo:hyphenation-remain-char-count="2" fo:hyphenation-push-char-count="2" loext:hyphenation-no-caps="false"/>
    </style:style>
    <style:style style:name="P51" style:family="paragraph" style:parent-style-name="Table_20_Contents">
      <style:paragraph-properties fo:text-align="center" style:justify-single-word="false" fo:hyphenation-ladder-count="3"/>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52" style:family="paragraph" style:parent-style-name="Table_20_Contents">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53" style:family="paragraph" style:parent-style-name="Standard">
      <style:paragraph-properties fo:margin-top="0in" fo:margin-bottom="0in" style:contextual-spacing="false" fo:line-height="100%" fo:text-align="center" style:justify-single-word="false" fo:hyphenation-ladder-count="3"/>
      <style:text-properties fo:color="#00000a" loext:opacity="100%" style:font-name="Bookman BT S.O.Cist.:liga=0" fo:font-size="12pt" fo:language="la" fo:country="VA" fo:font-weight="350" officeooo:paragraph-rsid="0046a819" style:font-size-asian="12pt" style:language-asian="zh" style:country-asian="CN" style:font-weight-asian="bold" style:font-name-complex="Times New Roman1" style:font-size-complex="12pt" style:language-complex="hi" style:country-complex="IN" style:font-weight-complex="normal" fo:hyphenate="true" fo:hyphenation-remain-char-count="2" fo:hyphenation-push-char-count="2" loext:hyphenation-no-caps="false"/>
    </style:style>
    <style:style style:name="P54" style:family="paragraph" style:parent-style-name="Standard">
      <style:paragraph-properties fo:margin-top="0in" fo:margin-bottom="0in" style:contextual-spacing="false" fo:line-height="100%" fo:text-align="center" style:justify-single-word="false" fo:hyphenation-ladder-count="3"/>
      <style:text-properties fo:color="#00000a" loext:opacity="100%" style:font-name="Bookman BT S.O.Cist.:liga=0" fo:font-size="12pt" fo:language="la" fo:country="VA" fo:font-weight="350" officeooo:paragraph-rsid="0046e88b" style:font-size-asian="12pt" style:language-asian="zh" style:country-asian="CN" style:font-weight-asian="bold" style:font-name-complex="Times New Roman1" style:font-size-complex="12pt" style:language-complex="hi" style:country-complex="IN" style:font-weight-complex="normal" fo:hyphenate="true" fo:hyphenation-remain-char-count="2" fo:hyphenation-push-char-count="2" loext:hyphenation-no-caps="false"/>
    </style:style>
    <style:style style:name="P55"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350" officeooo:paragraph-rsid="000f046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56"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350" officeooo:paragraph-rsid="000b18d0" style:font-size-asian="13pt" style:language-asian="zh" style:country-asian="CN" style:font-weight-asian="normal" style:font-size-complex="13pt" style:language-complex="hi" style:country-complex="IN" style:font-weight-complex="normal" fo:hyphenate="true" fo:hyphenation-remain-char-count="2" fo:hyphenation-push-char-count="2" loext:hyphenation-no-caps="false"/>
    </style:style>
    <style:style style:name="P57"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350" officeooo:paragraph-rsid="0046a819"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58"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9"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11e8d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0"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1"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0b18d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2"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3"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4f52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4"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51f44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5" style:family="paragraph" style:parent-style-name="Table_20_Contents">
      <style:paragraph-properties fo:text-align="center" style:justify-single-word="false" fo:hyphenation-ladder-count="3"/>
      <style:text-properties fo:color="#00000a" loext:opacity="100%" style:font-name="Linux Libertine S.O.Cist.:liga=0" fo:font-size="13pt" fo:language="la" fo:country="VA" fo:font-weight="bold" officeooo:paragraph-rsid="000b71e0"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66" style:family="paragraph" style:parent-style-name="Table_20_Contents">
      <style:paragraph-properties fo:line-height="100%" fo:text-align="center"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67" style:family="paragraph" style:parent-style-name="Table_20_Contents">
      <style:paragraph-properties fo:text-align="center"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68" style:family="paragraph" style:parent-style-name="Table_20_Contents">
      <style:paragraph-properties fo:text-align="justify" style:justify-single-word="false" fo:hyphenation-ladder-count="3"/>
      <style:text-properties fo:color="#000000" loext:opacity="100%" style:font-name="Linux Libertine S.O.Cist.1" fo:font-size="12pt" style:font-size-asian="12pt" fo:hyphenate="true" fo:hyphenation-remain-char-count="2" fo:hyphenation-push-char-count="2" loext:hyphenation-no-caps="false"/>
    </style:style>
    <style:style style:name="P69" style:family="paragraph" style:parent-style-name="Table_20_Contents">
      <style:paragraph-properties fo:text-align="center" style:justify-single-word="false" fo:hyphenation-ladder-count="3"/>
      <style:text-properties fo:color="#000000" loext:opacity="100%" style:font-name="Linux Libertine S.O.Cist.1" fo:font-size="12pt" fo:language="la" fo:country="none" style:font-size-asian="12pt" fo:hyphenate="true" fo:hyphenation-remain-char-count="2" fo:hyphenation-push-char-count="2" loext:hyphenation-no-caps="false"/>
    </style:style>
    <style:style style:name="P70"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1db3ab" style:font-size-asian="12pt" style:language-asian="zh" style:country-asian="CN" style:language-complex="hi" style:country-complex="IN" fo:hyphenate="true" fo:hyphenation-remain-char-count="2" fo:hyphenation-push-char-count="2" loext:hyphenation-no-caps="false"/>
    </style:style>
    <style:style style:name="P71" style:family="paragraph" style:parent-style-name="Table_20_Contents">
      <style:paragraph-properties fo:text-align="justify" style:justify-single-word="false" fo:hyphenation-ladder-count="3"/>
      <style:text-properties style:font-name="Linux Libertine S.O.Cist." fo:font-size="12pt" fo:language="cs" fo:country="CZ" officeooo:paragraph-rsid="000f0466" style:font-size-asian="12pt" style:font-size-complex="12pt" fo:hyphenate="true" fo:hyphenation-remain-char-count="2" fo:hyphenation-push-char-count="2" loext:hyphenation-no-caps="false"/>
    </style:style>
    <style:style style:name="P72" style:family="paragraph" style:parent-style-name="Table_20_Contents">
      <style:paragraph-properties fo:text-align="justify" style:justify-single-word="false" fo:hyphenation-ladder-count="3"/>
      <style:text-properties style:font-name="Linux Libertine S.O.Cist." fo:font-size="12pt" fo:language="cs" fo:country="CZ" officeooo:paragraph-rsid="000b18d0" style:font-size-asian="12pt" style:font-size-complex="12pt" fo:hyphenate="true" fo:hyphenation-remain-char-count="2" fo:hyphenation-push-char-count="2" loext:hyphenation-no-caps="false"/>
    </style:style>
    <style:style style:name="P73" style:family="paragraph" style:parent-style-name="Table_20_Contents">
      <style:paragraph-properties fo:text-align="justify" style:justify-single-word="false" fo:hyphenation-ladder-count="3"/>
      <style:text-properties style:font-name="Linux Libertine S.O.Cist." fo:font-size="12pt" fo:language="cs" fo:country="CZ" officeooo:paragraph-rsid="0011e8d3" style:font-size-asian="12pt" style:font-size-complex="12pt" fo:hyphenate="true" fo:hyphenation-remain-char-count="2" fo:hyphenation-push-char-count="2" loext:hyphenation-no-caps="false"/>
    </style:style>
    <style:style style:name="P74" style:family="paragraph" style:parent-style-name="Table_20_Contents">
      <style:paragraph-properties fo:text-align="justify" style:justify-single-word="false" fo:hyphenation-ladder-count="3"/>
      <style:text-properties style:font-name="Linux Libertine S.O.Cist." fo:font-size="12pt" fo:language="cs" fo:country="CZ" style:font-size-asian="12pt" style:font-size-complex="12pt" fo:hyphenate="true" fo:hyphenation-remain-char-count="2" fo:hyphenation-push-char-count="2" loext:hyphenation-no-caps="false"/>
    </style:style>
    <style:style style:name="P75" style:family="paragraph" style:parent-style-name="Table_20_Contents">
      <loext:graphic-properties draw:fill="none"/>
      <style:paragraph-properties fo:margin-left="0in" fo:margin-right="0in" fo:text-align="justify" style:justify-single-word="false" fo:orphans="0" fo:widows="0" fo:hyphenation-ladder-count="3" fo:text-indent="0.1965in" style:auto-text-indent="false" fo:background-color="transparent" text:number-lines="false" text:line-number="0" style:writing-mode="lr-tb">
        <style:drop-cap/>
      </style:paragraph-properties>
      <style:text-properties style:font-name="Linux Libertine S.O.Cist." fo:font-size="12pt" fo:language="cs" fo:country="CZ" officeooo:paragraph-rsid="005043e4" style:font-size-asian="12pt" style:font-size-complex="12pt" fo:hyphenate="true" fo:hyphenation-remain-char-count="2" fo:hyphenation-push-char-count="2" loext:hyphenation-no-caps="false"/>
    </style:style>
    <style:style style:name="P76" style:family="paragraph" style:parent-style-name="Table_20_Contents">
      <style:paragraph-properties fo:text-align="justify" style:justify-single-word="false" fo:hyphenation-ladder-count="3"/>
      <style:text-properties style:font-name="Linux Libertine S.O.Cist." fo:font-size="12pt" fo:language="cs" fo:country="CZ" officeooo:paragraph-rsid="01049717" style:font-size-asian="12pt" fo:hyphenate="true" fo:hyphenation-remain-char-count="2" fo:hyphenation-push-char-count="2" loext:hyphenation-no-caps="false"/>
    </style:style>
    <style:style style:name="P77" style:family="paragraph" style:parent-style-name="Table_20_Contents">
      <style:paragraph-properties fo:text-align="justify" style:justify-single-word="false" fo:hyphenation-ladder-count="3"/>
      <style:text-properties style:font-name="Linux Libertine S.O.Cist." fo:font-size="12pt" fo:language="cs" fo:country="CZ" officeooo:paragraph-rsid="000f0466" style:font-size-asian="12pt" fo:hyphenate="true" fo:hyphenation-remain-char-count="2" fo:hyphenation-push-char-count="2" loext:hyphenation-no-caps="false"/>
    </style:style>
    <style:style style:name="P78" style:family="paragraph" style:parent-style-name="Table_20_Contents">
      <style:paragraph-properties fo:text-align="justify" style:justify-single-word="false" fo:hyphenation-ladder-count="3"/>
      <style:text-properties style:font-name="Linux Libertine S.O.Cist." fo:font-size="12pt" fo:language="cs" fo:country="CZ" officeooo:paragraph-rsid="001db3ab" style:font-size-asian="12pt" fo:hyphenate="true" fo:hyphenation-remain-char-count="2" fo:hyphenation-push-char-count="2" loext:hyphenation-no-caps="false"/>
    </style:style>
    <style:style style:name="P79" style:family="paragraph" style:parent-style-name="Table_20_Contents">
      <style:paragraph-properties fo:text-align="justify" style:justify-single-word="false" fo:hyphenation-ladder-count="3"/>
      <style:text-properties style:font-name="Linux Libertine S.O.Cist." fo:font-size="12pt" fo:language="cs" fo:country="CZ" officeooo:paragraph-rsid="0011e8d3" style:font-size-asian="12pt" fo:hyphenate="true" fo:hyphenation-remain-char-count="2" fo:hyphenation-push-char-count="2" loext:hyphenation-no-caps="false"/>
    </style:style>
    <style:style style:name="P80" style:family="paragraph" style:parent-style-name="Table_20_Contents">
      <style:paragraph-properties fo:text-align="justify" style:justify-single-word="false" fo:hyphenation-ladder-count="3"/>
      <style:text-properties style:font-name="Linux Libertine S.O.Cist." fo:font-size="12pt" fo:language="la" fo:country="none" officeooo:paragraph-rsid="000f0466" style:font-size-asian="12pt" fo:hyphenate="true" fo:hyphenation-remain-char-count="2" fo:hyphenation-push-char-count="2" loext:hyphenation-no-caps="false"/>
    </style:style>
    <style:style style:name="P81" style:family="paragraph" style:parent-style-name="Table_20_Contents">
      <style:paragraph-properties fo:text-align="justify" style:justify-single-word="false" fo:hyphenation-ladder-count="3"/>
      <style:text-properties style:font-name="Linux Libertine S.O.Cist." fo:font-size="12pt" fo:language="la" fo:country="none" officeooo:paragraph-rsid="0011e8d3" style:font-size-asian="12pt" fo:hyphenate="true" fo:hyphenation-remain-char-count="2" fo:hyphenation-push-char-count="2" loext:hyphenation-no-caps="false"/>
    </style:style>
    <style:style style:name="P82" style:family="paragraph" style:parent-style-name="Table_20_Contents">
      <style:paragraph-properties fo:text-align="center" style:justify-single-word="false" fo:hyphenation-ladder-count="3"/>
      <style:text-properties style:font-name="Linux Libertine S.O.Cist." officeooo:paragraph-rsid="001db3ab" fo:hyphenate="true" fo:hyphenation-remain-char-count="2" fo:hyphenation-push-char-count="2" loext:hyphenation-no-caps="false"/>
    </style:style>
    <style:style style:name="P83" style:family="paragraph" style:parent-style-name="Table_20_Contents">
      <style:paragraph-properties fo:line-height="115%" fo:text-align="center" style:justify-single-word="false" fo:hyphenation-ladder-count="3"/>
      <style:text-properties style:font-name="Linux Libertine S.O.Cist." officeooo:paragraph-rsid="0011e8d3" fo:hyphenate="true" fo:hyphenation-remain-char-count="2" fo:hyphenation-push-char-count="2" loext:hyphenation-no-caps="false"/>
    </style:style>
    <style:style style:name="P84" style:family="paragraph" style:parent-style-name="Table_20_Contents">
      <style:paragraph-properties fo:text-align="center" style:justify-single-word="false" fo:hyphenation-ladder-count="3"/>
      <style:text-properties style:font-name="Cloister" fo:font-size="18pt" style:font-size-asian="16pt" style:font-size-complex="14pt" fo:hyphenate="true" fo:hyphenation-remain-char-count="2" fo:hyphenation-push-char-count="2" loext:hyphenation-no-caps="false"/>
    </style:style>
    <style:style style:name="P85" style:family="paragraph" style:parent-style-name="Table_20_Contents">
      <style:paragraph-properties fo:line-height="115%" fo:text-align="center" style:justify-single-word="false" fo:hyphenation-ladder-count="3"/>
      <style:text-properties style:font-name="Cloister" fo:font-size="18pt" style:font-size-asian="16pt" style:font-size-complex="14pt" fo:hyphenate="true" fo:hyphenation-remain-char-count="2" fo:hyphenation-push-char-count="2" loext:hyphenation-no-caps="false"/>
    </style:style>
    <style:style style:name="P86" style:family="paragraph" style:parent-style-name="Table_20_Contents">
      <style:paragraph-properties fo:line-height="115%" fo:text-align="center" style:justify-single-word="false" fo:hyphenation-ladder-count="3"/>
      <style:text-properties style:font-name="Cloister" fo:font-size="18pt" style:font-size-asian="18pt" style:font-size-complex="18pt" fo:hyphenate="true" fo:hyphenation-remain-char-count="2" fo:hyphenation-push-char-count="2" loext:hyphenation-no-caps="false"/>
    </style:style>
    <style:style style:name="P87" style:family="paragraph" style:parent-style-name="Table_20_Contents">
      <style:paragraph-properties fo:line-height="115%" fo:text-align="center" style:justify-single-word="false" fo:hyphenation-ladder-count="3"/>
      <style:text-properties style:font-name="Cloister" fo:font-size="18pt" fo:language="la" fo:country="VA" style:font-size-asian="16pt" style:language-asian="zh" style:country-asian="CN" style:font-size-complex="14pt" style:language-complex="hi" style:country-complex="IN" fo:hyphenate="true" fo:hyphenation-remain-char-count="2" fo:hyphenation-push-char-count="2" loext:hyphenation-no-caps="false"/>
    </style:style>
    <style:style style:name="P88" style:family="paragraph" style:parent-style-name="Table_20_Contents">
      <style:paragraph-properties fo:line-height="115%" fo:text-align="center" style:justify-single-word="false" fo:hyphenation-ladder-count="3"/>
      <style:text-properties style:font-name="Cloister" fo:font-size="20pt" style:font-size-asian="16pt" style:font-size-complex="14pt" fo:hyphenate="true" fo:hyphenation-remain-char-count="2" fo:hyphenation-push-char-count="2" loext:hyphenation-no-caps="false"/>
    </style:style>
    <style:style style:name="P89" style:family="paragraph" style:parent-style-name="Table_20_Contents">
      <style:paragraph-properties fo:text-align="center" style:justify-single-word="false" fo:hyphenation-ladder-count="3"/>
      <style:text-properties style:use-window-font-color="true" loext:opacity="0%" style:font-name="Bookman BT S.O.Cist.:liga=02" fo:font-size="12pt" fo:language="la" fo:country="VA" fo:font-weight="normal" officeooo:paragraph-rsid="00071dd0" style:font-size-asian="12pt" style:font-weight-asian="normal" style:font-size-complex="12pt" style:font-weight-complex="normal" fo:hyphenate="true" fo:hyphenation-remain-char-count="2" fo:hyphenation-push-char-count="2" loext:hyphenation-no-caps="false"/>
    </style:style>
    <style:style style:name="P90" style:family="paragraph" style:parent-style-name="Table_20_Contents">
      <style:paragraph-properties fo:text-align="center" style:justify-single-word="false" fo:hyphenation-ladder-count="3"/>
      <style:text-properties style:use-window-font-color="true" loext:opacity="0%" style:font-name="Linux Libertine S.O.Cist." fo:font-size="12pt" fo:language="la" fo:country="VA" officeooo:rsid="00071dd0" officeooo:paragraph-rsid="00071dd0" style:font-size-asian="12pt" style:font-size-complex="12pt" fo:hyphenate="true" fo:hyphenation-remain-char-count="2" fo:hyphenation-push-char-count="2" loext:hyphenation-no-caps="false"/>
    </style:style>
    <style:style style:name="P91" style:family="paragraph" style:parent-style-name="Table_20_Contents">
      <style:paragraph-properties fo:line-height="115%" fo:text-align="center" style:justify-single-word="false" fo:hyphenation-ladder-count="3"/>
      <style:text-properties style:use-window-font-color="true" loext:opacity="0%" style:font-name="Linux Libertine S.O.Cist.1" officeooo:rsid="000cb59c" officeooo:paragraph-rsid="001bad4d" fo:hyphenate="true" fo:hyphenation-remain-char-count="2" fo:hyphenation-push-char-count="2" loext:hyphenation-no-caps="false"/>
    </style:style>
    <style:style style:name="P92" style:family="paragraph" style:parent-style-name="Table_20_Contents">
      <style:paragraph-properties fo:line-height="115%" fo:text-align="center" style:justify-single-word="false" fo:hyphenation-ladder-count="3"/>
      <style:text-properties style:use-window-font-color="true" loext:opacity="0%" style:font-name="Linux Libertine S.O.Cist.1" fo:hyphenate="true" fo:hyphenation-remain-char-count="2" fo:hyphenation-push-char-count="2" loext:hyphenation-no-caps="false"/>
    </style:style>
    <style:style style:name="P93" style:family="paragraph" style:parent-style-name="Table_20_Contents">
      <style:paragraph-properties fo:margin-top="0in" fo:margin-bottom="0.0402in" style:contextual-spacing="false" fo:line-height="115%" fo:text-align="center" style:justify-single-word="false" fo:hyphenation-ladder-count="3"/>
      <style:text-properties style:use-window-font-color="true" loext:opacity="0%" style:font-name="Linux Libertine S.O.Cist.1" fo:font-size="12pt" fo:language="la" fo:country="VA" fo:font-weight="normal" officeooo:rsid="000cb59c" officeooo:paragraph-rsid="00335448" style:font-size-asian="14pt" style:font-weight-asian="normal" style:font-size-complex="14pt" style:font-weight-complex="normal" fo:hyphenate="true" fo:hyphenation-remain-char-count="2" fo:hyphenation-push-char-count="2" loext:hyphenation-no-caps="false"/>
    </style:style>
    <style:style style:name="P94"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95"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11e8d3"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96" style:family="paragraph" style:parent-style-name="Table_20_Contents">
      <style:paragraph-properties fo:text-align="center" style:justify-single-word="false" fo:hyphenation-ladder-count="3"/>
      <style:text-properties style:font-name="Bookman BT S.O.Cist.:liga=01" fo:font-size="12pt" fo:language="la" fo:country="VA" fo:font-weight="normal" officeooo:paragraph-rsid="001db3a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97" style:family="paragraph" style:parent-style-name="Table_20_Contents">
      <style:paragraph-properties fo:text-align="center" style:justify-single-word="false" fo:hyphenation-ladder-count="3"/>
      <style:text-properties fo:hyphenate="true" fo:hyphenation-remain-char-count="2" fo:hyphenation-push-char-count="2" loext:hyphenation-no-caps="false"/>
    </style:style>
    <style:style style:name="P98" style:family="paragraph" style:parent-style-name="Table_20_Contents">
      <style:paragraph-properties fo:margin-top="0.0201in" fo:margin-bottom="0in" style:contextual-spacing="false" fo:line-height="115%" fo:text-align="center" style:justify-single-word="false" fo:hyphenation-ladder-count="3"/>
      <style:text-properties style:font-name="Cloister1" fo:font-size="18pt" officeooo:paragraph-rsid="0011e8d3" style:font-size-asian="14pt" style:font-size-complex="14pt" fo:hyphenate="true" fo:hyphenation-remain-char-count="2" fo:hyphenation-push-char-count="2" loext:hyphenation-no-caps="false"/>
    </style:style>
    <style:style style:name="P9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0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0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0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11e8d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0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0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0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10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10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108"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10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a37f1" officeooo:paragraph-rsid="00079127" style:font-size-asian="12pt" style:language-asian="zh" style:country-asian="CN" style:language-complex="hi" style:country-complex="IN" fo:hyphenate="true" fo:hyphenation-remain-char-count="2" fo:hyphenation-push-char-count="2" loext:hyphenation-no-caps="false"/>
    </style:style>
    <style:style style:name="P11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a86ac" officeooo:paragraph-rsid="00079127" style:font-size-asian="12pt" style:language-asian="zh" style:country-asian="CN" style:language-complex="hi" style:country-complex="IN" fo:hyphenate="true" fo:hyphenation-remain-char-count="2" fo:hyphenation-push-char-count="2" loext:hyphenation-no-caps="false"/>
    </style:style>
    <style:style style:name="P11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bcb31" officeooo:paragraph-rsid="00079127" style:font-size-asian="12pt" style:language-asian="zh" style:country-asian="CN" style:language-complex="hi" style:country-complex="IN" fo:hyphenate="true" fo:hyphenation-remain-char-count="2" fo:hyphenation-push-char-count="2" loext:hyphenation-no-caps="false"/>
    </style:style>
    <style:style style:name="P11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51062" officeooo:paragraph-rsid="00079127"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113"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anguage="la" fo:country="VA" style:font-size-asian="12pt" fo:hyphenate="true" fo:hyphenation-remain-char-count="2" fo:hyphenation-push-char-count="2" loext:hyphenation-no-caps="false"/>
    </style:style>
    <style:style style:name="P114"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15"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16" style:family="paragraph" style:parent-style-name="Table_20_Contents">
      <loext:graphic-properties draw:fill-gradient-name="gradient" draw:fill-hatch-name="hatch"/>
      <style:paragraph-properties fo:text-align="justify" style:justify-single-word="false" fo:hyphenation-ladder-count="4">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17" style:family="paragraph" style:parent-style-name="Table_20_Contents">
      <style:paragraph-properties fo:line-height="100%" fo:text-align="justify" style:justify-single-word="false" fo:hyphenation-ladder-count="3">
        <style:drop-cap style:lines="3" style:style-name="Iniciály_20_Velké"/>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18"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style:font-size-asian="12pt" fo:hyphenate="true" fo:hyphenation-remain-char-count="2" fo:hyphenation-push-char-count="2" loext:hyphenation-no-caps="false"/>
    </style:style>
    <style:style style:name="P11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10c395c" fo:hyphenate="true" fo:hyphenation-remain-char-count="2" fo:hyphenation-push-char-count="2" loext:hyphenation-no-caps="false"/>
    </style:style>
    <style:style style:name="P120" style:family="paragraph" style:parent-style-name="Table_20_Contents">
      <style:paragraph-properties fo:text-align="justify" style:justify-single-word="false" fo:hyphenation-ladder-count="3">
        <style:drop-cap style:lines="3" style:style-name="Iniciály_20_Velké"/>
      </style:paragraph-properties>
      <style:text-properties fo:hyphenate="true" fo:hyphenation-remain-char-count="2" fo:hyphenation-push-char-count="2" loext:hyphenation-no-caps="false"/>
    </style:style>
    <style:style style:name="P121" style:family="paragraph" style:parent-style-name="Table_20_Contents">
      <style:paragraph-properties fo:text-align="justify" style:justify-single-word="false" fo:hyphenation-ladder-count="3">
        <style:drop-cap style:lines="2" style:style-name="Drop_20_Caps"/>
      </style:paragraph-properties>
      <style:text-properties fo:hyphenate="true" fo:hyphenation-remain-char-count="2" fo:hyphenation-push-char-count="2" loext:hyphenation-no-caps="false"/>
    </style:style>
    <style:style style:name="P12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d60992" fo:hyphenate="true" fo:hyphenation-remain-char-count="2" fo:hyphenation-push-char-count="2" loext:hyphenation-no-caps="false"/>
    </style:style>
    <style:style style:name="P12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db3ab" fo:hyphenate="true" fo:hyphenation-remain-char-count="2" fo:hyphenation-push-char-count="2" loext:hyphenation-no-caps="false"/>
    </style:style>
    <style:style style:name="P12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a5f8a" fo:hyphenate="true" fo:hyphenation-remain-char-count="2" fo:hyphenation-push-char-count="2" loext:hyphenation-no-caps="false"/>
    </style:style>
    <style:style style:name="P12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e52ee" fo:hyphenate="true" fo:hyphenation-remain-char-count="2" fo:hyphenation-push-char-count="2" loext:hyphenation-no-caps="false"/>
    </style:style>
    <style:style style:name="P12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3b225a" fo:hyphenate="true" fo:hyphenation-remain-char-count="2" fo:hyphenation-push-char-count="2" loext:hyphenation-no-caps="false"/>
    </style:style>
    <style:style style:name="P12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3b9cde" fo:hyphenate="true" fo:hyphenation-remain-char-count="2" fo:hyphenation-push-char-count="2" loext:hyphenation-no-caps="false"/>
    </style:style>
    <style:style style:name="P128" style:family="paragraph" style:parent-style-name="Table_20_Contents">
      <style:paragraph-properties fo:text-align="justify" style:justify-single-word="false" fo:hyphenation-ladder-count="3">
        <style:drop-cap style:lines="2" style:style-name="Drop_20_Caps"/>
      </style:paragraph-properties>
      <style:text-properties officeooo:paragraph-rsid="0042caa6" fo:hyphenate="true" fo:hyphenation-remain-char-count="2" fo:hyphenation-push-char-count="2" loext:hyphenation-no-caps="false"/>
    </style:style>
    <style:style style:name="P12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272f0" fo:hyphenate="true" fo:hyphenation-remain-char-count="2" fo:hyphenation-push-char-count="2" loext:hyphenation-no-caps="false"/>
    </style:style>
    <style:style style:name="P13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3bd7c" fo:hyphenate="true" fo:hyphenation-remain-char-count="2" fo:hyphenation-push-char-count="2" loext:hyphenation-no-caps="false"/>
    </style:style>
    <style:style style:name="P13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0881db" fo:hyphenate="true" fo:hyphenation-remain-char-count="2" fo:hyphenation-push-char-count="2" loext:hyphenation-no-caps="false"/>
    </style:style>
    <style:style style:name="P132"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d52a56" fo:hyphenate="true" fo:hyphenation-remain-char-count="2" fo:hyphenation-push-char-count="2" loext:hyphenation-no-caps="false"/>
    </style:style>
    <style:style style:name="P13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22e095" fo:hyphenate="true" fo:hyphenation-remain-char-count="2" fo:hyphenation-push-char-count="2" loext:hyphenation-no-caps="false"/>
    </style:style>
    <style:style style:name="P134"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1e0faa" fo:hyphenate="true" fo:hyphenation-remain-char-count="2" fo:hyphenation-push-char-count="2" loext:hyphenation-no-caps="false"/>
    </style:style>
    <style:style style:name="P135"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42caa6" fo:hyphenate="true" fo:hyphenation-remain-char-count="2" fo:hyphenation-push-char-count="2" loext:hyphenation-no-caps="false"/>
    </style:style>
    <style:style style:name="P136"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a272f0" fo:hyphenate="true" fo:hyphenation-remain-char-count="2" fo:hyphenation-push-char-count="2" loext:hyphenation-no-caps="false"/>
    </style:style>
    <style:style style:name="P13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79127" fo:hyphenate="true" fo:hyphenation-remain-char-count="2" fo:hyphenation-push-char-count="2" loext:hyphenation-no-caps="false"/>
    </style:style>
    <style:style style:name="P13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219d0f" fo:hyphenate="true" fo:hyphenation-remain-char-count="2" fo:hyphenation-push-char-count="2" loext:hyphenation-no-caps="false"/>
    </style:style>
    <style:style style:name="P13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4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b18d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4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11e8d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4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4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44"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336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45"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4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4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6b159"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4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7c59c"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49"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a1f3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5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d8dd7c" officeooo:paragraph-rsid="00d8dd7c" style:font-size-asian="12pt" style:font-size-complex="12pt" fo:hyphenate="true" fo:hyphenation-remain-char-count="2" fo:hyphenation-push-char-count="2" loext:hyphenation-no-caps="false"/>
    </style:style>
    <style:style style:name="P15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d8dd7c" officeooo:paragraph-rsid="001e0faa" style:font-size-asian="12pt" style:font-size-complex="12pt" fo:hyphenate="true" fo:hyphenation-remain-char-count="2" fo:hyphenation-push-char-count="2" loext:hyphenation-no-caps="false"/>
    </style:style>
    <style:style style:name="P15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dba782" style:font-size-asian="12pt" style:font-size-complex="12pt" fo:hyphenate="true" fo:hyphenation-remain-char-count="2" fo:hyphenation-push-char-count="2" loext:hyphenation-no-caps="false"/>
    </style:style>
    <style:style style:name="P15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3b9cde" style:font-size-asian="12pt" style:font-size-complex="12pt" fo:hyphenate="true" fo:hyphenation-remain-char-count="2" fo:hyphenation-push-char-count="2" loext:hyphenation-no-caps="false"/>
    </style:style>
    <style:style style:name="P15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1fe287" style:font-size-asian="12pt" style:font-size-complex="12pt" fo:hyphenate="true" fo:hyphenation-remain-char-count="2" fo:hyphenation-push-char-count="2" loext:hyphenation-no-caps="false"/>
    </style:style>
    <style:style style:name="P15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6150ef" style:font-size-asian="12pt" style:font-size-complex="12pt" fo:hyphenate="true" fo:hyphenation-remain-char-count="2" fo:hyphenation-push-char-count="2" loext:hyphenation-no-caps="false"/>
    </style:style>
    <style:style style:name="P156" style:family="paragraph" style:parent-style-name="Table_20_Contents">
      <loext:graphic-properties draw:fill="none" draw:fill-gradient-name="gradient" draw:fill-hatch-name="hatch"/>
      <style:paragraph-properties fo:margin-left="0in" fo:margin-right="0in" fo:text-align="justify" style:justify-single-word="false" fo:hyphenation-ladder-count="3" fo:text-indent="0.1252in" style:auto-text-indent="false" fo:background-color="transparent" text:number-lines="false" text:line-number="0" style:writing-mode="lr-tb">
        <style:drop-cap/>
      </style:paragraph-properties>
      <style:text-properties style:font-name="Linux Libertine S.O.Cist." fo:font-size="12pt" fo:language="cs" fo:country="CZ" officeooo:rsid="019783c5" officeooo:paragraph-rsid="006150ef" style:font-size-asian="12pt" style:font-size-complex="12pt" fo:hyphenate="true" fo:hyphenation-remain-char-count="2" fo:hyphenation-push-char-count="2" loext:hyphenation-no-caps="false"/>
    </style:style>
    <style:style style:name="P15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paragraph-rsid="005043e4" style:font-size-asian="12pt" style:font-size-complex="12pt" fo:hyphenate="true" fo:hyphenation-remain-char-count="2" fo:hyphenation-push-char-count="2" loext:hyphenation-no-caps="false"/>
    </style:style>
    <style:style style:name="P15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paragraph-rsid="0206c166" style:font-size-asian="12pt" style:font-size-complex="12pt" fo:hyphenate="true" fo:hyphenation-remain-char-count="2" fo:hyphenation-push-char-count="2" loext:hyphenation-no-caps="false"/>
    </style:style>
    <style:style style:name="P15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033682" style:font-size-asian="12pt" style:font-size-complex="12pt" fo:hyphenate="true" fo:hyphenation-remain-char-count="2" fo:hyphenation-push-char-count="2" loext:hyphenation-no-caps="false"/>
    </style:style>
    <style:style style:name="P16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3b225a" style:font-size-asian="12pt" style:font-size-complex="12pt" fo:hyphenate="true" fo:hyphenation-remain-char-count="2" fo:hyphenation-push-char-count="2" loext:hyphenation-no-caps="false"/>
    </style:style>
    <style:style style:name="P16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11e8d3" style:font-size-asian="12pt" style:font-size-complex="12pt" fo:hyphenate="true" fo:hyphenation-remain-char-count="2" fo:hyphenation-push-char-count="2" loext:hyphenation-no-caps="false"/>
    </style:style>
    <style:style style:name="P162"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6150ef" style:font-size-asian="12pt" style:font-size-complex="12pt" fo:hyphenate="true" fo:hyphenation-remain-char-count="2" fo:hyphenation-push-char-count="2" loext:hyphenation-no-caps="false"/>
    </style:style>
    <style:style style:name="P16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11e8d3" style:font-size-asian="12pt" style:font-size-complex="12pt" fo:hyphenate="true" fo:hyphenation-remain-char-count="2" fo:hyphenation-push-char-count="2" loext:hyphenation-no-caps="false"/>
    </style:style>
    <style:style style:name="P16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d60992" style:font-size-asian="12pt" style:font-size-complex="12pt" fo:hyphenate="true" fo:hyphenation-remain-char-count="2" fo:hyphenation-push-char-count="2" loext:hyphenation-no-caps="false"/>
    </style:style>
    <style:style style:name="P16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033682" style:font-size-asian="12pt" style:font-size-complex="12pt" fo:hyphenate="true" fo:hyphenation-remain-char-count="2" fo:hyphenation-push-char-count="2" loext:hyphenation-no-caps="false"/>
    </style:style>
    <style:style style:name="P16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20881db" style:font-size-asian="12pt" style:font-size-complex="12pt" fo:hyphenate="true" fo:hyphenation-remain-char-count="2" fo:hyphenation-push-char-count="2" loext:hyphenation-no-caps="false"/>
    </style:style>
    <style:style style:name="P16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209c504" style:font-size-asian="12pt" style:font-size-complex="12pt" fo:hyphenate="true" fo:hyphenation-remain-char-count="2" fo:hyphenation-push-char-count="2" loext:hyphenation-no-caps="false"/>
    </style:style>
    <style:style style:name="P16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3b9cde" officeooo:paragraph-rsid="00033682" style:font-size-asian="12pt" style:font-size-complex="12pt" fo:hyphenate="true" fo:hyphenation-remain-char-count="2" fo:hyphenation-push-char-count="2" loext:hyphenation-no-caps="false"/>
    </style:style>
    <style:style style:name="P16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1ba23d" officeooo:paragraph-rsid="0061ba7a" style:font-size-asian="12pt" style:font-size-complex="12pt" fo:hyphenate="true" fo:hyphenation-remain-char-count="2" fo:hyphenation-push-char-count="2" loext:hyphenation-no-caps="false"/>
    </style:style>
    <style:style style:name="P17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3bcf62" officeooo:paragraph-rsid="003bcf62" style:font-size-asian="12pt" style:font-size-complex="12pt" fo:hyphenate="true" fo:hyphenation-remain-char-count="2" fo:hyphenation-push-char-count="2" loext:hyphenation-no-caps="false"/>
    </style:style>
    <style:style style:name="P17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033682" style:font-size-asian="12pt" fo:hyphenate="true" fo:hyphenation-remain-char-count="2" fo:hyphenation-push-char-count="2" loext:hyphenation-no-caps="false"/>
    </style:style>
    <style:style style:name="P172" style:family="paragraph" style:parent-style-name="Table_20_Contents">
      <style:paragraph-properties fo:text-align="justify" style:justify-single-word="false" fo:hyphenation-ladder-count="3"/>
      <style:text-properties style:font-name="Linux Libertine S.O.Cist." fo:font-size="12pt" fo:language="cs" fo:country="CZ" officeooo:paragraph-rsid="00079127" style:font-size-asian="12pt" fo:hyphenate="true" fo:hyphenation-remain-char-count="2" fo:hyphenation-push-char-count="2" loext:hyphenation-no-caps="false"/>
    </style:style>
    <style:style style:name="P173"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officeooo:paragraph-rsid="00079127" style:font-size-asian="12pt" fo:hyphenate="true" fo:hyphenation-remain-char-count="2" fo:hyphenation-push-char-count="2" loext:hyphenation-no-caps="false"/>
    </style:style>
    <style:style style:name="P17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db65" officeooo:paragraph-rsid="0040db65" style:font-size-asian="12pt" fo:hyphenate="true" fo:hyphenation-remain-char-count="2" fo:hyphenation-push-char-count="2" loext:hyphenation-no-caps="false"/>
    </style:style>
    <style:style style:name="P17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326de8" officeooo:paragraph-rsid="00326de8" style:font-size-asian="12pt" style:font-style-asian="normal" style:font-size-complex="12pt" style:font-style-complex="normal" fo:hyphenate="true" fo:hyphenation-remain-char-count="2" fo:hyphenation-push-char-count="2" loext:hyphenation-no-caps="false"/>
    </style:style>
    <style:style style:name="P17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149e8a" officeooo:paragraph-rsid="00149e8a" style:font-size-asian="12pt" style:font-style-asian="normal" style:font-size-complex="12pt" style:font-style-complex="normal" fo:hyphenate="true" fo:hyphenation-remain-char-count="2" fo:hyphenation-push-char-count="2" loext:hyphenation-no-caps="false"/>
    </style:style>
    <style:style style:name="P17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3ae89d" officeooo:paragraph-rsid="003ae89d" style:font-size-asian="12pt" style:font-style-asian="normal" style:font-size-complex="12pt" style:font-style-complex="normal" fo:hyphenate="true" fo:hyphenation-remain-char-count="2" fo:hyphenation-push-char-count="2" loext:hyphenation-no-caps="false"/>
    </style:style>
    <style:style style:name="P17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3dc370" officeooo:paragraph-rsid="00079127" style:font-size-asian="12pt" style:font-style-asian="normal" style:font-size-complex="12pt" style:font-style-complex="normal" fo:hyphenate="true" fo:hyphenation-remain-char-count="2" fo:hyphenation-push-char-count="2" loext:hyphenation-no-caps="false"/>
    </style:style>
    <style:style style:name="P17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257ac6" officeooo:paragraph-rsid="00114f56" style:font-size-asian="12pt" style:font-style-asian="normal" style:font-style-complex="normal" fo:hyphenate="true" fo:hyphenation-remain-char-count="2" fo:hyphenation-push-char-count="2" loext:hyphenation-no-caps="false"/>
    </style:style>
    <style:style style:name="P18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426222" officeooo:paragraph-rsid="00426222" style:font-size-asian="12pt" style:font-style-asian="normal" style:font-style-complex="normal" fo:hyphenate="true" fo:hyphenation-remain-char-count="2" fo:hyphenation-push-char-count="2" loext:hyphenation-no-caps="false"/>
    </style:style>
    <style:style style:name="P18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la" fo:country="none" officeooo:paragraph-rsid="00033682" style:font-size-asian="12pt" fo:hyphenate="true" fo:hyphenation-remain-char-count="2" fo:hyphenation-push-char-count="2" loext:hyphenation-no-caps="false"/>
    </style:style>
    <style:style style:name="P182"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la" fo:country="none" officeooo:paragraph-rsid="00079127" style:font-size-asian="12pt" fo:hyphenate="true" fo:hyphenation-remain-char-count="2" fo:hyphenation-push-char-count="2" loext:hyphenation-no-caps="false"/>
    </style:style>
    <style:style style:name="P183"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18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officeooo:paragraph-rsid="001db3ab" fo:hyphenate="true" fo:hyphenation-remain-char-count="2" fo:hyphenation-push-char-count="2" loext:hyphenation-no-caps="false"/>
    </style:style>
    <style:style style:name="P18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officeooo:paragraph-rsid="001db3ab" fo:hyphenate="true" fo:hyphenation-remain-char-count="2" fo:hyphenation-push-char-count="2" loext:hyphenation-no-caps="false"/>
    </style:style>
    <style:style style:name="P186"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officeooo:paragraph-rsid="00079127" fo:hyphenate="true" fo:hyphenation-remain-char-count="2" fo:hyphenation-push-char-count="2" loext:hyphenation-no-caps="false"/>
    </style:style>
    <style:style style:name="P187" style:family="paragraph" style:parent-style-name="Table_20_Contents">
      <style:paragraph-properties fo:text-align="center" style:justify-single-word="false" fo:hyphenation-ladder-count="3"/>
      <style:text-properties style:font-name="Linux Libertine S.O.Cist." fo:language="la" fo:country="VA" officeooo:paragraph-rsid="00079127" style:language-asian="zh" style:country-asian="CN" style:language-complex="hi" style:country-complex="IN" fo:hyphenate="true" fo:hyphenation-remain-char-count="2" fo:hyphenation-push-char-count="2" loext:hyphenation-no-caps="false"/>
    </style:style>
    <style:style style:name="P18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189"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19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19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hyphenate="true" fo:hyphenation-remain-char-count="2" fo:hyphenation-push-char-count="2" loext:hyphenation-no-caps="false"/>
    </style:style>
    <style:style style:name="P192"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hyphenate="true" fo:hyphenation-remain-char-count="2" fo:hyphenation-push-char-count="2" loext:hyphenation-no-caps="false"/>
    </style:style>
    <style:style style:name="P193"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style:font-size-asian="12pt" fo:hyphenate="true" fo:hyphenation-remain-char-count="2" fo:hyphenation-push-char-count="2" loext:hyphenation-no-caps="false"/>
    </style:style>
    <style:style style:name="P194" style:family="paragraph" style:parent-style-name="Table_20_Contents">
      <style:paragraph-properties fo:text-align="justify" style:justify-single-word="false" fo:hyphenation-ladder-count="3"/>
      <style:text-properties style:font-name="Linux Libertine S.O.Cist.1" fo:font-size="12pt" style:font-size-asian="12pt" fo:hyphenate="true" fo:hyphenation-remain-char-count="2" fo:hyphenation-push-char-count="2" loext:hyphenation-no-caps="false"/>
    </style:style>
    <style:style style:name="P195" style:family="paragraph" style:parent-style-name="Table_20_Contents">
      <style:paragraph-properties fo:line-height="100%" fo:text-align="justify" style:justify-single-word="false" fo:hyphenation-ladder-count="3">
        <style:drop-cap style:lines="3" style:style-name="Iniciály_20_Velké"/>
      </style:paragraph-properties>
      <style:text-properties officeooo:paragraph-rsid="003fb707" fo:hyphenate="true" fo:hyphenation-remain-char-count="2" fo:hyphenation-push-char-count="2" loext:hyphenation-no-caps="false"/>
    </style:style>
    <style:style style:name="P196" style:family="paragraph" style:parent-style-name="Table_20_Contents">
      <style:paragraph-properties fo:line-height="100%" fo:text-align="justify" style:justify-single-word="false" fo:hyphenation-ladder-count="3">
        <style:drop-cap style:lines="2" style:style-name="Drop_20_Caps"/>
      </style:paragraph-properties>
      <style:text-properties fo:hyphenate="true" fo:hyphenation-remain-char-count="2" fo:hyphenation-push-char-count="2" loext:hyphenation-no-caps="false"/>
    </style:style>
    <style:style style:name="P197"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98" style:family="paragraph" style:parent-style-name="Table_20_Contents">
      <loext:graphic-properties draw:fill-gradient-name="gradient" draw:fill-hatch-name="hatch"/>
      <style:paragraph-properties fo:margin-top="0in" fo:margin-bottom="0.0783in" style:contextual-spacing="false" fo:line-height="115%" fo:text-align="center" style:justify-single-word="false" fo:hyphenation-ladder-count="3"/>
      <style:text-properties fo:color="#ff0000" loext:opacity="100%" style:font-name="Linux Libertine S.O.Cist.1" fo:font-size="12pt" fo:language="la" fo:country="VA" officeooo:rsid="00092af7" officeooo:paragraph-rsid="006b8b54" style:font-size-asian="12pt" style:language-asian="zh" style:country-asian="CN" style:font-size-complex="16pt" style:language-complex="hi" style:country-complex="IN" fo:hyphenate="true" fo:hyphenation-remain-char-count="2" fo:hyphenation-push-char-count="2" loext:hyphenation-no-caps="false"/>
    </style:style>
    <style:style style:name="P199" style:family="paragraph" style:parent-style-name="Table_20_Contents">
      <loext:graphic-properties draw:fill-gradient-name="gradient" draw:fill-hatch-name="hatch"/>
      <style:paragraph-properties fo:margin-top="0in" fo:margin-bottom="0.0783in" style:contextual-spacing="false" fo:line-height="115%" fo:text-align="center" style:justify-single-word="false" fo:hyphenation-ladder-count="3"/>
      <style:text-properties fo:color="#ff0000" loext:opacity="100%" style:font-name="Linux Libertine S.O.Cist.1" fo:font-size="12pt" fo:language="la" fo:country="VA" officeooo:paragraph-rsid="006b8b54" style:font-size-asian="12pt" style:language-asian="zh" style:country-asian="CN" style:font-size-complex="16pt" style:language-complex="hi" style:country-complex="IN" fo:hyphenate="true" fo:hyphenation-remain-char-count="2" fo:hyphenation-push-char-count="2" loext:hyphenation-no-caps="false"/>
    </style:style>
    <style:style style:name="P200" style:family="paragraph" style:parent-style-name="Table_20_Contents">
      <style:paragraph-properties fo:line-height="115%" fo:text-align="center" style:justify-single-word="false" fo:hyphenation-ladder-count="3"/>
      <style:text-properties fo:color="#ff0000" loext:opacity="100%" style:font-name="Linux Libertine S.O.Cist.1" fo:font-size="12pt" fo:language="la" fo:country="VA" fo:font-weight="normal" officeooo:paragraph-rsid="006b8b54"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20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officeooo:paragraph-rsid="00033682" style:font-size-asian="12pt" style:font-size-complex="12pt" fo:hyphenate="true" fo:hyphenation-remain-char-count="2" fo:hyphenation-push-char-count="2" loext:hyphenation-no-caps="false"/>
    </style:style>
    <style:style style:name="P202"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203"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officeooo:paragraph-rsid="00079127"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20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etter-spacing="normal" fo:language="la" fo:country="VA" fo:font-style="normal" fo:font-weight="normal" officeooo:paragraph-rsid="00079127"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20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none" officeooo:paragraph-rsid="00079127" style:font-size-asian="12pt" fo:hyphenate="true" fo:hyphenation-remain-char-count="2" fo:hyphenation-push-char-count="2" loext:hyphenation-no-caps="false"/>
    </style:style>
    <style:style style:name="P206"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07"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08"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2" fo:font-size="12pt" fo:letter-spacing="0.0071in" fo:language="la" fo:country="VA" fo:font-weight="normal" officeooo:paragraph-rsid="00079127"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209" style:family="paragraph" style:parent-style-name="Table_20_Contents">
      <style:paragraph-properties fo:text-align="center" style:justify-single-word="false" fo:hyphenation-ladder-count="3"/>
      <style:text-properties style:font-name="Bookman BT S.O.Cist.:liga=0" fo:font-size="12pt" fo:letter-spacing="normal" fo:language="la" fo:country="VA" fo:font-weight="350" officeooo:paragraph-rsid="00079127"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210" style:family="paragraph" style:parent-style-name="Table_20_Contents">
      <loext:graphic-properties draw:fill-gradient-name="Gradient_20_1" draw:fill-hatch-name="hatch"/>
      <style:paragraph-properties fo:margin-top="0.0201in" fo:margin-bottom="0in" style:contextual-spacing="false" fo:line-height="115%" fo:text-align="center" style:justify-single-word="false" fo:hyphenation-ladder-count="3"/>
      <style:text-properties style:font-name="Cloister" fo:font-size="18pt" fo:language="la" fo:country="VA" officeooo:paragraph-rsid="006b8b54" style:font-size-asian="16pt" style:language-asian="zh" style:country-asian="CN" style:language-complex="hi" style:country-complex="IN" fo:hyphenate="true" fo:hyphenation-remain-char-count="2" fo:hyphenation-push-char-count="2" loext:hyphenation-no-caps="false"/>
    </style:style>
    <style:style style:name="T1" style:family="text">
      <style:text-properties fo:color="#ff0000" loext:opacity="100%"/>
    </style:style>
    <style:style style:name="T2" style:family="text">
      <style:text-properties fo:color="#ff0000" loext:opacity="100%" fo:font-size="12pt" fo:language="la" fo:country="VA" style:font-size-asian="12pt" style:language-asian="zh" style:country-asian="CN" style:font-size-complex="12pt" style:language-complex="hi" style:country-complex="IN"/>
    </style:style>
    <style:style style:name="T3" style:family="text">
      <style:text-properties fo:color="#ff0000" loext:opacity="100%" fo:font-size="12pt" fo:language="la" fo:country="VA" officeooo:rsid="00af29e7" style:font-size-asian="12pt" style:language-asian="zh" style:country-asian="CN" style:font-size-complex="12pt" style:language-complex="hi" style:country-complex="IN"/>
    </style:style>
    <style:style style:name="T4" style:family="text">
      <style:text-properties fo:color="#ff0000" loext:opacity="100%" fo:font-size="12pt" fo:language="la" fo:country="VA" officeooo:rsid="0011dbbc" style:font-size-asian="12pt" style:language-asian="zh" style:country-asian="CN" style:font-size-complex="12pt" style:language-complex="hi" style:country-complex="IN"/>
    </style:style>
    <style:style style:name="T5" style:family="text">
      <style:text-properties fo:color="#ff0000" loext:opacity="100%" fo:font-size="12pt" fo:language="la" fo:country="VA" style:font-size-asian="12pt" style:language-asian="zh" style:country-asian="CN" style:language-complex="hi" style:country-complex="IN"/>
    </style:style>
    <style:style style:name="T6" style:family="text">
      <style:text-properties fo:color="#ff0000" loext:opacity="100%" fo:font-size="12pt" fo:language="la" fo:country="VA" style:font-size-asian="12pt" style:font-size-complex="12pt"/>
    </style:style>
    <style:style style:name="T7" style:family="text">
      <style:text-properties fo:color="#ff0000" loext:opacity="100%" fo:font-size="12pt" fo:language="la" fo:country="VA" officeooo:rsid="00221d9f" style:font-size-asian="12pt" style:font-size-complex="12pt"/>
    </style:style>
    <style:style style:name="T8" style:family="text">
      <style:text-properties fo:color="#ff0000" loext:opacity="100%" fo:font-size="12pt" fo:language="la" fo:country="VA" officeooo:rsid="00268caa" style:font-size-asian="12pt" style:font-size-complex="12pt"/>
    </style:style>
    <style:style style:name="T9" style:family="text">
      <style:text-properties fo:color="#ff0000" loext:opacity="100%" fo:font-size="12pt" fo:language="la" fo:country="VA" fo:font-style="normal" style:font-size-asian="12pt" style:language-asian="zh" style:country-asian="CN" style:font-style-asian="normal" style:font-size-complex="12pt" style:language-complex="hi" style:country-complex="IN" style:font-style-complex="normal"/>
    </style:style>
    <style:style style:name="T10" style:family="text">
      <style:text-properties fo:color="#ff0000" loext:opacity="100%" fo:font-size="12pt" fo:language="la" fo:country="VA" fo:font-style="normal" officeooo:rsid="001e92b2" style:font-size-asian="12pt" style:language-asian="zh" style:country-asian="CN" style:font-style-asian="normal" style:font-size-complex="12pt" style:language-complex="hi" style:country-complex="IN" style:font-style-complex="normal"/>
    </style:style>
    <style:style style:name="T11" style:family="text">
      <style:text-properties fo:color="#ff0000" loext:opacity="100%" fo:font-size="12pt" fo:language="la" fo:country="VA" fo:font-style="normal" officeooo:rsid="0011dbbc" style:font-size-asian="12pt" style:language-asian="zh" style:country-asian="CN" style:font-style-asian="normal" style:font-size-complex="12pt" style:language-complex="hi" style:country-complex="IN" style:font-style-complex="normal"/>
    </style:style>
    <style:style style:name="T12" style:family="text">
      <style:text-properties fo:color="#ff0000" loext:opacity="100%" fo:font-size="12pt" fo:letter-spacing="normal" fo:language="la" fo:country="VA" fo:font-style="italic" fo:font-weight="normal" style:font-size-asian="12pt" style:language-asian="zh" style:country-asian="CN" style:font-style-asian="italic" style:font-weight-asian="normal" style:font-size-complex="12pt" style:language-complex="hi" style:country-complex="IN" style:font-style-complex="italic" style:font-weight-complex="normal"/>
    </style:style>
    <style:style style:name="T13" style:family="text">
      <style:text-properties fo:color="#ff0000" loext:opacity="100%" fo:font-size="12pt" style:font-size-asian="12pt"/>
    </style:style>
    <style:style style:name="T14" style:family="text">
      <style:text-properties fo:color="#ff0000" loext:opacity="100%" fo:language="la" fo:country="none"/>
    </style:style>
    <style:style style:name="T15" style:family="text">
      <style:text-properties fo:color="#ff0000" loext:opacity="100%" fo:language="la" fo:country="none" fo:font-weight="bold" style:font-weight-asian="bold" style:font-weight-complex="bold"/>
    </style:style>
    <style:style style:name="T16" style:family="text">
      <style:text-properties fo:color="#ff0000" loext:opacity="100%" fo:font-size="22pt" fo:language="la" fo:country="none" fo:font-weight="bold" style:font-weight-asian="bold" style:font-weight-complex="bold"/>
    </style:style>
    <style:style style:name="T17" style:family="text">
      <style:text-properties fo:color="#ff0000" loext:opacity="100%" fo:font-size="26pt" fo:language="la" fo:country="none" fo:font-weight="bold" style:font-weight-asian="bold" style:font-weight-complex="bold"/>
    </style:style>
    <style:style style:name="T18" style:family="text">
      <style:text-properties fo:color="#ff0000" loext:opacity="100%" fo:language="la" fo:country="VA" fo:font-weight="bold" style:font-weight-asian="bold" style:font-weight-complex="bold"/>
    </style:style>
    <style:style style:name="T19" style:family="text">
      <style:text-properties fo:color="#ff0000" loext:opacity="100%" fo:language="la" fo:country="VA" fo:font-weight="bold" officeooo:rsid="00268caa" style:font-weight-asian="bold" style:font-weight-complex="bold"/>
    </style:style>
    <style:style style:name="T20" style:family="text">
      <style:text-properties fo:color="#ff0000" loext:opacity="100%" fo:letter-spacing="normal" fo:font-style="italic" style:font-size-asian="12pt" style:language-asian="zh" style:country-asian="CN" style:font-style-asian="italic" style:font-size-complex="12pt" style:language-complex="hi" style:country-complex="IN" style:font-style-complex="italic"/>
    </style:style>
    <style:style style:name="T21" style:family="text">
      <style:text-properties fo:color="#ff0000" loext:opacity="100%" fo:font-weight="bold" style:font-weight-asian="bold" style:font-weight-complex="bold"/>
    </style:style>
    <style:style style:name="T22" style:family="text">
      <style:text-properties fo:color="#ff0000" loext:opacity="100%" fo:font-weight="bold" style:font-weight-asian="bold" style:font-size-complex="14pt" style:font-weight-complex="bold"/>
    </style:style>
    <style:style style:name="T23" style:family="text">
      <style:text-properties fo:color="#ff0000" loext:opacity="100%" fo:font-weight="bold" officeooo:rsid="006b8b54" style:letter-kerning="false" style:font-name-asian="Andale Sans UI" style:font-weight-asian="bold" style:font-name-complex="Tahoma" style:font-size-complex="14pt" style:font-weight-complex="bold"/>
    </style:style>
    <style:style style:name="T24" style:family="text">
      <style:text-properties fo:color="#ff0000" loext:opacity="100%" style:font-name="Linux Libertine S.O.Cist.1" fo:font-size="12pt" style:font-size-asian="12pt"/>
    </style:style>
    <style:style style:name="T25" style:family="text">
      <style:text-properties fo:color="#ff0000" loext:opacity="100%" style:font-name="Linux Libertine S.O.Cist.1" fo:font-size="12pt" fo:language="la" fo:country="none" style:font-size-asian="12pt"/>
    </style:style>
    <style:style style:name="T26" style:family="text">
      <style:text-properties fo:color="#ff0000" loext:opacity="100%" style:font-name="Linux Libertine S.O.Cist.1" fo:font-size="12pt" fo:language="cs" fo:country="CZ" officeooo:rsid="0056323e" style:letter-kerning="false" style:font-name-asian="Andale Sans UI" style:font-size-asian="12pt" style:language-asian="zh" style:country-asian="CN" style:font-name-complex="Tahoma" style:font-size-complex="12pt" style:language-complex="hi" style:country-complex="IN"/>
    </style:style>
    <style:style style:name="T27" style:family="text">
      <style:text-properties fo:font-size="12pt" fo:language="la" fo:country="VA" style:font-size-asian="12pt" style:language-asian="zh" style:country-asian="CN" style:font-size-complex="12pt" style:language-complex="hi" style:country-complex="IN"/>
    </style:style>
    <style:style style:name="T28" style:family="text">
      <style:text-properties fo:font-size="12pt" style:font-size-asian="12pt"/>
    </style:style>
    <style:style style:name="T29" style:family="text">
      <style:text-properties fo:font-size="12pt" officeooo:rsid="00091ad2" style:font-size-asian="12pt"/>
    </style:style>
    <style:style style:name="T30" style:family="text">
      <style:text-properties fo:font-size="12pt" officeooo:rsid="000998ee" style:font-size-asian="12pt"/>
    </style:style>
    <style:style style:name="T31" style:family="text">
      <style:text-properties fo:font-size="12pt" officeooo:rsid="001b8b26" style:font-size-asian="12pt"/>
    </style:style>
    <style:style style:name="T32" style:family="text">
      <style:text-properties fo:font-size="12pt" officeooo:rsid="0020885b" style:font-size-asian="12pt"/>
    </style:style>
    <style:style style:name="T33" style:family="text">
      <style:text-properties fo:font-size="12pt" officeooo:rsid="00235b9a" style:font-size-asian="12pt"/>
    </style:style>
    <style:style style:name="T34" style:family="text">
      <style:text-properties fo:font-size="12pt" officeooo:rsid="003638ca" style:font-size-asian="12pt"/>
    </style:style>
    <style:style style:name="T35" style:family="text">
      <style:text-properties fo:font-size="12pt" officeooo:rsid="003cb700" style:font-size-asian="12pt"/>
    </style:style>
    <style:style style:name="T36" style:family="text">
      <style:text-properties fo:font-size="12pt" officeooo:rsid="003fb707" style:font-size-asian="12pt"/>
    </style:style>
    <style:style style:name="T37" style:family="text">
      <style:text-properties fo:font-size="12pt" officeooo:rsid="0043b53a" style:font-size-asian="12pt"/>
    </style:style>
    <style:style style:name="T38" style:family="text">
      <style:text-properties fo:font-size="12pt" officeooo:rsid="004536e5" style:font-size-asian="12pt"/>
    </style:style>
    <style:style style:name="T39" style:family="text">
      <style:text-properties fo:font-size="12pt" officeooo:rsid="004f5275" style:font-size-asian="12pt"/>
    </style:style>
    <style:style style:name="T40" style:family="text">
      <style:text-properties fo:font-size="12pt" officeooo:rsid="0051f443" style:font-size-asian="12pt"/>
    </style:style>
    <style:style style:name="T41" style:family="text">
      <style:text-properties fo:font-size="12pt" officeooo:rsid="005d024e" style:font-size-asian="12pt"/>
    </style:style>
    <style:style style:name="T42" style:family="text">
      <style:text-properties fo:font-size="12pt" officeooo:rsid="006756c0" style:font-size-asian="12pt"/>
    </style:style>
    <style:style style:name="T43" style:family="text">
      <style:text-properties fo:font-size="12pt" officeooo:rsid="003e249b" style:font-size-asian="12pt"/>
    </style:style>
    <style:style style:name="T44" style:family="text">
      <style:text-properties fo:font-size="12pt" fo:language="la" fo:country="none" style:font-size-asian="12pt"/>
    </style:style>
    <style:style style:name="T45" style:family="text">
      <style:text-properties fo:font-size="12pt" fo:language="la" fo:country="none" style:font-size-asian="12pt" style:font-weight-complex="bold"/>
    </style:style>
    <style:style style:name="T46" style:family="text">
      <style:text-properties fo:font-size="12pt" fo:language="la" fo:country="none" officeooo:rsid="000f501a" style:font-size-asian="12pt"/>
    </style:style>
    <style:style style:name="T47" style:family="text">
      <style:text-properties fo:font-size="12pt" fo:font-style="italic" style:font-size-asian="12pt" style:font-style-asian="italic" style:font-style-complex="italic"/>
    </style:style>
    <style:style style:name="T48" style:family="text">
      <style:text-properties fo:font-size="12pt" fo:font-style="italic" officeooo:rsid="0020885b" style:font-size-asian="12pt" style:font-style-asian="italic" style:font-style-complex="italic"/>
    </style:style>
    <style:style style:name="T49" style:family="text">
      <style:text-properties fo:font-size="12pt" fo:language="cs" fo:country="CZ" style:font-size-asian="12pt" style:font-size-complex="12pt"/>
    </style:style>
    <style:style style:name="T50" style:family="text">
      <style:text-properties fo:font-size="12pt" fo:language="cs" fo:country="CZ" officeooo:rsid="00afa60b" style:font-size-asian="12pt" style:font-size-complex="12pt"/>
    </style:style>
    <style:style style:name="T51" style:family="text">
      <style:text-properties fo:font-size="12pt" fo:language="cs" fo:country="CZ" officeooo:rsid="001e92b2" style:font-size-asian="12pt" style:font-size-complex="12pt"/>
    </style:style>
    <style:style style:name="T52" style:family="text">
      <style:text-properties fo:font-size="12pt" fo:language="cs" fo:country="CZ" officeooo:rsid="0016d416" style:font-size-asian="12pt" style:font-size-complex="12pt"/>
    </style:style>
    <style:style style:name="T53" style:family="text">
      <style:text-properties fo:font-size="12pt" fo:language="cs" fo:country="CZ" officeooo:rsid="0011dbbc" style:font-size-asian="12pt" style:font-size-complex="12pt"/>
    </style:style>
    <style:style style:name="T54" style:family="text">
      <style:text-properties fo:font-size="12pt" fo:language="cs" fo:country="CZ" style:font-size-asian="12pt" style:language-asian="zh" style:country-asian="CN" style:language-complex="hi" style:country-complex="IN"/>
    </style:style>
    <style:style style:name="T55" style:family="text">
      <style:text-properties fo:font-size="12pt" fo:language="cs" fo:country="CZ" officeooo:rsid="001b8b26" style:font-size-asian="12pt" style:language-asian="zh" style:country-asian="CN" style:language-complex="hi" style:country-complex="IN"/>
    </style:style>
    <style:style style:name="T56" style:family="text">
      <style:text-properties fo:font-size="12pt" fo:language="cs" fo:country="CZ" officeooo:rsid="00613bdf" style:font-size-asian="12pt" style:language-asian="zh" style:country-asian="CN" style:language-complex="hi" style:country-complex="IN"/>
    </style:style>
    <style:style style:name="T57" style:family="text">
      <style:text-properties fo:font-size="12pt" fo:language="cs" fo:country="CZ" fo:font-style="italic" officeooo:rsid="00613bdf" style:font-size-asian="12pt" style:language-asian="zh" style:country-asian="CN" style:font-style-asian="italic" style:language-complex="hi" style:country-complex="IN" style:font-style-complex="italic"/>
    </style:style>
    <style:style style:name="T58" style:family="text">
      <style:text-properties fo:font-size="12pt" fo:font-style="normal" style:font-size-asian="12pt" style:font-style-asian="normal" style:font-style-complex="normal"/>
    </style:style>
    <style:style style:name="T59" style:family="text">
      <style:text-properties fo:font-size="12pt" fo:font-style="normal" officeooo:rsid="0020885b" style:font-size-asian="12pt" style:font-style-asian="normal" style:font-style-complex="normal"/>
    </style:style>
    <style:style style:name="T60" style:family="text">
      <style:text-properties fo:language="la" fo:country="VA" fo:font-weight="bold" style:font-weight-asian="bold" style:font-weight-complex="bold"/>
    </style:style>
    <style:style style:name="T61" style:family="text">
      <style:text-properties fo:language="la" fo:country="none" fo:font-weight="bold" style:font-weight-asian="bold" style:font-weight-complex="bold"/>
    </style:style>
    <style:style style:name="T62" style:family="text">
      <style:text-properties fo:color="#000000" loext:opacity="100%" fo:font-size="12pt" fo:language="la" fo:country="VA" style:font-size-asian="12pt" style:language-asian="zh" style:country-asian="CN" style:font-size-complex="12pt" style:language-complex="hi" style:country-complex="IN"/>
    </style:style>
    <style:style style:name="T63" style:family="text">
      <style:text-properties fo:color="#000000" loext:opacity="100%" fo:font-size="12pt" fo:language="la" fo:country="VA" officeooo:rsid="0016d416" style:font-size-asian="12pt" style:language-asian="zh" style:country-asian="CN" style:font-size-complex="12pt" style:language-complex="hi" style:country-complex="IN"/>
    </style:style>
    <style:style style:name="T64" style:family="text">
      <style:text-properties fo:color="#000000" loext:opacity="100%" fo:font-size="12pt" fo:language="la" fo:country="VA" officeooo:rsid="0031de23" style:font-size-asian="12pt" style:language-asian="zh" style:country-asian="CN" style:font-size-complex="12pt" style:language-complex="hi" style:country-complex="IN"/>
    </style:style>
    <style:style style:name="T65" style:family="text">
      <style:text-properties fo:color="#000000" loext:opacity="100%" fo:font-size="12pt" fo:language="la" fo:country="VA" officeooo:rsid="00af29e7" style:font-size-asian="12pt" style:language-asian="zh" style:country-asian="CN" style:font-size-complex="12pt" style:language-complex="hi" style:country-complex="IN"/>
    </style:style>
    <style:style style:name="T66" style:family="text">
      <style:text-properties fo:color="#000000" loext:opacity="100%" fo:font-size="12pt" fo:language="la" fo:country="VA" officeooo:rsid="003a0606" style:font-size-asian="12pt" style:language-asian="zh" style:country-asian="CN" style:font-size-complex="12pt" style:language-complex="hi" style:country-complex="IN"/>
    </style:style>
    <style:style style:name="T67" style:family="text">
      <style:text-properties fo:color="#000000" loext:opacity="100%" fo:font-size="12pt" fo:language="la" fo:country="VA" officeooo:rsid="00215246" style:font-size-asian="12pt" style:language-asian="zh" style:country-asian="CN" style:font-size-complex="12pt" style:language-complex="hi" style:country-complex="IN"/>
    </style:style>
    <style:style style:name="T68" style:family="text">
      <style:text-properties fo:color="#000000" loext:opacity="100%" fo:font-size="12pt" fo:language="la" fo:country="none" style:font-size-asian="12pt"/>
    </style:style>
    <style:style style:name="T69" style:family="text">
      <style:text-properties fo:color="#000000" loext:opacity="100%" fo:font-size="12pt" style:font-size-asian="12pt"/>
    </style:style>
    <style:style style:name="T70" style:family="text">
      <style:text-properties fo:color="#000000" loext:opacity="100%" fo:font-size="12pt" officeooo:rsid="00091ad2" style:font-size-asian="12pt"/>
    </style:style>
    <style:style style:name="T71" style:family="text">
      <style:text-properties fo:color="#000000" loext:opacity="100%" fo:font-size="12pt" officeooo:rsid="000fbf61" style:font-size-asian="12pt"/>
    </style:style>
    <style:style style:name="T72" style:family="text">
      <style:text-properties fo:color="#000000" loext:opacity="100%" fo:font-size="12pt" officeooo:rsid="00113ee7" style:font-size-asian="12pt"/>
    </style:style>
    <style:style style:name="T73" style:family="text">
      <style:text-properties fo:color="#000000" loext:opacity="100%" fo:font-size="12pt" officeooo:rsid="0024504d" style:font-size-asian="12pt"/>
    </style:style>
    <style:style style:name="T74" style:family="text">
      <style:text-properties fo:color="#000000" loext:opacity="100%" fo:font-size="12pt" officeooo:rsid="0035e84f" style:font-size-asian="12pt"/>
    </style:style>
    <style:style style:name="T75" style:family="text">
      <style:text-properties fo:color="#000000" loext:opacity="100%" fo:font-size="12pt" officeooo:rsid="003638ca" style:font-size-asian="12pt"/>
    </style:style>
    <style:style style:name="T76" style:family="text">
      <style:text-properties fo:color="#000000" loext:opacity="100%" fo:font-size="12pt" style:font-size-asian="12pt" style:font-weight-complex="bold"/>
    </style:style>
    <style:style style:name="T77" style:family="text">
      <style:text-properties fo:color="#000000" loext:opacity="100%" fo:font-size="12pt" officeooo:rsid="006756c0" style:font-size-asian="12pt"/>
    </style:style>
    <style:style style:name="T78" style:family="text">
      <style:text-properties fo:color="#000000" loext:opacity="100%" fo:font-size="12pt" officeooo:rsid="00379f56" style:font-size-asian="12pt"/>
    </style:style>
    <style:style style:name="T79" style:family="text">
      <style:text-properties fo:color="#000000" loext:opacity="100%" style:font-name="Linux Libertine S.O.Cist.1" fo:font-size="12pt" style:font-size-asian="12pt"/>
    </style:style>
    <style:style style:name="T80" style:family="text">
      <style:text-properties fo:color="#000000" loext:opacity="100%" style:font-name="Linux Libertine S.O.Cist.1" fo:font-size="12pt" officeooo:rsid="0020885b" style:font-size-asian="12pt"/>
    </style:style>
    <style:style style:name="T81" style:family="text">
      <style:text-properties fo:color="#000000" loext:opacity="100%" style:font-name="Linux Libertine S.O.Cist.1" fo:font-size="12pt" officeooo:rsid="003fb707" style:font-size-asian="12pt"/>
    </style:style>
    <style:style style:name="T82" style:family="text">
      <style:text-properties fo:color="#000000" loext:opacity="100%" style:font-name="Linux Libertine S.O.Cist.1" fo:font-size="12pt" officeooo:rsid="0020d11b" style:font-size-asian="12pt"/>
    </style:style>
    <style:style style:name="T83" style:family="text">
      <style:text-properties fo:color="#000000" loext:opacity="100%" style:font-name="Linux Libertine S.O.Cist.1" fo:font-size="12pt" officeooo:rsid="00228f99" style:font-size-asian="12pt"/>
    </style:style>
    <style:style style:name="T84" style:family="text">
      <style:text-properties fo:color="#000000" loext:opacity="100%" style:font-name="Linux Libertine S.O.Cist.1" fo:font-size="12pt" officeooo:rsid="0042caa6" style:font-size-asian="12pt"/>
    </style:style>
    <style:style style:name="T85" style:family="text">
      <style:text-properties fo:color="#000000" loext:opacity="100%" style:font-name="Linux Libertine S.O.Cist.1" fo:font-size="12pt" officeooo:rsid="003a9316" style:font-size-asian="12pt"/>
    </style:style>
    <style:style style:name="T86" style:family="text">
      <style:text-properties fo:color="#000000" loext:opacity="100%" style:font-name="Linux Libertine S.O.Cist.1" fo:font-size="12pt" officeooo:rsid="003638ca" style:font-size-asian="12pt"/>
    </style:style>
    <style:style style:name="T87" style:family="text">
      <style:text-properties fo:color="#000000" loext:opacity="100%" style:font-name="Linux Libertine S.O.Cist.1" fo:font-size="12pt" officeooo:rsid="0039a154" style:font-size-asian="12pt"/>
    </style:style>
    <style:style style:name="T88" style:family="text">
      <style:text-properties fo:color="#000000" loext:opacity="100%" style:font-name="Linux Libertine S.O.Cist.1" fo:font-size="12pt" officeooo:rsid="0059f8fc" style:font-size-asian="12pt"/>
    </style:style>
    <style:style style:name="T89" style:family="text">
      <style:text-properties fo:color="#000000" loext:opacity="100%" style:font-name="Linux Libertine S.O.Cist.1" fo:font-size="12pt" officeooo:rsid="00657840" style:font-size-asian="12pt"/>
    </style:style>
    <style:style style:name="T90" style:family="text">
      <style:text-properties fo:color="#000000" loext:opacity="100%" style:font-name="Linux Libertine S.O.Cist.1" fo:font-size="12pt" fo:font-style="normal" style:font-size-asian="12pt" style:font-style-asian="normal" style:font-style-complex="normal"/>
    </style:style>
    <style:style style:name="T91" style:family="text">
      <style:text-properties fo:color="#000000" loext:opacity="100%" style:font-name="Linux Libertine S.O.Cist.1" fo:font-size="12pt" fo:language="cs" fo:country="CZ" officeooo:rsid="003fb707" style:letter-kerning="false" style:font-name-asian="Andale Sans UI" style:font-size-asian="12pt" style:language-asian="zh" style:country-asian="CN" style:font-name-complex="Tahoma" style:font-size-complex="12pt" style:language-complex="hi" style:country-complex="IN"/>
    </style:style>
    <style:style style:name="T92" style:family="text">
      <style:text-properties fo:color="#000000" loext:opacity="100%" style:font-name="Linux Libertine S.O.Cist.1" fo:font-size="12pt" fo:language="cs" fo:country="CZ" officeooo:rsid="0041ea4a" style:letter-kerning="false" style:font-name-asian="Andale Sans UI" style:font-size-asian="12pt" style:language-asian="zh" style:country-asian="CN" style:font-name-complex="Tahoma" style:font-size-complex="12pt" style:language-complex="hi" style:country-complex="IN"/>
    </style:style>
    <style:style style:name="T93" style:family="text">
      <style:text-properties fo:color="#000000" loext:opacity="100%" style:font-name="Linux Libertine S.O.Cist.1" fo:font-size="12pt" fo:language="cs" fo:country="CZ" officeooo:rsid="0042caa6" style:letter-kerning="false" style:font-name-asian="Andale Sans UI" style:font-size-asian="12pt" style:language-asian="zh" style:country-asian="CN" style:font-name-complex="Tahoma" style:font-size-complex="12pt" style:language-complex="hi" style:country-complex="IN"/>
    </style:style>
    <style:style style:name="T94" style:family="text">
      <style:text-properties fo:color="#000000" loext:opacity="100%" style:font-name="Linux Libertine S.O.Cist.1" fo:font-size="12pt" fo:language="cs" fo:country="CZ" officeooo:rsid="004877b9" style:letter-kerning="false" style:font-name-asian="Andale Sans UI" style:font-size-asian="12pt" style:language-asian="zh" style:country-asian="CN" style:font-name-complex="Tahoma" style:font-size-complex="12pt" style:language-complex="hi" style:country-complex="IN"/>
    </style:style>
    <style:style style:name="T95" style:family="text">
      <style:text-properties fo:color="#000000" loext:opacity="100%" style:font-name="Linux Libertine S.O.Cist.1" fo:font-size="12pt" fo:language="cs" fo:country="CZ" officeooo:rsid="004f5275" style:letter-kerning="false" style:font-name-asian="Andale Sans UI" style:font-size-asian="12pt" style:language-asian="zh" style:country-asian="CN" style:font-name-complex="Tahoma" style:font-size-complex="12pt" style:language-complex="hi" style:country-complex="IN"/>
    </style:style>
    <style:style style:name="T96" style:family="text">
      <style:text-properties fo:color="#000000" loext:opacity="100%" style:font-name="Linux Libertine S.O.Cist.1" fo:font-size="12pt" fo:language="cs" fo:country="CZ" officeooo:rsid="0058e931" style:letter-kerning="false" style:font-name-asian="Andale Sans UI" style:font-size-asian="12pt" style:language-asian="zh" style:country-asian="CN" style:font-name-complex="Tahoma" style:font-size-complex="12pt" style:language-complex="hi" style:country-complex="IN"/>
    </style:style>
    <style:style style:name="T97" style:family="text">
      <style:text-properties fo:color="#000000" loext:opacity="100%" style:font-name="Linux Libertine S.O.Cist.1" fo:font-size="12pt" fo:language="cs" fo:country="CZ" officeooo:rsid="0059f8fc" style:letter-kerning="false" style:font-name-asian="Andale Sans UI" style:font-size-asian="12pt" style:language-asian="zh" style:country-asian="CN" style:font-name-complex="Tahoma" style:font-size-complex="12pt" style:language-complex="hi" style:country-complex="IN"/>
    </style:style>
    <style:style style:name="T98" style:family="text">
      <style:text-properties fo:color="#000000" loext:opacity="100%" style:font-name="Linux Libertine S.O.Cist.1" fo:font-size="12pt" fo:language="cs" fo:country="CZ" officeooo:rsid="006756c0" style:letter-kerning="false" style:font-name-asian="Andale Sans UI" style:font-size-asian="12pt" style:language-asian="zh" style:country-asian="CN" style:font-name-complex="Tahoma" style:font-size-complex="12pt" style:language-complex="hi" style:country-complex="IN"/>
    </style:style>
    <style:style style:name="T99" style:family="text">
      <style:text-properties fo:color="#000000" loext:opacity="100%" style:font-name="Linux Libertine S.O.Cist.1" fo:font-size="12pt" fo:language="cs" fo:country="CZ" style:font-size-asian="12pt" style:language-asian="zh" style:country-asian="CN" style:language-complex="hi" style:country-complex="IN"/>
    </style:style>
    <style:style style:name="T100" style:family="text">
      <style:text-properties fo:color="#000000" loext:opacity="100%" style:font-name="Linux Libertine S.O.Cist.1" fo:font-size="12pt" fo:language="cs" fo:country="CZ" officeooo:rsid="003a9d27" style:font-size-asian="12pt" style:language-asian="zh" style:country-asian="CN" style:language-complex="hi" style:country-complex="IN"/>
    </style:style>
    <style:style style:name="T101" style:family="text">
      <style:text-properties fo:color="#000000" loext:opacity="100%" style:font-name="Linux Libertine S.O.Cist.1" fo:font-size="12pt" fo:font-style="italic" officeooo:rsid="003fb707" style:font-size-asian="12pt" style:font-style-asian="italic" style:font-style-complex="italic"/>
    </style:style>
    <style:style style:name="T102" style:family="text">
      <style:text-properties fo:color="#000000" loext:opacity="100%" style:font-name="Linux Libertine S.O.Cist.1" fo:font-size="12pt" fo:font-style="italic" officeooo:rsid="0042caa6" style:font-size-asian="12pt" style:font-style-asian="italic" style:font-style-complex="italic"/>
    </style:style>
    <style:style style:name="T103" style:family="text">
      <style:text-properties fo:color="#000000" loext:opacity="100%" style:font-name="Linux Libertine S.O.Cist.1" fo:font-size="12pt" fo:language="la" fo:country="none" style:font-size-asian="12pt"/>
    </style:style>
    <style:style style:name="T104" style:family="text">
      <style:text-properties fo:color="#000000" loext:opacity="100%" style:font-name="Linux Libertine S.O.Cist." fo:font-size="12pt" fo:language="la" fo:country="VA" officeooo:rsid="008c5778" style:font-size-asian="12pt" style:language-asian="zh" style:country-asian="CN" style:language-complex="hi" style:country-complex="IN"/>
    </style:style>
    <style:style style:name="T105" style:family="text">
      <style:text-properties fo:color="#000000" loext:opacity="100%" style:font-name="Linux Libertine S.O.Cist." fo:font-size="12pt" fo:language="la" fo:country="VA" officeooo:rsid="00426222" style:font-size-asian="12pt" style:language-asian="zh" style:country-asian="CN" style:language-complex="hi" style:country-complex="IN"/>
    </style:style>
    <style:style style:name="T106" style:family="text">
      <style:text-properties fo:color="#000000" loext:opacity="100%" style:font-name="Linux Libertine S.O.Cist." fo:font-size="12pt" fo:language="la" fo:country="VA" officeooo:rsid="01473cf2" style:font-name-asian="Andale Sans UI" style:font-size-asian="12pt" style:language-asian="zh" style:country-asian="CN" style:font-name-complex="Tahoma" style:font-size-complex="12pt" style:language-complex="hi" style:country-complex="IN"/>
    </style:style>
    <style:style style:name="T107" style:family="text">
      <style:text-properties fo:color="#00000a" loext:opacity="100%"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108" style:family="text">
      <style:text-properties fo:color="#00000a" loext:opacity="100%" fo:font-size="12pt" fo:letter-spacing="normal" fo:language="la" fo:country="VA" fo:font-style="italic" fo:font-weight="normal" style:font-size-asian="12pt" style:language-asian="zh" style:country-asian="CN" style:font-style-asian="italic" style:font-weight-asian="normal" style:font-size-complex="12pt" style:language-complex="hi" style:country-complex="IN" style:font-style-complex="italic" style:font-weight-complex="normal"/>
    </style:style>
    <style:style style:name="T109" style:family="text">
      <style:text-properties fo:color="#00000a" loext:opacity="100%" fo:font-size="12pt" fo:language="cs" fo:country="CZ" officeooo:rsid="005d024e" style:letter-kerning="false" style:font-name-asian="Andale Sans UI" style:font-size-asian="12pt" style:language-asian="zh" style:country-asian="CN" style:font-name-complex="Tahoma" style:font-size-complex="12pt" style:language-complex="hi" style:country-complex="IN"/>
    </style:style>
    <style:style style:name="T110" style:family="text">
      <style:text-properties fo:color="#00000a" loext:opacity="100%" fo:font-size="12pt" fo:language="cs" fo:country="CZ" officeooo:rsid="005ed570" style:letter-kerning="false" style:font-name-asian="Andale Sans UI" style:font-size-asian="12pt" style:language-asian="zh" style:country-asian="CN" style:font-name-complex="Tahoma" style:font-size-complex="12pt" style:language-complex="hi" style:country-complex="IN"/>
    </style:style>
    <style:style style:name="T111" style:family="text">
      <style:text-properties fo:color="#00000a" loext:opacity="100%" fo:letter-spacing="normal" fo:font-style="italic" style:font-size-asian="12pt" style:language-asian="zh" style:country-asian="CN" style:font-style-asian="italic" style:font-size-complex="12pt" style:language-complex="hi" style:country-complex="IN" style:font-style-complex="italic"/>
    </style:style>
    <style:style style:name="T112" style:family="text">
      <style:text-properties fo:color="#00000a" loext:opacity="100%" fo:letter-spacing="normal" fo:font-style="italic" officeooo:rsid="00335448" style:font-size-asian="12pt" style:language-asian="zh" style:country-asian="CN" style:font-style-asian="italic" style:font-size-complex="12pt" style:language-complex="hi" style:country-complex="IN" style:font-style-complex="italic"/>
    </style:style>
    <style:style style:name="T113" style:family="text">
      <style:text-properties fo:color="#00000a" loext:opacity="100%" fo:letter-spacing="normal" style:font-size-asian="12pt" style:language-asian="zh" style:country-asian="CN" style:font-size-complex="12pt" style:language-complex="hi" style:country-complex="IN"/>
    </style:style>
    <style:style style:name="T114" style:family="text">
      <style:text-properties fo:color="#00000a" loext:opacity="100%" fo:letter-spacing="normal" officeooo:rsid="00335448" style:font-size-asian="12pt" style:language-asian="zh" style:country-asian="CN" style:font-size-complex="12pt" style:language-complex="hi" style:country-complex="IN"/>
    </style:style>
    <style:style style:name="T115" style:family="text">
      <style:text-properties fo:color="#00000a" loext:opacity="100%" style:font-name="Linux Libertine S.O.Cist." fo:font-size="12pt" fo:language="cs" fo:country="CZ" officeooo:rsid="00af38e3" style:letter-kerning="false" style:font-name-asian="Andale Sans UI" style:font-size-asian="12pt" style:language-asian="zh" style:country-asian="CN" style:font-name-complex="Tahoma" style:font-size-complex="12pt" style:language-complex="hi" style:country-complex="IN"/>
    </style:style>
    <style:style style:name="T116" style:family="text">
      <style:text-properties fo:color="#00000a" loext:opacity="100%" style:font-name="Linux Libertine S.O.Cist." fo:font-size="12pt" fo:language="cs" fo:country="CZ" officeooo:rsid="003cb700" style:letter-kerning="false" style:font-name-asian="Andale Sans UI" style:font-size-asian="12pt" style:language-asian="zh" style:country-asian="CN" style:font-name-complex="Tahoma" style:font-size-complex="12pt" style:language-complex="hi" style:country-complex="IN"/>
    </style:style>
    <style:style style:name="T117" style:family="text">
      <style:text-properties fo:color="#00000a" loext:opacity="100%" style:font-name="Linux Libertine S.O.Cist." fo:font-size="12pt" fo:language="cs" fo:country="CZ" officeooo:rsid="0067414b" style:letter-kerning="false" style:font-name-asian="Andale Sans UI" style:font-size-asian="12pt" style:language-asian="zh" style:country-asian="CN" style:font-name-complex="Tahoma" style:font-size-complex="12pt" style:language-complex="hi" style:country-complex="IN"/>
    </style:style>
    <style:style style:name="T118" style:family="text">
      <style:text-properties fo:color="#00000a" loext:opacity="100%" style:font-name="Linux Libertine S.O.Cist." fo:font-size="12pt" fo:language="cs" fo:country="CZ" officeooo:rsid="018e7b1a" style:letter-kerning="false" style:font-name-asian="Andale Sans UI" style:font-size-asian="12pt" style:language-asian="zh" style:country-asian="CN" style:font-name-complex="Tahoma" style:font-size-complex="12pt" style:language-complex="hi" style:country-complex="IN"/>
    </style:style>
    <style:style style:name="T119" style:family="text">
      <style:text-properties fo:color="#00000a" loext:opacity="100%" style:font-name="Linux Libertine S.O.Cist." fo:font-size="12pt" fo:language="cs" fo:country="CZ" officeooo:rsid="003e2afd" style:letter-kerning="false" style:font-name-asian="Andale Sans UI" style:font-size-asian="12pt" style:language-asian="zh" style:country-asian="CN" style:font-name-complex="Tahoma" style:font-size-complex="12pt" style:language-complex="hi" style:country-complex="IN"/>
    </style:style>
    <style:style style:name="T120" style:family="text">
      <style:text-properties fo:color="#00000a" loext:opacity="100%" style:font-name="Linux Libertine S.O.Cist." fo:font-size="12pt" fo:language="cs" fo:country="CZ" officeooo:rsid="0012d7dd" style:letter-kerning="false" style:font-name-asian="Andale Sans UI" style:font-size-asian="12pt" style:language-asian="zh" style:country-asian="CN" style:font-name-complex="Tahoma" style:font-size-complex="12pt" style:language-complex="hi" style:country-complex="IN"/>
    </style:style>
    <style:style style:name="T121" style:family="text">
      <style:text-properties fo:color="#00000a" loext:opacity="100%" style:font-name="Linux Libertine S.O.Cist." fo:font-size="12pt" fo:language="cs" fo:country="CZ" officeooo:rsid="003ebb7b" style:letter-kerning="false" style:font-name-asian="Andale Sans UI" style:font-size-asian="12pt" style:language-asian="zh" style:country-asian="CN" style:font-name-complex="Tahoma" style:font-size-complex="12pt" style:language-complex="hi" style:country-complex="IN"/>
    </style:style>
    <style:style style:name="T122" style:family="text">
      <style:text-properties fo:color="#00000a" loext:opacity="100%" style:font-name="Linux Libertine S.O.Cist." fo:font-size="12pt" fo:language="cs" fo:country="CZ" officeooo:rsid="00149e8a" style:letter-kerning="false" style:font-name-asian="Andale Sans UI" style:font-size-asian="12pt" style:language-asian="zh" style:country-asian="CN" style:font-name-complex="Tahoma" style:font-size-complex="12pt" style:language-complex="hi" style:country-complex="IN"/>
    </style:style>
    <style:style style:name="T123" style:family="text">
      <style:text-properties fo:color="#00000a" loext:opacity="100%" style:font-name="Linux Libertine S.O.Cist." fo:font-size="12pt" fo:language="cs" fo:country="CZ" officeooo:rsid="001778d3" style:letter-kerning="false" style:font-name-asian="Andale Sans UI" style:font-size-asian="12pt" style:language-asian="zh" style:country-asian="CN" style:font-name-complex="Tahoma" style:font-size-complex="12pt" style:language-complex="hi" style:country-complex="IN"/>
    </style:style>
    <style:style style:name="T124" style:family="text">
      <style:text-properties fo:color="#00000a" loext:opacity="100%" style:font-name="Linux Libertine S.O.Cist." fo:font-size="12pt" fo:language="cs" fo:country="CZ" officeooo:rsid="0040ede6" style:letter-kerning="false" style:font-name-asian="Andale Sans UI" style:font-size-asian="12pt" style:language-asian="zh" style:country-asian="CN" style:font-name-complex="Tahoma" style:font-size-complex="12pt" style:language-complex="hi" style:country-complex="IN"/>
    </style:style>
    <style:style style:name="T125" style:family="text">
      <style:text-properties fo:color="#00000a" loext:opacity="100%" style:font-name="Linux Libertine S.O.Cist." fo:font-size="12pt" fo:language="cs" fo:country="CZ" officeooo:rsid="004877b9" style:letter-kerning="false" style:font-name-asian="Andale Sans UI" style:font-size-asian="12pt" style:language-asian="zh" style:country-asian="CN" style:font-name-complex="Tahoma" style:font-size-complex="12pt" style:language-complex="hi" style:country-complex="IN"/>
    </style:style>
    <style:style style:name="T126" style:family="text">
      <style:text-properties fo:color="#00000a" loext:opacity="100%" style:font-name="Linux Libertine S.O.Cist." fo:font-size="12pt" fo:language="cs" fo:country="CZ" officeooo:rsid="004f5275" style:letter-kerning="false" style:font-name-asian="Andale Sans UI" style:font-size-asian="12pt" style:language-asian="zh" style:country-asian="CN" style:font-name-complex="Tahoma" style:font-size-complex="12pt" style:language-complex="hi" style:country-complex="IN"/>
    </style:style>
    <style:style style:name="T127" style:family="text">
      <style:text-properties fo:color="#00000a" loext:opacity="100%" style:font-name="Linux Libertine S.O.Cist." fo:font-size="12pt" fo:language="cs" fo:country="CZ" officeooo:rsid="0051f443" style:letter-kerning="false" style:font-name-asian="Andale Sans UI" style:font-size-asian="12pt" style:language-asian="zh" style:country-asian="CN" style:font-name-complex="Tahoma" style:font-size-complex="12pt" style:language-complex="hi" style:country-complex="IN"/>
    </style:style>
    <style:style style:name="T128" style:family="text">
      <style:text-properties fo:color="#00000a" loext:opacity="100%" style:font-name="Linux Libertine S.O.Cist." fo:font-size="12pt" fo:language="cs" fo:country="CZ" officeooo:rsid="00537b2b" style:letter-kerning="false" style:font-name-asian="Andale Sans UI" style:font-size-asian="12pt" style:language-asian="zh" style:country-asian="CN" style:font-name-complex="Tahoma" style:font-size-complex="12pt" style:language-complex="hi" style:country-complex="IN"/>
    </style:style>
    <style:style style:name="T129" style:family="text">
      <style:text-properties fo:color="#00000a" loext:opacity="100%" style:font-name="Linux Libertine S.O.Cist." fo:font-size="12pt" fo:language="cs" fo:country="CZ" officeooo:rsid="0058e931" style:letter-kerning="false" style:font-name-asian="Andale Sans UI" style:font-size-asian="12pt" style:language-asian="zh" style:country-asian="CN" style:font-name-complex="Tahoma" style:font-size-complex="12pt" style:language-complex="hi" style:country-complex="IN"/>
    </style:style>
    <style:style style:name="T130" style:family="text">
      <style:text-properties fo:color="#00000a" loext:opacity="100%" style:font-name="Linux Libertine S.O.Cist." fo:font-size="12pt" fo:language="cs" fo:country="CZ" fo:font-style="italic" officeooo:rsid="003cb700" style:letter-kerning="false" style:font-name-asian="Andale Sans UI" style:font-size-asian="12pt" style:language-asian="zh" style:country-asian="CN" style:font-style-asian="italic" style:font-name-complex="Tahoma" style:font-size-complex="12pt" style:language-complex="hi" style:country-complex="IN" style:font-style-complex="italic"/>
    </style:style>
    <style:style style:name="T131" style:family="text">
      <style:text-properties fo:color="#00000a" loext:opacity="100%" style:font-name="Linux Libertine S.O.Cist." fo:font-size="12pt" fo:language="cs" fo:country="CZ" fo:font-style="italic" officeooo:rsid="004877b9" style:letter-kerning="false" style:font-name-asian="Andale Sans UI" style:font-size-asian="12pt" style:language-asian="zh" style:country-asian="CN" style:font-style-asian="italic" style:font-name-complex="Tahoma" style:font-size-complex="12pt" style:language-complex="hi" style:country-complex="IN" style:font-style-complex="italic"/>
    </style:style>
    <style:style style:name="T132" style:family="text">
      <style:text-properties fo:color="#00000a" loext:opacity="100%" style:font-name="Linux Libertine S.O.Cist." fo:font-size="12pt" fo:language="cs" fo:country="CZ" officeooo:rsid="002397a9" style:font-name-asian="Andale Sans UI" style:font-size-asian="12pt" style:language-asian="zh" style:country-asian="CN" style:font-name-complex="Tahoma" style:font-size-complex="12pt" style:language-complex="hi" style:country-complex="IN"/>
    </style:style>
    <style:style style:name="T133" style:family="text">
      <style:text-properties fo:color="#00000a" loext:opacity="100%" style:font-name="Linux Libertine S.O.Cist." fo:font-size="12pt" fo:language="cs" fo:country="CZ" officeooo:rsid="002efb8f" style:font-name-asian="Andale Sans UI" style:font-size-asian="12pt" style:language-asian="zh" style:country-asian="CN" style:font-name-complex="Tahoma" style:font-size-complex="12pt" style:language-complex="hi" style:country-complex="IN"/>
    </style:style>
    <style:style style:name="T134" style:family="text">
      <style:text-properties fo:color="#00000a" loext:opacity="100%" style:font-name="Linux Libertine S.O.Cist." fo:font-size="12pt" fo:language="cs" fo:country="CZ" officeooo:rsid="0120e1cc" style:font-name-asian="Andale Sans UI" style:font-size-asian="12pt" style:language-asian="zh" style:country-asian="CN" style:font-name-complex="Tahoma" style:font-size-complex="12pt" style:language-complex="hi" style:country-complex="IN"/>
    </style:style>
    <style:style style:name="T135" style:family="text">
      <style:text-properties fo:color="#00000a" loext:opacity="100%" style:font-name="Linux Libertine S.O.Cist." fo:font-size="12pt" fo:language="cs" fo:country="CZ" officeooo:rsid="0067414b" style:font-name-asian="Andale Sans UI" style:font-size-asian="12pt" style:language-asian="zh" style:country-asian="CN" style:font-name-complex="Tahoma" style:font-size-complex="12pt" style:language-complex="hi" style:country-complex="IN"/>
    </style:style>
    <style:style style:name="T136" style:family="text">
      <style:text-properties fo:color="#00000a" loext:opacity="100%" style:font-name="Linux Libertine S.O.Cist." fo:font-size="12pt" fo:language="cs" fo:country="CZ" officeooo:rsid="0119743f" style:font-name-asian="Andale Sans UI" style:font-size-asian="12pt" style:language-asian="zh" style:country-asian="CN" style:font-name-complex="Tahoma" style:font-size-complex="12pt" style:language-complex="hi" style:country-complex="IN"/>
    </style:style>
    <style:style style:name="T137" style:family="text">
      <style:text-properties fo:color="#00000a" loext:opacity="100%" style:font-name="Linux Libertine S.O.Cist." fo:font-size="12pt" fo:language="cs" fo:country="CZ" officeooo:rsid="018e7b1a" style:font-name-asian="Andale Sans UI" style:font-size-asian="12pt" style:language-asian="zh" style:country-asian="CN" style:font-name-complex="Tahoma" style:font-size-complex="12pt" style:language-complex="hi" style:country-complex="IN"/>
    </style:style>
    <style:style style:name="T138" style:family="text">
      <style:text-properties fo:color="#00000a" loext:opacity="100%" style:font-name="Linux Libertine S.O.Cist." fo:font-size="12pt" fo:language="cs" fo:country="CZ" officeooo:rsid="010ca06b" style:font-name-asian="Andale Sans UI" style:font-size-asian="12pt" style:language-asian="zh" style:country-asian="CN" style:font-name-complex="Tahoma" style:font-size-complex="12pt" style:language-complex="hi" style:country-complex="IN"/>
    </style:style>
    <style:style style:name="T139" style:family="text">
      <style:text-properties fo:color="#00000a" loext:opacity="100%" style:font-name="Linux Libertine S.O.Cist." fo:font-size="12pt" fo:language="cs" fo:country="CZ" officeooo:rsid="010e5949" style:font-name-asian="Andale Sans UI" style:font-size-asian="12pt" style:language-asian="zh" style:country-asian="CN" style:font-name-complex="Tahoma" style:font-size-complex="12pt" style:language-complex="hi" style:country-complex="IN"/>
    </style:style>
    <style:style style:name="T140" style:family="text">
      <style:text-properties fo:color="#00000a" loext:opacity="100%" style:font-name="Linux Libertine S.O.Cist." fo:font-size="12pt" fo:language="cs" fo:country="CZ" officeooo:rsid="019783c5" style:font-name-asian="Andale Sans UI" style:font-size-asian="12pt" style:language-asian="zh" style:country-asian="CN" style:font-name-complex="Tahoma" style:font-size-complex="12pt" style:language-complex="hi" style:country-complex="IN"/>
    </style:style>
    <style:style style:name="T141" style:family="text">
      <style:text-properties fo:color="#00000a" loext:opacity="100%" style:font-name="Linux Libertine S.O.Cist." fo:font-size="12pt" fo:language="cs" fo:country="CZ" officeooo:rsid="01473cf2" style:font-name-asian="Andale Sans UI" style:font-size-asian="12pt" style:language-asian="zh" style:country-asian="CN" style:font-name-complex="Tahoma" style:font-size-complex="12pt" style:language-complex="hi" style:country-complex="IN"/>
    </style:style>
    <style:style style:name="T142" style:family="text">
      <style:text-properties fo:color="#00000a" loext:opacity="100%" style:font-name="Linux Libertine S.O.Cist." fo:font-size="12pt" fo:language="cs" fo:country="CZ" fo:font-style="normal" officeooo:rsid="004ff822" style:letter-kerning="false"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143" style:family="text">
      <style:text-properties fo:color="#00000a" loext:opacity="100%" style:font-name="Linux Libertine S.O.Cist." fo:font-size="12pt" fo:language="cs" fo:country="CZ" fo:font-style="normal" officeooo:rsid="005ed570" style:letter-kerning="false"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144" style:family="text">
      <style:text-properties fo:color="#00000a" loext:opacity="100%" style:font-name="Linux Libertine S.O.Cist.1" fo:font-size="12pt" fo:language="cs" fo:country="CZ" officeooo:rsid="003cb700" style:letter-kerning="false" style:font-name-asian="Andale Sans UI" style:font-size-asian="12pt" style:language-asian="zh" style:country-asian="CN" style:font-name-complex="Tahoma" style:font-size-complex="12pt" style:language-complex="hi" style:country-complex="IN"/>
    </style:style>
    <style:style style:name="T145" style:family="text">
      <style:text-properties fo:color="#00000a" loext:opacity="100%" style:font-name="Linux Libertine S.O.Cist.1" fo:font-size="12pt" fo:language="cs" fo:country="CZ" officeooo:rsid="003e2afd" style:letter-kerning="false" style:font-name-asian="Andale Sans UI" style:font-size-asian="12pt" style:language-asian="zh" style:country-asian="CN" style:font-name-complex="Tahoma" style:font-size-complex="12pt" style:language-complex="hi" style:country-complex="IN"/>
    </style:style>
    <style:style style:name="T146" style:family="text">
      <style:text-properties fo:color="#00000a" loext:opacity="100%" style:font-name="Linux Libertine S.O.Cist.1" fo:font-size="12pt" fo:language="cs" fo:country="CZ" officeooo:rsid="003fb707" style:letter-kerning="false" style:font-name-asian="Andale Sans UI" style:font-size-asian="12pt" style:language-asian="zh" style:country-asian="CN" style:font-name-complex="Tahoma" style:font-size-complex="12pt" style:language-complex="hi" style:country-complex="IN"/>
    </style:style>
    <style:style style:name="T147" style:family="text">
      <style:text-properties fo:color="#00000a" loext:opacity="100%" style:font-name="Linux Libertine S.O.Cist.1" fo:font-size="12pt" fo:language="cs" fo:country="CZ" officeooo:rsid="00415850" style:letter-kerning="false" style:font-name-asian="Andale Sans UI" style:font-size-asian="12pt" style:language-asian="zh" style:country-asian="CN" style:font-name-complex="Tahoma" style:font-size-complex="12pt" style:language-complex="hi" style:country-complex="IN"/>
    </style:style>
    <style:style style:name="T148" style:family="text">
      <style:text-properties fo:color="#00000a" loext:opacity="100%" style:font-name="Linux Libertine S.O.Cist.1" fo:font-size="12pt" fo:language="cs" fo:country="CZ" officeooo:rsid="004536e5" style:letter-kerning="false" style:font-name-asian="Andale Sans UI" style:font-size-asian="12pt" style:language-asian="zh" style:country-asian="CN" style:font-name-complex="Tahoma" style:font-size-complex="12pt" style:language-complex="hi" style:country-complex="IN"/>
    </style:style>
    <style:style style:name="T149" style:family="text">
      <style:text-properties fo:color="#00000a" loext:opacity="100%" style:font-name="Linux Libertine S.O.Cist.1" fo:font-size="12pt" fo:language="cs" fo:country="CZ" officeooo:rsid="004877b9" style:letter-kerning="false" style:font-name-asian="Andale Sans UI" style:font-size-asian="12pt" style:language-asian="zh" style:country-asian="CN" style:font-name-complex="Tahoma" style:font-size-complex="12pt" style:language-complex="hi" style:country-complex="IN"/>
    </style:style>
    <style:style style:name="T150" style:family="text">
      <style:text-properties fo:color="#00000a" loext:opacity="100%" style:font-name="Linux Libertine S.O.Cist.1" fo:font-size="12pt" fo:language="cs" fo:country="CZ" officeooo:rsid="0049cf4a" style:letter-kerning="false" style:font-name-asian="Andale Sans UI" style:font-size-asian="12pt" style:language-asian="zh" style:country-asian="CN" style:font-name-complex="Tahoma" style:font-size-complex="12pt" style:language-complex="hi" style:country-complex="IN"/>
    </style:style>
    <style:style style:name="T151" style:family="text">
      <style:text-properties fo:color="#00000a" loext:opacity="100%" style:font-name="Linux Libertine S.O.Cist.1" fo:font-size="12pt" fo:language="cs" fo:country="CZ" officeooo:rsid="004f5275" style:letter-kerning="false" style:font-name-asian="Andale Sans UI" style:font-size-asian="12pt" style:language-asian="zh" style:country-asian="CN" style:font-name-complex="Tahoma" style:font-size-complex="12pt" style:language-complex="hi" style:country-complex="IN"/>
    </style:style>
    <style:style style:name="T152" style:family="text">
      <style:text-properties fo:color="#00000a" loext:opacity="100%" style:font-name="Linux Libertine S.O.Cist.1" fo:font-size="12pt" fo:language="cs" fo:country="CZ" officeooo:rsid="005043e4" style:letter-kerning="false" style:font-name-asian="Andale Sans UI" style:font-size-asian="12pt" style:language-asian="zh" style:country-asian="CN" style:font-name-complex="Tahoma" style:font-size-complex="12pt" style:language-complex="hi" style:country-complex="IN"/>
    </style:style>
    <style:style style:name="T153" style:family="text">
      <style:text-properties fo:color="#00000a" loext:opacity="100%" style:font-name="Linux Libertine S.O.Cist.1" fo:font-size="12pt" fo:language="cs" fo:country="CZ" officeooo:rsid="0054041e" style:letter-kerning="false" style:font-name-asian="Andale Sans UI" style:font-size-asian="12pt" style:language-asian="zh" style:country-asian="CN" style:font-name-complex="Tahoma" style:font-size-complex="12pt" style:language-complex="hi" style:country-complex="IN"/>
    </style:style>
    <style:style style:name="T154" style:family="text">
      <style:text-properties fo:color="#00000a" loext:opacity="100%" style:font-name="Linux Libertine S.O.Cist.1" fo:font-size="12pt" fo:language="cs" fo:country="CZ" officeooo:rsid="0056323e" style:letter-kerning="false" style:font-name-asian="Andale Sans UI" style:font-size-asian="12pt" style:language-asian="zh" style:country-asian="CN" style:font-name-complex="Tahoma" style:font-size-complex="12pt" style:language-complex="hi" style:country-complex="IN"/>
    </style:style>
    <style:style style:name="T155" style:family="text">
      <style:text-properties fo:color="#00000a" loext:opacity="100%" style:font-name="Linux Libertine S.O.Cist.1" fo:font-size="12pt" fo:language="cs" fo:country="CZ" officeooo:rsid="00580ed9" style:letter-kerning="false" style:font-name-asian="Andale Sans UI" style:font-size-asian="12pt" style:language-asian="zh" style:country-asian="CN" style:font-name-complex="Tahoma" style:font-size-complex="12pt" style:language-complex="hi" style:country-complex="IN"/>
    </style:style>
    <style:style style:name="T156" style:family="text">
      <style:text-properties fo:color="#00000a" loext:opacity="100%" style:font-name="Linux Libertine S.O.Cist.1" fo:font-size="12pt" fo:language="cs" fo:country="CZ" officeooo:rsid="0058e931" style:letter-kerning="false" style:font-name-asian="Andale Sans UI" style:font-size-asian="12pt" style:language-asian="zh" style:country-asian="CN" style:font-name-complex="Tahoma" style:font-size-complex="12pt" style:language-complex="hi" style:country-complex="IN"/>
    </style:style>
    <style:style style:name="T157" style:family="text">
      <style:text-properties fo:color="#00000a" loext:opacity="100%" style:font-name="Linux Libertine S.O.Cist.1" fo:font-size="12pt" fo:language="cs" fo:country="CZ" officeooo:rsid="0059f8fc" style:letter-kerning="false" style:font-name-asian="Andale Sans UI" style:font-size-asian="12pt" style:language-asian="zh" style:country-asian="CN" style:font-name-complex="Tahoma" style:font-size-complex="12pt" style:language-complex="hi" style:country-complex="IN"/>
    </style:style>
    <style:style style:name="T158" style:family="text">
      <style:text-properties fo:color="#00000a" loext:opacity="100%" style:font-name="Linux Libertine S.O.Cist.1" fo:font-size="12pt" fo:language="cs" fo:country="CZ" officeooo:rsid="00608fe6" style:letter-kerning="false" style:font-name-asian="Andale Sans UI" style:font-size-asian="12pt" style:language-asian="zh" style:country-asian="CN" style:font-name-complex="Tahoma" style:font-size-complex="12pt" style:language-complex="hi" style:country-complex="IN"/>
    </style:style>
    <style:style style:name="T159" style:family="text">
      <style:text-properties fo:color="#00000a" loext:opacity="100%" style:font-name="Linux Libertine S.O.Cist.1" fo:font-size="12pt" fo:language="cs" fo:country="CZ" officeooo:rsid="00695557" style:letter-kerning="false" style:font-name-asian="Andale Sans UI" style:font-size-asian="12pt" style:language-asian="zh" style:country-asian="CN" style:font-name-complex="Tahoma" style:font-size-complex="12pt" style:language-complex="hi" style:country-complex="IN"/>
    </style:style>
    <style:style style:name="T160" style:family="text">
      <style:text-properties fo:color="#00000a" loext:opacity="100%" style:font-name="Linux Libertine S.O.Cist.1" fo:font-size="12pt" fo:language="cs" fo:country="CZ" officeooo:rsid="006adfe5" style:letter-kerning="false" style:font-name-asian="Andale Sans UI" style:font-size-asian="12pt" style:language-asian="zh" style:country-asian="CN" style:font-name-complex="Tahoma" style:font-size-complex="12pt" style:language-complex="hi" style:country-complex="IN"/>
    </style:style>
    <style:style style:name="T161" style:family="text">
      <style:text-properties fo:color="#00000a" loext:opacity="100%" officeooo:rsid="01666eb7" style:font-name-asian="Andale Sans UI" style:language-asian="zh" style:country-asian="CN" style:font-name-complex="Tahoma" style:font-size-complex="12pt" style:language-complex="hi" style:country-complex="IN"/>
    </style:style>
    <style:style style:name="T162" style:family="text">
      <style:text-properties fo:color="#00000a" loext:opacity="100%" fo:font-weight="bold" officeooo:rsid="006b8b54" style:letter-kerning="false" style:font-name-asian="Andale Sans UI" style:font-weight-asian="bold" style:font-name-complex="Tahoma" style:font-size-complex="14pt" style:font-weight-complex="bold"/>
    </style:style>
    <style:style style:name="T163" style:family="text">
      <style:text-properties fo:font-style="italic" style:font-style-asian="italic" style:font-style-complex="italic"/>
    </style:style>
    <style:style style:name="T164" style:family="text">
      <style:text-properties fo:font-style="italic" officeooo:rsid="00dba782" style:font-style-asian="italic" style:font-style-complex="italic"/>
    </style:style>
    <style:style style:name="T165" style:family="text">
      <style:text-properties fo:font-style="italic" officeooo:rsid="0034a97d" style:font-style-asian="italic" style:font-style-complex="italic"/>
    </style:style>
    <style:style style:name="T166" style:family="text">
      <style:text-properties fo:font-style="italic" officeooo:rsid="01521924" style:font-style-asian="italic" style:font-style-complex="italic"/>
    </style:style>
    <style:style style:name="T167" style:family="text">
      <style:text-properties fo:font-style="italic" officeooo:rsid="0023c47c" style:font-style-asian="italic" style:font-style-complex="italic"/>
    </style:style>
    <style:style style:name="T168" style:family="text">
      <style:text-properties fo:font-style="italic" officeooo:rsid="00290454" style:font-style-asian="italic" style:font-style-complex="italic"/>
    </style:style>
    <style:style style:name="T169" style:family="text">
      <style:text-properties fo:font-style="italic" officeooo:rsid="002d7c05" style:font-style-asian="italic" style:font-style-complex="italic"/>
    </style:style>
    <style:style style:name="T170" style:family="text">
      <style:text-properties fo:font-style="italic" officeooo:rsid="0031dabb" style:font-style-asian="italic" style:font-style-complex="italic"/>
    </style:style>
    <style:style style:name="T171" style:family="text">
      <style:text-properties fo:font-style="italic" officeooo:rsid="0150c414" style:font-style-asian="italic" style:font-style-complex="italic"/>
    </style:style>
    <style:style style:name="T172" style:family="text">
      <style:text-properties fo:font-style="italic" officeooo:rsid="004877b9" style:font-style-asian="italic" style:font-style-complex="italic"/>
    </style:style>
    <style:style style:name="T173" style:family="text">
      <style:text-properties fo:font-style="italic" officeooo:rsid="0050b519" style:font-style-asian="italic" style:font-style-complex="italic"/>
    </style:style>
    <style:style style:name="T174" style:family="text">
      <style:text-properties fo:font-style="italic" officeooo:rsid="003a2221" style:font-style-asian="italic" style:font-style-complex="italic"/>
    </style:style>
    <style:style style:name="T175" style:family="text">
      <style:text-properties fo:font-style="italic" officeooo:rsid="0061ba7a" style:font-style-asian="italic" style:font-style-complex="italic"/>
    </style:style>
    <style:style style:name="T176" style:family="text">
      <style:text-properties fo:font-style="italic" officeooo:rsid="0044a46c" style:font-style-asian="italic" style:font-style-complex="italic"/>
    </style:style>
    <style:style style:name="T177" style:family="text">
      <style:text-properties fo:font-weight="bold" style:font-weight-asian="bold" style:font-weight-complex="bold"/>
    </style:style>
    <style:style style:name="T178" style:family="text">
      <style:text-properties fo:font-weight="bold" style:font-weight-asian="bold" style:font-size-complex="14pt" style:font-weight-complex="bold"/>
    </style:style>
    <style:style style:name="T179" style:family="text">
      <style:text-properties fo:font-weight="bold" officeooo:rsid="006b8b54" style:font-weight-asian="bold" style:font-size-complex="14pt" style:font-weight-complex="bold"/>
    </style:style>
    <style:style style:name="T180" style:family="text">
      <style:text-properties officeooo:rsid="0062114f"/>
    </style:style>
    <style:style style:name="T181" style:family="text">
      <style:text-properties fo:font-style="normal" officeooo:rsid="01521924" style:font-style-asian="normal" style:font-style-complex="normal"/>
    </style:style>
    <style:style style:name="T182" style:family="text">
      <style:text-properties fo:font-style="normal" officeooo:rsid="00290454" style:font-style-asian="normal" style:font-style-complex="normal"/>
    </style:style>
    <style:style style:name="T183" style:family="text">
      <style:text-properties fo:font-style="normal" officeooo:rsid="002b7abf" style:font-style-asian="normal" style:font-style-complex="normal"/>
    </style:style>
    <style:style style:name="T184" style:family="text">
      <style:text-properties fo:font-style="normal" officeooo:rsid="002c9934" style:font-style-asian="normal" style:font-style-complex="normal"/>
    </style:style>
    <style:style style:name="T185" style:family="text">
      <style:text-properties fo:font-style="normal" officeooo:rsid="002d7c05" style:font-style-asian="normal" style:font-style-complex="normal"/>
    </style:style>
    <style:style style:name="T186" style:family="text">
      <style:text-properties fo:font-style="normal" officeooo:rsid="002e7699" style:font-style-asian="normal" style:font-style-complex="normal"/>
    </style:style>
    <style:style style:name="T187" style:family="text">
      <style:text-properties fo:font-style="normal" officeooo:rsid="0030537f" style:font-style-asian="normal" style:font-style-complex="normal"/>
    </style:style>
    <style:style style:name="T188" style:family="text">
      <style:text-properties fo:font-style="normal" officeooo:rsid="0031dabb" style:font-style-asian="normal" style:font-style-complex="normal"/>
    </style:style>
    <style:style style:name="T189" style:family="text">
      <style:text-properties fo:font-style="normal" officeooo:rsid="00335448" style:font-style-asian="normal" style:font-style-complex="normal"/>
    </style:style>
    <style:style style:name="T190" style:family="text">
      <style:text-properties fo:font-style="normal" officeooo:rsid="003ebb7b" style:font-style-asian="normal" style:font-style-complex="normal"/>
    </style:style>
    <style:style style:name="T191" style:family="text">
      <style:text-properties officeooo:rsid="000f3e75"/>
    </style:style>
    <style:style style:name="T192" style:family="text">
      <style:text-properties officeooo:rsid="00dba782"/>
    </style:style>
    <style:style style:name="T193" style:family="text">
      <style:text-properties officeooo:rsid="002004f7"/>
    </style:style>
    <style:style style:name="T194" style:family="text">
      <style:text-properties officeooo:rsid="0032ba47"/>
    </style:style>
    <style:style style:name="T195" style:family="text">
      <style:text-properties officeooo:rsid="002d0b2a"/>
    </style:style>
    <style:style style:name="T196" style:family="text">
      <style:text-properties officeooo:rsid="002e4738"/>
    </style:style>
    <style:style style:name="T197" style:family="text">
      <style:text-properties officeooo:rsid="003b111f"/>
    </style:style>
    <style:style style:name="T198" style:family="text">
      <style:text-properties fo:letter-spacing="-0.0083in"/>
    </style:style>
    <style:style style:name="T199" style:family="text">
      <style:text-properties fo:letter-spacing="-0.0083in" officeooo:rsid="0064366a"/>
    </style:style>
    <style:style style:name="T200" style:family="text">
      <style:text-properties fo:letter-spacing="-0.0083in" fo:font-style="italic" officeooo:rsid="00303394" style:font-style-asian="italic" style:font-style-complex="italic"/>
    </style:style>
    <style:style style:name="T201" style:family="text">
      <style:text-properties fo:letter-spacing="-0.0083in" fo:font-style="italic" officeooo:rsid="00362dab" style:font-style-asian="italic" style:font-style-complex="italic"/>
    </style:style>
    <style:style style:name="T202" style:family="text">
      <style:text-properties fo:letter-spacing="-0.0083in" fo:font-style="italic" officeooo:rsid="0065ca5c" style:font-style-asian="italic" style:font-style-complex="italic"/>
    </style:style>
    <style:style style:name="T203" style:family="text">
      <style:text-properties fo:letter-spacing="-0.0083in" fo:font-style="italic" officeooo:rsid="000b6da9" style:font-style-asian="italic" style:font-style-complex="italic"/>
    </style:style>
    <style:style style:name="T204" style:family="text">
      <style:text-properties officeooo:rsid="001bf496"/>
    </style:style>
    <style:style style:name="T205" style:family="text">
      <style:text-properties officeooo:rsid="003b225a"/>
    </style:style>
    <style:style style:name="T206" style:family="text">
      <style:text-properties officeooo:rsid="002e9994"/>
    </style:style>
    <style:style style:name="T207" style:family="text">
      <style:text-properties officeooo:rsid="003b9cde"/>
    </style:style>
    <style:style style:name="T208" style:family="text">
      <style:text-properties officeooo:rsid="0037710d"/>
    </style:style>
    <style:style style:name="T209" style:family="text">
      <style:text-properties officeooo:rsid="01521924"/>
    </style:style>
    <style:style style:name="T210" style:family="text">
      <style:text-properties fo:font-size="22pt" fo:language="la" fo:country="none" fo:font-weight="bold" style:font-weight-asian="bold" style:font-weight-complex="bold"/>
    </style:style>
    <style:style style:name="T211" style:family="text">
      <style:text-properties fo:font-size="24pt" fo:language="la" fo:country="none" fo:font-weight="bold" style:font-weight-asian="bold" style:font-weight-complex="bold"/>
    </style:style>
    <style:style style:name="T212" style:family="text">
      <style:text-properties style:use-window-font-color="true" loext:opacity="0%" fo:language="la" fo:country="VA" fo:font-weight="bold" style:font-weight-asian="bold" style:font-weight-complex="bold"/>
    </style:style>
    <style:style style:name="T213" style:family="text">
      <style:text-properties style:use-window-font-color="true" loext:opacity="0%" fo:letter-spacing="0.0071in" fo:font-weight="normal" officeooo:rsid="001a21ad" style:font-weight-asian="normal" style:font-weight-complex="normal"/>
    </style:style>
    <style:style style:name="T214" style:family="text">
      <style:text-properties style:use-window-font-color="true" loext:opacity="0%" fo:letter-spacing="0.0071in" fo:font-weight="normal" officeooo:rsid="0034927f" style:font-weight-asian="normal" style:font-weight-complex="normal"/>
    </style:style>
    <style:style style:name="T215" style:family="text">
      <style:text-properties style:use-window-font-color="true" loext:opacity="0%" fo:font-weight="normal" officeooo:rsid="0034927f" style:font-weight-asian="normal" style:font-weight-complex="normal"/>
    </style:style>
    <style:style style:name="T216" style:family="text">
      <style:text-properties style:use-window-font-color="true" loext:opacity="0%" fo:font-weight="normal" officeooo:rsid="001a21ad" style:font-weight-asian="normal" style:font-weight-complex="normal"/>
    </style:style>
    <style:style style:name="T217" style:family="text">
      <style:text-properties style:use-window-font-color="true" loext:opacity="0%" fo:font-weight="normal" officeooo:rsid="00079127" style:font-weight-asian="normal" style:font-weight-complex="normal"/>
    </style:style>
    <style:style style:name="T218" style:family="text">
      <style:text-properties style:use-window-font-color="true" loext:opacity="0%" style:font-name="Cloister1" fo:font-size="24pt" fo:font-weight="normal" officeooo:rsid="0034927f" style:font-size-asian="16pt" style:font-weight-asian="normal" style:font-weight-complex="normal"/>
    </style:style>
    <style:style style:name="T219" style:family="text">
      <style:text-properties officeooo:rsid="00151bf5"/>
    </style:style>
    <style:style style:name="T220" style:family="text">
      <style:text-properties officeooo:rsid="001969ea"/>
    </style:style>
    <style:style style:name="T221" style:family="text">
      <style:text-properties fo:font-size="26pt" fo:language="la" fo:country="none" fo:font-weight="bold" style:font-weight-asian="bold" style:font-weight-complex="bold"/>
    </style:style>
    <style:style style:name="T222" style:family="text">
      <style:text-properties officeooo:rsid="001a5530"/>
    </style:style>
    <style:style style:name="T223" style:family="text">
      <style:text-properties officeooo:rsid="001b5f3b"/>
    </style:style>
    <style:style style:name="T224" style:family="text">
      <style:text-properties officeooo:rsid="001c9549"/>
    </style:style>
    <style:style style:name="T225" style:family="text">
      <style:text-properties officeooo:rsid="001e0faa"/>
    </style:style>
    <style:style style:name="T226" style:family="text">
      <style:text-properties officeooo:rsid="001fe287"/>
    </style:style>
    <style:style style:name="T227" style:family="text">
      <style:text-properties officeooo:rsid="00268caa"/>
    </style:style>
    <style:style style:name="T228" style:family="text">
      <style:text-properties officeooo:rsid="00290454"/>
    </style:style>
    <style:style style:name="T229" style:family="text">
      <style:text-properties officeooo:rsid="002c9934"/>
    </style:style>
    <style:style style:name="T230" style:family="text">
      <style:text-properties officeooo:rsid="002e7699"/>
    </style:style>
    <style:style style:name="T231" style:family="text">
      <style:text-properties officeooo:rsid="00335448"/>
    </style:style>
    <style:style style:name="T232" style:family="text">
      <style:text-properties officeooo:rsid="0039a154"/>
    </style:style>
    <style:style style:name="T233" style:family="text">
      <style:text-properties officeooo:rsid="028db7d1"/>
    </style:style>
    <style:style style:name="T234" style:family="text">
      <style:text-properties officeooo:rsid="0104b4f7"/>
    </style:style>
    <style:style style:name="T235" style:family="text">
      <style:text-properties officeooo:rsid="003a9316"/>
    </style:style>
    <style:style style:name="T236" style:family="text">
      <style:text-properties fo:font-variant="small-caps"/>
    </style:style>
    <style:style style:name="T237" style:family="text">
      <style:text-properties fo:font-variant="small-caps" fo:color="#000000" loext:opacity="100%" fo:font-size="12pt" style:font-size-asian="12pt"/>
    </style:style>
    <style:style style:name="T238" style:family="text">
      <style:text-properties fo:font-variant="small-caps" fo:color="#000000" loext:opacity="100%" fo:font-size="12pt" officeooo:rsid="000cb59c" style:font-size-asian="12pt"/>
    </style:style>
    <style:style style:name="T239" style:family="text">
      <style:text-properties fo:font-variant="small-caps" fo:color="#000000" loext:opacity="100%" fo:font-size="12pt" officeooo:rsid="0024504d" style:font-size-asian="12pt"/>
    </style:style>
    <style:style style:name="T240" style:family="text">
      <style:text-properties fo:font-variant="small-caps" fo:color="#000000" loext:opacity="100%" fo:font-size="12pt" style:font-size-asian="12pt" style:font-weight-complex="bold"/>
    </style:style>
    <style:style style:name="T241" style:family="text">
      <style:text-properties fo:font-variant="small-caps" fo:color="#000000" loext:opacity="100%" fo:font-size="12pt" fo:language="la" fo:country="VA" style:font-size-asian="12pt" style:language-asian="zh" style:country-asian="CN" style:font-size-complex="12pt" style:language-complex="hi" style:country-complex="IN"/>
    </style:style>
    <style:style style:name="T242" style:family="text">
      <style:text-properties fo:font-variant="small-caps" fo:color="#000000" loext:opacity="100%" fo:font-size="12pt" fo:language="la" fo:country="none" style:font-size-asian="12pt"/>
    </style:style>
    <style:style style:name="T243" style:family="text">
      <style:text-properties fo:font-variant="small-caps" fo:color="#000000" loext:opacity="100%" style:font-name="Linux Libertine S.O.Cist.1" fo:font-size="12pt" style:font-size-asian="12pt"/>
    </style:style>
    <style:style style:name="T244" style:family="text">
      <style:text-properties fo:font-variant="small-caps" fo:color="#000000" loext:opacity="100%" style:font-name="Linux Libertine S.O.Cist.1" fo:font-size="12pt" officeooo:rsid="0020885b" style:font-size-asian="12pt"/>
    </style:style>
    <style:style style:name="T245" style:family="text">
      <style:text-properties fo:font-variant="small-caps" fo:color="#000000" loext:opacity="100%" style:font-name="Linux Libertine S.O.Cist.1" fo:font-size="12pt" officeooo:rsid="00113ee7" style:font-size-asian="12pt"/>
    </style:style>
    <style:style style:name="T246" style:family="text">
      <style:text-properties fo:font-variant="small-caps" fo:color="#000000" loext:opacity="100%" style:font-name="Linux Libertine S.O.Cist.1" fo:font-size="12pt" officeooo:rsid="0024504d" style:font-size-asian="12pt"/>
    </style:style>
    <style:style style:name="T247" style:family="text">
      <style:text-properties fo:font-variant="small-caps" fo:color="#000000" loext:opacity="100%" style:font-name="Linux Libertine S.O.Cist.1" fo:font-size="12pt" officeooo:rsid="0039a154" style:font-size-asian="12pt"/>
    </style:style>
    <style:style style:name="T248" style:family="text">
      <style:text-properties fo:font-variant="small-caps" fo:color="#000000" loext:opacity="100%" style:font-name="Linux Libertine S.O.Cist." fo:font-size="12pt" fo:language="la" fo:country="VA" officeooo:rsid="008c5778" style:font-size-asian="12pt" style:language-asian="zh" style:country-asian="CN" style:language-complex="hi" style:country-complex="IN"/>
    </style:style>
    <style:style style:name="T249" style:family="text">
      <style:text-properties fo:font-variant="small-caps" fo:font-size="12pt" fo:language="cs" fo:country="CZ" style:font-size-asian="12pt" style:font-size-complex="12pt"/>
    </style:style>
    <style:style style:name="T250" style:family="text">
      <style:text-properties fo:font-variant="small-caps" fo:font-size="12pt" fo:language="cs" fo:country="CZ" style:font-size-asian="12pt" style:language-asian="zh" style:country-asian="CN" style:language-complex="hi" style:country-complex="IN"/>
    </style:style>
    <style:style style:name="T251" style:family="text">
      <style:text-properties fo:font-variant="small-caps" fo:font-size="12pt" style:font-size-asian="12pt"/>
    </style:style>
    <style:style style:name="T252" style:family="text">
      <style:text-properties fo:font-variant="small-caps" fo:font-size="12pt" officeooo:rsid="000cb59c" style:font-size-asian="12pt"/>
    </style:style>
    <style:style style:name="T253" style:family="text">
      <style:text-properties fo:font-variant="small-caps" officeooo:rsid="00dba782"/>
    </style:style>
    <style:style style:name="T254" style:family="text">
      <style:text-properties fo:font-variant="small-caps" style:font-name="Linux Libertine S.O.Cist." fo:font-size="12pt" fo:language="cs" fo:country="CZ" style:font-size-asian="12pt"/>
    </style:style>
    <style:style style:name="T255" style:family="text">
      <style:text-properties fo:font-variant="small-caps" style:font-name="Linux Libertine S.O.Cist." fo:font-size="12pt" fo:language="cs" fo:country="CZ" style:font-size-asian="12pt" style:font-size-complex="12pt"/>
    </style:style>
    <style:style style:name="T256" style:family="text">
      <style:text-properties fo:font-variant="small-caps" style:font-name="Linux Libertine S.O.Cist." fo:font-size="12pt" fo:language="cs" fo:country="CZ" officeooo:rsid="00071dd0" style:font-size-asian="12pt" style:font-size-complex="12pt"/>
    </style:style>
    <style:style style:name="T257" style:family="text">
      <style:text-properties fo:font-variant="small-caps" style:font-name="Linux Libertine S.O.Cist." fo:font-size="12pt" fo:language="cs" fo:country="CZ" officeooo:rsid="0067414b" style:font-size-asian="12pt" style:font-size-complex="12pt"/>
    </style:style>
    <style:style style:name="T258" style:family="text">
      <style:text-properties fo:font-variant="small-caps" style:font-name="Linux Libertine S.O.Cist." fo:font-size="12pt" fo:language="cs" fo:country="CZ" officeooo:rsid="0022e095" style:font-size-asian="12pt" style:font-size-complex="12pt"/>
    </style:style>
    <style:style style:name="T259" style:family="text">
      <style:text-properties fo:font-variant="small-caps" style:font-name="Linux Libertine S.O.Cist." fo:font-size="12pt" fo:language="cs" fo:country="CZ" officeooo:rsid="002e52ee" style:font-size-asian="12pt" style:font-size-complex="12pt"/>
    </style:style>
    <style:style style:name="T260" style:family="text">
      <style:text-properties fo:font-variant="small-caps" style:font-name="Linux Libertine S.O.Cist." fo:font-size="12pt" fo:language="cs" fo:country="CZ" officeooo:rsid="018e7b1a" style:font-size-asian="12pt" style:font-size-complex="12pt"/>
    </style:style>
    <style:style style:name="T261" style:family="text">
      <style:text-properties fo:font-variant="small-caps" style:font-name="Linux Libertine S.O.Cist." fo:font-size="12pt" fo:language="cs" fo:country="CZ" officeooo:rsid="0012d7dd" style:font-size-asian="12pt" style:font-size-complex="12pt"/>
    </style:style>
    <style:style style:name="T262" style:family="text">
      <style:text-properties fo:font-variant="small-caps" style:font-name="Linux Libertine S.O.Cist." fo:font-size="12pt" fo:language="cs" fo:country="CZ" officeooo:rsid="019783c5" style:font-size-asian="12pt" style:font-size-complex="12pt"/>
    </style:style>
    <style:style style:name="T263" style:family="text">
      <style:text-properties fo:font-variant="small-caps" style:font-name="Linux Libertine S.O.Cist." fo:font-size="12pt" fo:language="cs" fo:country="CZ" officeooo:rsid="0040ede6" style:font-size-asian="12pt" style:font-size-complex="12pt"/>
    </style:style>
    <style:style style:name="T264" style:family="text">
      <style:text-properties fo:font-variant="small-caps" style:font-name="Linux Libertine S.O.Cist." fo:font-size="12pt" fo:language="cs" fo:country="CZ" officeooo:rsid="003b9cde" style:font-size-asian="12pt" style:font-size-complex="12pt"/>
    </style:style>
    <style:style style:name="T265" style:family="text">
      <style:text-properties fo:font-variant="small-caps" style:font-name="Linux Libertine S.O.Cist." fo:font-size="12pt" fo:language="cs" fo:country="CZ" officeooo:rsid="002c4f4e" style:font-size-asian="12pt"/>
    </style:style>
    <style:style style:name="T266" style:family="text">
      <style:text-properties fo:font-variant="small-caps" style:font-name="Linux Libertine S.O.Cist." fo:font-size="12pt" fo:language="cs" fo:country="CZ" officeooo:rsid="003f1c25" style:font-size-asian="12pt"/>
    </style:style>
    <style:style style:name="T267" style:family="text">
      <style:text-properties fo:font-variant="small-caps" style:font-name="Linux Libertine S.O.Cist.1" fo:font-size="12pt" style:font-size-asian="12pt"/>
    </style:style>
    <style:style style:name="T268" style:family="text">
      <style:text-properties fo:font-variant="small-caps" style:font-name="Linux Libertine S.O.Cist.1" fo:font-size="12pt" officeooo:rsid="00071dd0" style:font-size-asian="12pt"/>
    </style:style>
    <style:style style:name="T269" style:family="text">
      <style:text-properties fo:font-variant="small-caps" style:font-name="Linux Libertine S.O.Cist.1" fo:font-size="12pt" officeooo:rsid="000b6da9" style:font-size-asian="12pt"/>
    </style:style>
    <style:style style:name="T270" style:family="text">
      <style:text-properties fo:font-variant="small-caps" style:font-name="Linux Libertine S.O.Cist.1" fo:font-size="12pt" officeooo:rsid="0020885b" style:font-size-asian="12pt"/>
    </style:style>
    <style:style style:name="T271" style:family="text">
      <style:text-properties fo:font-variant="small-caps" style:font-name="Linux Libertine S.O.Cist.1" fo:font-size="12pt" officeooo:rsid="004536e5" style:font-size-asian="12pt"/>
    </style:style>
    <style:style style:name="T272" style:family="text">
      <style:text-properties fo:font-variant="small-caps" style:font-name="Linux Libertine S.O.Cist.1" fo:font-size="12pt" style:font-size-asian="12pt" style:font-weight-complex="bold"/>
    </style:style>
    <style:style style:name="T273" style:family="text">
      <style:text-properties fo:font-variant="small-caps" style:font-name="Linux Libertine S.O.Cist.1" fo:font-size="12pt" officeooo:rsid="00091ad2" style:font-size-asian="12pt"/>
    </style:style>
    <style:style style:name="T274" style:family="text">
      <style:text-properties fo:font-variant="small-caps" style:font-name="Linux Libertine S.O.Cist.1" fo:font-size="12pt" officeooo:rsid="00113ed5" style:font-size-asian="12pt"/>
    </style:style>
    <style:style style:name="T275" style:family="text">
      <style:text-properties fo:font-variant="small-caps" style:font-name="Linux Libertine S.O.Cist.1" fo:font-size="12pt" officeooo:rsid="0039a154" style:font-size-asian="12pt"/>
    </style:style>
    <style:style style:name="T276" style:family="text">
      <style:text-properties fo:font-variant="small-caps" officeooo:rsid="003b9cde"/>
    </style:style>
    <style:style style:name="T277" style:family="text">
      <style:text-properties fo:font-variant="small-caps" officeooo:rsid="001969ea"/>
    </style:style>
    <style:style style:name="T278" style:family="text">
      <style:text-properties fo:font-variant="small-caps" officeooo:rsid="001e0faa"/>
    </style:style>
    <style:style style:name="T279" style:family="text">
      <style:text-properties fo:font-variant="small-caps" officeooo:rsid="002c9934"/>
    </style:style>
    <style:style style:name="T280" style:family="text">
      <style:text-properties fo:font-variant="small-caps" officeooo:rsid="00290454"/>
    </style:style>
    <style:style style:name="T281" style:family="text">
      <style:text-properties fo:font-variant="small-caps" officeooo:rsid="004f5275"/>
    </style:style>
    <style:style style:name="T282" style:family="text">
      <style:text-properties fo:font-variant="small-caps" fo:color="#00000a" loext:opacity="100%" style:font-name="Linux Libertine S.O.Cist." fo:font-size="12pt" fo:language="cs" fo:country="CZ" fo:font-style="normal" officeooo:rsid="005ed570" style:letter-kerning="false" style:font-name-asian="Andale Sans UI" style:font-size-asian="12pt" style:language-asian="zh" style:country-asian="CN" style:font-style-asian="normal" style:font-name-complex="Tahoma" style:font-size-complex="12pt" style:language-complex="hi" style:country-complex="IN" style:font-style-complex="normal"/>
    </style:style>
    <style:style style:name="T283" style:family="text">
      <style:text-properties fo:font-variant="small-caps" officeooo:rsid="00603726"/>
    </style:style>
    <style:style style:name="T284" style:family="text">
      <style:text-properties fo:font-variant="small-caps" officeooo:rsid="003a2221"/>
    </style:style>
    <style:style style:name="T285" style:family="text">
      <style:text-properties officeooo:rsid="003cb700"/>
    </style:style>
    <style:style style:name="T286" style:family="text">
      <style:text-properties style:font-name="Linux Libertine S.O.Cist." fo:font-size="12pt" fo:language="cs" fo:country="CZ" style:font-size-asian="12pt"/>
    </style:style>
    <style:style style:name="T287" style:family="text">
      <style:text-properties style:font-name="Linux Libertine S.O.Cist." fo:font-size="12pt" fo:language="cs" fo:country="CZ" style:font-size-asian="12pt" style:font-size-complex="12pt"/>
    </style:style>
    <style:style style:name="T288" style:family="text">
      <style:text-properties style:font-name="Linux Libertine S.O.Cist." fo:font-size="12pt" fo:language="cs" fo:country="CZ" officeooo:rsid="00071dd0" style:font-size-asian="12pt" style:font-size-complex="12pt"/>
    </style:style>
    <style:style style:name="T289" style:family="text">
      <style:text-properties style:font-name="Linux Libertine S.O.Cist." fo:font-size="12pt" fo:language="cs" fo:country="CZ" officeooo:rsid="00af38e3" style:font-size-asian="12pt" style:font-size-complex="12pt"/>
    </style:style>
    <style:style style:name="T290" style:family="text">
      <style:text-properties style:font-name="Linux Libertine S.O.Cist." fo:font-size="12pt" fo:language="cs" fo:country="CZ" officeooo:rsid="0067414b" style:font-size-asian="12pt" style:font-size-complex="12pt"/>
    </style:style>
    <style:style style:name="T291" style:family="text">
      <style:text-properties style:font-name="Linux Libertine S.O.Cist." fo:font-size="12pt" fo:language="cs" fo:country="CZ" officeooo:rsid="00d52a56" style:font-size-asian="12pt" style:font-size-complex="12pt"/>
    </style:style>
    <style:style style:name="T292" style:family="text">
      <style:text-properties style:font-name="Linux Libertine S.O.Cist." fo:font-size="12pt" fo:language="cs" fo:country="CZ" officeooo:rsid="0022e095" style:font-size-asian="12pt" style:font-size-complex="12pt"/>
    </style:style>
    <style:style style:name="T293" style:family="text">
      <style:text-properties style:font-name="Linux Libertine S.O.Cist." fo:font-size="12pt" fo:language="cs" fo:country="CZ" officeooo:rsid="002397a9" style:font-size-asian="12pt" style:font-size-complex="12pt"/>
    </style:style>
    <style:style style:name="T294" style:family="text">
      <style:text-properties style:font-name="Linux Libertine S.O.Cist." fo:font-size="12pt" fo:language="cs" fo:country="CZ" officeooo:rsid="00290c78" style:font-size-asian="12pt" style:font-size-complex="12pt"/>
    </style:style>
    <style:style style:name="T295" style:family="text">
      <style:text-properties style:font-name="Linux Libertine S.O.Cist." fo:font-size="12pt" fo:language="cs" fo:country="CZ" officeooo:rsid="0120e1cc" style:font-size-asian="12pt" style:font-size-complex="12pt"/>
    </style:style>
    <style:style style:name="T296" style:family="text">
      <style:text-properties style:font-name="Linux Libertine S.O.Cist." fo:font-size="12pt" fo:language="cs" fo:country="CZ" officeooo:rsid="002e52ee" style:font-size-asian="12pt" style:font-size-complex="12pt"/>
    </style:style>
    <style:style style:name="T297" style:family="text">
      <style:text-properties style:font-name="Linux Libertine S.O.Cist." fo:font-size="12pt" fo:language="cs" fo:country="CZ" officeooo:rsid="002efb8f" style:font-size-asian="12pt" style:font-size-complex="12pt"/>
    </style:style>
    <style:style style:name="T298" style:family="text">
      <style:text-properties style:font-name="Linux Libertine S.O.Cist." fo:font-size="12pt" fo:language="cs" fo:country="CZ" officeooo:rsid="003b225a" style:font-size-asian="12pt" style:font-size-complex="12pt"/>
    </style:style>
    <style:style style:name="T299" style:family="text">
      <style:text-properties style:font-name="Linux Libertine S.O.Cist." fo:font-size="12pt" fo:language="cs" fo:country="CZ" officeooo:rsid="018e7b1a" style:font-size-asian="12pt" style:font-size-complex="12pt"/>
    </style:style>
    <style:style style:name="T300" style:family="text">
      <style:text-properties style:font-name="Linux Libertine S.O.Cist." fo:font-size="12pt" fo:language="cs" fo:country="CZ" officeooo:rsid="003e2afd" style:font-size-asian="12pt" style:font-size-complex="12pt"/>
    </style:style>
    <style:style style:name="T301" style:family="text">
      <style:text-properties style:font-name="Linux Libertine S.O.Cist." fo:font-size="12pt" fo:language="cs" fo:country="CZ" officeooo:rsid="0012d7dd" style:font-size-asian="12pt" style:font-size-complex="12pt"/>
    </style:style>
    <style:style style:name="T302" style:family="text">
      <style:text-properties style:font-name="Linux Libertine S.O.Cist." fo:font-size="12pt" fo:language="cs" fo:country="CZ" officeooo:rsid="001b5f3b" style:font-size-asian="12pt" style:font-size-complex="12pt"/>
    </style:style>
    <style:style style:name="T303" style:family="text">
      <style:text-properties style:font-name="Linux Libertine S.O.Cist." fo:font-size="12pt" fo:language="cs" fo:country="CZ" officeooo:rsid="003ebb7b" style:font-size-asian="12pt" style:font-size-complex="12pt"/>
    </style:style>
    <style:style style:name="T304" style:family="text">
      <style:text-properties style:font-name="Linux Libertine S.O.Cist." fo:font-size="12pt" fo:language="cs" fo:country="CZ" officeooo:rsid="00149e8a" style:font-size-asian="12pt" style:font-size-complex="12pt"/>
    </style:style>
    <style:style style:name="T305" style:family="text">
      <style:text-properties style:font-name="Linux Libertine S.O.Cist." fo:font-size="12pt" fo:language="cs" fo:country="CZ" officeooo:rsid="001778d3" style:font-size-asian="12pt" style:font-size-complex="12pt"/>
    </style:style>
    <style:style style:name="T306" style:family="text">
      <style:text-properties style:font-name="Linux Libertine S.O.Cist." fo:font-size="12pt" fo:language="cs" fo:country="CZ" officeooo:rsid="010ca06b" style:font-size-asian="12pt" style:font-size-complex="12pt"/>
    </style:style>
    <style:style style:name="T307" style:family="text">
      <style:text-properties style:font-name="Linux Libertine S.O.Cist." fo:font-size="12pt" fo:language="cs" fo:country="CZ" officeooo:rsid="019783c5" style:font-size-asian="12pt" style:font-size-complex="12pt"/>
    </style:style>
    <style:style style:name="T308" style:family="text">
      <style:text-properties style:font-name="Linux Libertine S.O.Cist." fo:font-size="12pt" fo:language="cs" fo:country="CZ" officeooo:rsid="00a45de9" style:font-size-asian="12pt" style:font-size-complex="12pt"/>
    </style:style>
    <style:style style:name="T309" style:family="text">
      <style:text-properties style:font-name="Linux Libertine S.O.Cist." fo:font-size="12pt" fo:language="cs" fo:country="CZ" officeooo:rsid="0040ede6" style:font-size-asian="12pt" style:font-size-complex="12pt"/>
    </style:style>
    <style:style style:name="T310" style:family="text">
      <style:text-properties style:font-name="Linux Libertine S.O.Cist." fo:font-size="12pt" fo:language="cs" fo:country="CZ" officeooo:rsid="004f5275" style:font-size-asian="12pt" style:font-size-complex="12pt"/>
    </style:style>
    <style:style style:name="T311" style:family="text">
      <style:text-properties style:font-name="Linux Libertine S.O.Cist." fo:font-size="12pt" fo:language="cs" fo:country="CZ" officeooo:rsid="00d60992" style:font-size-asian="12pt" style:font-size-complex="12pt"/>
    </style:style>
    <style:style style:name="T312" style:family="text">
      <style:text-properties style:font-name="Linux Libertine S.O.Cist." fo:font-size="12pt" fo:language="cs" fo:country="CZ" officeooo:rsid="00d6158a" style:font-size-asian="12pt" style:font-size-complex="12pt"/>
    </style:style>
    <style:style style:name="T313" style:family="text">
      <style:text-properties style:font-name="Linux Libertine S.O.Cist." fo:font-size="12pt" fo:language="cs" fo:country="CZ" officeooo:rsid="00d67af5" style:font-size-asian="12pt" style:font-size-complex="12pt"/>
    </style:style>
    <style:style style:name="T314" style:family="text">
      <style:text-properties style:font-name="Linux Libertine S.O.Cist." fo:font-size="12pt" fo:language="cs" fo:country="CZ" officeooo:rsid="00d74b69" style:font-size-asian="12pt" style:font-size-complex="12pt"/>
    </style:style>
    <style:style style:name="T315" style:family="text">
      <style:text-properties style:font-name="Linux Libertine S.O.Cist." fo:font-size="12pt" fo:language="cs" fo:country="CZ" officeooo:rsid="00afa60b" style:font-size-asian="12pt" style:font-size-complex="12pt"/>
    </style:style>
    <style:style style:name="T316" style:family="text">
      <style:text-properties style:font-name="Linux Libertine S.O.Cist." fo:font-size="12pt" fo:language="cs" fo:country="CZ" officeooo:rsid="001e92b2" style:font-size-asian="12pt" style:font-size-complex="12pt"/>
    </style:style>
    <style:style style:name="T317" style:family="text">
      <style:text-properties style:font-name="Linux Libertine S.O.Cist." fo:font-size="12pt" fo:language="cs" fo:country="CZ" officeooo:rsid="0016d416" style:font-size-asian="12pt" style:font-size-complex="12pt"/>
    </style:style>
    <style:style style:name="T318" style:family="text">
      <style:text-properties style:font-name="Linux Libertine S.O.Cist." fo:font-size="12pt" fo:language="cs" fo:country="CZ" officeooo:rsid="004ff822" style:font-size-asian="12pt" style:font-size-complex="12pt"/>
    </style:style>
    <style:style style:name="T319" style:family="text">
      <style:text-properties style:font-name="Linux Libertine S.O.Cist." fo:font-size="12pt" fo:language="cs" fo:country="CZ" officeooo:rsid="0051f443" style:font-size-asian="12pt" style:font-size-complex="12pt"/>
    </style:style>
    <style:style style:name="T320" style:family="text">
      <style:text-properties style:font-name="Linux Libertine S.O.Cist." fo:font-size="12pt" fo:language="cs" fo:country="CZ" officeooo:rsid="003b9cde" style:font-size-asian="12pt" style:font-size-complex="12pt"/>
    </style:style>
    <style:style style:name="T321" style:family="text">
      <style:text-properties style:font-name="Linux Libertine S.O.Cist." fo:font-size="12pt" fo:language="cs" fo:country="CZ" officeooo:rsid="001e0faa" style:font-size-asian="12pt" style:font-size-complex="12pt"/>
    </style:style>
    <style:style style:name="T322" style:family="text">
      <style:text-properties style:font-name="Linux Libertine S.O.Cist." fo:font-size="12pt" fo:language="cs" fo:country="CZ" officeooo:rsid="00537b2b" style:font-size-asian="12pt" style:font-size-complex="12pt"/>
    </style:style>
    <style:style style:name="T323" style:family="text">
      <style:text-properties style:font-name="Linux Libertine S.O.Cist." fo:font-size="12pt" fo:language="cs" fo:country="CZ" officeooo:rsid="0058e931" style:font-size-asian="12pt" style:font-size-complex="12pt"/>
    </style:style>
    <style:style style:name="T324" style:family="text">
      <style:text-properties style:font-name="Linux Libertine S.O.Cist." fo:font-size="12pt" fo:language="cs" fo:country="CZ" officeooo:rsid="00379f56" style:font-size-asian="12pt"/>
    </style:style>
    <style:style style:name="T325" style:family="text">
      <style:text-properties style:font-name="Linux Libertine S.O.Cist." fo:font-size="12pt" fo:language="cs" fo:country="CZ" officeooo:rsid="0020acde" style:font-size-asian="12pt"/>
    </style:style>
    <style:style style:name="T326" style:family="text">
      <style:text-properties style:font-name="Linux Libertine S.O.Cist." fo:font-size="12pt" fo:language="cs" fo:country="CZ" officeooo:rsid="00749a20" style:font-size-asian="12pt"/>
    </style:style>
    <style:style style:name="T327" style:family="text">
      <style:text-properties style:font-name="Linux Libertine S.O.Cist." fo:font-size="12pt" fo:language="cs" fo:country="CZ" officeooo:rsid="000a69c1" style:font-size-asian="12pt"/>
    </style:style>
    <style:style style:name="T328" style:family="text">
      <style:text-properties style:font-name="Linux Libertine S.O.Cist." fo:font-size="12pt" fo:language="cs" fo:country="CZ" officeooo:rsid="003f1c25" style:font-size-asian="12pt"/>
    </style:style>
    <style:style style:name="T329" style:family="text">
      <style:text-properties style:font-name="Linux Libertine S.O.Cist." fo:font-size="12pt" fo:language="cs" fo:country="CZ" officeooo:rsid="01473cf2" style:font-size-asian="12pt"/>
    </style:style>
    <style:style style:name="T330" style:family="text">
      <style:text-properties style:font-name="Linux Libertine S.O.Cist." fo:font-size="12pt" fo:language="cs" fo:country="CZ" officeooo:rsid="01666eb7" style:font-size-asian="12pt"/>
    </style:style>
    <style:style style:name="T331" style:family="text">
      <style:text-properties style:font-name="Linux Libertine S.O.Cist." fo:font-size="12pt" fo:language="cs" fo:country="CZ" officeooo:rsid="0104014e" style:font-size-asian="12pt"/>
    </style:style>
    <style:style style:name="T332" style:family="text">
      <style:text-properties style:font-name="Linux Libertine S.O.Cist." fo:font-size="12pt" fo:language="cs" fo:country="CZ" officeooo:rsid="0047852d" style:font-size-asian="12pt"/>
    </style:style>
    <style:style style:name="T333" style:family="text">
      <style:text-properties style:font-name="Linux Libertine S.O.Cist." fo:font-size="12pt" fo:language="cs" fo:country="CZ" fo:font-style="italic" officeooo:rsid="010c395c" style:font-size-asian="12pt" style:font-style-asian="italic" style:font-size-complex="12pt" style:font-style-complex="italic"/>
    </style:style>
    <style:style style:name="T334" style:family="text">
      <style:text-properties style:font-name="Linux Libertine S.O.Cist." fo:font-size="12pt" fo:language="cs" fo:country="CZ" fo:font-style="italic" officeooo:rsid="00af38e3" style:font-size-asian="12pt" style:font-style-asian="italic" style:font-size-complex="12pt" style:font-style-complex="italic"/>
    </style:style>
    <style:style style:name="T335" style:family="text">
      <style:text-properties style:font-name="Linux Libertine S.O.Cist." fo:font-size="12pt" fo:language="cs" fo:country="CZ" fo:font-style="italic" officeooo:rsid="0067414b" style:font-size-asian="12pt" style:font-style-asian="italic" style:font-size-complex="12pt" style:font-style-complex="italic"/>
    </style:style>
    <style:style style:name="T336" style:family="text">
      <style:text-properties style:font-name="Linux Libertine S.O.Cist." fo:font-size="12pt" fo:language="cs" fo:country="CZ" fo:font-style="italic" officeooo:rsid="010ca06b" style:font-size-asian="12pt" style:font-style-asian="italic" style:font-size-complex="12pt" style:font-style-complex="italic"/>
    </style:style>
    <style:style style:name="T337" style:family="text">
      <style:text-properties style:font-name="Linux Libertine S.O.Cist." fo:font-size="12pt" fo:language="cs" fo:country="CZ" fo:font-style="italic" officeooo:rsid="018e7b1a" style:font-size-asian="12pt" style:font-style-asian="italic" style:font-size-complex="12pt" style:font-style-complex="italic"/>
    </style:style>
    <style:style style:name="T338" style:family="text">
      <style:text-properties style:font-name="Linux Libertine S.O.Cist." fo:font-size="12pt" fo:language="cs" fo:country="CZ" fo:font-style="italic" officeooo:rsid="00a45de9" style:font-size-asian="12pt" style:font-style-asian="italic" style:font-size-complex="12pt" style:font-style-complex="italic"/>
    </style:style>
    <style:style style:name="T339" style:family="text">
      <style:text-properties style:font-name="Linux Libertine S.O.Cist." fo:font-size="12pt" fo:language="cs" fo:country="CZ" fo:font-style="italic" officeooo:rsid="010e5949" style:font-size-asian="12pt" style:font-style-asian="italic" style:font-size-complex="12pt" style:font-style-complex="italic"/>
    </style:style>
    <style:style style:name="T340" style:family="text">
      <style:text-properties style:font-name="Linux Libertine S.O.Cist." fo:font-size="12pt" fo:language="cs" fo:country="CZ" fo:font-style="italic" officeooo:rsid="001e0faa" style:font-size-asian="12pt" style:font-style-asian="italic" style:font-size-complex="12pt" style:font-style-complex="italic"/>
    </style:style>
    <style:style style:name="T341" style:family="text">
      <style:text-properties style:font-name="Linux Libertine S.O.Cist." fo:font-size="12pt" fo:language="cs" fo:country="CZ" fo:font-style="normal" officeooo:rsid="002a5f8a" style:font-size-asian="12pt" style:font-style-asian="normal" style:font-size-complex="12pt" style:font-style-complex="normal"/>
    </style:style>
    <style:style style:name="T342" style:family="text">
      <style:text-properties style:font-name="Linux Libertine S.O.Cist." fo:font-size="12pt" fo:language="cs" fo:country="CZ" fo:font-style="normal" officeooo:rsid="002bf6aa" style:font-size-asian="12pt" style:font-style-asian="normal" style:font-size-complex="12pt" style:font-style-complex="normal"/>
    </style:style>
    <style:style style:name="T343" style:family="text">
      <style:text-properties style:font-name="Linux Libertine S.O.Cist." fo:font-size="12pt" fo:language="cs" fo:country="CZ" fo:font-style="normal" officeooo:rsid="00a45de9" style:font-size-asian="12pt" style:font-style-asian="normal" style:font-size-complex="12pt" style:font-style-complex="normal"/>
    </style:style>
    <style:style style:name="T344" style:family="text">
      <style:text-properties style:font-name="Linux Libertine S.O.Cist." fo:font-size="12pt" fo:language="cs" fo:country="CZ" fo:font-style="normal" officeooo:rsid="00d67af5" style:font-size-asian="12pt" style:font-style-asian="normal" style:font-size-complex="12pt" style:font-style-complex="normal"/>
    </style:style>
    <style:style style:name="T345" style:family="text">
      <style:text-properties style:font-name="Linux Libertine S.O.Cist." fo:font-size="12pt" fo:language="cs" fo:country="CZ" fo:font-style="normal" officeooo:rsid="004ff822" style:font-size-asian="12pt" style:font-style-asian="normal" style:font-size-complex="12pt" style:font-style-complex="normal"/>
    </style:style>
    <style:style style:name="T346" style:family="text">
      <style:text-properties style:font-name="Linux Libertine S.O.Cist.1" fo:font-size="12pt" style:font-size-asian="12pt"/>
    </style:style>
    <style:style style:name="T347" style:family="text">
      <style:text-properties style:font-name="Linux Libertine S.O.Cist.1" fo:font-size="12pt" officeooo:rsid="003cb700" style:font-size-asian="12pt"/>
    </style:style>
    <style:style style:name="T348" style:family="text">
      <style:text-properties style:font-name="Linux Libertine S.O.Cist.1" fo:font-size="12pt" officeooo:rsid="00091ad2" style:font-size-asian="12pt"/>
    </style:style>
    <style:style style:name="T349" style:family="text">
      <style:text-properties style:font-name="Linux Libertine S.O.Cist.1" fo:font-size="12pt" officeooo:rsid="00071dd0" style:font-size-asian="12pt"/>
    </style:style>
    <style:style style:name="T350" style:family="text">
      <style:text-properties style:font-name="Linux Libertine S.O.Cist.1" fo:font-size="12pt" officeooo:rsid="000b6da9" style:font-size-asian="12pt"/>
    </style:style>
    <style:style style:name="T351" style:family="text">
      <style:text-properties style:font-name="Linux Libertine S.O.Cist.1" fo:font-size="12pt" officeooo:rsid="000cb59c" style:font-size-asian="12pt"/>
    </style:style>
    <style:style style:name="T352" style:family="text">
      <style:text-properties style:font-name="Linux Libertine S.O.Cist.1" fo:font-size="12pt" officeooo:rsid="003e2afd" style:font-size-asian="12pt"/>
    </style:style>
    <style:style style:name="T353" style:family="text">
      <style:text-properties style:font-name="Linux Libertine S.O.Cist.1" fo:font-size="12pt" officeooo:rsid="003fb707" style:font-size-asian="12pt"/>
    </style:style>
    <style:style style:name="T354" style:family="text">
      <style:text-properties style:font-name="Linux Libertine S.O.Cist.1" fo:font-size="12pt" officeooo:rsid="0020885b" style:font-size-asian="12pt"/>
    </style:style>
    <style:style style:name="T355" style:family="text">
      <style:text-properties style:font-name="Linux Libertine S.O.Cist.1" fo:font-size="12pt" officeooo:rsid="0020d11b" style:font-size-asian="12pt"/>
    </style:style>
    <style:style style:name="T356" style:family="text">
      <style:text-properties style:font-name="Linux Libertine S.O.Cist.1" fo:font-size="12pt" officeooo:rsid="00415850" style:font-size-asian="12pt"/>
    </style:style>
    <style:style style:name="T357" style:family="text">
      <style:text-properties style:font-name="Linux Libertine S.O.Cist.1" fo:font-size="12pt" officeooo:rsid="0035e84f" style:font-size-asian="12pt"/>
    </style:style>
    <style:style style:name="T358" style:family="text">
      <style:text-properties style:font-name="Linux Libertine S.O.Cist.1" fo:font-size="12pt" officeooo:rsid="003638ca" style:font-size-asian="12pt"/>
    </style:style>
    <style:style style:name="T359" style:family="text">
      <style:text-properties style:font-name="Linux Libertine S.O.Cist.1" fo:font-size="12pt" officeooo:rsid="004536e5" style:font-size-asian="12pt"/>
    </style:style>
    <style:style style:name="T360" style:family="text">
      <style:text-properties style:font-name="Linux Libertine S.O.Cist.1" fo:font-size="12pt" officeooo:rsid="0037c6c8" style:font-size-asian="12pt"/>
    </style:style>
    <style:style style:name="T361" style:family="text">
      <style:text-properties style:font-name="Linux Libertine S.O.Cist.1" fo:font-size="12pt" officeooo:rsid="003a9316" style:font-size-asian="12pt"/>
    </style:style>
    <style:style style:name="T362" style:family="text">
      <style:text-properties style:font-name="Linux Libertine S.O.Cist.1" fo:font-size="12pt" style:font-size-asian="12pt" style:font-weight-complex="bold"/>
    </style:style>
    <style:style style:name="T363" style:family="text">
      <style:text-properties style:font-name="Linux Libertine S.O.Cist.1" fo:font-size="12pt" officeooo:rsid="004f5275" style:font-size-asian="12pt"/>
    </style:style>
    <style:style style:name="T364" style:family="text">
      <style:text-properties style:font-name="Linux Libertine S.O.Cist.1" fo:font-size="12pt" officeooo:rsid="000998ee" style:font-size-asian="12pt"/>
    </style:style>
    <style:style style:name="T365" style:family="text">
      <style:text-properties style:font-name="Linux Libertine S.O.Cist.1" fo:font-size="12pt" officeooo:rsid="005043e4" style:font-size-asian="12pt"/>
    </style:style>
    <style:style style:name="T366" style:family="text">
      <style:text-properties style:font-name="Linux Libertine S.O.Cist.1" fo:font-size="12pt" officeooo:rsid="0054041e" style:font-size-asian="12pt"/>
    </style:style>
    <style:style style:name="T367" style:family="text">
      <style:text-properties style:font-name="Linux Libertine S.O.Cist.1" fo:font-size="12pt" officeooo:rsid="0042caa6" style:font-size-asian="12pt"/>
    </style:style>
    <style:style style:name="T368" style:family="text">
      <style:text-properties style:font-name="Linux Libertine S.O.Cist.1" fo:font-size="12pt" officeooo:rsid="00228f99" style:font-size-asian="12pt"/>
    </style:style>
    <style:style style:name="T369" style:family="text">
      <style:text-properties style:font-name="Linux Libertine S.O.Cist.1" fo:font-size="12pt" officeooo:rsid="003ba2b2" style:font-size-asian="12pt"/>
    </style:style>
    <style:style style:name="T370" style:family="text">
      <style:text-properties style:font-name="Linux Libertine S.O.Cist.1" fo:font-size="12pt" officeooo:rsid="0056323e" style:font-size-asian="12pt"/>
    </style:style>
    <style:style style:name="T371" style:family="text">
      <style:text-properties style:font-name="Linux Libertine S.O.Cist.1" fo:font-size="12pt" officeooo:rsid="00235b9a" style:font-size-asian="12pt"/>
    </style:style>
    <style:style style:name="T372" style:family="text">
      <style:text-properties style:font-name="Linux Libertine S.O.Cist.1" fo:font-size="12pt" officeooo:rsid="0043b53a" style:font-size-asian="12pt"/>
    </style:style>
    <style:style style:name="T373" style:family="text">
      <style:text-properties style:font-name="Linux Libertine S.O.Cist.1" fo:font-size="12pt" officeooo:rsid="0058e931" style:font-size-asian="12pt"/>
    </style:style>
    <style:style style:name="T374" style:family="text">
      <style:text-properties style:font-name="Linux Libertine S.O.Cist.1" fo:font-size="12pt" officeooo:rsid="0059f8fc" style:font-size-asian="12pt"/>
    </style:style>
    <style:style style:name="T375" style:family="text">
      <style:text-properties style:font-name="Linux Libertine S.O.Cist.1" fo:font-size="12pt" officeooo:rsid="005d024e" style:font-size-asian="12pt"/>
    </style:style>
    <style:style style:name="T376" style:family="text">
      <style:text-properties style:font-name="Linux Libertine S.O.Cist.1" fo:font-size="12pt" officeooo:rsid="0060058d" style:font-size-asian="12pt"/>
    </style:style>
    <style:style style:name="T377" style:family="text">
      <style:text-properties style:font-name="Linux Libertine S.O.Cist.1" fo:font-size="12pt" officeooo:rsid="00608fe6" style:font-size-asian="12pt"/>
    </style:style>
    <style:style style:name="T378" style:family="text">
      <style:text-properties style:font-name="Linux Libertine S.O.Cist.1" fo:font-size="12pt" fo:font-style="italic" officeooo:rsid="003a9316" style:font-size-asian="12pt" style:font-style-asian="italic" style:font-style-complex="italic" style:font-weight-complex="bold"/>
    </style:style>
    <style:style style:name="T379" style:family="text">
      <style:text-properties style:font-name="Linux Libertine S.O.Cist.1" fo:font-size="12pt" fo:font-style="italic" officeooo:rsid="003a9316" style:font-size-asian="12pt" style:font-style-asian="italic" style:font-style-complex="italic"/>
    </style:style>
    <style:style style:name="T380" style:family="text">
      <style:text-properties style:font-name="Linux Libertine S.O.Cist.1" fo:font-size="12pt" fo:font-style="italic" officeooo:rsid="00235b9a" style:font-size-asian="12pt" style:font-style-asian="italic" style:font-style-complex="italic"/>
    </style:style>
    <style:style style:name="T381" style:family="text">
      <style:text-properties style:font-name="Linux Libertine S.O.Cist.1" fo:font-size="12pt" fo:font-style="italic" officeooo:rsid="00608fe6" style:font-size-asian="12pt" style:font-style-asian="italic" style:font-style-complex="italic"/>
    </style:style>
    <style:style style:name="T382" style:family="text">
      <style:text-properties style:font-name="Linux Libertine S.O.Cist.1" fo:font-size="12pt" fo:font-weight="bold" style:font-size-asian="12pt" style:font-weight-asian="bold" style:font-weight-complex="bold"/>
    </style:style>
    <style:style style:name="T383" style:family="text">
      <style:text-properties fo:font-variant="normal" fo:text-transform="none"/>
    </style:style>
    <style:style style:name="T384" style:family="text">
      <style:text-properties fo:font-variant="normal" fo:text-transform="none" fo:color="#00000a" loext:opacity="100%" style:font-name="Linux Libertine S.O.Cist.1" fo:font-size="12pt" fo:language="cs" fo:country="CZ" officeooo:rsid="0024504d" style:letter-kerning="false" style:font-name-asian="Andale Sans UI" style:font-size-asian="12pt" style:language-asian="zh" style:country-asian="CN" style:font-name-complex="Tahoma" style:font-size-complex="12pt" style:language-complex="hi" style:country-complex="IN"/>
    </style:style>
    <style:style style:name="T385" style:family="text">
      <style:text-properties fo:font-variant="normal" fo:text-transform="none" style:font-name="Linux Libertine S.O.Cist.1" fo:font-size="12pt" style:font-size-asian="12pt"/>
    </style:style>
    <style:style style:name="T386" style:family="text">
      <style:text-properties fo:font-variant="normal" fo:text-transform="none" officeooo:rsid="004f5275"/>
    </style:style>
    <style:style style:name="T387" style:family="text">
      <style:text-properties officeooo:rsid="004877b9"/>
    </style:style>
    <style:style style:name="T388" style:family="text">
      <style:text-properties officeooo:rsid="004f5275"/>
    </style:style>
    <style:style style:name="T389" style:family="text">
      <style:text-properties officeooo:rsid="004ff822"/>
    </style:style>
    <style:style style:name="T390" style:family="text">
      <style:text-properties fo:letter-spacing="0.0071in" fo:font-weight="normal" officeooo:rsid="001a21ad" style:font-weight-asian="normal" style:font-weight-complex="normal"/>
    </style:style>
    <style:style style:name="T391" style:family="text">
      <style:text-properties fo:letter-spacing="0.0071in" fo:font-weight="normal" officeooo:rsid="006b8b54" style:font-weight-asian="normal" style:font-weight-complex="normal"/>
    </style:style>
    <style:style style:name="T392" style:family="text">
      <style:text-properties fo:letter-spacing="0.0071in" fo:font-weight="normal" officeooo:rsid="006b8b54" style:letter-kerning="false" style:font-name-asian="Andale Sans UI" style:font-weight-asian="normal" style:font-name-complex="Tahoma" style:font-weight-complex="normal"/>
    </style:style>
    <style:style style:name="T393" style:family="text">
      <style:text-properties fo:font-weight="normal" officeooo:rsid="0034927f" style:font-weight-asian="normal" style:font-weight-complex="normal"/>
    </style:style>
    <style:style style:name="T394" style:family="text">
      <style:text-properties officeooo:rsid="00603726"/>
    </style:style>
    <style:style style:name="T395" style:family="text">
      <style:text-properties officeooo:rsid="006150ef"/>
    </style:style>
    <style:style style:name="T396" style:family="text">
      <style:text-properties officeooo:rsid="004f4a0c"/>
    </style:style>
    <style:style style:name="T397" style:family="text">
      <style:text-properties officeooo:rsid="0050b519"/>
    </style:style>
    <style:style style:name="T398" style:family="text">
      <style:text-properties officeooo:rsid="003a2221"/>
    </style:style>
    <style:style style:name="T399" style:family="text">
      <style:text-properties officeooo:rsid="0061ba7a"/>
    </style:style>
    <style:style style:name="T400" style:family="text">
      <style:text-properties fo:color="#0000ff" loext:opacity="100%" fo:font-size="9pt" officeooo:rsid="0061ba7a" style:font-size-asian="9pt" style:font-size-complex="9pt"/>
    </style:style>
    <style:style style:name="T401" style:family="text">
      <style:text-properties officeooo:rsid="0063b044"/>
    </style:style>
    <style:style style:name="T402" style:family="text">
      <style:text-properties officeooo:rsid="0063725c"/>
    </style:style>
    <style:style style:name="T403" style:family="text">
      <style:text-properties officeooo:rsid="0044a46c"/>
    </style:style>
    <style:style style:name="T404" style:family="text">
      <style:text-properties officeooo:rsid="003bc0cc"/>
    </style:style>
    <style:style style:name="T405" style:family="text">
      <style:text-properties officeooo:rsid="003bcf62"/>
    </style:style>
    <style:style style:name="T406" style:family="text">
      <style:text-properties officeooo:rsid="00379f56"/>
    </style:style>
    <style:style style:name="T407" style:family="text">
      <style:text-properties officeooo:rsid="003f8205"/>
    </style:style>
    <style:style style:name="T408" style:family="text">
      <style:text-properties officeooo:rsid="01473cf2"/>
    </style:style>
    <style:style style:name="T409" style:family="text">
      <style:text-properties officeooo:rsid="00426222"/>
    </style:style>
    <style:style style:name="T410" style:family="text">
      <style:text-properties officeooo:rsid="00445de7"/>
    </style:style>
    <style:style style:name="T411" style:family="text">
      <style:text-properties officeooo:rsid="006b8b5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28">DIE III. DECEMBRIS.</text:p>
            <text:p text:style-name="P84"><text:span text:style-name="T15">I</text:span><text:span text:style-name="T61">n </text:span><text:span text:style-name="T15">F</text:span><text:span text:style-name="T61">esto </text:span><text:span text:style-name="T15">S. G</text:span><text:span text:style-name="T61">algani. </text:span></text:p>
            <text:p text:style-name="P32">Confessoris.</text:p>
            <text:p text:style-name="P32">iij. Lect. et M.</text:p>
          </table:table-cell>
          <table:covered-table-cell/>
        </table:table-row>
        <table:table-row table:style-name="Tabulka1.1">
          <table:table-cell table:style-name="Tabulka1.A1" office:value-type="string">
            <text:p text:style-name="P89">In I. Nocturno</text:p>
            <text:p text:style-name="P90">De libro <text:s/>Ecclesiástici</text:p>
            <text:p text:style-name="P14">Lectio j. Cap. 32. et 33.</text:p>
            <text:p text:style-name="P99">Q<text:span text:style-name="T236">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100"/>
          </table:table-cell>
          <table:table-cell table:style-name="Tabulka1.A1" office:value-type="string">
            <text:p text:style-name="P76"/>
            <text:p text:style-name="P76"/>
            <text:p text:style-name="P76"/>
            <text:p text:style-name="P119"><text:span text:style-name="T256">Kdo</text:span><text:span text:style-name="T288"> věří Bohu, zachovává </text:span><text:span text:style-name="T333">jeho</text:span><text:span text:style-name="T289"> přikázání, a kdo v něho doufá, nebude zahanben. Toho, kdo se bojí Pána, nepotká neštěstí, a v po</text:span><text:span text:style-name="T310">­</text:span><text:span text:style-name="T289">kušení zachová ho Bůh a zbaví ho zlého. Moudrý nemá v nenávisti zákon a spravedlnost, a nebude </text:span><text:span text:style-name="T115">v</text:span><text:span text:style-name="T116">ržen</text:span><text:span text:style-name="T130"> na skálu</text:span><text:span text:style-name="T334"> </text:span><text:span text:style-name="T289">jako loď v bouři. Člověk rozumný je věrný zákonu Božímu, a zákon je věrný </text:span><text:span text:style-name="T310">zase </text:span><text:span text:style-name="T289">jemu. </text:span></text:p>
          </table:table-cell>
        </table:table-row>
        <table:table-row table:style-name="Tabulka1.1">
          <table:table-cell table:style-name="Tabulka1.A1" office:value-type="string">
            <text:p text:style-name="P34">Lectio ij.</text:p>
            <text:p text:style-name="P113">G<text:span text:style-name="T236">algánus</text:span> ex sterílibus paréntibus in castro agri Senénsis, Eugénio tértio Pontifice máximo, et imperatóre Frederíco primo, natus, a Michaéle Archángelo in somnis bis mónitus est, ut Christi milítiam profiterétur. Et ubi in montem Sépium venísset, ab eódem íterum accépit mónita salútis. Sed dissuadénte matre vídua et propínquis, matrimónium iníre deliberávit: equitánsque per supradíctum montem ad vidéndam sponsam, súbstitit equus, et licet calcáribus premerétur, ultérius tamen nequáquam progréssus est.</text:p>
            <text:p text:style-name="P45"/>
          </table:table-cell>
          <table:table-cell table:style-name="Tabulka1.A1" office:value-type="string">
            <text:p text:style-name="P43"/>
            <text:p text:style-name="P121"><text:span text:style-name="T267">Galganus</text:span><text:span text:style-name="T346"> se narodil neplodným rodičům u měs</text:span><text:span text:style-name="T363">­</text:span><text:span text:style-name="T346">ta Siena za </text:span><text:span text:style-name="T347">vlády </text:span><text:span text:style-name="T346">papeže Evžena III. </text:span><text:span text:style-name="T363">a</text:span><text:span text:style-name="T346"> císaře Fridricha I. Archanděl Michael jej ve snu dvakrát vybízel, aby se stal vojákem Kristovým. A když přišel k hoře Siepe, přijal od </text:span><text:span text:style-name="T144">A</text:span><text:span text:style-name="T346">rchanděla Michaela přikázání spásy. Avšak matka vdova a příbuzní jej odrazovali, takže se nakonec rozhodl vstoupit do manželství. Když jel podél již zmíněné hory, aby se setkal s nevěstou, kůň se zastavil a </text:span><text:span text:style-name="T144">přestože </text:span><text:span text:style-name="T346">jej pobízel ostruhami, nepostoupil ani o krok dále. </text:span></text:p>
          </table:table-cell>
        </table:table-row>
        <table:table-row table:style-name="Tabulka1.1">
          <table:table-cell table:style-name="Tabulka1.A1" office:value-type="string">
            <text:p text:style-name="P34">Lectio iij.</text:p>
            <text:p text:style-name="P113">H<text:span text:style-name="T236">oc</text:span> mutátus miráculo Galgánus, sponsam ad virginitátem servándam indúxit, et ipse vitam religiósam sub Cistércii légibus profiténdo, váriis tentatiónibus probátus, ad tantam perfectiónem ascéndit, ut abséntia vidéret, futúra præscíret, dæmones ab energúmenis ejíceret, ægrótis sanitátem restitúeret, panem venenátum coméderet, nullo inde incómmodo contrácto. Dénique cum sanctíssime vitam in erémo consummásset, iis verbis ad felicitátem perénnem appellátus: Satis est quod laborásti, metes nunc quod seminásti, migrávit ad Dóminum, et Sanctórum número adscríptus est.</text:p>
            <text:p text:style-name="P45"/>
          </table:table-cell>
          <table:table-cell table:style-name="Tabulka1.A1" office:value-type="string">
            <text:p text:style-name="P43"/>
            <text:p text:style-name="P121"><text:span text:style-name="T268">T</text:span><text:span text:style-name="T267">ímto</text:span><text:span text:style-name="T346"> zázrakem </text:span><text:span text:style-name="T348">proměněn</text:span><text:span text:style-name="T346">, přesvědčil Galganus </text:span><text:span text:style-name="T349">svou </text:span><text:span text:style-name="T346">nevěstu k panenskému životu a sám se zaslíbil řeholnímu životu podle pravidel </text:span><text:span text:style-name="T144">C</text:span><text:span text:style-name="T346">isterciáck</text:span><text:span text:style-name="T363">é</text:span><text:span text:style-name="T346">h</text:span><text:span text:style-name="T363">o řádu</text:span><text:span text:style-name="T346">, vyzkoušen mnoha pokušeními došel k takové dokonalosti, že viděl věci na vzdálených místech, předpovídal budoucnost, vyháněl </text:span><text:span text:style-name="T144">zlé duchy</text:span><text:span text:style-name="T346"> z posedlých, uzdravoval nemocné, č</text:span><text:span text:style-name="T348">i </text:span><text:span text:style-name="T346">snědl otrávený chl</text:span><text:span text:style-name="T363">é</text:span><text:span text:style-name="T346">b a žá</text:span><text:span text:style-name="T375">dné nesnáze </text:span><text:span text:style-name="T346">mu to nezpůsobilo. Poté, když přesvatě život v poušti dokonal, těmito slovy byl povolán k věčné blaženosti: „Již jsi dost pracoval, nyní skliď, co jsi zasel,“ odešel k Pánu, a byl při</text:span><text:span text:style-name="T348">ps</text:span><text:span text:style-name="T346">án k zástupu </text:span><text:span text:style-name="T144">S</text:span><text:span text:style-name="T346">vatých.</text:span></text:p>
          </table:table-cell>
        </table:table-row>
        <table:table-row table:style-name="Tabulka1.1">
          <table:table-cell table:style-name="Tabulka1.A1" table:number-columns-spanned="2" office:value-type="string">
            <text:p text:style-name="P29">DIE IV. DECEMBRIS.</text:p>
            <text:p text:style-name="P85"><text:span text:style-name="T15">I</text:span><text:span text:style-name="T61">n </text:span><text:span text:style-name="T15">F</text:span><text:span text:style-name="T61">esto </text:span><text:span text:style-name="T15">S. B</text:span><text:span text:style-name="T61">arbaræ. </text:span></text:p>
            <text:p text:style-name="P33">Virginis et Martyris.</text:p>
            <text:p text:style-name="P91"><text:span text:style-name="T108">in </text:span><text:span text:style-name="T12">B</text:span><text:span text:style-name="T108">ohemia et </text:span><text:span text:style-name="T12">L</text:span><text:span text:style-name="T108">usatia</text:span><text:span text:style-name="T107">: </text:span><text:span text:style-name="T44">MM. min.</text:span></text:p>
          </table:table-cell>
          <table:covered-table-cell/>
        </table:table-row>
        <table:table-row table:style-name="Tabulka1.1">
          <table:table-cell table:style-name="Tabulka1.A1" office:value-type="string">
            <text:p text:style-name="P58">In I. Nocturno</text:p>
            <text:p text:style-name="P60">De libro Ecclesiástici.</text:p>
            <text:p text:style-name="P15">Lectio j. <text:span text:style-name="T180">Cap. 51.</text:span></text:p>
            <text:p text:style-name="P139">C<text:span text:style-name="T236">onfitébor</text:span> tibi Dómine Rex, et collaudábo te Deum Salvatórem meum. Confitébor nómini tuo: quóniam adjútor et protéctor factus es mihi, et liberásti corpus meum a perditió<text:soft-page-break/>ne, a láqueo linguæ iníquæ, et a lábiis operántium mendácium, et in conspéctu astántium factus es mihi adjútor. </text:p>
            <text:p text:style-name="P139"/>
          </table:table-cell>
          <table:table-cell table:style-name="Tabulka1.A1" office:value-type="string">
            <text:p text:style-name="P71"/>
            <text:p text:style-name="P71"/>
            <text:p text:style-name="P71"/>
            <text:p text:style-name="P132"><text:span text:style-name="T257">Velebit</text:span><text:span text:style-name="T290"> tě budu, Hospodine, Králi, </text:span><text:span text:style-name="T291">a </text:span><text:span text:style-name="T290">chválit tě</text:span><text:span text:style-name="T291"> jako</text:span><text:span text:style-name="T290"> Boha svého Spasitele. </text:span><text:span text:style-name="T291">V</text:span><text:span text:style-name="T290">elebit budu tvé jméno: </text:span><text:span text:style-name="T291">neboť </text:span><text:span text:style-name="T290">ses </text:span><text:span text:style-name="T291">stal </text:span><text:span text:style-name="T310">mým </text:span><text:span text:style-name="T290">ochráncem a pomocníkem, </text:span><text:span text:style-name="T291">a </text:span><text:span text:style-name="T290">vysvobodil jsi mé tělo ze záhuby </text:span><text:soft-page-break/><text:span text:style-name="T290">a z osidel jazyka </text:span><text:span text:style-name="T117">z</text:span><text:span text:style-name="T116">lovolného</text:span><text:span text:style-name="T290">, od rtů páchajících lež; proti těm, kteří povstali, stal ses mi pomocníkem. </text:span></text:p>
          </table:table-cell>
        </table:table-row>
        <table:table-row table:style-name="Tabulka1.1">
          <table:table-cell table:style-name="Tabulka1.A1" office:value-type="string">
            <text:p text:style-name="P15">Lectio ij.</text:p>
            <text:p text:style-name="P101">E<text:span text:style-name="T236">t</text:span> liberásti me secúndum multitúdinem misericórdiæ nóminis tui a rugiéntibus, præparátis ad escam, de mánibus quæréntium ánimam meam, et de portis tribulatiónum quæ circumdedérunt me: a pressúra flammæ, quæ circúmdedit me, et in médio ignis non sum æstuáta: de altitúdine ventris ínferi, et a lingua coinquináta‚ et a verbo mendácii, a rege iníquo‚ et a lingua injústa.</text:p>
            <text:p text:style-name="P94"/>
          </table:table-cell>
          <table:table-cell table:style-name="Tabulka1.A1" office:value-type="string">
            <text:p text:style-name="P77"/>
            <text:p text:style-name="P122"><text:span text:style-name="T311">A vysvobodil jsi mne </text:span><text:span text:style-name="T126">ve </text:span><text:span text:style-name="T312">velké</text:span><text:span text:style-name="T310">m </text:span><text:span text:style-name="T299">slitování </text:span><text:span text:style-name="T310">tvého </text:span><text:span text:style-name="T299">jmén</text:span><text:span text:style-name="T312">a</text:span><text:span text:style-name="T299"> ze </text:span><text:span text:style-name="T337">zubů </text:span><text:span text:style-name="T344">řvounů připravených mne sežrat</text:span><text:span text:style-name="T299">, z ruk</text:span><text:span text:style-name="T313">ou</text:span><text:span text:style-name="T299"> těch, kdo mi ukládali o život, </text:span><text:span text:style-name="T313">od bran nesnází, které mne obklopovaly</text:span><text:span text:style-name="T299">, od </text:span><text:span text:style-name="T314">hrozby </text:span><text:span text:style-name="T126">plamenu</text:span><text:span text:style-name="T314">, kter</text:span><text:span text:style-name="T310">ý</text:span><text:span text:style-name="T314"> mne obklopoval</text:span><text:span text:style-name="T299">, zprostřed ohně, který </text:span><text:span text:style-name="T314">mne nestrávil</text:span><text:span text:style-name="T299">, z hlubiny </text:span><text:span text:style-name="T314">chřtánu </text:span><text:span text:style-name="T299">podsvětí, od jazyka nečistého a slova lživého, </text:span><text:span text:style-name="T314">od krále nepravého a jazyka nespravedlivého.</text:span></text:p>
          </table:table-cell>
        </table:table-row>
        <table:table-row table:style-name="Tabulka1.1">
          <table:table-cell table:style-name="Tabulka1.A1" office:value-type="string">
            <text:p text:style-name="P15">Lectio iij.</text:p>
            <text:p text:style-name="P101">L<text:span text:style-name="T236">audábit</text:span> usque ad mortem ánima mea Dóminum, et vita mea appropínquans erat in inférno deórsum. Circumdedérunt me úndique, et non erat qui adjuváret. Respíciens eram ad adjutórium hóminum, et non erat. Memoráta sum misericórdiæ tuæ Dómine‚ et operatiónis tuæ, quæ a sæculo sunt. Quóniam éruis sustinéntes te Dómine, et líberas eos de mánibus Géntium.</text:p>
            <text:p text:style-name="P80"/>
          </table:table-cell>
          <table:table-cell table:style-name="Tabulka1.A1" office:value-type="string">
            <text:p text:style-name="P77"/>
            <text:p text:style-name="P150"><text:span text:style-name="T281">Má </text:span><text:span text:style-name="T386">d</text:span><text:span text:style-name="T383">uše </text:span>bude až do smrti chválit Pána a můj život blížil se hlubinám podsvětí. Obklíčili mne odevšad a nebylo, kdo by mi pomohl. Vyhlížela jsem pomoc lidí, avšak nikdo se nenašel. Rozpomněla jsem se na tvá milosrdenství, Pane, a skutky tvé, které jsou navěky. Neboť zachraňuješ ty, kteří se na tebe spoléhají, Pane, a vysvobozuješ je z rukou Pohanů.</text:p>
          </table:table-cell>
        </table:table-row>
        <table:table-row table:style-name="Tabulka1.1">
          <table:table-cell table:style-name="Tabulka1.A1" office:value-type="string">
            <text:p text:style-name="P15">Lectio i<text:span text:style-name="T191">v</text:span>.</text:p>
            <text:p text:style-name="P101">E<text:span text:style-name="T236">xaltásti</text:span> super terram habitatiónem meam, et pro morte defluénte deprecáta sum. Invocávi Dóminum Patrem Dómini mei, ut non derelínquat me in die tribulatiónis meæ, et in témpore superbórum sine adjutório. Laudábo nomen tuum assídue, et collaudábo illud in confessióne, et exaudíta est orátio mea. Et liberásti me de perditióne, et eripuísti me de témpore iníquo. Proptérea confitébor, et laudem dicam tibi, et benedícam nómini Dómini.</text:p>
            <text:p text:style-name="P80"/>
          </table:table-cell>
          <table:table-cell table:style-name="Tabulka1.A1" office:value-type="string">
            <text:p text:style-name="P77"/>
            <text:p text:style-name="P152"><text:span text:style-name="T253">Pozdvihl</text:span><text:span text:style-name="T192"> jsi mé sídlo nad povrch země</text:span>, a <text:span text:style-name="T192">prosila jsem, aby </text:span>mne <text:span text:style-name="T192">smrt </text:span>minula. Vzýval<text:span text:style-name="T285">a</text:span> jsem Boha, <text:span text:style-name="T192">O</text:span>tce <text:span text:style-name="T192">s</text:span>vého <text:span text:style-name="T192">P</text:span>ána, aby mne neopouštěl v den mého <text:span text:style-name="T192">utrpení</text:span>, a <text:span text:style-name="T164">nenechal mne </text:span>v <text:span text:style-name="T192">čase pyšných bez pomoci</text:span>. Chválit budu tvé jméno ustavičně, budu je oslavovat <text:span text:style-name="T192">a </text:span>vzdáva<text:span text:style-name="T192">t</text:span> díky, že má prosba byla vyslyšena. Neb<text:span text:style-name="T192">oť</text:span> jsi mne vysvobodil ze záhuby, vytrhl jsi mne ze zlých časů. <text:span text:style-name="T192">P</text:span>roto <text:span text:style-name="T388">tě</text:span> budu slavit a chválit, dobrořečit jménu Hospodinovu. </text:p>
          </table:table-cell>
        </table:table-row>
        <table:table-row table:style-name="Tabulka1.1">
          <table:table-cell table:style-name="Tabulka1.A1" office:value-type="string">
            <text:p text:style-name="P2">In II. Nocturno</text:p>
            <text:p text:style-name="P8">Lectio v. </text:p>
            <text:p text:style-name="P188"><text:span text:style-name="T69">B</text:span><text:span text:style-name="T237">árbara</text:span><text:span text:style-name="T69">, Virgo Nicomediénsis ob insígnem corporis elegántiam a Dióscoro </text:span><text:span text:style-name="T70">P</text:span><text:span text:style-name="T69">atre inter suos nóbili, in turrim inclúsa ab ómnium óculis arcétur. Ubi multa secum pie religioséque meditáta, tanta Christiánæ religiónis et servándæ castitátis amóre exársit, ut non modo núptias a patre oblátas respúerit, verum étiam se Christum cólere proféssa, nefárium idolórum cultum magna libertáte perstrínxerit.</text:span></text:p>
            <text:p text:style-name="P46"/>
          </table:table-cell>
          <table:table-cell table:style-name="Tabulka1.A1" office:value-type="string">
            <text:p text:style-name="P22"/>
            <text:p text:style-name="P22"/>
            <text:p text:style-name="P191"><text:span text:style-name="T251">Barbora</text:span><text:span text:style-name="T28"> </text:span><text:span text:style-name="T29">byla</text:span><text:span text:style-name="T28"> </text:span><text:span text:style-name="T29">P</text:span><text:span text:style-name="T28">anna </text:span><text:span text:style-name="T29">z N</text:span><text:span text:style-name="T28">ikomedi</text:span><text:span text:style-name="T29">e.</text:span><text:span text:style-name="T28"> </text:span><text:span text:style-name="T29">Pro</text:span><text:span text:style-name="T28"> její neobyčejn</text:span><text:span text:style-name="T29">ou</text:span><text:span text:style-name="T28"> krás</text:span><text:span text:style-name="T29">u</text:span><text:span text:style-name="T28"> ji </text:span><text:span text:style-name="T29">její </text:span><text:span text:style-name="T28">otec Dioscorus, mezi svými vznešený, nechal zavřít do věže, aby </text:span><text:span text:style-name="T29">ji uchránil</text:span><text:span text:style-name="T28"> </text:span><text:span text:style-name="T109">pohledů</text:span><text:span text:style-name="T28"> všech lidí. Tam mnoho o samotě zbožně a nábožně rozjímala, a zahořela takovou láskou ke křesťanskému náboženství a zachování čistoty, že nejen</text:span><text:span text:style-name="T39">že</text:span><text:span text:style-name="T28"> odmítla všechny nápadníky, které jí otec nabí</text:span><text:span text:style-name="T39">ze</text:span><text:span text:style-name="T28">l, ale také přiznala, že se zasvětila Kristu a </text:span><text:span text:style-name="T30">zcela dobrovolně</text:span><text:span text:style-name="T28"> zavrhla odporné uctívání model.</text:span></text:p>
          </table:table-cell>
        </table:table-row>
        <table:table-row table:style-name="Tabulka1.1">
          <table:table-cell table:style-name="Tabulka1.A1" office:value-type="string">
            <text:p text:style-name="P35">Lectio vj.</text:p>
            <text:p text:style-name="P189"><text:span text:style-name="T69">D</text:span><text:span text:style-name="T237">ióscorus</text:span><text:span text:style-name="T69"> vero hac constánti Fíliæ confessióne ádeo excánduit, ut eam Martiáno præsidi, nisi a propósito desísteret, excruciándam tradíderit. Is eam primum blandítiis, propósitis étiam præmiis et honóribus ad patérnæ superstitiónis cultum conátus </text:span><text:soft-page-break/><text:span text:style-name="T69">est addúcere.</text:span></text:p>
            <text:p text:style-name="P36"/>
          </table:table-cell>
          <table:table-cell table:style-name="Tabulka1.A1" office:value-type="string">
            <text:p text:style-name="P43"/>
            <text:p text:style-name="P192"><text:span text:style-name="T251">Dioscorus</text:span><text:span text:style-name="T28"> </text:span><text:span text:style-name="T41">však </text:span><text:span text:style-name="T28">po </text:span><text:span text:style-name="T30">t</text:span><text:span text:style-name="T109">omto</text:span><text:span text:style-name="T28"> neochvějném vyznání své dcery zaplál tak</text:span><text:span text:style-name="T109">ov</text:span><text:span text:style-name="T28">ým hněvem, že ji vydal vládci Martianovi na mučidla, </text:span><text:span text:style-name="T35">d</text:span><text:span text:style-name="T28">okud neustoupí od svého </text:span><text:span text:style-name="T30">rozhodnutí</text:span><text:span text:style-name="T28">. Martianus se ji pokoušel přivést k otcovské modloslužbě nej</text:span><text:span text:style-name="T110">pr</text:span><text:span text:style-name="T28">ve přesvědčováním </text:span><text:soft-page-break/><text:span text:style-name="T30">a </text:span><text:span text:style-name="T28">lichotkami, </text:span><text:span text:style-name="T30">p</text:span><text:span text:style-name="T28">a</text:span><text:span text:style-name="T30">k</text:span><text:span text:style-name="T28"> dokonce odměnami a poctami.</text:span></text:p>
          </table:table-cell>
        </table:table-row>
        <table:table-row table:style-name="Tabulka1.1">
          <table:table-cell table:style-name="Tabulka1.A1" office:value-type="string">
            <text:p text:style-name="P35">Lectio vij.</text:p>
            <text:p text:style-name="P189"><text:span text:style-name="T69">C</text:span><text:span text:style-name="T237">um</text:span><text:span text:style-name="T69"> vero a fidei constántia nullis verbórum illécebris abdúci posset, omnis tormentórum acérbitas in eam convértitur. Nervis enim búbalis gravíssime cæsa in obscuríssimum cárcerem detrúditur: ubi etsi humána ope destitúta, divinítus tamen curáta est.</text:span><text:span text:style-name="T28"> </text:span></text:p>
            <text:p text:style-name="P49"/>
          </table:table-cell>
          <table:table-cell table:style-name="Tabulka1.A1" office:value-type="string">
            <text:p text:style-name="P43"/>
            <text:p text:style-name="P192"><text:span text:style-name="T251">Když</text:span><text:span text:style-name="T28"> ji ale nedokázal odvést od stálosti víry žádnými slovními lákadly, obrátil na ni veškerou krutost mučidel. Byla krutě bičována </text:span><text:span text:style-name="T30">volskými šlachami </text:span><text:span text:style-name="T28">a </text:span><text:span text:style-name="T30">poté </text:span><text:span text:style-name="T28">uvržena do nejtemnějšího žaláře, ve kterém, </text:span><text:span text:style-name="T110">třebaže</text:span><text:span text:style-name="T28"> lidskou mocí zraněna, božskou mocí byla opět uzdravena. </text:span></text:p>
          </table:table-cell>
        </table:table-row>
        <table:table-row table:style-name="Tabulka1.1">
          <table:table-cell table:style-name="Tabulka1.A1" office:value-type="string">
            <text:p text:style-name="P35">Lectio viij.</text:p>
            <text:p text:style-name="P114">Q<text:span text:style-name="T236">uod</text:span> ubi sensérunt Christiánæ fídei hostes, eo furóris atque deméntiæ progréssi sunt, ut in eam et cárcerum maceratióne et lámpadum adustióne, et mamillárum præcisióne omnem suam crudelitátem deprómpserint. Neque tamen his conténtus Dióscorus, patérnæ charitátis prorsus oblítus, própria manu Filiæ caput amputáre non dubitávit. Cujus ánima in cœlum ad dúplicem Virginitátis et Martyrii palmam evolávit. Ipsa vero gloriósa Virgo et Martyr singulári præsidio est ómnibus cliéntibus suis de vita periclitántibus, ne, nisi Christiáno ritu muníti decédant.</text:p>
            <text:p text:style-name="P36"/>
          </table:table-cell>
          <table:table-cell table:style-name="Tabulka1.A1" office:value-type="string">
            <text:p text:style-name="P43"/>
            <text:p text:style-name="P121"><text:span text:style-name="T273">K</text:span><text:span text:style-name="T267">dyž</text:span><text:span text:style-name="T346"> se to dozvěděli nepřátelé křesťanské víry, zachvátil je takový vztek a nepříčetnost, že si na ní vybili všechnu svou krutost dlouhým vězněním v žaláři, pálením </text:span><text:span text:style-name="T364">pochodněmi</text:span><text:span text:style-name="T346"> a </text:span><text:span text:style-name="T364">dokonce </text:span><text:span text:style-name="T346">uř</text:span><text:span text:style-name="T364">e</text:span><text:span text:style-name="T346">zá</text:span><text:span text:style-name="T364">n</text:span><text:span text:style-name="T346">ím prsů. Ani to však neuspokojilo Dioscora, který dávno zapomněl na </text:span><text:span text:style-name="T364">svou </text:span><text:span text:style-name="T346">otcovskou lásku, a neváhal vlastní rukou své dceři useknout hlavu. Její duše </text:span><text:span text:style-name="T364">pak </text:span><text:span text:style-name="T346">s dvojí palmou panenství a mučednictví vznesla se do nebe. </text:span><text:span text:style-name="T364">Tato</text:span><text:span text:style-name="T346"> slavná Panna a Mučednice je jedinečnou ochranitelkou všech, </text:span><text:span text:style-name="T151">kteří</text:span><text:span text:style-name="T346"> se k ní utíkají v</text:span><text:span text:style-name="T364">e smrtelném </text:span><text:span text:style-name="T346">nebezpečí, aby nezahynuli bez posily křesťanských obřadů.</text:span></text:p>
          </table:table-cell>
        </table:table-row>
        <table:table-row table:style-name="Tabulka1.1">
          <table:table-cell table:style-name="Tabulka1.A1" office:value-type="string">
            <text:p text:style-name="P96">In III. Nocturno</text:p>
            <text:p text:style-name="P82"><text:span text:style-name="T62">Léctio sancti Evangélii</text:span><text:span text:style-name="T63"> </text:span><text:span text:style-name="T64">secúndum </text:span><text:span text:style-name="T65">Matthæum</text:span><text:span text:style-name="T62">.</text:span><text:span text:style-name="T2"> </text:span></text:p>
            <text:p text:style-name="P82"><text:span text:style-name="T2">Lectio ix. Cap. </text:span><text:span text:style-name="T3">5</text:span><text:span text:style-name="T2">.</text:span></text:p>
            <text:p text:style-name="P105">I<text:span text:style-name="T236">n</text:span> illo témpore: Dixit Jesus discípulis suis parábolam hanc: Simile erit regnum coelórum decem virgínibus, quæ, accipiéntes lampades suas, exiérunt obviam sponso et sponsæ. Et réliqua.</text:p>
            <text:p text:style-name="P70"/>
            <text:p text:style-name="P82"><text:span text:style-name="T27">Homilia sancti Gregórii Papæ</text:span><text:span text:style-name="T62">.</text:span></text:p>
            <text:p text:style-name="P82"><text:span text:style-name="T9">Homil</text:span><text:span text:style-name="T10">i</text:span><text:span text:style-name="T9">a 12. in Evangelia.</text:span></text:p>
            <text:p text:style-name="P184"><text:span text:style-name="T62">S</text:span><text:span text:style-name="T241">æpe</text:span><text:span text:style-name="T62"> vos, fratres c</text:span><text:span text:style-name="T66">h</text:span><text:span text:style-name="T62">aríssimi, adm</text:span><text:span text:style-name="T67">ó</text:span><text:span text:style-name="T62">neo prava ópera f</text:span><text:span text:style-name="T67">ú</text:span><text:span text:style-name="T62">gere, mundi hujus inquinaménta devit</text:span><text:span text:style-name="T67">á</text:span><text:span text:style-name="T62">re, sed hodiérna sancti Evangélii lectióne comp</text:span><text:span text:style-name="T67">é</text:span><text:span text:style-name="T62">llor d</text:span><text:span text:style-name="T67">í</text:span><text:span text:style-name="T62">cere, ut, et bona, quæ </text:span><text:span text:style-name="T67">á</text:span><text:span text:style-name="T62">gitis, cum magna caut</text:span><text:span text:style-name="T67">é</text:span><text:span text:style-name="T62">la teneátis; ne per hoc, quod a vobis rectum geritur, favor aut grátia hum</text:span><text:span text:style-name="T67">á</text:span><text:span text:style-name="T62">na requirátur; ne appet</text:span><text:span text:style-name="T67">í</text:span><text:span text:style-name="T62">tus laudis subrépat, et, quod foris osténditur, intus a merc</text:span><text:span text:style-name="T67">é</text:span><text:span text:style-name="T62">de vacuétur.</text:span></text:p>
            <text:p text:style-name="P70"/>
          </table:table-cell>
          <table:table-cell table:style-name="Tabulka1.A1" office:value-type="string">
            <text:p text:style-name="P78"/>
            <text:p text:style-name="P78"/>
            <text:p text:style-name="P78"/>
            <text:p text:style-name="P123"><text:span text:style-name="T255">Za</text:span><text:span text:style-name="T287"> onoho času, </text:span><text:span text:style-name="T315">řekl Ježíš svým učedníkům </text:span><text:span text:style-name="T316">toto podobenství</text:span><text:span text:style-name="T315">: „</text:span><text:span text:style-name="T126">K</text:span><text:span text:style-name="T316">rálovství nebeské </text:span><text:span text:style-name="T310">je p</text:span><text:span text:style-name="T316">odobné deseti pannám, jež přijaly své lampy a vyšly naproti ženichovi a nevěstě</text:span><text:span text:style-name="T315">.“</text:span><text:span text:style-name="T317"> </text:span><text:span text:style-name="T287">A ostatní.</text:span></text:p>
            <text:p text:style-name="P78"/>
            <text:p text:style-name="P78"/>
            <text:p text:style-name="P133"><text:span text:style-name="T258">Nejdražší</text:span><text:span text:style-name="T292"> bratři, často vám připomínám, abyste se vyhýbali zlým skutkům </text:span><text:span text:style-name="T293">a vyvarovali se nečistoty tohoto světa. </text:span><text:span text:style-name="T294">A</text:span><text:span text:style-name="T293">le k dneš</text:span><text:span text:style-name="T310">­</text:span><text:span text:style-name="T293">nímu čtení svatého </text:span><text:span text:style-name="T132">E</text:span><text:span text:style-name="T293">vangelia </text:span><text:span text:style-name="T294">musím</text:span><text:span text:style-name="T293"> </text:span><text:span text:style-name="T318">ještě </text:span><text:span text:style-name="T293">říci, abyste i na dobré skutky, které konáte, patřili </text:span><text:span text:style-name="T295">s </text:span><text:span text:style-name="T293">vel</text:span><text:span text:style-name="T295">i</text:span><text:span text:style-name="T293">kou obezřetností, abyste za to, co děláte správně, nevyžadovali lidskou přízeň či odměnu, aby se k vám nevkradla dychtivost po chvále, a to, co se navenek ukazuje, vás uvnitř nezbavilo odměny.</text:span></text:p>
          </table:table-cell>
        </table:table-row>
        <table:table-row table:style-name="Tabulka1.1">
          <table:table-cell table:style-name="Tabulka1.A1" office:value-type="string">
            <text:p text:style-name="P18">Lectio x.</text:p>
            <text:p text:style-name="P105">E<text:span text:style-name="T236">cce</text:span> enim Redemptoris voce decem vírgines, et omnes dicúntur vírgines, et tamen intra beatitúdinis januam non omnes sunt receptæ; quia eárum quædam, dum de virginitate sua glóriam foris éxpetunt, in vasis suis óleum habere noluérunt. Sed prius quæréndum nobis est quid sit regnum cœlórum, aut cur decem virgínibus comparétur, quæ etiam vírgines prudéntes et fatuæ dicántur. Dum enim cœlórum regnum constat quia reprobórum nullus ingréditur, <text:span text:style-name="T193">é</text:span>tiam fátuis virgínibus cur simile esse <text:soft-page-break/>perhibétur? </text:p>
            <text:p text:style-name="P70"/>
          </table:table-cell>
          <table:table-cell table:style-name="Tabulka1.A1" office:value-type="string">
            <text:p text:style-name="P78"/>
            <text:p text:style-name="P124"><text:span text:style-name="T282">Všimněme</text:span><text:span text:style-name="T341"> s</text:span><text:span text:style-name="T143">i</text:span><text:span text:style-name="T341">, že Spasitel mluví o deseti pannách. Říká, že všechny jsou panny, a přece všechny nejsou vpuštěny dovnitř branou blaženosti. Některé z nich totiž, </text:span><text:span text:style-name="T342">i když za své panenství očividně baží po slávě, však ve svých nádobách nechtěly mít olej. Nejdříve se tedy musíme zeptat, co je </text:span><text:span text:style-name="T345">vlastně</text:span><text:span text:style-name="T342"> království nebeské, </text:span><text:span text:style-name="T142">a</text:span><text:span text:style-name="T342"> proč </text:span><text:span text:style-name="T142">je přirovnáváno k </text:span><text:span text:style-name="T342">deset</text:span><text:span text:style-name="T345">i</text:span><text:span text:style-name="T342"> pann</text:span><text:span text:style-name="T345">ám</text:span><text:span text:style-name="T342">, které jsou </text:span><text:span text:style-name="T345">také </text:span><text:span text:style-name="T342">nazvány pannami moudrými a pošetilými. Pokud o nebeském království platí, že do něj nevstoupí nic nesvatého, proč </text:span><text:span text:style-name="T142">je psáno, že </text:span><text:soft-page-break/><text:span text:style-name="T142">je podobné i</text:span><text:span text:style-name="T342"> pošetil</text:span><text:span text:style-name="T345">ým pannám</text:span><text:span text:style-name="T342">? </text:span></text:p>
          </table:table-cell>
        </table:table-row>
        <table:table-row table:style-name="Tabulka1.1">
          <table:table-cell table:style-name="Tabulka1.A1" office:value-type="string">
            <text:p text:style-name="P18">Lectio xj.</text:p>
            <text:p text:style-name="P105">S<text:span text:style-name="T236">ed</text:span> sciéndum nobis est quod sæpe in sacro eloquio regnum coelórum præsentis témporis Ecclésia dícitur. De quo alio in loco Dóminus dicit: Mittet Fílius hóminis Angelos suos, et cólligent de regno ejus ómnia scándala. Neque enim in illo regno beatitúdinis, in quo pax summa est, inveníri scándala póterunt, quæ colligántur.</text:p>
            <text:p text:style-name="P70"/>
          </table:table-cell>
          <table:table-cell table:style-name="Tabulka1.A1" office:value-type="string">
            <text:p text:style-name="P78"/>
            <text:p text:style-name="P125"><text:span text:style-name="T259">Avšak</text:span><text:span text:style-name="T296"> měli bychom vědět, </text:span><text:span text:style-name="T297">že v Písmu svatém se často pod pojmem království nebeské míní Církev dnešních dnů. O tom mluví Pán na jiném místě: „Syn člověka pošle své </text:span><text:span text:style-name="T133">A</text:span><text:span text:style-name="T297">nděly, a ti </text:span><text:span text:style-name="T133">o</text:span><text:span text:style-name="T134">dstraní </text:span><text:span text:style-name="T297">z jeho království každé pohoršení.“ V </text:span><text:span text:style-name="T295">t</text:span><text:span text:style-name="T297">om království blaženosti, v němž vládne nejvyšší mír, se totiž nedají nalézt již žádná</text:span><text:span text:style-name="T295"> </text:span><text:span text:style-name="T297">pohoršení, která by se dala </text:span><text:span text:style-name="T133">o</text:span><text:span text:style-name="T134">dstranit</text:span><text:span text:style-name="T297">.</text:span></text:p>
          </table:table-cell>
        </table:table-row>
        <table:table-row table:style-name="Tabulka1.1">
          <table:table-cell table:style-name="Tabulka1.A1" office:value-type="string">
            <text:p text:style-name="P18">Lectio xij.</text:p>
            <text:p text:style-name="P105">I<text:span text:style-name="T236">n</text:span> quinque autem corporis sensibus unusquísque subsistit; geminátus autem quinarius denárium pérficit. Et, quia ex utroque sexu fidelium multitúdo collígitur, sancta Ecclésia decem virgínibus símilis esse denuntiátur. In qua quia mali cum bonis et réprobi cum eléctis admixti sunt, recte símilis virgínibus prudéntibus et fátuis esse perhibétur. </text:p>
            <text:p text:style-name="P105"/>
          </table:table-cell>
          <table:table-cell table:style-name="Tabulka1.A1" office:value-type="string">
            <text:p text:style-name="P78"/>
            <text:p text:style-name="P175"><text:span text:style-name="T236">Každý</text:span> z nás má pět tělesných smyslů. Když se tento počet pět zdvojí, dostaneme číslo deset. <text:span text:style-name="T194">A protože zástupy věřících se skládají z obou pohlaví, Církev svatá je připodobněna k deseti pan</text:span><text:span text:style-name="T389">­</text:span><text:span text:style-name="T194">nám. V ní jsou totiž </text:span><text:span text:style-name="T165">zatím </text:span><text:span text:style-name="T194">promícháni špatní s dob</text:span><text:span text:style-name="T389">­</text:span><text:span text:style-name="T194">rými, zavržení s vyvolenými, takže se správně říká, že Církev je podobna pannám moudrým i pošetilým.</text:span></text:p>
          </table:table-cell>
        </table:table-row>
        <table:table-row table:style-name="Tabulka1.1">
          <table:table-cell table:style-name="Tabulka1.A1" table:number-columns-spanned="2" office:value-type="string">
            <text:p text:style-name="P30">DIE V. DECEMBRIS.</text:p>
            <text:p text:style-name="P85"><text:span text:style-name="T15">I</text:span><text:span text:style-name="T61">n </text:span><text:span text:style-name="T15">F</text:span><text:span text:style-name="T61">esto </text:span><text:span text:style-name="T15">S. F</text:span><text:span text:style-name="T61">rancisci </text:span><text:span text:style-name="T15">X</text:span><text:span text:style-name="T61">averii. </text:span></text:p>
            <text:p text:style-name="P33">Confessoris.</text:p>
            <text:p text:style-name="P33">iij. Lect. et M.</text:p>
          </table:table-cell>
          <table:covered-table-cell/>
        </table:table-row>
        <table:table-row table:style-name="Tabulka1.1">
          <table:table-cell table:style-name="Tabulka1.A1" office:value-type="string">
            <text:p text:style-name="P56">In I. Nocturno</text:p>
            <text:p text:style-name="P61">De libro Ecclesiástici.</text:p>
            <text:p text:style-name="P16">Lectio j. <text:span text:style-name="T180">Cap. 31.</text:span></text:p>
            <text:p text:style-name="P140">B<text:span text:style-name="T236">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140"/>
          </table:table-cell>
          <table:table-cell table:style-name="Tabulka1.A1" office:value-type="string">
            <text:p text:style-name="P65"/>
            <text:p text:style-name="P72"/>
            <text:p text:style-name="P72"/>
            <text:p text:style-name="P157"><text:span text:style-name="T236">Blaze</text:span> <text:span text:style-name="T195">muži</text:span>, který <text:span text:style-name="T195">shledán byl </text:span>bez <text:span text:style-name="T195">poskvrny </text:span>a za zlatem se nepachtí. Kdo je takový? Abychom ho chválili! Neboť <text:span text:style-name="T196">podivuhodné věci </text:span>činil v<text:span text:style-name="T196">e</text:span> svém životě. Kdo obstál v pokušení a zůstal neporušený? Bude to jeho <text:span text:style-name="T196">slávou na věky</text:span>. Kdo se mohl dopouštět přestupků, ale nedopustil se jich, kdo mohl činit zlé, ale neučinil to? Jeho štěstí je zajištěno <text:span text:style-name="T197">v Pánu</text:span> a o jeho milosrdných činech bude vypravovat <text:span text:style-name="T197">celé </text:span>shromáždění <text:span text:style-name="T197">svatých</text:span>.<text:span text:style-name="T198"> </text:span></text:p>
            <text:p text:style-name="P75"><text:span text:style-name="T199">(</text:span><text:span text:style-name="T200">ČEP,</text:span><text:span text:style-name="T201"> </text:span><text:span text:style-name="T202">upr</text:span><text:span text:style-name="T203">aveno</text:span><text:span text:style-name="T199">)</text:span></text:p>
          </table:table-cell>
        </table:table-row>
        <table:table-row table:style-name="Tabulka1.1">
          <table:table-cell table:style-name="Tabulka1.A1" office:value-type="string">
            <text:p text:style-name="P35">Lectio ij.</text:p>
            <text:p text:style-name="P189"><text:span text:style-name="T69">F</text:span><text:span text:style-name="T237">rancíscus</text:span><text:span text:style-name="T69">, in Xavério Diœcésis Pampelonénsis nobílibus paréntibus natus, Parísiis sancto Ignátio sese cómitem et discípulum junxit. Ipso magistro eo brevi devénit, ut in rerum divinárum contemplatióne defíxus, a terra aliquándo sublímis elevarétur. Has ánimi delícias magnis sui córporis cruciátibus merebátur. Vílibus cibis vesci sólitus, férreis in se flagéllis sæpe sæviebat, et somnum brevíssimum humi jacens carpébat.</text:span> <text:span text:style-name="T69">Vitæ austeritáte ac sanctitáte Apostólico múneri jam matúrus, a Paulo tértio, sanci Ignátii hortátu, in Indias cum Apostólici Núntii potestáte míttitur. Eo appúlsus, íllico variárum géntium difficíllimis et váriis linguis divínitus instrúctus appáruit. Províncias innúmeras pédibus semper, et sæpe nudis, peragrávit.</text:span></text:p>
            <text:p text:style-name="P35"><text:soft-page-break/></text:p>
          </table:table-cell>
          <table:table-cell table:style-name="Tabulka1.A1" office:value-type="string">
            <text:p text:style-name="P43"/>
            <text:p text:style-name="P121"><text:span text:style-name="T267">František</text:span><text:span text:style-name="T346"> </text:span><text:span text:style-name="T350">se narodil urozeným rodičům</text:span><text:span text:style-name="T346"> na hradě Javier v pamplonské diecézi </text:span><text:span text:style-name="T381">ve Španělsku</text:span><text:span text:style-name="T346">. </text:span><text:span text:style-name="T350">V </text:span><text:span text:style-name="T346">Paříži se přidal ke svatému Ignáci jako jeho společník a učedník. Pod jeho vedením se zakrátko dokázal tak</text:span><text:span text:style-name="T351">ovým způsobem</text:span><text:span text:style-name="T346"> </text:span><text:span text:style-name="T351">oddat</text:span><text:span text:style-name="T346"> kontemplac</text:span><text:span text:style-name="T351">i</text:span><text:span text:style-name="T346"> posvátných věcí, že se občas v extázi lehce vznášel. Taková potěšení duše si však zasloužil </text:span><text:span text:style-name="T377">velkými </text:span><text:span text:style-name="T346">trápením</text:span><text:span text:style-name="T365">i</text:span><text:span text:style-name="T346"> na těle. Byl zvyklý živit se chudým jídlem, často se týral železnými důtkami a spal jen krátce na holé zemi. Prostotou a svatostí života již dozrál k </text:span><text:span text:style-name="T145">A</text:span><text:span text:style-name="T346">poštolskému poslání, a tak jej Pavel III. </text:span><text:span text:style-name="T158">s</text:span><text:span text:style-name="T152"> povzbuzením</text:span><text:span text:style-name="T346"> svatého Ignáce vyslal do Indie s pravomocemi </text:span><text:span text:style-name="T352">A</text:span><text:span text:style-name="T346">poštolského </text:span><text:span text:style-name="T145">N</text:span><text:span text:style-name="T346">uncia. Když tam dorazil, zdálo se, jakoby se mnohé a velmi obtížné jazyky různých národů učil božskou mocí. Nesčetné provincie procestoval </text:span><text:soft-page-break/><text:span text:style-name="T346">pěšky, často bosý</text:span><text:span text:style-name="T351">ma</text:span><text:span text:style-name="T346"> noh</text:span><text:span text:style-name="T351">ama</text:span><text:span text:style-name="T346">.</text:span></text:p>
          </table:table-cell>
        </table:table-row>
        <table:table-row table:style-name="Tabulka1.1">
          <table:table-cell table:style-name="Tabulka1.A1" office:value-type="string">
            <text:p text:style-name="P35">Lectio iij.</text:p>
            <text:p text:style-name="P189"><text:span text:style-name="T69">F</text:span><text:span text:style-name="T237">idem</text:span><text:span text:style-name="T69"> Japóniæ, et sex áliis regiónibus invéxit. Multa centéna hóminum mília ad Christum in Indiis convértit.</text:span> <text:span text:style-name="T69">Hunc dilatándi Evangélii ardórem multitúdine et excelléntia miraculórum Dóminus roborávit. Cæco visum réddidit: marínam aquam signo Crucis in dulcem convértit: plures mórtuos revocávit ad vitam, inter quos prídie sepúltum érui jussum e túmulo suscitávit, duósque álios, dum efferréntur, apprehénsa eórum manu, paréntibus e féretro vivos restituit. Prophetíæ spíritu passim afflátus, plúrima et loco et témpore remotíssima enuntiávit. Demum in Sanciáno, Sinárum ínsula, die secúnda Decémbris, óbiit plenus méritis, laboribúsque conféctus. Eúmque novis ubíque terrárum maximísque fulgéntem miráculis Gregórius décimus quintus Sanctis adscrípsit. <text:s/></text:span></text:p>
            <text:p text:style-name="P35"/>
          </table:table-cell>
          <table:table-cell table:style-name="Tabulka1.A1" office:value-type="string">
            <text:p text:style-name="P43"/>
            <text:p text:style-name="P121"><text:span text:style-name="T269">P</text:span><text:span text:style-name="T267">řinesl</text:span><text:span text:style-name="T346"> víru do Japonska a šesti </text:span><text:span text:style-name="T351">dalších</text:span><text:span text:style-name="T346"> </text:span><text:span text:style-name="T145">oblastí</text:span><text:span text:style-name="T346">. Mnoho set tisíc lidí v Indii obrátil ke Kristu. Tento zápal pro rozšiřování </text:span><text:span text:style-name="T145">E</text:span><text:span text:style-name="T346">vangelia podpořil Pán mnoha výtečnými zázraky. Slepému navrátil zrak, mořskou vodu znamením kříže ve sladkou proměnil, mnoho mrtvých povolal zpět k životu, mezi nimi i jednoho, který byl již den pohřben. Přikázal tedy, aby jej vynesli z hrobu, a vzkřísil jej. A dva jiné, když byli </text:span><text:span text:style-name="T351">již </text:span><text:span text:style-name="T346">mrtví vynášeni z domu, zadržel </text:span><text:span text:style-name="T381">František</text:span><text:span text:style-name="T377"> </text:span><text:span text:style-name="T346">ty, kteří je vynášeli, a rodičům obě děti na marách k životu navrátil. Mezitím ovanut duchem prorockým, oznámil mnohé věci v místě i čase velmi vzdálené. Nakonec zesnul dne 2. prosince na čínském ostrově Šang-čchuan, plný zásluh a s dílem dokonaným. Po nových zázracích, jimiž se zaskvěl v </text:span><text:span text:style-name="T377">pře</text:span><text:span text:style-name="T346">mnoha zemích, jej papež Řehoř XV. připočetl k zástupu </text:span><text:span text:style-name="T145">S</text:span><text:span text:style-name="T346">vatých.</text:span></text:p>
          </table:table-cell>
        </table:table-row>
        <table:table-row table:style-name="Tabulka1.1">
          <table:table-cell table:style-name="Tabulka1.A1" table:number-columns-spanned="2" office:value-type="string">
            <text:p text:style-name="P29">DIE VI. DECEMBRIS.</text:p>
            <text:p text:style-name="P85"><text:span text:style-name="T15">I</text:span><text:span text:style-name="T61">n </text:span><text:span text:style-name="T15">F</text:span><text:span text:style-name="T61">esto </text:span><text:span text:style-name="T15">S. N</text:span><text:span text:style-name="T61">icolai. </text:span></text:p>
            <text:p text:style-name="P33">Episcopi et Confessoris.</text:p>
            <text:p text:style-name="P91"><text:span text:style-name="T108">in </text:span><text:span text:style-name="T12">B</text:span><text:span text:style-name="T108">ohemia et </text:span><text:span text:style-name="T12">L</text:span><text:span text:style-name="T108">usatia</text:span><text:span text:style-name="T107">: </text:span><text:span text:style-name="T45">MM. min.</text:span></text:p>
          </table:table-cell>
          <table:covered-table-cell/>
        </table:table-row>
        <table:table-row table:style-name="Tabulka1.1">
          <table:table-cell table:style-name="Tabulka1.A1" office:value-type="string">
            <text:p text:style-name="P55">In I. Nocturno</text:p>
            <text:p text:style-name="P64">De Epístola prima beáti Pauli Apóstoli </text:p>
            <text:p text:style-name="P64">ad Timótheum.</text:p>
            <text:p text:style-name="P15">Lectio j. <text:span text:style-name="T204">Cap. 3.</text:span></text:p>
            <text:p text:style-name="P139">F<text:span text:style-name="T236">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139"/>
          </table:table-cell>
          <table:table-cell table:style-name="Tabulka1.A1" office:value-type="string">
            <text:p text:style-name="P71"/>
            <text:p text:style-name="P71"/>
            <text:p text:style-name="P71"/>
            <text:p text:style-name="P71"/>
            <text:p text:style-name="P160"><text:span text:style-name="T236">Věrohodné</text:span> je to<text:span text:style-name="T205">to</text:span> slovo: Kdo chce být<text:span text:style-name="T205">i</text:span> <text:span text:style-name="T205">B</text:span>iskupem, touží po krásném úkolu. Nuže, <text:span text:style-name="T205">B</text:span>iskup má být bezúhonný, jen <text:span text:style-name="T205">s </text:span>jednou <text:span text:style-name="T205">manželkou </text:span>ženatý, střídmý, rozvážný, řádný, pohostinný, schopný učit, ne pijan, ne rváč, nýbrž vlídný, smířlivý, nezištný, ne svárlivý ani lakomý. Má dobře vést <text:span text:style-name="T205">svůj dům i</text:span> rodinu a mít děti poslušné a počestné.</text:p>
          </table:table-cell>
        </table:table-row>
        <table:table-row table:style-name="Tabulka1.1">
          <table:table-cell table:style-name="Tabulka1.A1" office:value-type="string">
            <text:p text:style-name="P15">Lectio ij.</text:p>
            <text:p text:style-name="P101">S<text:span text:style-name="T236">i</text:span> quis autem dómui suæ præésse nescit, quómodo Ecclésiæ Dei diligéntiam habébit? Non neóphytum: ne in supérbiam elátus, in judícium íncidat diáboli. Opórtet autem illum et testimónium habére bonum ab iis, qui foris sunt, ut non in oppróbrium íncidant et in láqueum diáboli.</text:p>
            <text:p text:style-name="P94"/>
          </table:table-cell>
          <table:table-cell table:style-name="Tabulka1.A1" office:value-type="string">
            <text:p text:style-name="P77"/>
            <text:p text:style-name="P126"><text:span text:style-name="T298">N</text:span><text:span text:style-name="T260">edovede-li</text:span><text:span text:style-name="T299"> někdo vést svou rodinu, jak se </text:span><text:span text:style-name="T319">pak </text:span><text:span text:style-name="T299">bude starat o Boží církev? Nemá být nově pokřtěný, aby nezpyšněl a nepropadl odsouzení ďáblovu. Musí mít také dobrou pověst u těch, </text:span><text:span text:style-name="T118">k</text:span><text:span text:style-name="T119">teří</text:span><text:span text:style-name="T299"> jsou mimo církev, aby neupadl do pomluv a ďáblových nástrah. </text:span></text:p>
          </table:table-cell>
        </table:table-row>
        <table:table-row table:style-name="Tabulka1.1">
          <table:table-cell table:style-name="Tabulka1.A1" office:value-type="string">
            <text:p text:style-name="P15">Lectio iij. <text:span text:style-name="T206">Cap. 4.</text:span></text:p>
            <text:p text:style-name="P101">E<text:span text:style-name="T236">xémplum</text:span> esto fidélium in verbo, in conversatióne, in charitáte, in fide, in castitáte. Dum vénio, atténde lectióni, exhortatióni, et doctrínæ. Noli neglígere grátiam‚ quæ in te est, quæ data est tibi per prophetíam, cum impositióne mánuum presbytérii. Hæc meditáre, in his esto: ut proféctus tuus maniféstus sit ómnibus. Atténde tibi, et doctrínæ: insta in illis. Hoc enim fáciens, et teípsum salvum fácies‚ et <text:soft-page-break/>eos, qui te áudiunt.</text:p>
            <text:p text:style-name="P80"/>
          </table:table-cell>
          <table:table-cell table:style-name="Tabulka1.A1" office:value-type="string">
            <text:p text:style-name="P77"/>
            <text:p text:style-name="P127"><text:span text:style-name="T264">V</text:span><text:span text:style-name="T260">ěří</text:span><text:span text:style-name="T264">cím</text:span><text:span text:style-name="T320"> však</text:span><text:span text:style-name="T299"> bu</text:span><text:span text:style-name="T127">diž</text:span><text:span text:style-name="T299"> vzorem v řeči, v chování, v lásce, ve víře, v čistotě. <text:s/>Než přijdu, ujmi se předčítání, kázání, vyučování. Nezanedbávej </text:span><text:span text:style-name="T320">milost, která je v tobě</text:span><text:span text:style-name="T299">, </text:span><text:span text:style-name="T320">dar, </text:span><text:span text:style-name="T299">který ti byl dán podle prorockého pokynu, když na tebe starší vložili ruce. Na to mysli, v tom žij, aby tvůj pokrok byl všem patrný. Dávej pozor na své jednání i na své učení. Buď v tom vytrvalý. Tak posloužíš ke spasení nejen sobě, </text:span><text:soft-page-break/><text:span text:style-name="T299">ale i svým posluchačům. </text:span></text:p>
          </table:table-cell>
        </table:table-row>
        <table:table-row table:style-name="Tabulka1.1">
          <table:table-cell table:style-name="Tabulka1.A1" office:value-type="string">
            <text:p text:style-name="P15">Lectio i<text:span text:style-name="T191">v</text:span>. <text:span text:style-name="T208">Cap. 6.</text:span></text:p>
            <text:p text:style-name="P101">P<text:span text:style-name="T236">raecípio</text:span> tibi coram Deo, qui vivíficat omnia, et Christo Jesu, qui testimónium réddidit sub Póntio Piláto, bonam confessiónem: ut serves mandátum sine mácula, irreprehensíbile usque ad advéntum Domini nostri Jesu Christi, quem suis tempóribus osténdet beátus et solus potens, Rex regum, et Dóminus dominántium: qui solus habet immortalitátem, et lucem inhábitat inaccessíbilem: quem nullus hóminum vidit, sed nec vidére potest: cui honor, et impérium sempitérnum: Amen.</text:p>
            <text:p text:style-name="P80"/>
          </table:table-cell>
          <table:table-cell table:style-name="Tabulka1.A1" office:value-type="string">
            <text:p text:style-name="P77"/>
            <text:p text:style-name="P153"><text:span text:style-name="T276">Přikazuji</text:span><text:span text:style-name="T207"> ti </text:span>před Bohem, který dává všemu život, a Kristem Ježíšem, který vydal svědectví svým dobrým vyznáním před Pontiem Pilátem, abys bez poskvrny a výtky <text:span text:style-name="T207">sloužil </text:span>své<text:span text:style-name="T207">mu</text:span> poslání až do příchodu našeho Pána Ježíše Krista. Jeho příchod zjeví v určený čas požehnaný a jediný Vládce, Král králů a Pán <text:span text:style-name="T207">panovníků.</text:span> On jediný je nesmrtelný a přebývá v nepřístupném světle; jeho nikdo z lidí neviděl, <text:span text:style-name="T207">avšak</text:span> a<text:span text:style-name="T207">ni</text:span> vidět nemůže. Jemu patří čest a <text:span text:style-name="T207">vláda na</text:span>vě<text:span text:style-name="T207">ky</text:span>. Amen. <text:s/><text:span text:style-name="T209">(</text:span><text:span text:style-name="T166">ČEP, </text:span><text:span text:style-name="T167">upraveno</text:span><text:span text:style-name="T181">)</text:span></text:p>
          </table:table-cell>
        </table:table-row>
        <table:table-row table:style-name="Tabulka1.1">
          <table:table-cell table:style-name="Tabulka1.A1" office:value-type="string">
            <text:p text:style-name="P3">In II. Nocturno</text:p>
            <text:p text:style-name="P9">Lectio v. </text:p>
            <text:p text:style-name="P188"><text:span text:style-name="T237">Nicolá</text:span><text:span text:style-name="T238">u</text:span><text:span text:style-name="T237">m</text:span><text:span text:style-name="T69">, illústri loco Pátaræ in Lycia natum, paréntes a Deo précibus impetrárunt. Cujus viri sánctitas quanta futúra esset, jam ab incunábulis appáruit. Nam infans, cum réliquos dies lac nutrícis frequens súgeret, quarta et sexta féria semel dumtáxat idque vésperi, sugébat; quam jejúnii consuetúdinem in réliqua vita semper ténuit. Adoléscens paréntibus orbátus, facultátes suas paupéribus distríbuit. </text:span></text:p>
            <text:p text:style-name="P46"/>
          </table:table-cell>
          <table:table-cell table:style-name="Tabulka1.A1" office:value-type="string">
            <text:p text:style-name="P23"/>
            <text:p text:style-name="P23"/>
            <text:p text:style-name="P191"><text:span text:style-name="T252">M</text:span><text:span text:style-name="T250">ikuláše</text:span><text:span text:style-name="T54">, </text:span><text:span text:style-name="T55">který se </text:span><text:span text:style-name="T54">naro</text:span><text:span text:style-name="T55">dil</text:span><text:span text:style-name="T54"> ve slavném městě Patara v </text:span><text:span text:style-name="T57">maloasijské</text:span><text:span text:style-name="T56"> </text:span><text:span text:style-name="T54">Lýkii, si rodiče od Boha snažně vyprosili. Jak veliká bude jeho svatost, bylo zřejmé již od kolébky. Neboť </text:span><text:span text:style-name="T55">již </text:span><text:span text:style-name="T54">jako nemluvně, </text:span><text:span text:style-name="T55">přestože v</text:span><text:span text:style-name="T54"> ostatní dny pil často mléko své kojné, ve středu a v pátek pil pouze jednou denně, a to večer. Tento postní zvyk dodržoval pravidelně po zbytek svého života. Když později jako téměř dospělý, přišel o rodiče, všechen svůj majetek rozdal chudým. </text:span><text:span text:style-name="T28"><text:s/></text:span></text:p>
          </table:table-cell>
        </table:table-row>
        <table:table-row table:style-name="Tabulka1.1">
          <table:table-cell table:style-name="Tabulka1.A1" office:value-type="string">
            <text:p text:style-name="P35">Lectio vj.</text:p>
            <text:p text:style-name="P114"><text:span text:style-name="T236">Cum</text:span> vero se totum Deo dedísset, in Palestínam proféctus est, ut loca sancta víseret, et præsens venerarétur. Unde cum domum revérsus singuláris sanctitátis ómnibus documénta præbéret, Dei admónitu Myram, quæ Lyciæ metrópolis erat, venit; ibique facta divínitus revelatióne, summo ómnium consensu ejúsdem urbis Epíscopus creátur. </text:p>
            <text:p text:style-name="P46"/>
          </table:table-cell>
          <table:table-cell table:style-name="Tabulka1.A1" office:value-type="string">
            <text:p text:style-name="P43"/>
            <text:p text:style-name="P121"><text:span text:style-name="T267">Když</text:span><text:span text:style-name="T346"> se zcela oddal Bohu, vydal se do Palestiny, aby navštívil svatá místa a přímo tam je uctil. Když se odtud vrátil domů, předcházela jej pověst jedinečné svatosti. Bůh mu vnuknul, aby odešel do Myry, lykijského hlavního města. Tam, když byla volitelům odhalena Boží vůle, jednomyslným so</text:span><text:span text:style-name="T376">u</text:span><text:span text:style-name="T346">hlasem všech byl ustanoven </text:span><text:span text:style-name="T145">B</text:span><text:span text:style-name="T346">iskupem toho města. </text:span></text:p>
          </table:table-cell>
        </table:table-row>
        <table:table-row table:style-name="Tabulka1.1">
          <table:table-cell table:style-name="Tabulka1.A1" office:value-type="string">
            <text:p text:style-name="P35">Lectio vij.</text:p>
            <text:p text:style-name="P114"><text:span text:style-name="T236">In</text:span> Episcopátu castitátem, quam semper colúerat, gravitátem, oratiónis assiduitátem, vigilias, abstinéntiam, liberalitátem, et hospitalitátem, in adhortándo mansuetúdinem, in reprehendéndo severitátem perpétuo adhíbuit. Víduis et órphanis pecúnia, consílio, opera non défuit. Cum vero contra edictum Diocletiáni et Maximiáni Christiánæ fidei veritátem Myræ prædicáret, in cárcerem conjéctus est: ubi fuit usque ad Constantínum Imperatórem, cujus jussu ex custódia eréptus, Myram rédiit. </text:p>
            <text:p text:style-name="P46"/>
          </table:table-cell>
          <table:table-cell table:style-name="Tabulka1.A1" office:value-type="string">
            <text:p text:style-name="P43"/>
            <text:p text:style-name="P192"><text:span text:style-name="T251">Jeho</text:span><text:span text:style-name="T28"> biskupský úřad vždy provázela mravní čistota, o kterou vždy usiloval, vytrvalost v modlitbě, noční bdění, střídmost, upřímnost a pohostinnost, mírnost v povzbuzování </text:span><text:span text:style-name="T31">a</text:span><text:span text:style-name="T28"> přísnost v kárání. Vdo</text:span><text:span text:style-name="T40">­</text:span><text:span text:style-name="T28">vám a sirotkům vždy přispěl penězi, radou či službou. Když však v rozporu s nařízením císařů Diokleciána a Maximiána hlásal v Myře pravdy křesťanské víry, byl uvržen do žaláře. Tam setrval až do nástupu císaře Konstantina, na jehož rozkaz byl propuštěn a vrátil se do Myry. </text:span></text:p>
          </table:table-cell>
        </table:table-row>
        <table:table-row table:style-name="Tabulka1.1">
          <table:table-cell table:style-name="Tabulka1.A1" office:value-type="string">
            <text:p text:style-name="P35">Lectio viij.</text:p>
            <text:p text:style-name="P189"><text:span text:style-name="T237">Mox</text:span><text:span text:style-name="T69"> ad Nicænum Concílium se cóntulit, ubi cum trecéntis illis decem et octo Pátribus Ariánam hæresim condemnávit. Inde revérsus ad Episcopátum, non ita multo post, instánte morte, suspíciens in cœlum, cum Angelos sibi occurréntes </text:span><text:soft-page-break/><text:span text:style-name="T69">intuerétur, illo Psalmo pronuntiáto: In te, Dómine, sperávi; usque ad eum locum: In manus tuas comméndo spíritum meum; in cœléstem pátriam migrávit.</text:span></text:p>
            <text:p text:style-name="P46"/>
          </table:table-cell>
          <table:table-cell table:style-name="Tabulka1.A1" office:value-type="string">
            <text:p text:style-name="P43"/>
            <text:p text:style-name="P192"><text:span text:style-name="T252">B</text:span><text:span text:style-name="T251">rzo</text:span><text:span text:style-name="T28"> se odebral na nicejský koncil, kde spolu s oněmi 318 otci zavrhnul ariánskou herezi. Odtud se vrátil ke svému biskupskému úřadu a zanedlouho potom, ve chvíli smrti pohlédl do nebe, a když uviděl </text:span><text:span text:style-name="T31">A</text:span><text:span text:style-name="T28">nděly, kteří se mu zjevili, recitoval </text:span><text:soft-page-break/><text:span text:style-name="T28">onen Žalm (</text:span><text:span text:style-name="T47">30</text:span><text:span text:style-name="T28">): „V tebe jsem, Pane, doufal“; až k tomuto místu: „Do rukou tvých poroučím ducha svého;“ a </text:span><text:span text:style-name="T31">tak </text:span><text:span text:style-name="T28">odešel do nebeské vlasti.</text:span></text:p>
          </table:table-cell>
        </table:table-row>
        <table:table-row table:style-name="Tabulka1.1">
          <table:table-cell table:style-name="Tabulka1.A1" office:value-type="string">
            <text:p text:style-name="P96">In III. Nocturno</text:p>
            <text:p text:style-name="P82"><text:span text:style-name="T62">Léctio sancti Evangélii</text:span><text:span text:style-name="T63"> </text:span><text:span text:style-name="T64">secúndum </text:span><text:span text:style-name="T65">Matthæum</text:span><text:span text:style-name="T62">.</text:span><text:span text:style-name="T2"> </text:span></text:p>
            <text:p text:style-name="P82"><text:span text:style-name="T2">Lectio ix. Cap. </text:span><text:span text:style-name="T4">2</text:span><text:span text:style-name="T3">5</text:span><text:span text:style-name="T2">.</text:span></text:p>
            <text:p text:style-name="P105"><text:span text:style-name="T236">In</text:span> illo témpore: Dixit Jesus discípulis suis parábolam hanc: Homo péregre proficíscens, vocávit servos suos, et trádidit illis bona sua. Et réliqua.</text:p>
            <text:p text:style-name="P70"/>
            <text:p text:style-name="P82"><text:span text:style-name="T27">Homilia sancti Gregórii Papæ</text:span><text:span text:style-name="T62">.</text:span></text:p>
            <text:p text:style-name="P82"><text:span text:style-name="T9">Homil</text:span><text:span text:style-name="T10">i</text:span><text:span text:style-name="T9">a </text:span><text:span text:style-name="T11">9</text:span><text:span text:style-name="T9">. in Evangelia.</text:span></text:p>
            <text:p text:style-name="P106">L<text:span text:style-name="T236">éctio</text:span> sancti Evangélii‚ fratres charíssimi, sollícite consideráre nos ádmonet, ne nos‚ qui plus céteris in hoc mundo accepísse áliquid cérnimur ab Auctóre mundi, grávius inde judicémur. Cum enim augéntur dona, ratiónes étiam crescunt donórum. Tanto ergo esse humílior‚ atque ad serviéndum prómptior quisque debet ex múnere, quanto se obligatiórem esse cónspicit in reddénda ratióne.</text:p>
            <text:p text:style-name="P70"/>
          </table:table-cell>
          <table:table-cell table:style-name="Tabulka1.A1" office:value-type="string">
            <text:p text:style-name="P78"/>
            <text:p text:style-name="P78"/>
            <text:p text:style-name="P78"/>
            <text:p text:style-name="P185"><text:span text:style-name="T249">Za</text:span><text:span text:style-name="T49"> onoho času, </text:span><text:span text:style-name="T50">řekl Ježíš svým učedníkům </text:span><text:span text:style-name="T51">toto podobenství</text:span><text:span text:style-name="T50">: „</text:span><text:span text:style-name="T53">Jeden člověk odcházel na cesty, svolal své služebníky a svěřil jim svůj majetek</text:span><text:span text:style-name="T50">.“</text:span><text:span text:style-name="T52"> </text:span><text:span text:style-name="T49">A ostatní.</text:span></text:p>
            <text:p text:style-name="P78"/>
            <text:p text:style-name="P78"/>
            <text:p text:style-name="P133"><text:span text:style-name="T261">Nejdražší</text:span><text:span text:style-name="T301"> bratři, čtení ze svatého Evangelia nás vybízí, abychom pečlivě uvážili </text:span><text:span text:style-name="T300">toto:</text:span><text:span text:style-name="T301"> pokud vidíme, že jsme na tomto světě dostali od Původce světa o něco více než ostatní, aby nás kvůli tomu </text:span><text:span text:style-name="T302">pak </text:span><text:span text:style-name="T301">přísněji nesoudil. Čím větší jsou totiž dary, tím v</text:span><text:span text:style-name="T120">y</text:span><text:span text:style-name="T121">š</text:span><text:span text:style-name="T301">ší účty pak budeme muset složit. </text:span><text:span text:style-name="T304">Za svůj dar musí být každý o to pokornější a </text:span><text:span text:style-name="T302">tím </text:span><text:span text:style-name="T304">více připraven ke službě, oč v</text:span><text:span text:style-name="T122">y</text:span><text:span text:style-name="T121">š</text:span><text:span text:style-name="T304">ší účty vidí, že bude muset složit. </text:span></text:p>
          </table:table-cell>
        </table:table-row>
        <table:table-row table:style-name="Tabulka1.1">
          <table:table-cell table:style-name="Tabulka1.A1" office:value-type="string">
            <text:p text:style-name="P18">Lectio x.</text:p>
            <text:p text:style-name="P105">E<text:span text:style-name="T236">cce</text:span> homo, qui péregre proficíscitur, servos suos vocat, eísque ad negótium talénta partítur. Post multum vero témporis positúrus ratiónem revértitur. Bene operántes pro apportáto lucro remúnerat, servum vero a bono ópere torpéntem damnat. Quis ítaque iste homo est, qui péregre proficíscitur, nisi Redémptor noster, qui in ea carne, quam assúmpserat, ábiit in cœlum? Carnis enim locus próprius terra est, quæ quasi ad peregrína dúcitur‚ dum per Redemptórem nostrum in cœlo collocátur.</text:p>
            <text:p text:style-name="P70"/>
          </table:table-cell>
          <table:table-cell table:style-name="Tabulka1.A1" office:value-type="string">
            <text:p text:style-name="P78"/>
            <text:p text:style-name="P176"><text:span text:style-name="T236">Podívejme</text:span> se na <text:span text:style-name="T223">toho </text:span>člověka, který vyráží na cestu,<text:span text:style-name="T223"> </text:span>svolá své služebníky a rozdělí jim peníze k obchodování. Za dlouhou dobu se pak vrací, aby si nechal složit účty. Služebníky, kteří dobře pracovali, odmění za utržený zisk, <text:span text:style-name="T219">avšak služebníka, který se odvrátil od dobrého díla, zatratí. Kdo tedy může být tento člověk, ne-li náš Spasitel, který v tom těle, které přijal, odešel do nebe? Prostředí vlastní tělu je totiž země, která jakoby nás vedla k putování, dokud nás </text:span>ná<text:span text:style-name="T219">š Spasitel nepřivede do nebe.</text:span></text:p>
          </table:table-cell>
        </table:table-row>
        <table:table-row table:style-name="Tabulka1.1">
          <table:table-cell table:style-name="Tabulka1.A1" office:value-type="string">
            <text:p text:style-name="P18">Lectio xj.</text:p>
            <text:p text:style-name="P105">S<text:span text:style-name="T236">ed</text:span> homo iste péregre proficíscens servis suis bona sua trádidit: quia fidélibus suis spirituália dona concéssit. Et uni quidem quinque talenta, álii duo, álii vero commísit unum. Quinque enim sunt córporis sensus‚ vidélicet, visus, audítus, gustus, odorátus‚ et tactus. Quinque ergo taléntis, donum quinque sensuum, id est, exteriórum sciéntia exprímitur. Duobus vero, intelléctus et operátio designántur. Uníus autem talénti nómine, intelléctus tantúmmodo designátur.</text:p>
            <text:p text:style-name="P70"/>
          </table:table-cell>
          <table:table-cell table:style-name="Tabulka1.A1" office:value-type="string">
            <text:p text:style-name="P78"/>
            <text:p text:style-name="P125"><text:span text:style-name="T259">Avšak</text:span><text:span text:style-name="T296"> </text:span><text:span text:style-name="T305">tento člověk, který se vydal na cesty, svým služebníkům zanechal svůj majetek, </text:span><text:span text:style-name="T123">k</text:span><text:span text:style-name="T121">dyž</text:span><text:span text:style-name="T305"> svým věrným udělil duchovní dary. A sice jednomu pět talentů, jinému dva, a </text:span><text:span text:style-name="T123">p</text:span><text:span text:style-name="T121">oslednímu pak</text:span><text:span text:style-name="T305"> svěřil jeden. Pět je totiž tělesných smyslů, a sice zrak, sluch, chuť, čich a hmat. Pět talentů tedy vyjadřuje dar pěti smyslů, neboli </text:span><text:span text:style-name="T303">dar </text:span><text:span text:style-name="T305">poznání vnějších věcí. Dva pak označují rozum a činnost. A pod tím jedním talentem je míněn pouze rozum. </text:span></text:p>
          </table:table-cell>
        </table:table-row>
        <table:table-row table:style-name="Tabulka1.1">
          <table:table-cell table:style-name="Tabulka1.A1" office:value-type="string">
            <text:p text:style-name="P18">Lectio xij.</text:p>
            <text:p text:style-name="P105">S<text:span text:style-name="T236">ed</text:span> is, qui quinque talénta accéperat, alia quinque lucrátus est: quia sunt nonnúlli, qui, etsi intérna ac mystica penetráre nésciunt, pro intentióne tamen supérnæ pátriæ docent recta quos possunt, de ipsis exterióribus, quæ accepérunt, duplum taléntum por<text:soft-page-break/>tant: dumque se a carnis petulántia, et a terrenárum rerum ámbitu, atque a visibílium voluptáte custódiunt, ab his étiam álios admonéndo compéscunt.</text:p>
            <text:p text:style-name="P105"/>
          </table:table-cell>
          <table:table-cell table:style-name="Tabulka1.A1" office:value-type="string">
            <text:p text:style-name="P78"/>
            <text:p text:style-name="P175"><text:span text:style-name="T277">Avšak</text:span><text:span text:style-name="T220"> ten, který přijal pět talentů, vydělal dalších pět: neboť jsou mnozí, kteří, i když nedokážou proniknout do věcí niterných a tajemných,</text:span> <text:span text:style-name="T222">v touze po vlasti věčné vyučují pravdu ty, které mohou, pomocí toho, co poznají z věcí vnějších. Tím získají </text:span><text:soft-page-break/><text:span text:style-name="T222">dvojnásobek talentů. Dokud tedy sami sebe střeží před nestydatostí těla a dychtivostí po věcech pozemských, svým příkladem pomáhají i ostatním se těchto vlivů zbavit.</text:span></text:p>
          </table:table-cell>
        </table:table-row>
        <table:table-row table:style-name="Tabulka1.1">
          <table:table-cell table:style-name="Tabulka1.A1" table:number-columns-spanned="2" office:value-type="string">
            <text:p text:style-name="P12">DIE <text:span text:style-name="T231">IV</text:span>. <text:span text:style-name="T227">DEC</text:span>EMBRIS.</text:p>
            <text:p text:style-name="P98"><text:span text:style-name="T18">I</text:span><text:span text:style-name="T60">n </text:span><text:span text:style-name="T18">F</text:span><text:span text:style-name="T60">esto </text:span><text:span text:style-name="T18">S. </text:span><text:span text:style-name="T19">P</text:span><text:span text:style-name="T212">etri</text:span><text:span text:style-name="T18"> C</text:span><text:span text:style-name="T212">hrysologi,</text:span></text:p>
            <text:p text:style-name="P11">Episcopi, Confessoris et Ecclesiae Doctoris.</text:p>
            <text:p text:style-name="P83"><text:span text:style-name="T8">i</text:span><text:span text:style-name="T6">i</text:span><text:span text:style-name="T7">j</text:span><text:span text:style-name="T6">. Lect. et M.</text:span></text:p>
            <text:p text:style-name="P93"><text:span text:style-name="T111">in </text:span><text:span text:style-name="T20">B</text:span><text:span text:style-name="T111">ohemia et </text:span><text:span text:style-name="T20">L</text:span><text:span text:style-name="T111">usatia</text:span><text:span text:style-name="T113">: </text:span><text:span text:style-name="T112">transfertur ad diem</text:span><text:span text:style-name="T114"> VII. Decembris.</text:span></text:p>
          </table:table-cell>
          <table:covered-table-cell/>
        </table:table-row>
        <table:table-row table:style-name="Tabulka1.1">
          <table:table-cell table:style-name="Tabulka1.A1" office:value-type="string">
            <text:p text:style-name="P59">In I. Nocturno</text:p>
            <text:p text:style-name="P63">De Epístola prima beáti Pauli Apóstoli</text:p>
            <text:p text:style-name="P63">ad Timótheum.</text:p>
            <text:p text:style-name="P17">Lectio j. <text:span text:style-name="T204">Cap. 3.</text:span></text:p>
            <text:p text:style-name="P141">F<text:span text:style-name="T236">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141"/>
          </table:table-cell>
          <table:table-cell table:style-name="Tabulka1.A1" office:value-type="string">
            <text:p text:style-name="P73"/>
            <text:p text:style-name="P73"/>
            <text:p text:style-name="P73"/>
            <text:p text:style-name="P73"/>
            <text:p text:style-name="P161"><text:span text:style-name="T236">Věrohodné</text:span> je to<text:span text:style-name="T205">to</text:span> slovo: Kdo chce být<text:span text:style-name="T205">i</text:span> <text:span text:style-name="T205">B</text:span>iskupem, touží po krásném úkolu. Nuže, <text:span text:style-name="T205">B</text:span>iskup má být bezúhonný, jen <text:span text:style-name="T205">s </text:span>jednou <text:span text:style-name="T205">manželkou </text:span>ženatý, střídmý, rozvážný, řádný, pohostinný, schopný učit, ne pijan, ne rváč, nýbrž vlídný, smířlivý, nezištný, ne svárlivý ani lakomý. Má dobře vést <text:span text:style-name="T205">svůj dům i</text:span> rodinu a mít děti poslušné a počestné.</text:p>
          </table:table-cell>
        </table:table-row>
        <table:table-row table:style-name="Tabulka1.1">
          <table:table-cell table:style-name="Tabulka1.A1" office:value-type="string">
            <text:p text:style-name="P17">Lectio ij.</text:p>
            <text:p text:style-name="P102">P<text:span text:style-name="T236">etrus</text:span>, qui ob áuream ejus eloquéntiam Chrysólogi cognómen adéptus est, Foro Cornélii in Æmília honéstis paréntibus natus, a prima ætáte ánimum ad Religiónem adjíciens, Cornélio Románo, tunc ejúsdem urbis Corneliénsis Epíscopo, óperam dedit: a quo, sciéntia et vitæ sanctitáte cum brevi profecísset, Diáconus creátus est. Póstmodum in locum defúncti Archipræsulis Ravennaténsis a sancto Sixto Papa tértio ex cœlésti mónitu‚ álio, qui (ut moris erat) a pópulo eléctus fúerat, rejécto, suffícitur. Quod cum Ravennaténses cognovíssent, divínæ voluntáti libénter acquiescéntes, novum Archiepíscopum máxima cum reveréntia suscepérunt.</text:p>
            <text:p text:style-name="P95"/>
          </table:table-cell>
          <table:table-cell table:style-name="Tabulka1.A1" office:value-type="string">
            <text:p text:style-name="P79"/>
            <text:p text:style-name="P163"><text:span text:style-name="T280">Petr</text:span><text:span text:style-name="T228">, který pro svou vynikající výmluvnost obdržel přízvisko Chrysologos (</text:span><text:span text:style-name="T168">Zlatoslovný</text:span><text:span text:style-name="T182">), se narodil poctivým rodičům ve </text:span><text:span text:style-name="T168">městě</text:span><text:span text:style-name="T182"> Imola v </text:span><text:span text:style-name="T168">kraji</text:span><text:span text:style-name="T182"> Emilia Romagna. </text:span><text:span text:style-name="T183">Již o</text:span><text:span text:style-name="T182">d raného dětství </text:span><text:span text:style-name="T183">přilnul jeho duch k</text:span><text:span text:style-name="T188">e </text:span><text:span text:style-name="T170">katolickému</text:span><text:span text:style-name="T183"> Nábož</text:span><text:span text:style-name="T188">e</text:span><text:span text:style-name="T183">nst</text:span><text:span text:style-name="T188">ví</text:span><text:span text:style-name="T183"> a vstoupil do služeb Cornelia Romana, tehdejšího Biskupa </text:span><text:span text:style-name="T188">právě </text:span><text:span text:style-name="T183">v </text:span><text:span text:style-name="T189">t</text:span><text:span text:style-name="T183">om</text:span><text:span text:style-name="T189">to</text:span><text:span text:style-name="T183"> městě Imola, který jej poté, co v krátkém čase prokázal učenost i svatost života, vysvětil na Jáhna. </text:span><text:span text:style-name="T184">Poté jej svatý Papež Sixtus III. dle nebeského vnuknutí dosadil na místo zemřelého Arcibiskupa města Ravenna poté, co odmítl jiného, je</text:span><text:span text:style-name="T188">j</text:span><text:span text:style-name="T184">ž zvolil lid (jak bylo zvykem). Když se to lid </text:span><text:span text:style-name="T188">Ravenský</text:span><text:span text:style-name="T184"> dozvěděl, rád se podvolil božské vůli a nového Arcibiskupa přijal s nejvyšší uctivostí.</text:span></text:p>
          </table:table-cell>
        </table:table-row>
        <table:table-row table:style-name="Tabulka1.1">
          <table:table-cell table:style-name="Tabulka1.A1" office:value-type="string">
            <text:p text:style-name="P17">Lectio iij. </text:p>
            <text:p text:style-name="P102">P<text:span text:style-name="T236">etrus</text:span> ígitur Ravennaténsi præféctus Ecclésiæ, omnem óperam ad pópulum sibi commíssum a transgressióne divinórum præceptórum deterréndum cóntulit. Ludos ab homínibus personátis cum váriis saltatiónibus kaléndis Januárii fíeri sólitos, concióne cohíbuit acérrima, ubi inter ália illud præcláre dixit: Qui jocári volúerit cum diábolo, non póterit gaudére cum Christo. Jussu sancti Leónis Papæ primi scripsit ad Chalcedonénse Concílium advérsus hæresim Eutychétis. Respóndit prætérea ad Eutychen ipsum et ália epístola‚ quæ in annáles Ecclesiásticos reláta fuit. Dum públice sermónes habéret ad pópulum, ádeo véhemens erat in dicéndo, ut præ nímio ardóre vox illi intérdum defíceret. Cum tandem annos círciter decem et <text:span text:style-name="T230">o</text:span>cto eam Ecclésiam sanctís<text:soft-page-break/>sime rexíss<text:span text:style-name="T230">e</text:span>t‚ labórum suórum finem adésse divínitus prænóscens, in pátriam se cóntulit, ubi tértio nonas Decémbris ex hac vita migrávit anno Dómini círciter quadringentésimo quinquagésimo.</text:p>
            <text:p text:style-name="P81"/>
          </table:table-cell>
          <table:table-cell table:style-name="Tabulka1.A1" office:value-type="string">
            <text:p text:style-name="P79"/>
            <text:p text:style-name="P163"><text:span text:style-name="T279">Petr</text:span><text:span text:style-name="T229"> tedy, jako představený ravenské Církve, věnoval veškeré své úsilí tomu, aby lid sobě svěřený odradil od přestupování božských přikázání. Hry proslavené mezi lidmi s různým křepčením, které se obvykle konaly prvního ledna, zakázal velmi ostrou řečí, ve které mimo jiné řekl tuto přeslavnou větu: „Kdo chce žertovat s ďáblem, nemůže se radovat s Kristem.“ Na příkaz svatého Papeže Lva napsal na Chalcedonský Koncil </text:span><text:span text:style-name="T169">dopis </text:span><text:span text:style-name="T185">proti Eutychově herezi. Odpověděl kromě toho i samotnému Eutychovi v jiném dopisu, kter</text:span><text:span text:style-name="T190">ý</text:span><text:span text:style-name="T185"> se uvádí v církevních letopisech. Když </text:span><text:span text:style-name="T186">dělával </text:span><text:span text:style-name="T185">veřejná kázá</text:span><text:span text:style-name="T186">ní</text:span><text:span text:style-name="T185"> </text:span><text:span text:style-name="T188">pro </text:span><text:span text:style-name="T185">lid, mluvil tak zapáleně, že pro přílišnou </text:span><text:span text:style-name="T188">námahu</text:span><text:span text:style-name="T185"> </text:span><text:span text:style-name="T186">nejednou </text:span><text:span text:style-name="T185">ztratil hlas. </text:span><text:span text:style-name="T186">Když pak přesvatě vládl své Církvi asi osmnáct let, </text:span><text:span text:style-name="T188">z </text:span><text:span text:style-name="T186">božské</text:span><text:span text:style-name="T188">ho</text:span><text:span text:style-name="T186"> vnuknutím předzvěděl ko</text:span><text:soft-page-break/><text:span text:style-name="T186">nec svých útrap, a odebral se </text:span><text:span text:style-name="T187">do svého rodného města</text:span><text:span text:style-name="T186">, kde 3. prosince odešel ze života, </text:span><text:span text:style-name="T170">bylo to</text:span><text:span text:style-name="T186"> kolem léta Páně 450.</text:span></text:p>
          </table:table-cell>
        </table:table-row>
        <table:table-row table:style-name="Tabulka1.1">
          <table:table-cell table:style-name="Tabulka1.A1" table:number-columns-spanned="2" office:value-type="string">
            <text:p text:style-name="P50"><text:span text:style-name="T14">DIE </text:span><text:span text:style-name="T1">VIII</text:span><text:span text:style-name="T14">. DECEMBRIS.</text:span></text:p>
            <text:p text:style-name="P86"><text:span text:style-name="T15">I</text:span><text:span text:style-name="T61">n </text:span><text:span text:style-name="T15">F</text:span><text:span text:style-name="T61">esto </text:span></text:p>
            <text:p text:style-name="P88"><text:span text:style-name="T17">I</text:span><text:span text:style-name="T221">mmaculatæ </text:span><text:span text:style-name="T17">C</text:span><text:span text:style-name="T221">onceptionis</text:span><text:span text:style-name="T211"> </text:span></text:p>
            <text:p text:style-name="P86"><text:span text:style-name="T16">B</text:span><text:span text:style-name="T210">eatæ </text:span><text:span text:style-name="T16">M</text:span><text:span text:style-name="T210">ariæ </text:span><text:span text:style-name="T16">V</text:span><text:span text:style-name="T210">irginis.</text:span><text:span text:style-name="T61"> </text:span></text:p>
            <text:p text:style-name="P92"><text:span text:style-name="T44">Serm. </text:span><text:span text:style-name="T46">m</text:span><text:span text:style-name="T44">aj. </text:span><text:span text:style-name="T46">cum Octava.</text:span></text:p>
            <text:p text:style-name="P44"><draw:frame draw:style-name="fr2" draw:name="Obrázek1" text:anchor-type="paragraph" svg:x="2.8047in" svg:y="0.0339in" svg:width="1.7161in" svg:height="0.122in" draw:z-index="0"><draw:image xlink:href="Pictures/100006D00000C54500000E0BC683FB34DF2CE92E.emf" xlink:type="simple" xlink:show="embed" xlink:actuate="onLoad" draw:mime-type="image/x-emf"/><draw:image xlink:href="Pictures/100000010000086300000099E7748BC8A63DCBB2.png" xlink:type="simple" xlink:show="embed" xlink:actuate="onLoad" draw:mime-type="image/png"/></draw:frame></text:p>
          </table:table-cell>
          <table:covered-table-cell/>
        </table:table-row>
        <table:table-row table:style-name="Tabulka1.1">
          <table:table-cell table:style-name="Tabulka1.A1" office:value-type="string">
            <text:p text:style-name="P58">In I. Nocturno</text:p>
            <text:p text:style-name="P60">De libro <text:span text:style-name="T224">Génesis</text:span>.</text:p>
            <text:p text:style-name="P15">Lectio j. <text:span text:style-name="T180">Cap. 3.</text:span></text:p>
            <text:p text:style-name="P139">S<text:span text:style-name="T236">erpens</text:span> erat callídior cunctis animántibus terræ quæ fécerat Dóminus Deus. Qui dixit ad mulíerem: Cur præcépit vobis Deus ut non comederétis de omni ligno paradísi? Cui respóndit múlier: De fructu lignórum, quæ sunt in paradíso, véscimur: de fructu vero ligni, quod est in médio paradisi, præcépit nobis Deus ne comederémus: et ne tangerémus illud, ne forte moriámur. Dixit autem serpens ad muliérem: Nequáquam morte moriémini. Scit enim Deus quod in quocúmque die comedéritis ex eo, aperiéntur óculi vestri: et éritis sicut dii, sciéntes bonum et malum.</text:p>
            <text:p text:style-name="P139"/>
          </table:table-cell>
          <table:table-cell table:style-name="Tabulka1.A1" office:value-type="string">
            <text:p text:style-name="P71"/>
            <text:p text:style-name="P71"/>
            <text:p text:style-name="P71"/>
            <text:p text:style-name="P134"><text:span text:style-name="T257">Had</text:span><text:span text:style-name="T290"> byl lstivější než všechna polní zvířata, která byl Hospodin Bůh učinil. Řekl </text:span><text:span text:style-name="T340">jednou </text:span><text:span text:style-name="T290">ženě: „Proč vám zakázal Bůh jísti se všech rajských stromů?“ Žena mu odpověděla: „Z ovoce stromů, které jsou v ráji, jísti smíme; </text:span><text:span text:style-name="T321">pouze </text:span><text:span text:style-name="T290">z ovoce stromu, který jest uprostřed ráje, nám Bůh jíst zakázal, ano i dotýkati se ho, abychom snad nezemřeli.“ Tu pravil had ženě: „Nikoliv! </text:span><text:span text:style-name="T127">Určitě</text:span><text:span text:style-name="T290"> nezemřete! Bůh totiž </text:span><text:span text:style-name="T321">v</text:span><text:span text:style-name="T290">í, že toho dne, kterého z něho požijete, </text:span><text:span text:style-name="T321">otevřou</text:span><text:span text:style-name="T290"> se vaše oči a budete jako bohové, </text:span><text:span text:style-name="T322">a budete </text:span><text:span text:style-name="T290">poznáva</text:span><text:span text:style-name="T128">t</text:span><text:span text:style-name="T290"> dobré i zlé.“ </text:span></text:p>
          </table:table-cell>
        </table:table-row>
        <table:table-row table:style-name="Tabulka1.1">
          <table:table-cell table:style-name="Tabulka1.A1" office:value-type="string">
            <text:p text:style-name="P15">Lectio ij.</text:p>
            <text:p text:style-name="P101">V<text:span text:style-name="T236">idit</text:span> ígitur múlier quod bonum esset lignum ad vescéndum‚ et pulchrum óculis, aspectúque delectábile: et tulit de fructu illíus‚ et comédit: dedítque viro suo, qui comédit. Et apérti sunt óculi ambórum: cumque cognovíssent se esse nudos, consuérunt fólia ficus, et fecérunt sibi perizómata. Et cum audíssent vocem Dómini Dei deambulántis in paradíso ad auram post merídiem, abscóndit se Adam et uxor ejus a fácie Dómini Dei in médio ligni para<text:span text:style-name="T224">d</text:span>ísi.</text:p>
            <text:p text:style-name="P94"/>
          </table:table-cell>
          <table:table-cell table:style-name="Tabulka1.A1" office:value-type="string">
            <text:p text:style-name="P77"/>
            <text:p text:style-name="P164"><text:span text:style-name="T278">Viděla</text:span><text:span text:style-name="T225"> tedy</text:span> žen<text:span text:style-name="T225">a</text:span>, že ten strom je na chuť velmi dobrý, krásný <text:span text:style-name="T225">očím </text:span>a <text:span text:style-name="T225">na pohled</text:span> lahodný; vzala tedy <text:span text:style-name="T225">jeden </text:span>z jeho <text:span text:style-name="T225">plodů </text:span>a <text:span text:style-name="T225">po</text:span>jedla; dala též svému muži, a ten také jedl. I otevřely se oběma oči. <text:span text:style-name="T225">Jakmile p</text:span>ozna<text:span text:style-name="T225">li</text:span>, že jsou nazí, sešili fíkové listy a <text:span text:style-name="T225">zhotov</text:span>ili si zástěry. Když pak zaslechli kroky Hospodina Boha, procházejícího se za podvečerního vánku v ráji, skryl se Adam i jeho žena před tváří Hospodina Boha <text:span text:style-name="T225">uprostřed </text:span>rajské<text:span text:style-name="T225">ho</text:span> stromoví.</text:p>
          </table:table-cell>
        </table:table-row>
        <table:table-row table:style-name="Tabulka1.1">
          <table:table-cell table:style-name="Tabulka1.A1" office:value-type="string">
            <text:p text:style-name="P15">Lectio iij.</text:p>
            <text:p text:style-name="P101">V<text:span text:style-name="T236">ocávitque</text:span> Dóminus Deus Adam, et dixit ei: Ubi es? Qui ait: Vocem tuam audívi in paradíso: et tímui, eo quod nudus essem, et abscóndi me. Cui dixit: Quis enim indicávit tibi quod nudus esses, nisi quod ex ligno de quo præcéperam tibi ne coméderes comedísti? Dixítque Adam: Múlier, quam dedisti mihi sóciam, dedit mihi de ligno, et comedi. Et dixit Dóminus Deus ad mulíerem: Quare hoc fecísti? Quæ respóndit: Serpens decepit me, et comédi.</text:p>
            <text:p text:style-name="P80"/>
          </table:table-cell>
          <table:table-cell table:style-name="Tabulka1.A1" office:value-type="string">
            <text:p text:style-name="P77"/>
            <text:p text:style-name="P151"><text:span text:style-name="T236">Tu</text:span> zavolal Hospodin Bůh Adama a řekl mu: „Kde jsi?“ On odpověděl: „Když jsem uslyšel tvů<text:span text:style-name="T225">j hlas</text:span> v ráji, bál jsem se, <text:span text:style-name="T225">protože</text:span> jsem nahý; <text:span text:style-name="T225">a tak</text:span> jsem se skryl.“ Řekl mu <text:span text:style-name="T163">Bůh</text:span>: „Kdo ti <text:span text:style-name="T225">však </text:span>oznámil, že jsi nahý? Nejedl jsi <text:span text:style-name="T225">snad </text:span>se stromu, s něhož jsem ti zakázal jísti?“ I pravil Adam: „Žena, kterou jsi mi dal za družku, dala mi s toho stromu, a tak jsem jedl.“ Řekl tedy Hospodin Bůh ženě: „Proč jsi t<text:span text:style-name="T226">o</text:span> učinila?“ O<text:span text:style-name="T226">na o</text:span>dpověděla: „Had mě obelstil a tak jsem jedla. </text:p>
          </table:table-cell>
        </table:table-row>
        <table:table-row table:style-name="Tabulka1.1">
          <table:table-cell table:style-name="Tabulka1.A1" office:value-type="string">
            <text:p text:style-name="P15">Lectio i<text:span text:style-name="T191">v</text:span>.</text:p>
            <text:p text:style-name="P101">E<text:span text:style-name="T236">t</text:span> ait Dóminus Deus ad serpéntem: Quia fecísti hoc, maledíctus es inter ómnia animántia, et bés<text:soft-page-break/>tias terræ: super pectus tuum gradiéris, et terram cómedes cunctis diébus vitæ tuæ. Inimicítias ponam inter te et mulíerem, et semen tuum et semen illíus: ipsa cónteret caput tuum, et tu insidiáberis calcáneo ejus.</text:p>
            <text:p text:style-name="P80"/>
          </table:table-cell>
          <table:table-cell table:style-name="Tabulka1.A1" office:value-type="string">
            <text:p text:style-name="P77"/>
            <text:p text:style-name="P154"><text:span text:style-name="T253">Tu</text:span><text:span text:style-name="T192"> pravil Hospodin Bůh hadu: „Že jsi toto učinil, zlořečený jsi mezi všemi zvířaty </text:span><text:span text:style-name="T164">domácími</text:span><text:span text:style-name="T192"> </text:span><text:soft-page-break/><text:span text:style-name="T192">i mezi zvířenou polní. Po břiše budeš se plazit a prach země žrát po všecky dny svého života. Nepřátelství položím mezi tebe a ženu, mezi potomstvem tvým a potomstvem jejím; ona rozdrtí tvou hlavu, avšak ty budeš činit úklady její patě.“ </text:span></text:p>
          </table:table-cell>
        </table:table-row>
        <table:table-row table:style-name="Tabulka1.1">
          <table:table-cell table:style-name="Tabulka1.A1" office:value-type="string">
            <text:p text:style-name="P6">In II. Nocturno</text:p>
            <text:p text:style-name="P66">Sermo sancti Hierónymi Presbýteri.</text:p>
            <text:p text:style-name="P37">De Assumptióne B. M. V.</text:p>
            <text:p text:style-name="P37">Lectio v.</text:p>
            <text:p text:style-name="P117">Q<text:span text:style-name="T236">ualis</text:span> et quanta esset beáta et gloriósa semper Virgo María, ab Angelo divínitus declarátur, cum dícitur: Ave, grátia plena; Dóminus tecum: Benedícta tu in muliéribus. Tálibus namque decébat Vírginem oppignorári munéribus, ut esset grátia plena, quæ dedit coelis glóriam, terris Dóminum, pacémque refúdit, fidem Géntibus, finem vítiis, vitæ órdinem, móribus disciplínam. Et bene plena, quia céteris per partes præstátur; Maríæ vero simul se tota infúdit plenitúdo gratiæ. Vere plena, quia etsi in sanctis Pátribus et Prophétis grátia fuísse créditur, non tamen eátenus plena: in Maríam vero totíus grátiæ, quæ in Christo est, plenitúdo venit, quamquam áliter. Et ideo inquit: Benedícta tu in muliéribus; id est plus benedícta quam omnes mulíeres. Ac per hoc quidquid maledictiónis infúsum est per Hevam, totum ábstulit benedíctio Maríæ. De ipsa Sálomon in Cánticis, quasi in laudem ejus, Veni, inquit, colúmba mea, immaculáta mea. Jam enim hiems tránsiit, imber ábiit et recéssit. Ac deinde inquit: Veni de Líbano, veni, coronáberis.</text:p>
            <text:p text:style-name="P38"/>
          </table:table-cell>
          <table:table-cell table:style-name="Tabulka1.A1" office:value-type="string">
            <text:p text:style-name="P41"/>
            <text:p text:style-name="P41"/>
            <text:p text:style-name="P41"/>
            <text:p text:style-name="P25"/>
            <text:p text:style-name="P195"><text:span text:style-name="T244">Jaká</text:span><text:span text:style-name="T79"> a jak </text:span><text:span text:style-name="T80">velmi</text:span><text:span text:style-name="T79"> blahoslavená a slavná byla vždy Panna Maria, </text:span><text:span text:style-name="T80">to Bůh</text:span><text:span text:style-name="T79"> </text:span><text:span text:style-name="T81">zázračně </text:span><text:span text:style-name="T79">vyjasn</text:span><text:span text:style-name="T80">il</text:span><text:span text:style-name="T79"> </text:span><text:span text:style-name="T82">A</text:span><text:span text:style-name="T79">ndělovými ústy, když </text:span><text:span text:style-name="T81">jí </text:span><text:span text:style-name="T79">řekl: </text:span><text:span text:style-name="T90">„Buď zdráva, milosti plná. Pán s tebou. Požehnaná jsi mezi ženami.“</text:span><text:span text:style-name="T79"> Takovými se totiž slušelo Pannu ozdobiti dary, aby byla </text:span><text:span text:style-name="T90">milosti plná</text:span><text:span text:style-name="T79"> ta, jež nebesům dala slávu, zemi Pána, národům navrátila mír a víru, </text:span><text:span text:style-name="T91">špatnos</text:span><text:span text:style-name="T95">­</text:span><text:span text:style-name="T91">tem </text:span><text:span text:style-name="T79">učinila konec, životu dala řád </text:span><text:span text:style-name="T80">a </text:span><text:span text:style-name="T79">mravům kázeň. A vpravdě </text:span><text:span text:style-name="T90">plná</text:span><text:span text:style-name="T79">, neboť </text:span><text:span text:style-name="T89">zatímco </text:span><text:span text:style-name="T79">ostatním je milost udělována po částech, Marii se najednou vlila </text:span><text:span text:style-name="T91">veškerá </text:span><text:span text:style-name="T79">plnost milosti. Opravdu </text:span><text:span text:style-name="T90">plná</text:span><text:span text:style-name="T79">, protože i když věříme, že ve svatých </text:span><text:span text:style-name="T91">O</text:span><text:span text:style-name="T79">tcích a </text:span><text:span text:style-name="T91">P</text:span><text:span text:style-name="T79">rorocích přebývala milost, ne</text:span><text:span text:style-name="T80">byla</text:span><text:span text:style-name="T79"> ve své plnosti. Do Marie vešla plnost veškeré milosti, </text:span><text:span text:style-name="T91">která je </text:span><text:span text:style-name="T79">v Kristu, i když jinak. A proto </text:span><text:span text:style-name="T101">Anděl </text:span><text:span text:style-name="T79">říká: </text:span><text:span text:style-name="T90">Požehnaná ty mezi ženami,</text:span><text:span text:style-name="T79"> t</text:span><text:span text:style-name="T91">edy </text:span><text:span text:style-name="T79">více požehnaná než všechny ostatní ženy. A jakkoliv mnoho zlořečení </text:span><text:span text:style-name="T81">bylo </text:span><text:span text:style-name="T79">vlito skrze Evu, tímto je </text:span><text:span text:style-name="T89">to </text:span><text:span text:style-name="T79">celé </text:span><text:span text:style-name="T80">odebráno</text:span><text:span text:style-name="T79"> skrze požehnání Mariino. O ní Šala</text:span><text:span text:style-name="T89">­</text:span><text:span text:style-name="T79">moun v Písni písní praví k její chvále „Přijď, má holubičko, má neposkvrněná. Již zima přešla, déšť odešel a zmizel.“ A pak říká: „Přijď z Libanonu, přijď a budeš korunována.“ </text:span></text:p>
          </table:table-cell>
        </table:table-row>
        <table:table-row table:style-name="Tabulka1.1">
          <table:table-cell table:style-name="Tabulka1.A1" office:value-type="string">
            <text:p text:style-name="P35">Lectio vj.</text:p>
            <text:p text:style-name="P189"><text:span text:style-name="T69">N</text:span><text:span text:style-name="T237">on</text:span><text:span text:style-name="T69"> immérito ígitur veníre de Líbano jubétur, quia Líbanus candidátio interpretátur. Erat enim candidáta multis meritórum virtútibus, et dealbáta nive candídior, Spíritus Sancti munéribus, simplicitátem colúmbæ in ómnibus repræséntans: quóniam, quidquid in ea gestum est, totum púritas et simplícitas, totum véritas et grátia fuit; totum misericórdia et justítia, quæ de coelo prospéxit: et ideo immaculáta, quia in nullo corrúpta. Circúmdedit enim virum in útero, sicut Jeremías sanctus testátur, et non aliúnde accépit. Fáciet, inquit, Dóminus novum super terram, et múlier circúmdabit virum. </text:span></text:p>
            <text:p text:style-name="P35"/>
          </table:table-cell>
          <table:table-cell table:style-name="Tabulka1.A1" office:value-type="string">
            <text:p text:style-name="P43"/>
            <text:p text:style-name="P121"><text:span text:style-name="T267">N</text:span><text:span text:style-name="T270">ikoliv</text:span><text:span text:style-name="T346"> bezdůvodně jí však přikazuje, aby přišla z Libanonu, neboť slovo Libanon znamená </text:span><text:span text:style-name="T146">bělostnou</text:span><text:span text:style-name="T346"> jasnost. Maria byla rozjasněna silou mnoha ctností a stala se nad sníh bělejší dary Ducha Svatého, projevujíc ve všem prostotu holubice, neboť cokoliv se v ní dělo, </text:span><text:span text:style-name="T353">dělo se to </text:span><text:span text:style-name="T346">vždy </text:span><text:span text:style-name="T353">z</text:span><text:span text:style-name="T346">cel</text:span><text:span text:style-name="T353">a</text:span><text:span text:style-name="T346"> v čistotě a prostotě, vše v pravdě a milosti. Vše</text:span><text:span text:style-name="T353">chno</text:span><text:span text:style-name="T346"> v milosrdenství a spravedlnosti, které shlížel</text:span><text:span text:style-name="T354">y</text:span><text:span text:style-name="T346"> s nebes. A pr</text:span><text:span text:style-name="T366">o</text:span><text:span text:style-name="T346">to neposkvrněná, protože v ničem nedošla porušení. Muže objala pouze ve svém lůnu, jak svědčí </text:span><text:span text:style-name="T366">svatý </text:span><text:span text:style-name="T153">P</text:span><text:span text:style-name="T346">rorok Jeremiáš, a žá</text:span><text:span text:style-name="T354">dným</text:span><text:span text:style-name="T346"> jiný</text:span><text:span text:style-name="T354">m způsobem</text:span><text:span text:style-name="T346"> jej </text:span><text:span text:style-name="T354">v sobě </text:span><text:span text:style-name="T346">nepřijala. „Učiní,“ pravil, „Pán novou věc na zemi, a žena obejme muže.“</text:span></text:p>
          </table:table-cell>
        </table:table-row>
        <table:table-row table:style-name="Tabulka1.1">
          <table:table-cell table:style-name="Tabulka1.A1" office:value-type="string">
            <text:p text:style-name="P35">Lectio vij.</text:p>
            <text:p text:style-name="P114">V<text:span text:style-name="T236">ere</text:span> novum, et ómnium novitátum superéminens nóvitas virtútum, quando Deus (quem ferre non potest mundus, neque vidére áliquis, ut vívere possit) sic ingréssus est hospítium ventris, ut córporis claustrum nescíret; sicque gestátus, ut totus Deus in eo esset; et sic exívit inde, ut esset (sicut Ezéchiel fatétur) porta omníno clausa. Unde cánitur <text:soft-page-break/>in eísdem Cánticis de ea: Hortus conclúsus, fons signátus, emissiónes tuæ paradísus. Vere hortus deliciárum, in quo cónsita sunt univérsa florum génera, et odoraménta virtútum; sicque conclúsus, ut nésciat violári, neque corrúmpi ullis insidiárum fráudibus. Fons ítaque signátus sigíllo totíus Trinitátis. </text:p>
            <text:p text:style-name="P35"/>
          </table:table-cell>
          <table:table-cell table:style-name="Tabulka1.A1" office:value-type="string">
            <text:p text:style-name="P43"/>
            <text:p text:style-name="P192"><text:span text:style-name="T251">Vpravdě</text:span><text:span text:style-name="T28"> novou věc </text:span><text:span text:style-name="T59">Bůh</text:span><text:span text:style-name="T48"> učinil</text:span><text:span text:style-name="T28">, novinu ctností vynikající nade všemi novinami, když </text:span><text:span text:style-name="T36">On</text:span><text:span text:style-name="T28"> (jehož stěží kdo čistý, natož kdokoliv jiný, může spatřit a </text:span><text:span text:style-name="T32">pře</text:span><text:span text:style-name="T28">žít) takto vstoupil do pohostinství lůna, aby neporušil klau</text:span><text:span text:style-name="T36">s</text:span><text:span text:style-name="T28">uru jejího těla. A tak v </text:span><text:span text:style-name="T42">jejím </text:span><text:span text:style-name="T28">těle rostl, aby v něm byl celý Bůh. A tak odtud vyšel, aby jeho matka (jak praví Ezechiel) byla bránou navždy </text:span><text:soft-page-break/><text:span text:style-name="T32">u</text:span><text:span text:style-name="T28">zavřenou. Proto se o ní v Písni písní zpívá: „</text:span><text:span text:style-name="T58">Zahrada jsi </text:span><text:span text:style-name="T59">u</text:span><text:span text:style-name="T58">zavřená, pramen zapečetěný, vydáváš rajskou vůni.“</text:span><text:span text:style-name="T28"> Pravá </text:span><text:span text:style-name="T58">zahrada</text:span><text:span text:style-name="T47"> </text:span><text:span text:style-name="T28">potěšení, ve které jsou zasazeny všechny druhy květů a </text:span><text:span text:style-name="T58">vůně</text:span><text:span text:style-name="T28"> ctností. Tak </text:span><text:span text:style-name="T58">zavřená</text:span><text:span text:style-name="T28">, aby nepoznala porušení, ani nemohla býti zničena podvodem lsti. </text:span><text:span text:style-name="T58">Pramen zapečetěný</text:span><text:span text:style-name="T47"> </text:span><text:span text:style-name="T28">pečetí celé Trojice.</text:span></text:p>
          </table:table-cell>
        </table:table-row>
        <table:table-row table:style-name="Tabulka1.1">
          <table:table-cell table:style-name="Tabulka1.A1" office:value-type="string">
            <text:p text:style-name="P35">Lectio viij.</text:p>
            <text:p text:style-name="P114">D<text:span text:style-name="T236">eíparæ</text:span> autem Vírginis in sua Conceptióne de tetérrimo humáni géneris hoste victóriam, quam divína elóquia, veneránda tradítio, perpétuus Ecclésiæ sensus, singuláris Episcopórum ac fidelium conspirátio, insígnia quoque summórum Pontificum acta atque constitutiónes mirífice jam illustrábant, Pius nonus Póntifex Máximus totíus Ecclésiæ votis ánnuens státuit suprémo suo atque infallíbili oráculo solémniter proclamáre. Itaque sexto Idus Decémbris anni millésimi octingentésimi quinquagésimi quarti in Basílica Vaticána, ingénti sanctæ Románæ Ecclésiæ Patrum Cardinálium et Episcopórum ex díssitis etiam regiónibus astánte cœtu, universóque plaudénte orbe, solémniter pronuntiávit et definívit: Doctrínam quæ tenet beatíssimam Vírginem Maríam in primo instánti suæ Conceptiónis fuísse, singulári Dei privilégio, ab omni originális culpæ labe præservátam immúnem, esse a Deo revelátam, ac proínde ab ómnibus fidélibus fírmiter constantérque credéndam.</text:p>
            <text:p text:style-name="P35"/>
          </table:table-cell>
          <table:table-cell table:style-name="Tabulka1.A1" office:value-type="string">
            <text:p text:style-name="P43"/>
            <text:p text:style-name="P121"><text:span text:style-name="T267">Vítězství</text:span><text:span text:style-name="T346"> Bohorodičky Panny ve svém </text:span><text:span text:style-name="T355">P</text:span><text:span text:style-name="T346">očetí nad </text:span><text:span text:style-name="T355">pře</text:span><text:span text:style-name="T346">strašným nepřítelem lidského rodu, které Boží slovo, ctihodná tradice, věčné smýšlení církve, jednotná víra </text:span><text:span text:style-name="T147">B</text:span><text:span text:style-name="T346">iskupů i věřících, také slavné papežské výnosy a ustanovení podivuhodným způsobem ukázaly, </text:span><text:span text:style-name="T147">P</text:span><text:span text:style-name="T346">apež Pius IX. </text:span><text:span text:style-name="T356">v</text:span><text:span text:style-name="T346"> </text:span><text:span text:style-name="T356">c</text:span><text:span text:style-name="T346">elé církve přání splnění nechal svou a </text:span><text:span text:style-name="T355">také</text:span><text:span text:style-name="T346"> neomylnou autoritou slavnostně vyhlásit. A tak 8. prosince roku 1854 v </text:span><text:span text:style-name="T355">B</text:span><text:span text:style-name="T346">asilice </text:span><text:span text:style-name="T355">V</text:span><text:span text:style-name="T346">atikánské, za nesmírného počtu otců </text:span><text:span text:style-name="T147">K</text:span><text:span text:style-name="T346">ardinálů svaté </text:span><text:span text:style-name="T147">Ř</text:span><text:span text:style-name="T346">ímské </text:span><text:span text:style-name="T147">C</text:span><text:span text:style-name="T346">írkve </text:span><text:span text:style-name="T356">i</text:span><text:span text:style-name="T346"> </text:span><text:span text:style-name="T147">B</text:span><text:span text:style-name="T346">iskupů z rozličných </text:span><text:span text:style-name="T355">krajin</text:span><text:span text:style-name="T346"> zde shromážděných, za potlesku celého světa, slavnostně vyhlásil a určil: </text:span><text:span text:style-name="T355">U</text:span><text:span text:style-name="T346">čení, které tvrdí, že Maria byla nejblahoslavenější Pannou v okamžiku svého Početí jedinečnou Boží výsadou od veškerého dědičného hříchu selhání zachována a nedotčena, bylo zjeveno Bohem, a od té </text:span><text:span text:style-name="T355">chvíle</text:span><text:span text:style-name="T346"> všem věrným pevně a </text:span><text:span text:style-name="T355">neu</text:span><text:span text:style-name="T346">stále k věření jest předloženo.</text:span></text:p>
          </table:table-cell>
        </table:table-row>
        <table:table-row table:style-name="Tabulka1.1">
          <table:table-cell table:style-name="Tabulka1.A1" office:value-type="string">
            <text:p text:style-name="P6">In III. Nocturno</text:p>
            <text:p text:style-name="P48">Léctio sancti Evangélii secúndum Lucam.</text:p>
            <text:p text:style-name="P35">Lectio ix. Cap. 1.</text:p>
            <text:p text:style-name="P114">I<text:span text:style-name="T236">n</text:span> illo témpore: Missus est Angelus <text:span text:style-name="T388">Gábriel</text:span> a Deo in civitátem Galilææ, cui nomen Názareth, ad Vírginem desponsátam viro, cui nomen erat Joseph, de domo David, et nomen Vírginis Maria. Et réliqua.</text:p>
            <text:p text:style-name="P67"/>
            <text:p text:style-name="P51"><text:span text:style-name="T69">Homil</text:span><text:span text:style-name="T72">í</text:span><text:span text:style-name="T69">a sancti Germáni Epíscopi.</text:span></text:p>
            <text:p text:style-name="P35">In Præsentatióne Deíparæ.</text:p>
            <text:p text:style-name="P190"><text:span text:style-name="T69">A</text:span><text:span text:style-name="T237">ve</text:span><text:span text:style-name="T69">, Maria, grátia plena, Sanctis sánctior, et c</text:span><text:span text:style-name="T71">oe</text:span><text:span text:style-name="T69">lis excélsior, et Chérubim gloriósior, et Séraphim honorabílior, et super omnem creatúram venerabílior. Ave, colúmba, quæ nobis et fructum fers olivæ, et servatórem a spiritáli dilúvio ac portum salútis annúntias; cujus pennæ deargentátæ, et posterióra dorsi in pallóre auri sanctíssimi et illuminántis Spíritus fulgóre irradiántur. Ave, amœníssimus et rationális Dei paradísus, benevolentíssima et omnipoténti ejúsdem dextra hódie ad Oriéntem plantátus, et ipsi suave olens lílium, et rosam immarcescíbilem gérminans in eórum medélam, qui pestíferam animæque exitiálem amaritúdinem mortis ad Occidéntem ebíberant: paradísus, in quo ad veritátis agnitiónem lignum vivíficum efflo</text:span><text:soft-page-break/><text:span text:style-name="T69">réscit, e quo qui gustáverint, immortalitátem consequúntur.</text:span></text:p>
            <text:p text:style-name="P36"/>
          </table:table-cell>
          <table:table-cell table:style-name="Tabulka1.A1" office:value-type="string">
            <text:p text:style-name="P26"/>
            <text:p text:style-name="P26"/>
            <text:p text:style-name="P26"/>
            <text:p text:style-name="P121"><text:span text:style-name="T243">Za</text:span><text:span text:style-name="T79"> onoho času, poslán </text:span><text:span text:style-name="T92">byl</text:span><text:span text:style-name="T79"> </text:span><text:span text:style-name="T92">A</text:span><text:span text:style-name="T79">nděl </text:span><text:span text:style-name="T99">Gabriel od Boha do města galilejského, jemuž jméno Nazaret, k Panně </text:span><text:span text:style-name="T100">zasnoubené</text:span><text:span text:style-name="T99"> muž</text:span><text:span text:style-name="T100">i</text:span><text:span text:style-name="T99">, jemuž jméno bylo Josef, z domu Davidova, a jméno P</text:span><text:span text:style-name="T79">anny bylo Maria</text:span><text:span text:style-name="T103">. </text:span><text:span text:style-name="T79">A ostatní</text:span><text:span text:style-name="T103">.</text:span></text:p>
            <text:p text:style-name="P69"/>
            <text:p text:style-name="P52"><text:span text:style-name="T69">Homilie svatého Germana Biskupa</text:span><text:span text:style-name="T68">.</text:span></text:p>
            <text:p text:style-name="P97"><text:span text:style-name="T26">Obětování</text:span><text:span text:style-name="T24"> Matky Boží</text:span><text:span text:style-name="T25">.</text:span></text:p>
            <text:p text:style-name="P135"><text:span text:style-name="T245">Z</text:span><text:span text:style-name="T243">drávas</text:span><text:span text:style-name="T79">, </text:span><text:span text:style-name="T103">Maria, </text:span><text:span text:style-name="T79">milosti plná, nad </text:span><text:span text:style-name="T83">S</text:span><text:span text:style-name="T79">vaté světější, nad nebesa vznešenější, nad </text:span><text:span text:style-name="T83">C</text:span><text:span text:style-name="T79">heruby slavnější, nad </text:span><text:span text:style-name="T83">S</text:span><text:span text:style-name="T79">erafy ctihodnější, a nade všechno stvoření úctyhodnější. Buď zdráva, holubičko, </text:span><text:span text:style-name="T98">jež</text:span><text:span text:style-name="T79"> nám přinášíš plod olivy, </text:span><text:span text:style-name="T84">a</text:span><text:span text:style-name="T79"> taktéž oznamuješ </text:span><text:span text:style-name="T102">příchod </text:span><text:span text:style-name="T79">zachránce od duchovní potopy a přístav spásy. </text:span><text:span text:style-name="T83">Tvá</text:span><text:span text:style-name="T79"> křídla jsou pokryta stříbrem a bedra </text:span><text:span text:style-name="T83">tvá</text:span><text:span text:style-name="T79"> světlem zlata nejsvětějšího a planoucí září Ducha jsou osvícena. Buď zdráv, nejutěšenější a rozumem naplněný Boží ráji, nejmilostivější a všemocnou jeho pravicí dnes na Východě vysázený, s</text:span><text:span text:style-name="T83">e</text:span><text:span text:style-name="T79"> </text:span><text:span text:style-name="T83">svou</text:span><text:span text:style-name="T79"> slad</text:span><text:span text:style-name="T83">ce</text:span><text:span text:style-name="T79"> vonící lilií, s nevadnoucími růžemi, které rostou k uzdravení těch, kteří pro duši chorobnou a ničivou hořkost smrti na Západě vypili. Ráj, v němž vykvetl </text:span><text:span text:style-name="T93">oživující</text:span><text:span text:style-name="T79"> strom poznání pravdy, </text:span><text:span text:style-name="T84">a</text:span><text:span text:style-name="T79"> </text:span><text:span text:style-name="T84">ti, </text:span><text:span text:style-name="T93">kteří z něho </text:span><text:soft-page-break/><text:span text:style-name="T79">ochutnají, dosáhnou nesmrtelnosti.</text:span></text:p>
          </table:table-cell>
        </table:table-row>
        <table:table-row table:style-name="Tabulka1.1">
          <table:table-cell table:style-name="Tabulka1.A1" office:value-type="string">
            <text:p text:style-name="P35">Lectio x.</text:p>
            <text:p text:style-name="P189"><text:span text:style-name="T69">A</text:span><text:span text:style-name="T237">ve</text:span><text:span text:style-name="T69">, sacrosáncte ædificátum, immaculátum, purissimúmque Dei summi Regis palátium, ejúsdem Dei Regis magnificéntia circumornátum, omnésque hospítio recípiens ac mysticis refíciens delíciis; in quo non manufáctus et vario decóre nitens situs est spirituális sponsi thálamus; in quo Verbum errántem humánam stirpem revocáre volens, carnem sibi desponsávit, ut eos, qui voluntát</text:span><text:span text:style-name="T77">e </text:span><text:span text:style-name="T69">propria extórres facti fúerant, Patri reconciliáret.</text:span> <text:span text:style-name="T69">Ave, Dei mons præpínguis et umbrósus, in quo enutrítus Agnus rationális peccáta atque infirmitátes nostras portávit: mons, e quo devolútus ille nulla manu præcísus lapis, contrívit aras idolórum, et factus est in caput ánguli, mirábilis in óculis nostris. Ave, sanctus Dei thronus, divínum donárium, domus glóriæ, perpúlchrum ornaméntum, cimélium eléctum, et totíus orbis propitiatórium, coelumque Dei glóriam enárrans. Ave, urna ex puro auro confláta, et suavíssimam animárum nostrárum dulcédinem (Christum scilicet qui manna est) cóntinens.</text:span></text:p>
            <text:p text:style-name="P36"/>
          </table:table-cell>
          <table:table-cell table:style-name="Tabulka1.A1" office:value-type="string">
            <text:p text:style-name="P43"/>
            <text:p text:style-name="P128"><text:span text:style-name="T267">Buď</text:span><text:span text:style-name="T346"> zdráv, posvátným způsobem postavený, neposkvrněný, nejčistší paláci Boha, nejvyššíh</text:span><text:span text:style-name="T367">o</text:span><text:span text:style-name="T346"> Krále, ozdobený vznešeností téhož Boha a Krále, který všechny jako hosty přijímá, a tajemnými pochoutkami občerstvuje. V němž rukou nepostavená a pestrou zdobností zářící umístěna </text:span><text:span text:style-name="T159">byla</text:span><text:span text:style-name="T346"> ženichova komnata. V níž </text:span><text:span text:style-name="T367">se </text:span><text:span text:style-name="T346">Slovo, v touze bloudící lidské pokolení k sobě povolat</text:span><text:span text:style-name="T368">i</text:span><text:span text:style-name="T346">, </text:span><text:span text:style-name="T368">s tělem </text:span><text:span text:style-name="T369">zasnoubilo</text:span><text:span text:style-name="T346">, aby ty, jež vlastní vůlí vyhnanc</text:span><text:span text:style-name="T367">e</text:span><text:span text:style-name="T346"> </text:span><text:span text:style-name="T367">ze </text:span><text:span text:style-name="T346">s</text:span><text:span text:style-name="T368">eb</text:span><text:span text:style-name="T346">e učinili, Otci navrátil</text:span><text:span text:style-name="T370">o</text:span><text:span text:style-name="T346">. Buď zdráva, mohutná Boží horo s hlavou </text:span><text:span text:style-name="T370">až </text:span><text:span text:style-name="T346">v oblacích, na </text:span><text:span text:style-name="T368">níž</text:span><text:span text:style-name="T346"> </text:span><text:span text:style-name="T368">se živil a vyrostl </text:span><text:span text:style-name="T346">Beránek, </text:span><text:span text:style-name="T367">který pak</text:span><text:span text:style-name="T346"> hříchy a slabosti naše na sebe vzal </text:span><text:span text:style-name="T371">a za nás tím Otci účty složil</text:span><text:span text:style-name="T346">. Horo, z níž oddělil se ten žá</text:span><text:span text:style-name="T371">dnou </text:span><text:span text:style-name="T346">rukou neodtesaný kámen, </text:span><text:span text:style-name="T370">a </text:span><text:span text:style-name="T346">roztříštil oltáře s modlami, </text:span><text:span text:style-name="T154">i</text:span><text:span text:style-name="T346"> stal se kvádrem nárožním, podivuhodným v očích našich. Buď zdráv, svatý Boží trůne, božská poklad</text:span><text:span text:style-name="T370">­</text:span><text:span text:style-name="T346">nice, dome slávy, překrásná ozdobo, o které nebesa a Boží sláva vypravují. Buď zdráva, schráno z čistého zlata vyrobená, jež nejjemnější duší našich sladkost (totiž Krista, který jest mana) obsahuješ.</text:span></text:p>
          </table:table-cell>
        </table:table-row>
        <table:table-row table:style-name="Tabulka1.1">
          <table:table-cell table:style-name="Tabulka1.A1" office:value-type="string">
            <text:p text:style-name="P35">Lectio xj.</text:p>
            <text:p text:style-name="P114">O puríssima et omni laude et obséquio digníssima Virgo, Deo dicátum donárium omni creaturárum conditióni præcéllens, terra non secta, inarátus ager, vitis floridíssima, fons aquas effúndens, virgo génerans, et mater viri néscia, innocéntiæ thesáurus abscónditus, et sanctimóniæ decus; acceptíssimis tuis ac matérna auctoritáte válidis précibus ad Dóminum ac Deum ómnium Conditórem, Fílium tuum ex te sine patre génitum, ecclesiástici órdinis gubernácula fac dírigas, et ad portum tranquíllum perdúcas.</text:p>
            <text:p text:style-name="P36"/>
          </table:table-cell>
          <table:table-cell table:style-name="Tabulka1.A1" office:value-type="string">
            <text:p text:style-name="P43"/>
            <text:p text:style-name="P192"><text:span text:style-name="T28">Ó nejčistší a vší chvály i poslušnosti nejhodnější Panno, Bohu zasvěcená pokladnice všechny potřeby </text:span><text:span text:style-name="T33">s</text:span><text:span text:style-name="T28">tvoření převyšující, země nevlastněná, pole neorané, vinný kmeni nejrozkvetlejší, prameni vod tryskající, panno rodící a matko muže </text:span><text:span text:style-name="T37">nepoznavši</text:span><text:span text:style-name="T28">, nevinnosti poklade skrytý a svatosti ozdobo; nejmilostivějšími </text:span><text:span text:style-name="T33">předem splněnými </text:span><text:span text:style-name="T28">prosbami svými též mateřskou autoritou posílenými k Pánu a Bohu všech Stvořiteli, Synu tvému z tebe bez otce zrozeného, kormidla celé církve rač se ujmouti a do klidného přístavu ji dovésti. </text:span></text:p>
          </table:table-cell>
        </table:table-row>
        <table:table-row table:style-name="Tabulka1.1">
          <table:table-cell table:style-name="Tabulka1.A1" office:value-type="string">
            <text:p text:style-name="P35">Lectio xij.</text:p>
            <text:p text:style-name="P114">S<text:span text:style-name="T236">acerdótes</text:span> justítia, et probátæ, immaculátæ ac sincéræ fidei exsultatióne splendidíssime indúito. Orthodóxis princípibus, qui præ omni púrpuræ aut auri splendóre, et præ margarítis ac lapídibus pretiósis, te nacti sunt diadéma et induméntum ac firmíssimum regni sui ornaméntum, in tránquillo ac próspero statu sceptra dírige. Male fidas natiónes in te ac Deum ex te génitum blasphemántes, eórum pédibus sternens subjícito; subjectúmque pópulum, ut secúndum Dei præcéptum in suávi obediéntiæ obséquio persevéret, confírmato. Tuam hanc civitátem, quæ te tamquam turrim ac fundaméntum habet, victóriæ triúmphis coronáto, et fortitúdine circumcíngens custódito Dei habitatiónem, templi decórem semper conserváto; laudatóres tuos ab omni discrí<text:soft-page-break/>mine et ánimi angóre éxime; captívis redemptiónem tribúito; peregrínis tecto et quovis præsídio destitútis, solámen te éxhibe. Univérso mundo auxiliátricem manum tuam pórrige, ut in lætítia et exsultatióne solemnitátes tuas simul cum ista, quam modo celebrámus éxitu transigámus, in Christo Jesu universórum Rege ac vero Deo nostro, cui glória et fortitúdo una cum sancto vitæque princípio Patre, et coætérno et consubstantiáli et conregnánte Spíritu, nunc et semper et in sæcula sæculórum. Amen.</text:p>
            <text:p text:style-name="P36"/>
          </table:table-cell>
          <table:table-cell table:style-name="Tabulka1.A1" office:value-type="string">
            <text:p text:style-name="P43"/>
            <text:p text:style-name="P121"><text:span text:style-name="T274">K</text:span><text:span text:style-name="T267">něze</text:span><text:span text:style-name="T346"> rač </text:span><text:span text:style-name="T371">přeslavně</text:span><text:span text:style-name="T346"> odít</text:span><text:span text:style-name="T371">i</text:span><text:span text:style-name="T346"> spravedlností a jásotem víry prověřené, neposkvrněné a pravé. Pravověrným vládcům, kteří nad</text:span><text:span text:style-name="T367">e</text:span><text:span text:style-name="T346"> všechnu nádheru purpuru a zlata, nad perly a drahé kameny, tebe </text:span><text:span text:style-name="T371">oblékli</text:span><text:span text:style-name="T346"> jako korunu a roucho a nejtrvalejší svého pa</text:span><text:span text:style-name="T371">n</text:span><text:span text:style-name="T346">ství ozdobu, k období klidu a blahobytu veď jejich žezla. Nevěrné </text:span><text:span text:style-name="T371">pak </text:span><text:span text:style-name="T346">národy, které se rouhají proti tobě i Bohu z tebe zrozenému, rač podrobiti a k jejich nohám položiti. A podrobený lid </text:span><text:span text:style-name="T155">upevni</text:span><text:span text:style-name="T346">, aby dle Božích přikázání vydržel </text:span><text:span text:style-name="T371">být</text:span><text:span text:style-name="T346"> zavázán sladkou poslušností. Toto své město, jež tebe má jako věž a základ, </text:span><text:span text:style-name="T380">město </text:span><text:span text:style-name="T346">vítězství oslavami korunované a silou obehnané chráněné Boží obydlí, chrámu </text:span><text:span text:style-name="T367">jeho </text:span><text:span text:style-name="T346">zdobnost vždy zachovej. Ty, kteří tě chválí, ode všeho odloučení a ducha úzkosti vysvoboď, zajatcům </text:span><text:soft-page-break/><text:span text:style-name="T346">laskavě uděl vysvobození, poutníkům bez střechy nad hlavou a jakékoliv ochrany ukaž svou útěchu. Celému světu podej svou pomocnou ruku, abychom v radosti a jásání ze slavností tvých spolu s tou, kterou právě slavíme, šťastně konce dočkali, v Kristu Ježíši všech Králi a pravém Bohu našem, jenž má slávu a moc spolu se svatým a Otcem, </text:span><text:span text:style-name="T372">počátkem</text:span><text:span text:style-name="T367"> života,</text:span><text:span text:style-name="T346"> a spolu s nimi věčným, stejné podstaty a spoluvládcem Duchem, nyní </text:span><text:span text:style-name="T371">i</text:span><text:span text:style-name="T346"> vždycky a na věky věkův. Amen. </text:span></text:p>
          </table:table-cell>
        </table:table-row>
        <table:table-row table:style-name="Tabulka1.1">
          <table:table-cell table:style-name="Tabulka1.A1" table:number-columns-spanned="2" office:value-type="string">
            <text:p text:style-name="P50"><text:span text:style-name="T14">DIE </text:span><text:span text:style-name="T1">XIII</text:span><text:span text:style-name="T14">. DECEMBRIS.</text:span></text:p>
            <text:p text:style-name="P85"><text:span text:style-name="T15">I</text:span><text:span text:style-name="T61">n </text:span><text:span text:style-name="T15">F</text:span><text:span text:style-name="T61">esto </text:span><text:span text:style-name="T15">S. L</text:span><text:span text:style-name="T61">uciæ. </text:span></text:p>
            <text:p text:style-name="P33">Virginis et Martyris.</text:p>
            <text:p text:style-name="P42">xij. Lect. et M.</text:p>
          </table:table-cell>
          <table:covered-table-cell/>
        </table:table-row>
        <table:table-row table:style-name="Tabulka1.1">
          <table:table-cell table:style-name="Tabulka1.A1" office:value-type="string">
            <text:p text:style-name="P53">In I. Nocturno</text:p>
            <text:p text:style-name="P63">De Epístola prima beáti Pauli Apóstoli</text:p>
            <text:p text:style-name="P63">ad Corínthios.</text:p>
            <text:p text:style-name="P15">Lectio j. <text:span text:style-name="T180">Cap. 7.</text:span></text:p>
            <text:p text:style-name="P139">DE virgínibus præcéptum Dómini non hábeo: consílium autem do, tamquam misericórdiam consecútus a Dómino, ut sim fidélis. Exístimo ergo hoc bonum esse propter instántem necessitátem, quóniam bonum est hómini sic esse. Alligátus es uxóri? noli quærere solutiónem. Solútus es ab uxóre? noli quærere uxórem. Si autem accéperis uxórem: non peccásti. Et si núpserit virgo‚ non peccávit: tribulatiónem tamen carnis habébunt hujúsmodi. Ego autem vobis parco.</text:p>
            <text:p text:style-name="P139"/>
          </table:table-cell>
          <table:table-cell table:style-name="Tabulka1.A1" office:value-type="string">
            <text:p text:style-name="P57"><text:s/></text:p>
            <text:p text:style-name="P71"/>
            <text:p text:style-name="P71"/>
            <text:p text:style-name="P71"/>
            <text:p text:style-name="P136"><text:span text:style-name="T290">O pannách </text:span><text:span text:style-name="T135">s</text:span><text:span text:style-name="T136">ice</text:span><text:span text:style-name="T290"> nemám příkaz od Pána, ale dávám radu jako člověk, jemuž se dostalo milosrdenství od Pána, abych byl spolehli</text:span><text:span text:style-name="T323">­</text:span><text:span text:style-name="T290">vý rádce. Podle mého mínění je tedy dobré pro nynější utrpení, ano dobré pro člověka, aby zůstal tak</text:span><text:span text:style-name="T335">, </text:span><text:span text:style-name="T336">jak je</text:span><text:span text:style-name="T290">. Jsi vázán k manželce? Nehledej rozloučení! Jsi bez manželky? Nehledej manželku! Oženíš-li se však, nehřešíš; a vdá-li se panna, nehřeší. Avšak takoví </text:span><text:span text:style-name="T323">lidé </text:span><text:span text:style-name="T290">budou míti tělesné útrapy. </text:span><text:span text:style-name="T129">A t</text:span><text:span text:style-name="T290">ěch já vás šetřím. </text:span></text:p>
          </table:table-cell>
        </table:table-row>
        <table:table-row table:style-name="Tabulka1.1">
          <table:table-cell table:style-name="Tabulka1.A1" office:value-type="string">
            <text:p text:style-name="P15">Lectio ij.</text:p>
            <text:p text:style-name="P101">H<text:span text:style-name="T236">oc</text:span> ítaque dico, fratres: Tempus breve est: réliquum est, ut et qui habent uxóres, tamquam non habéntes sint: et qui flent‚ tamquam non flentes: et qui gaudent, tamquam non gaudéntes: et qui emunt, tamquam non possidéntes: et qui utúntur hoc mundo, tamquam non utántur: præterit enim figúra hujus mundi.</text:p>
            <text:p text:style-name="P94"/>
          </table:table-cell>
          <table:table-cell table:style-name="Tabulka1.A1" office:value-type="string">
            <text:p text:style-name="P77"/>
            <text:p text:style-name="P129"><text:span text:style-name="T260">Pravím</text:span><text:span text:style-name="T299"> však toto: Bratří, čas je krátký! Proto </text:span><text:span text:style-name="T337">ať žijí</text:span><text:span text:style-name="T299"> také ti, </text:span><text:span text:style-name="T137">k</text:span><text:span text:style-name="T138">teří</text:span><text:span text:style-name="T299"> mají manželky, jako by je neměli; a ti, </text:span><text:span text:style-name="T137">k</text:span><text:span text:style-name="T138">teří</text:span><text:span text:style-name="T299"> </text:span><text:span text:style-name="T306">pláčou</text:span><text:span text:style-name="T299">, jako by neplakali; a </text:span><text:span text:style-name="T137">t</text:span><text:span text:style-name="T138">i, kteří</text:span><text:span text:style-name="T299"> se radují, jako by se neradovali; a </text:span><text:span text:style-name="T137">t</text:span><text:span text:style-name="T138">i, kteří</text:span><text:span text:style-name="T299"> kupují, jako by nic neměli; a </text:span><text:span text:style-name="T137">t</text:span><text:span text:style-name="T138">i, kteří si</text:span><text:span text:style-name="T299"> užívají tohoto světa, jako by neužívali, neboť tvářnost tohoto světa pomíjí. </text:span></text:p>
          </table:table-cell>
        </table:table-row>
        <table:table-row table:style-name="Tabulka1.1">
          <table:table-cell table:style-name="Tabulka1.A1" office:value-type="string">
            <text:p text:style-name="P15">Lectio iij.</text:p>
            <text:p text:style-name="P101">V<text:span text:style-name="T236">olo</text:span> autem vos sine sollicitúdine esse. Qui sine uxóre est, sollícitus est quæ Dómini sunt, quómodo pláceat Deo. Qui autem cum uxóre est, sollícitus est quæ sunt mundi, quómodo placeat uxóri, et divísus est. Et mulier innúpta, et virgo cógitat quæ Dómini sunt, ut sit sancta córpore, et spíritu. Quæ autem nupta est, cógitat quæ sunt mundi, quómodo placeat viro. Porro hoc ad utilitátem vestram dico: non ut láqueum vobis injíciam, sed ad id, quod honéstum est, et quod facultátem præbeat sine impediménto Dóminum obsecrándi. </text:p>
            <text:p text:style-name="P80"/>
          </table:table-cell>
          <table:table-cell table:style-name="Tabulka1.A1" office:value-type="string">
            <text:p text:style-name="P77"/>
            <text:p text:style-name="P130"><text:span text:style-name="T260">Přeji</text:span><text:span text:style-name="T299"> si však, abyste byli bez starosti. Kdo není ženat, stará se o věci Páně, jak by se zalíbil Pánu. Kdo však se oženil, stará se o věci světské, jak by se zalíbil ženě, a je rozdělen. A neprovdaná žena, totiž panna, myslí na věci Páně, aby byla svatá tělem i duchem; provdaná však myslí na věci světské, jak by se zalíbila muži. To pak pravím k vašemu prospěchu, ne abych vás </text:span><text:span text:style-name="T137">s</text:span><text:span text:style-name="T139">vazoval a chytal do pasti</text:span><text:span text:style-name="T299">, nýbrž radím k tomu, co je vznešené a co by dalo svobodu bez překážky sloužiti Pánu. </text:span></text:p>
          </table:table-cell>
        </table:table-row>
        <table:table-row table:style-name="Tabulka1.1">
          <table:table-cell table:style-name="Tabulka1.A1" office:value-type="string">
            <text:p text:style-name="P15">Lectio i<text:span text:style-name="T191">v</text:span>.</text:p>
            <text:p text:style-name="P101"><text:soft-page-break/>S<text:span text:style-name="T236">i</text:span> quis autem turpem se vidéri exístimat super vírgine sua, quod sit superadúlta, et ita opórtet fíeri: quod vult fáciat: non peccat, si nubat. Nam qui státuit in corde suo firmus, non habens necessitátem, potestátem autem habens suae voluntátis, et hoc judicávit in corde suo, serváre vírginem suam, bene facit. Igitur et qui matrimónio jungit vírginem suam, bene facit: et qui non jungit, mélius facit.</text:p>
            <text:p text:style-name="P80"/>
          </table:table-cell>
          <table:table-cell table:style-name="Tabulka1.A1" office:value-type="string">
            <text:p text:style-name="P77"/>
            <text:p text:style-name="P130"><text:soft-page-break/><text:span text:style-name="T307">D</text:span><text:span text:style-name="T262">omnívá-li</text:span><text:span text:style-name="T307"> se však někdo, že by měl hanbu kvůli své neprovdané dceři, je-li přestárlá, a musí-li se tak státi, ať učiní podle své vůle; nehřeší, </text:span><text:span text:style-name="T140">p</text:span><text:span text:style-name="T139">okud ji provdá</text:span><text:span text:style-name="T307">. Ale kdo stojí v svém srdci pevně, kdo není nucen, nýbrž může podle své vůle rozhodovali a v svém srdci se rozhodl, že neprovdá svou pannu, dobře činí. A tak dobře činí i ten, kdo provdává svou pannu, kdo však ji neprovdává, činí lépe. </text:span><text:span text:style-name="T308">(</text:span><text:span text:style-name="T338">Hejčl, </text:span><text:span text:style-name="T339">lehce upraveno</text:span><text:span text:style-name="T343">)</text:span></text:p>
          </table:table-cell>
        </table:table-row>
        <table:table-row table:style-name="Tabulka1.1">
          <table:table-cell table:style-name="Tabulka1.A1" office:value-type="string">
            <text:p text:style-name="P3">In II. Nocturno</text:p>
            <text:p text:style-name="P9">Lectio v.<text:span text:style-name="T177"> </text:span></text:p>
            <text:p text:style-name="P115">L<text:span text:style-name="T236">úcia</text:span> virgo Syracusána, génere et Christiána fide ab infántia nóbilis, una cum matre Eutychia, quæ sánguinis fluxu laborábat, Cátanam ad venerándum corpus beátæ Agathæ venit: quæ ad ejus sepúlchrum cum supplíciter orásset, Agathæ intercessióne matri sanitátem impetrávit.</text:p>
            <text:p text:style-name="P35"/>
          </table:table-cell>
          <table:table-cell table:style-name="Tabulka1.A1" office:value-type="string">
            <text:p text:style-name="P24"/>
            <text:p text:style-name="P24"/>
            <text:p text:style-name="P191"><text:span text:style-name="T242">L</text:span><text:span text:style-name="T237">u</text:span><text:span text:style-name="T242">ci</text:span><text:span text:style-name="T237">e</text:span><text:span text:style-name="T69"> byla panna ze Syrakus, rodem i křesťanskou vírou od kolébky vznešená. Spolu s</text:span><text:span text:style-name="T74">e</text:span><text:span text:style-name="T69"> svou matkou Eutychií, která trpěla krvetokem, přišla do Katánie, aby uctily tělo svaté Agáty. Když se Lucie u jejího hrobu usilovně modlila, na přímluvu svaté Agáty vyprosila své matce uzdravení. </text:span></text:p>
          </table:table-cell>
        </table:table-row>
        <table:table-row table:style-name="Tabulka1.1">
          <table:table-cell table:style-name="Tabulka1.A1" office:value-type="string">
            <text:p text:style-name="P35">Lectio vj.</text:p>
            <text:p text:style-name="P189"><text:span text:style-name="T69">S</text:span><text:span text:style-name="T237">tatim</text:span><text:span text:style-name="T69"> vero matrem exorávit, ut quam dotem sibi datúra esset, Christi paupéribus tríbui paterétur. Ut ígitur Syracúsas rédiit, omnem pecúniam, quam ex facultátibus venditis redégerat, paupéribus distríbuit.</text:span> <text:span text:style-name="T69">Quod ubi rescivísset is, cui eam paréntes contra Vírginis voluntátem despónderant, apud Paschásium præféctum Lúciam, quod Christiána esset, accusávit. </text:span></text:p>
            <text:p text:style-name="P35"/>
          </table:table-cell>
          <table:table-cell table:style-name="Tabulka1.A1" office:value-type="string">
            <text:p text:style-name="P43"/>
            <text:p text:style-name="P121"><text:span text:style-name="T267">Hned</text:span><text:span text:style-name="T346"> však matku prosila, aby, když </text:span><text:span text:style-name="T357">měla obdržeti</text:span><text:span text:style-name="T346"> takový dar, </text:span><text:span text:style-name="T358">otevřela svou ruku také</text:span><text:span text:style-name="T346"> Kristovým chudým. Jakmile se tedy vrátila do Syrakus, všechny peníze, které získala prodejem svého majetku, rozd</text:span><text:span text:style-name="T358">a</text:span><text:span text:style-name="T346">la chudým. Když se to dozvěděl ten, </text:span><text:span text:style-name="T358">kterému</text:span><text:span text:style-name="T346"> ji rodiče proti vůli </text:span><text:span text:style-name="T358">P</text:span><text:span text:style-name="T346">anny chtěli </text:span><text:span text:style-name="T358">provda</text:span><text:span text:style-name="T346">t, nařk</text:span><text:span text:style-name="T359">nu</text:span><text:span text:style-name="T346">l Lucii u prefekta Paschasia, že je </text:span><text:span text:style-name="T148">K</text:span><text:span text:style-name="T346">řesťanka. </text:span></text:p>
          </table:table-cell>
        </table:table-row>
        <table:table-row table:style-name="Tabulka1.1">
          <table:table-cell table:style-name="Tabulka1.A1" office:value-type="string">
            <text:p text:style-name="P35">Lectio vij.</text:p>
            <text:p text:style-name="P189"><text:span text:style-name="T69">Q</text:span><text:span text:style-name="T237">uam</text:span><text:span text:style-name="T69"> cum Paschásius interrogásset: Estne in te Spíritus sanctus? Respóndit: Caste et pie vivéntes templum sunt Spíritus sancti. At ille: Jubébo te ad lupánar duci, ut te Spíritus sanctus déserat. Cui virgo: Si invítam jússeris violári, cástitas mihi duplicábitur ad corónam. Quare Paschásius ira inflammátus, Lúciam eo trahi jussit, ubi ejus virgínitas violarétur: sed divínitus factum est, ut firma virgo ita consísteret, ut nulla vi de loco dimovéri posset. </text:span></text:p>
            <text:p text:style-name="P35"/>
          </table:table-cell>
          <table:table-cell table:style-name="Tabulka1.A1" office:value-type="string">
            <text:p text:style-name="P43"/>
            <text:p text:style-name="P192"><text:span text:style-name="T251">Když</text:span><text:span text:style-name="T28"> prefekt Paschasius Lucii vyslýchal, ptal se: „</text:span><text:span text:style-name="T34">Přebývá</text:span><text:span text:style-name="T28"> v tobě Duch svatý?“ Odpověděla: „Každý, kdo žije čistě a zbožně, je chrámem Ducha svatého.“ On na to: „</text:span><text:span text:style-name="T34">Nechám</text:span><text:span text:style-name="T28"> tě odvé</text:span><text:span text:style-name="T34">st</text:span><text:span text:style-name="T28"> do nevěstince, aby tě Duch svatý opustil.“ Na to panna: „Pokud mne chceš poskvrnit proti mé vůli, </text:span><text:span text:style-name="T34">má čistota mi získá další korunu</text:span><text:span text:style-name="T28">.“ Na to Paschasius zaplál hněvem a přikázal Lucii odtáhnout tam, kde bude její panenství porušeno. Avšak božskou mocí stalo se, že odhodlaná panna stála tak </text:span><text:span text:style-name="T38">pevně</text:span><text:span text:style-name="T28">, že nebylo možné ji žádnou mocí dostat z místa.</text:span></text:p>
          </table:table-cell>
        </table:table-row>
        <table:table-row table:style-name="Tabulka1.1">
          <table:table-cell table:style-name="Tabulka1.A1" office:value-type="string">
            <text:p text:style-name="P35">Lectio viij.</text:p>
            <text:p text:style-name="P114">Q<text:span text:style-name="T236">uamóbrem</text:span> Præféctus circum ipsam, pice, resína, ac fervénti oleo perfúsam, ignem accéndi imperávit: sed cum ne flamma quidem eam læderet, multis torméntis excruciátæ guttur gládio transfígitur. Quo vúlnere accépto, Lúcia prædícens Ecclésiæ tranquillitátem, quæ futúra erat Diocletiáno et Maximiáno mórtuis, Idibus Decémbris spíritum Deo réddidit. Cujus corpus Syracúsis sepúltum, deínde Constantinópolim, postrémo Venétias translátum est.</text:p>
            <text:p text:style-name="P35"/>
          </table:table-cell>
          <table:table-cell table:style-name="Tabulka1.A1" office:value-type="string">
            <text:p text:style-name="P43"/>
            <text:p text:style-name="P121"><text:span text:style-name="T267">Prefekt</text:span><text:span text:style-name="T346"> tedy přikázal vylít na ni asfalt, smůlu a vroucí olej, a zapálit kolem ní oheň. Avšak když ji ani plamen nezranil, po mnoha krutých mučeních jí prokláli mečem hrdlo. Když přijala tuto ránu, předpověděla Lucie Církvi období klidu, které nastane po smrti Diokleciána a Maximiána, </text:span><text:span text:style-name="T373">a </text:span><text:span text:style-name="T346">p</text:span><text:span text:style-name="T156">oté dne </text:span><text:span text:style-name="T346">13. prosince </text:span><text:span text:style-name="T358">svou </text:span><text:span text:style-name="T346">duši odevzdala Pánu. Její tělo pohřbili v Syrakusách, později bylo přeneseno do Konstantinopole a pak do Benátek. </text:span></text:p>
          </table:table-cell>
        </table:table-row>
        <table:table-row table:style-name="Tabulka1.1">
          <table:table-cell table:style-name="Tabulka1.A1" office:value-type="string">
            <text:p text:style-name="P7">In III. Nocturno</text:p>
            <text:p text:style-name="P48"><text:soft-page-break/>Léctio sancti Evangélii secúndum Matthæum.</text:p>
            <text:p text:style-name="P35">Lectio ix. Cap. 13.</text:p>
            <text:p text:style-name="P114">I<text:span text:style-name="T236">n</text:span> illo témpore: Dixit Jesus discípulis suis parábolam hanc: Símile est regnum coelórum thesáuro abscóndito in agro. Et réliqua.</text:p>
            <text:p text:style-name="P67"/>
            <text:p text:style-name="P67">Homilia sancti Gregórii Papæ.</text:p>
            <text:p text:style-name="P35">Homilía 11 in Evangelia.</text:p>
            <text:p text:style-name="P188"><text:span text:style-name="T73">C</text:span><text:span text:style-name="T239">œlórum</text:span><text:span text:style-name="T69"> regnum, fratres c</text:span><text:span text:style-name="T75">h</text:span><text:span text:style-name="T69">aríssimi, idcírco terrénis rebus simile dícitur, ut, ex his quæ ánimus novit, surgat ad incógnita quæ non novit: quátenus exémplo visibílium se ad invisibília rápiat, et, per ea quæ usu dídicit quasi confricátus incaléscat; ut per hoc, quod scit notum dilígere, discat et incógnita amáre. Ecce enim coelórum regnum thesáuro abscóndito in agro comparátur; quem, qui invénit homo, abscóndit, et præ gáudio illíus vadit, et vendit univérsa quæ habet, et emit agrum illum.</text:span></text:p>
            <text:p text:style-name="P35"/>
          </table:table-cell>
          <table:table-cell table:style-name="Tabulka1.A1" office:value-type="string">
            <text:p text:style-name="P27"/>
            <text:p text:style-name="P27"><text:soft-page-break/></text:p>
            <text:p text:style-name="P27"/>
            <text:p text:style-name="P196"><text:span text:style-name="T243">Za</text:span><text:span text:style-name="T79"> onoho času řekl Ježíš svým učedníkům toto podobenství: království nebeské je podobné pokladu </text:span><text:span text:style-name="T96">u</text:span><text:span text:style-name="T79">krytému v poli. A ostatní. </text:span></text:p>
            <text:p text:style-name="P68"/>
            <text:p text:style-name="P68"/>
            <text:p text:style-name="P68"/>
            <text:p text:style-name="P120"><text:span text:style-name="T246">N</text:span><text:span text:style-name="T243">ebeské</text:span><text:span text:style-name="T79"> království, nejdražší bratři, se proto takto nazývá zde na zemi, protože </text:span><text:span text:style-name="T86">od</text:span><text:span text:style-name="T79"> toho, co duch již zná, stoupá k věcem neznámým, které ještě nepoznal. Takže příkladem věcí viditelných se unáší k těm neviditelným, a skrze to, co se používáním naučí, jako by oheň postupně vykřesal. A skrze to, co zná a má rád, si zamiluje i neznámé. </text:span><text:span text:style-name="T86">Pohleďme</text:span><text:span text:style-name="T79">, zde </text:span><text:span text:style-name="T86">s</text:span><text:span text:style-name="T79">e nebeské království přirovnává k pokladu </text:span><text:span text:style-name="T96">u</text:span><text:span text:style-name="T79">krytému v poli. Když jej člověk najde, opět jej ukryje, a s velikou radostí jde, prodá vše, co má, a koupí to pole. </text:span></text:p>
          </table:table-cell>
        </table:table-row>
        <table:table-row table:style-name="Tabulka1.1">
          <table:table-cell table:style-name="Tabulka1.A1" office:value-type="string">
            <text:p text:style-name="P35">Lectio x.</text:p>
            <text:p text:style-name="P114">Q<text:span text:style-name="T236">ua</text:span> in re hoc quoque notándum est, quod invéntus thesáurus abscónditur, ut servétur: quia stúdium coeléstis desidérii a malígnis spirítibus custodíre non súfficit, qui hoc ab humánis láudibus non abscóndit. In præsénti étenim vita, quasi in via sumus, qua ad pátriam pérgimus. Malígni autem spíritus iter nostrum quasi quidam latrúnculi óbsident. Deprædári ergo desíderat, qui thesáurum públice portat in via.</text:p>
            <text:p text:style-name="P35"/>
          </table:table-cell>
          <table:table-cell table:style-name="Tabulka1.A1" office:value-type="string">
            <text:p text:style-name="P43"/>
            <text:p text:style-name="P121"><text:span text:style-name="T346">V této záležitosti stojí </text:span><text:span text:style-name="T148">též</text:span><text:span text:style-name="T346"> za zmínku, že nalezený poklad je opět ukryt, aby byl v bezpečí. Neboť ten, kdo </text:span><text:span text:style-name="T156">se</text:span><text:span text:style-name="T346"> ne</text:span><text:span text:style-name="T358">u</text:span><text:span text:style-name="T346">kryje </text:span><text:span text:style-name="T358">před </text:span><text:span text:style-name="T346">lidsk</text:span><text:span text:style-name="T358">ou</text:span><text:span text:style-name="T346"> chvál</text:span><text:span text:style-name="T358">ou</text:span><text:span text:style-name="T346">, nestačí </text:span><text:span text:style-name="T358">uhlídat</text:span><text:span text:style-name="T346"> svou snahu o dosažení nebeské touhy od zlých duchů. Totiž v tomto životě jsme jako na cestě, po které dojdeme </text:span><text:span text:style-name="T358">až </text:span><text:span text:style-name="T346">do nebeské vlasti. Zlí duchové však na této cestě číhají jako nějací lupiči. </text:span><text:span text:style-name="T358">A ten, kdo </text:span><text:span text:style-name="T156">viditelně</text:span><text:span text:style-name="T358"> nosí své poklady na svých cestách, se vlastně chce n</text:span><text:span text:style-name="T346">echat oloupit. </text:span></text:p>
          </table:table-cell>
        </table:table-row>
        <table:table-row table:style-name="Tabulka1.1">
          <table:table-cell table:style-name="Tabulka1.A1" office:value-type="string">
            <text:p text:style-name="P35">Lectio xj.</text:p>
            <text:p text:style-name="P189"><text:span text:style-name="T69">H</text:span><text:span text:style-name="T237">oc</text:span><text:span text:style-name="T69"> autem dico, non ut próximi ópera nostra bona non vídeant, cum scriptum sit: Vídeant ópera vestra bona, et gloríficent Patrem vestrum qui in coelis est; sed, ut per hoc quod ágimus, laudes extérius non quærámus. Sic autem sit opus in público, quátenus inténtio máneat in occúlto; ut, et de bono opere próximis præbeámus exémplum, et tamen per intentiónem, qua Deo soli plácere quærimus, semper optémus secrétum.</text:span></text:p>
            <text:p text:style-name="P35"/>
          </table:table-cell>
          <table:table-cell table:style-name="Tabulka1.A1" office:value-type="string">
            <text:p text:style-name="P43"/>
            <text:p text:style-name="P121"><text:span text:style-name="T267">To</text:span><text:span text:style-name="T346"> však neříkám proto, aby naši bližní neviděli naše dobrá díla, neboť je psáno: „Ať vidí vaše dobrá díla a oslavují vašeho Otce, který je na nebesích.“ Avšak tím, co děláme, nesmíme hledat vnější chválu. Takové tedy bu</text:span><text:span text:style-name="T156">diž</text:span><text:span text:style-name="T346"> vaše dílo před lidmi, aby jeho úmysl zůstal skryt. Abychom tedy mohli svým bližním dávat příklad o dobrých skutcích, je</text:span><text:span text:style-name="T360">jich</text:span><text:span text:style-name="T346"> úmysl, kterým se chceme </text:span><text:span text:style-name="T360">za</text:span><text:span text:style-name="T346">líbit samotnému Bohu, vždy uchovejme v tajnosti. </text:span></text:p>
          </table:table-cell>
        </table:table-row>
        <table:table-row table:style-name="Tabulka1.1">
          <table:table-cell table:style-name="Tabulka1.A1" office:value-type="string">
            <text:p text:style-name="P35">Lectio xij.</text:p>
            <text:p text:style-name="P114">T<text:span text:style-name="T236">hesáurus</text:span> autem coeléste est desidérium; ager vero, in quo thesáurus abscónditur, disciplína stúdii coeléstis. Quem profécto agrum, vénditis ómnibus, cómparat, qui, voluptátibus carnis renúntians, cuncta sua terréna desidéria per disciplínæ coeléstis custódiam calcat: ut nihil jam quod caro blandítur, líbeat; nihil quod carnálem vitam trucídat, spíritus perhorréscat.</text:p>
            <text:p text:style-name="P35"/>
          </table:table-cell>
          <table:table-cell table:style-name="Tabulka1.A1" office:value-type="string">
            <text:p text:style-name="P43"/>
            <text:p text:style-name="P121"><text:span text:style-name="T271">Onen </text:span><text:span text:style-name="T384">p</text:span><text:span text:style-name="T385">oklad </text:span><text:span text:style-name="T346">v nebi je totiž touha. Pole pak, ve kterém je poklad ukryt, </text:span><text:span text:style-name="T360">je </text:span><text:span text:style-name="T346">ukázněnost snahy o nebe. Ten, </text:span><text:span text:style-name="T148">kdo</text:span><text:span text:style-name="T346"> prodá vše, co má, a koupí to pole, je takový člověk, který zavrhne tužby těla a všechny své pozemské touhy pošlape dodržováním nebeské ukázněnosti, aby se mu již nelíbilo nic, čím ho </text:span><text:span text:style-name="T360">chlácholí </text:span><text:span text:style-name="T346">tělo, a jeho duch se neděsil </text:span><text:span text:style-name="T360">ani </text:span><text:span text:style-name="T346">toho, co zabíjí tělesný život. </text:span></text:p>
          </table:table-cell>
        </table:table-row>
        <table:table-row table:style-name="Tabulka1.1">
          <table:table-cell table:style-name="Tabulka1.A1" table:number-columns-spanned="2" office:value-type="string">
            <text:p text:style-name="P40">DIE XXI. DECEMBRIS.</text:p>
            <text:p text:style-name="P87"><text:span text:style-name="T21">I</text:span><text:span text:style-name="T177">n </text:span><text:span text:style-name="T21">F</text:span><text:span text:style-name="T177">esto </text:span><text:span text:style-name="T21">S. T</text:span><text:span text:style-name="T177">homæ. </text:span></text:p>
            <text:p text:style-name="P39"><text:soft-page-break/>Apostoli.</text:p>
            <text:p text:style-name="P47">MM. maj.</text:p>
          </table:table-cell>
          <table:covered-table-cell/>
        </table:table-row>
        <table:table-row table:style-name="Tabulka1.1">
          <table:table-cell table:style-name="Tabulka1.A1" office:value-type="string">
            <text:p text:style-name="P54">In I. Nocturno</text:p>
            <text:p text:style-name="P62">De <text:span text:style-name="T233">Epístola prima beáti Pauli Apóstoli ad Corínthios</text:span></text:p>
            <text:p text:style-name="P19">Lectio j. <text:span text:style-name="T180">Cap. 4.</text:span></text:p>
            <text:p text:style-name="P142">S<text:span text:style-name="T236">ic</text:span> nos exístimet homo ut minístros Christi: et dispensatóres mysteriórum Dei. Hic jam quæritur inter dispensatóres ut fidélis quis inveniátur. Mihi autem pro mínimo est ut a vobis júdicer, aut ab humáno die: sed neque meípsum júdico. Nihil enim mihi cónscius sum: sed non in hoc justificátus sum: qui autem júdicat me, Dóminus est. </text:p>
            <text:p text:style-name="P142"/>
          </table:table-cell>
          <table:table-cell table:style-name="Tabulka1.A1" office:value-type="string">
            <text:p text:style-name="P54"><text:s/></text:p>
            <text:p text:style-name="P74"/>
            <text:p text:style-name="P158"><text:span text:style-name="T236">Proto</text:span> ať nás všichni pokládají za služebníky Kristovy a správce Božích tajemství. Od správců se nežádá nic jiného, než aby byl každý shledán věrným. Mně tedy pramálo záleží na tom, soudíte-li mě vy nebo jakýkoliv lidský soud. Vždyť ani já nejsem soudcem sám nad sebou; ničeho si nejsem sice vědom, tím však ještě nejsem ospravedlněn, neboť mým soudcem je Pán. </text:p>
          </table:table-cell>
        </table:table-row>
        <table:table-row table:style-name="Tabulka1.1">
          <table:table-cell table:style-name="Tabulka1.A1" office:value-type="string">
            <text:p text:style-name="P20">Lectio ij.</text:p>
            <text:p text:style-name="P100">I<text:span text:style-name="T236">taque</text:span> nolíte ante tempus judicáre, quoadúsque véniat Dóminus: qui et illuminábit abscóndita tenebrárum, et manifestábit consília córdium: et tunc laus erit unicuíque a Deo. Hæc autem, fratres, transfigurávi in me et Apóllo, propter vos: ut in nobis discátis, ne supra quam scriptum est, unus advérsus álterum inflétur pro álio. Quis enim et discérnit? Quid autem habes quod non accepísti? Si autem accepísti, quid gloriáris Quasi non accéperis?</text:p>
            <text:p text:style-name="P100"/>
          </table:table-cell>
          <table:table-cell table:style-name="Tabulka1.A1" office:value-type="string">
            <text:p text:style-name="P76"/>
            <text:p text:style-name="P166"><text:span text:style-name="T236">Nevyslovujte</text:span> proto soudy předčasně, dokud Pán nepřijde. On vynese na světlo to, co je skryto ve tmě, a zjeví záměry srdcí; tehdy se člověku dostane chvály od Boha. Toto jsem, bratří, kvůli vám vztáhl na sebe a na Apolla, abyste se na nás naučili, co znamená ‚ne nad to, co je psáno,‘ a nikdo se nepyšnil jedním z nás proti druhému. Kdo ti dal vyniknout? Máš něco, co bys nebyl dostal? A když jsi to dostal, proč se chlubíš, jako bys to nebyl dostal? </text:p>
          </table:table-cell>
        </table:table-row>
        <table:table-row table:style-name="Tabulka1.1">
          <table:table-cell table:style-name="Tabulka1.A1" office:value-type="string">
            <text:p text:style-name="P20">Lectio iij.</text:p>
            <text:p text:style-name="P100">J<text:span text:style-name="T236">am</text:span> saturáti estis, jam dívites facti estis: sine nobis regnátis: et útinam regnétis, ut et nos vobíscum regnémus. Puto enim quod Deus nos Apóstolos novíssimos osténdit, tamquam morti destinátos : quia spectáculum facti sumus mundo, et Angelis, et hominibus. Nos stulti propter Christum, vos autem prudéntes in Christo: nos infírmi, vos autem fortes: vos nóbiles, nos autem ignóbiles.</text:p>
            <text:p text:style-name="P100"/>
          </table:table-cell>
          <table:table-cell table:style-name="Tabulka1.A1" office:value-type="string">
            <text:p text:style-name="P76"/>
            <text:p text:style-name="P131"><text:span text:style-name="T263">Už</text:span><text:span text:style-name="T309"> jste nasyceni, už jste zbohatli, </text:span><text:span text:style-name="T124">a </text:span><text:span text:style-name="T125">bez nás již </text:span><text:span text:style-name="T131">si sami</text:span><text:span text:style-name="T125"> vládnete</text:span><text:span text:style-name="T309">! Kéž byste skutečně vešli do království, abychom i my kralovali spolu s vámi! Skoro se mi zdá, že nás </text:span><text:span text:style-name="T124">A</text:span><text:span text:style-name="T309">poštoly Bůh určil na poslední místo, jako vydané na smrt; stali jsme se divadlem světu, </text:span><text:span text:style-name="T124">A</text:span><text:span text:style-name="T309">ndělům i lidem. My jsme blázni pro Krista, vy ovšem jste v Kristu rozumní; my jsme slabí, vy silní; vy slavní, my beze cti. </text:span></text:p>
          </table:table-cell>
        </table:table-row>
        <table:table-row table:style-name="Tabulka1.1">
          <table:table-cell table:style-name="Tabulka1.A1" office:value-type="string">
            <text:p text:style-name="P21">Lectio i<text:span text:style-name="T234">v</text:span>.</text:p>
            <text:p text:style-name="P103">U<text:span text:style-name="T236">sque</text:span> in hanc horam et esurímus, et sitímus, et nudi sumus, et cólaphis cædimur, et instabiles sumus, et laborámus operántes mánibus nostris: maledícimur, et benedícimus: persecutiónem pátimur, et sustinémus: blasphemámur, et obsecrámus: tamquam purgaménta hujus mundi facti sumus, ómnium peripséma usque adhuc. Non ut confúndam vos, hæc scribo, sed ut fílios meos charíssimos móneo.</text:p>
            <text:p text:style-name="P103"/>
          </table:table-cell>
          <table:table-cell table:style-name="Tabulka1.A1" office:value-type="string">
            <text:p text:style-name="P76"/>
            <text:p text:style-name="P167"><text:span text:style-name="T236">Až</text:span> do této chvíle trpíme hladem a žízní a nemáme co na sebe, jsme biti, jsme bez domova, s námahou pracujeme svýma rukama. Jsme-li tupeni, žehnáme, pronásledováni neklesáme, když nám zlořečí, odpovídáme laskavě. Až dosud jsme vyděděnci světa, na které se všechno svaluje. Nepíši to proto, abych vás zahanbil, ale abych vás jako své milované děti napomenul. <text:s/><text:span text:style-name="T171">(ČEP, </text:span><text:span text:style-name="T172">upraveno</text:span><text:span text:style-name="T171">)</text:span></text:p>
          </table:table-cell>
        </table:table-row>
        <table:table-row table:style-name="Tabulka1.1">
          <table:table-cell table:style-name="Tabulka1.A1" office:value-type="string">
            <text:p text:style-name="P4">In II. Nocturno</text:p>
            <text:p text:style-name="P10">Lectio v.<text:span text:style-name="T177"> </text:span></text:p>
            <text:p text:style-name="P115">T<text:span text:style-name="T236">homas</text:span> Apóstolus, qui et Didymus, Galilæus, post accéptum Spíritum sanctum in multas províncias proféctus est ad prædicándum Christi Evangélium: Parthis, Medis, Persis, Hyrcánis et Bactris Christiánæ fidei et vitæ præcépta trádidit. Postrémo ad Indos se cónferens, eos in Christiána religióne erudívit.</text:p>
            <text:p text:style-name="P35"><text:soft-page-break/></text:p>
          </table:table-cell>
          <table:table-cell table:style-name="Tabulka1.A1" office:value-type="string">
            <text:p text:style-name="P13"/>
            <text:p text:style-name="P13"/>
            <text:p text:style-name="P120"><text:span text:style-name="T243">Apoštol</text:span><text:span text:style-name="T79"> Tomáš, řečený též Blíženec, byl Galilejec. Poté, co přijal Ducha svatého, vydal se kázat Kristovo </text:span><text:span text:style-name="T94">E</text:span><text:span text:style-name="T79">vangelium </text:span><text:span text:style-name="T85">do</text:span><text:span text:style-name="T79"> mnoha provincií: Parthům, Médům, Peršanům, Hyrkánům a Baktrům předával přikázání křesťanské víry a života. Pak se odebral k Indům, aby je vzdělával v křesťanském náboženství.</text:span></text:p>
          </table:table-cell>
        </table:table-row>
        <table:table-row table:style-name="Tabulka1.1">
          <table:table-cell table:style-name="Tabulka1.A1" office:value-type="string">
            <text:p text:style-name="P35">Lectio vj.</text:p>
            <text:p text:style-name="P114">Q<text:span text:style-name="T236">ui</text:span> ad extrémum, vitæ doctrinæque sanctitáte et miraculórum magnitúdine, cum céteris ómnibus sui admiratiónem et Jesu Christi amórem commovísset, illíus gentis regem, idolórum cultórem, magis ad iram accéndit: cujus senténtia condemnátus, telísque confóssus, Calamínæ Apostolátus honórem martyrii coróna decorávit. </text:p>
            <text:p text:style-name="P35"/>
          </table:table-cell>
          <table:table-cell table:style-name="Tabulka1.A1" office:value-type="string">
            <text:p text:style-name="P43"/>
            <text:p text:style-name="P121"><text:span text:style-name="T267">Svatostí</text:span><text:span text:style-name="T346"> svého života </text:span><text:span text:style-name="T361">i</text:span><text:span text:style-name="T346"> učení a velikostí zázraků mnohé pohnul k obdivu </text:span><text:span text:style-name="T361">k </text:span><text:span text:style-name="T346">s</text:span><text:span text:style-name="T361">obě sam</text:span><text:span text:style-name="T346">ému </text:span><text:span text:style-name="T361">i </text:span><text:span text:style-name="T346">k nejvyšší lásce k Ježíši Kristu. Tím však ještě více rozhněval krále toho národa, který sloužil modlám. Jeho rozhodnutím byl odsouzen, proboden kopím a v Kalamíně ozdobil svůj </text:span><text:span text:style-name="T149">A</text:span><text:span text:style-name="T346">poštolát poctou mučednické koruny.</text:span></text:p>
          </table:table-cell>
        </table:table-row>
        <table:table-row table:style-name="Tabulka1.1">
          <table:table-cell table:style-name="Tabulka1.A1" office:value-type="string">
            <text:p text:style-name="P67">De Expositióne sancti Augustini Epíscopi super Psalmum octogésimum sextum. </text:p>
            <text:p text:style-name="P35">Lectio vij.</text:p>
            <text:p text:style-name="P189"><text:span text:style-name="T76">F</text:span><text:span text:style-name="T240">undaménta</text:span><text:span text:style-name="T76"> ejus in móntibus sanctis: díligit Dóminus portas Sion.</text:span><text:span text:style-name="T69"> Quare sunt fundaménta Apóstoli et Prophétæ? Quia eórum auctóritas portat infirmitátem nostram. Quare sunt portæ? Quia per ipsos intrámus ad regnum Dei. Prædicant enim nobis: et cum per ipsos intrámus, per Christum intrámus. Ipse est enim jánua. Et cum dicúntur duódecim portæ Jerúsalem, et una porta Christus, et duódecim portæ Christus, quia in duódecim portis Christus: et ídeo duodenárius númerus Apostolórum. </text:span></text:p>
            <text:p text:style-name="P35"/>
          </table:table-cell>
          <table:table-cell table:style-name="Tabulka1.A1" office:value-type="string">
            <text:p text:style-name="P43"/>
            <text:p text:style-name="P43"/>
            <text:p text:style-name="P43"/>
            <text:p text:style-name="P121"><text:span text:style-name="T272">Základy</text:span><text:span text:style-name="T362"> jeho </text:span><text:span text:style-name="T378">jsou</text:span><text:span text:style-name="T362"> na posvátných pahorcích, Hospodin miluje brány siónské.“</text:span><text:span text:style-name="T382"> </text:span><text:span text:style-name="T346">Proč jsou </text:span><text:span text:style-name="T149">A</text:span><text:span text:style-name="T346">poštolové a </text:span><text:span text:style-name="T149">P</text:span><text:span text:style-name="T346">roroci nazýváni základy? Protože jejich autorita podpírá naši slabost. A proč jsou nazýváni branami? Protože skrze ně vcházíme do Božího království. Oni nám totiž kázali. Když tedy vcházíme skrze ně, vcházíme skrze Krista. On je totiž brána. A pokud se říká, že Jeru</text:span><text:span text:style-name="T149">s</text:span><text:span text:style-name="T346">além má dvanáct bran a Kristus je také brána, Kristus je tedy i dvanáctero bran, protože je ve dvanácti branách. Proto bylo tedy dvanáct </text:span><text:span text:style-name="T149">A</text:span><text:span text:style-name="T346">poštolů.</text:span></text:p>
          </table:table-cell>
        </table:table-row>
        <table:table-row table:style-name="Tabulka1.1">
          <table:table-cell table:style-name="Tabulka1.A1" office:value-type="string">
            <text:p text:style-name="P35">Lectio viij.</text:p>
            <text:p text:style-name="P116">S<text:span text:style-name="T236">acraméntum</text:span> magnum hujus duodenárii significátio est númeri. Sedébitis, inquit, super duódecim sedes, judicántes duódecim tribus Israël. Si duódecim sellæ ibi sunt, non est ubi sédeat tertiusdécimus Paulus Apóstolus, et non erit quómodo júdicet: et ipse se judicatúrum dixit, non hómines tantum, sed et ángelos. Quos ángelos, nisi apóstatas ángelos? Nescítis, inquit, quia ángelos judicábimus?</text:p>
            <text:p text:style-name="P35"/>
          </table:table-cell>
          <table:table-cell table:style-name="Tabulka1.A1" office:value-type="string">
            <text:p text:style-name="P43"/>
            <text:p text:style-name="P121"><text:span text:style-name="T267">Význam</text:span><text:span text:style-name="T346"> této číslice dvanáct je ve</text:span><text:span text:style-name="T361">lkým tajemstvím</text:span><text:span text:style-name="T346">. „Budete sedět,“ praví Pán, „na dvanácti stolicích, a soudit dvanáct kmenů i</text:span><text:span text:style-name="T149">s</text:span><text:span text:style-name="T346">raelských.“ Pokud tam tedy je </text:span><text:span text:style-name="T379">pouze </text:span><text:span text:style-name="T346">dvanáct stolic, není, kde by seděl třináctý </text:span><text:span text:style-name="T361">A</text:span><text:span text:style-name="T346">poštol Pavel, a nebude tedy mít </text:span><text:span text:style-name="T361">odkud</text:span><text:span text:style-name="T346"> soudit. On však sám praví, že soudit bude, a to nejen lidi, ale i anděly. Jaké anděly, </text:span><text:span text:style-name="T361">ne-li</text:span><text:span text:style-name="T346"> <text:s/>odpadlé anděly? „Nevíte,“ praví, „že budeme soudit anděly?“</text:span></text:p>
          </table:table-cell>
        </table:table-row>
        <table:table-row table:style-name="Tabulka1.1">
          <table:table-cell table:style-name="Tabulka1.A1" office:value-type="string">
            <text:p text:style-name="P5">In II<text:span text:style-name="T232">I</text:span>. Nocturno</text:p>
            <text:p text:style-name="P48">Léctio sancti Evangélii secúndum Joánnem.</text:p>
            <text:p text:style-name="P35">Lectio ix. Cap. 20.</text:p>
            <text:p text:style-name="P35"/>
            <text:p text:style-name="P114">I<text:span text:style-name="T236">n</text:span> illo témpore: Thomas, unus ex duódecim, qui dícitur Dídymus, non erat cum eis, quando venit Jesus. Et réliqua. </text:p>
            <text:p text:style-name="P67"/>
            <text:p text:style-name="P67">Homilia sancti Gregórii Papæ.</text:p>
            <text:p text:style-name="P35">Homilía 26 in Evangelia.</text:p>
            <text:p text:style-name="P115">Q<text:span text:style-name="T236">uid</text:span>, fratres c<text:span text:style-name="T387">h</text:span>aríssimi, quid inter hæc animadvértitis? Numquid casu gestum créditis, ut eléctus ille discípulus tunc deésset, post autem véniens audíret, áudiens dubitáret, dúbitans palpáret, pálpans créderet? Non hoc casu, sed divína dispensatióne gestum est. Egit namque miro modo supérna cleméntia, ut discípulus ille dúbitans, dum in Magístro suo vúlnera palpáret carnis, in nobis vúlnera sanáret infidelitátis.</text:p>
            <text:p text:style-name="P35"/>
          </table:table-cell>
          <table:table-cell table:style-name="Tabulka1.A1" office:value-type="string">
            <text:p text:style-name="P31"/>
            <text:p text:style-name="P31"/>
            <text:p text:style-name="P31"/>
            <text:p text:style-name="P31"/>
            <text:p text:style-name="P118"><text:span text:style-name="T236">Za</text:span> onoho času, Tomáš, jeden ze dvanácti, řečený Blíženec, nebyl s nimi, když přišel Ježíš. A ostatní. </text:p>
            <text:p text:style-name="P68"/>
            <text:p text:style-name="P68"/>
            <text:p text:style-name="P120"><text:span text:style-name="T247">Nejdražší</text:span><text:span text:style-name="T87"> bratři, če</text:span><text:span text:style-name="T79">ho jste si v této pasáži všimli? Myslíte, že se stalo náhodou, že tento vyvolený učedník tehdy nebyl přítomen, poté však přišel a slyšel, slyšel a pochyboval, pochyboval a dotkl se, dotkl se a uvěřil? N</text:span><text:span text:style-name="T88">ikoliv</text:span><text:span text:style-name="T79"> náhodou, ale božskou prozřetelností se t</text:span><text:span text:style-name="T97">o</text:span><text:span text:style-name="T79"> stalo. </text:span><text:span text:style-name="T85">N</text:span><text:span text:style-name="T79">ejvyšší dobrota </text:span><text:span text:style-name="T85">totiž p</text:span><text:span text:style-name="T79">odivuhodným ří</text:span><text:span text:style-name="T85">zením</text:span><text:span text:style-name="T79"> způsobila, že onen pochybující učedník, když se dotkl tělesných ran svého Učitele, uzdravil i rány naší nedůvěřivosti.</text:span></text:p>
          </table:table-cell>
        </table:table-row>
        <text:soft-page-break/>
        <table:table-row table:style-name="Tabulka1.1">
          <table:table-cell table:style-name="Tabulka1.A1" office:value-type="string">
            <text:p text:style-name="P35">Lectio x.</text:p>
            <text:p text:style-name="P114">P<text:span text:style-name="T236">lus</text:span> enim nobis Thomæ infidélitas ad fidem, quam fides credéntium discipulórum prófuit; quia dum ille ad fidem palpándo redúcitur, nostra mens, omni dubitatióne postpósita, in fide solidátur. Sic quippe discípulum Dóminus post resurrectiónem suam dubitáre permísit, nec tamen in dubitatióne deséruit: sicut ante nativitátem suam habére Maríam sponsum vóluit, qui tamen ad ejus núptias non pervénit. Nam ita factus est discípulus dúbitans et palpans, testis veræ resurrectiónis, sicut sponsus matris fúerat custos integérrimæ virginitátis.</text:p>
            <text:p text:style-name="P35"/>
          </table:table-cell>
          <table:table-cell table:style-name="Tabulka1.A1" office:value-type="string">
            <text:p text:style-name="P43"/>
            <text:p text:style-name="P121"><text:span text:style-name="T267">Tomášova</text:span><text:span text:style-name="T346"> nedůvěřivost nám totiž prospěla více než víra věřících učedníků. Neboť zatímco Tomáš byl dotekem přiveden zpět k víře, naše mysl je, </text:span><text:span text:style-name="T149">poté co zavrhla </text:span><text:span text:style-name="T346">všechny pochyby, ve víře posíl</text:span><text:span text:style-name="T150">e</text:span><text:span text:style-name="T346">na. Tak tedy Pán po svém zmrtvýchvstání dovolil učedníkovi zapochybovat, a</text:span><text:span text:style-name="T361">však</text:span><text:span text:style-name="T346"> v pochybách jej nezanechal. Podobně i před svým narozením chtěl, aby Maria měla manžela, ale po svatbě zůstala pannou. Neboť tak se učedník</text:span><text:span text:style-name="T361"> </text:span><text:span text:style-name="T346">pochyb</text:span><text:span text:style-name="T361">ující</text:span><text:span text:style-name="T346"> a dotýk</text:span><text:span text:style-name="T361">ající se</text:span><text:span text:style-name="T346"> stal svědkem pravého zmrtvýchvstání, </text:span><text:span text:style-name="T150">stejně</text:span><text:span text:style-name="T346"> jako manžel matky byl strážcem </text:span><text:span text:style-name="T374">nikdy </text:span><text:span text:style-name="T346">neporušeného panenství.</text:span></text:p>
          </table:table-cell>
        </table:table-row>
        <table:table-row table:style-name="Tabulka1.1">
          <table:table-cell table:style-name="Tabulka1.A1" office:value-type="string">
            <text:p text:style-name="P35">Lectio xj.</text:p>
            <text:p text:style-name="P114">D<text:span text:style-name="T236">um</text:span> ergo vidit Thomas, dum palpávit, cur ei dícitur: Quia vidísti me, credidísti? Sed áliud vidit, áliud crédidit. A mortáli quippe hómine divínitas vidéri non pótuit. Hóminem ergo vidit, et Deum conféssus est, dicens: Dóminus meus, et Deus meus. Vidéndo ergo crédidit, qui consíderando verum hóminem, hunc Deum, quem vidére non póterat, exclamávit.</text:p>
            <text:p text:style-name="P35"/>
          </table:table-cell>
          <table:table-cell table:style-name="Tabulka1.A1" office:value-type="string">
            <text:p text:style-name="P43"/>
            <text:p text:style-name="P193"><text:span text:style-name="T236">Když</text:span> Tomáš uviděl a dotkl se, proč mu tedy Pán řekl: „Uvěřil jsi, protože jsi mě uviděl“? On však něco jiného viděl a něčemu jinému uvěřil. Smrtelný člověk totiž nemůže vidět božství. Viděl tedy člověka, avšak vyznal Boha slovy: „Pán můj a Bůh můj.“ Tedy uviděl a uvěřil. <text:span text:style-name="T235">K</text:span>dyž <text:span text:style-name="T235">po</text:span>hleděl na pravého člověka, radostně pozdravil Boha, kterého vidět nemohl.</text:p>
          </table:table-cell>
        </table:table-row>
        <table:table-row table:style-name="Tabulka1.1">
          <table:table-cell table:style-name="Tabulka1.A1" office:value-type="string">
            <text:p text:style-name="P35">Lectio xij.</text:p>
            <text:p text:style-name="P116">L<text:span text:style-name="T236">ætíficat</text:span> valde quod séquitur: Beáti qui non vidérunt, et credidérunt. In qua nimírum senténtia nos speciáliter signáti sumus, qui eum, quem carne non vídimus, mente retinémus. Nos signáti sumus; sed si fidem nostram opéribus séquimur. Ille étenim vere credit, qui exércet operándo quod credit.</text:p>
            <text:p text:style-name="P116"/>
          </table:table-cell>
          <table:table-cell table:style-name="Tabulka1.A1" office:value-type="string">
            <text:p text:style-name="P43"/>
            <text:p text:style-name="P121"><text:span text:style-name="T275">V</text:span><text:span text:style-name="T267">elkou</text:span><text:span text:style-name="T346"> radost nám přináší </text:span><text:span text:style-name="T361">také </text:span><text:span text:style-name="T346">to, co následuje: „Blažení, </text:span><text:span text:style-name="T157">kteří</text:span><text:span text:style-name="T346"> neviděli, a přesto uvěřili.“ Tato věta je </text:span><text:span text:style-name="T157">nepochybně</text:span><text:span text:style-name="T346"> </text:span><text:span text:style-name="T160">určena</text:span><text:span text:style-name="T346"> právě ná</text:span><text:span text:style-name="T374">m</text:span><text:span text:style-name="T346">, </text:span><text:span text:style-name="T361">kteří</text:span><text:span text:style-name="T346"> v mysli chováme toho, koho jsme </text:span><text:span text:style-name="T361">v </text:span><text:span text:style-name="T346">těle nikdy neviděli. Je </text:span><text:span text:style-name="T160">určena</text:span><text:span text:style-name="T346"> pro nás, ale </text:span><text:span text:style-name="T361">pouze</text:span><text:span text:style-name="T346"> pokud svou víru následujeme i skutky. Jenom ten vpravdě věří, </text:span><text:span text:style-name="T361">který</text:span><text:span text:style-name="T346"> svými skutky koná</text:span><text:bookmark text:name="_GoBack"/><text:span text:style-name="T346"> to, čemu věří.</text:span></text:p>
          </table:table-cell>
        </table:table-row>
        <table:table-row table:style-name="Tabulka1.1">
          <table:table-cell table:style-name="Tabulka1.A1" table:number-columns-spanned="2" office:value-type="string">
            <text:p text:style-name="P200">DIE XXI<text:span text:style-name="T411">I</text:span>. DECEMBRIS.</text:p>
            <text:p text:style-name="P210"><text:span text:style-name="T22">I</text:span><text:span text:style-name="T178">n </text:span><text:span text:style-name="T22">F</text:span><text:span text:style-name="T178">esto </text:span><text:span text:style-name="T22">D</text:span><text:span text:style-name="T178">edicatio</text:span><text:span text:style-name="T179">ni</text:span><text:span text:style-name="T162">s</text:span><text:span text:style-name="T178"> </text:span><text:span text:style-name="T23">E</text:span><text:span text:style-name="T178">cclesiæ </text:span><text:span text:style-name="T23">C</text:span><text:span text:style-name="T178">athedralis </text:span><text:span text:style-name="T23">D</text:span><text:span text:style-name="T178">iœcesi</text:span><text:span text:style-name="T179">s </text:span><text:span text:style-name="T23">B</text:span><text:span text:style-name="T178">udvic</text:span><text:span text:style-name="T162">ensis</text:span><text:span text:style-name="T178">. </text:span></text:p>
            <text:p text:style-name="P198"><text:span text:style-name="T392">Serm</text:span><text:span text:style-name="T390">. Maj.</text:span></text:p>
            <text:p text:style-name="P198"><draw:frame draw:style-name="fr1" draw:name="Obrázek3" text:anchor-type="char" svg:x="2.798in" svg:y="0.0425in" svg:width="1.6898in" svg:height="0.1209in" draw:z-index="1"><draw:image xlink:href="Pictures/100006D00000C54500000E0BC683FB34DF2CE92E.emf" xlink:type="simple" xlink:show="embed" xlink:actuate="onLoad" draw:mime-type="image/x-emf"/><draw:image xlink:href="Pictures/100000010000086300000099E7748BC8A63DCBB2.png" xlink:type="simple" xlink:show="embed" xlink:actuate="onLoad" draw:mime-type="image/png"/></draw:frame><text:span text:style-name="T390"/></text:p>
            <text:p text:style-name="P199"><text:span text:style-name="T391">Omnia de </text:span><text:span text:style-name="T390">Commun</text:span><text:span text:style-name="T391">i</text:span><text:span text:style-name="T390"> Dedicationis Ecclesiæ.</text:span><text:span text:style-name="T218"> </text:span></text:p>
          </table:table-cell>
          <table:covered-table-cell/>
        </table:table-row>
        <table:table-row table:style-name="Tabulka1.1">
          <table:table-cell table:style-name="Tabulka1.A1" office:value-type="string">
            <text:p text:style-name="P206">In I. Nocturno</text:p>
            <text:p text:style-name="P207">De libro secundo Paralipómenon.</text:p>
            <text:p text:style-name="P201">Lectio j. <text:span text:style-name="T204">Cap. </text:span><text:span text:style-name="T394">7</text:span><text:span text:style-name="T204">.</text:span></text:p>
            <text:p text:style-name="P143"><text:span text:style-name="T236">Cum</text:span> complésset Sálomon fundens preces, ignis descéndit de c<text:span text:style-name="T395">oe</text:span>lo et devorávit holocáusta et víctimas: et majéstas Dómini implévit domum. Nec póterant sacerdótes íngredi templum Dómini, eo quod implésset majéstas Dómini, templum Dómini. </text:p>
            <text:p text:style-name="P143"/>
          </table:table-cell>
          <table:table-cell table:style-name="Tabulka1.A1" office:value-type="string">
            <text:p text:style-name="P159"/>
            <text:p text:style-name="P159"/>
            <text:p text:style-name="P159"/>
            <text:p text:style-name="P162"><text:span text:style-name="T236">Když</text:span> Šalomoun dokončil svou modlitbu, sestoupil z nebe oheň a pohltil zápalnou oběť i díly obětního hodu, a dům naplnila Hospodinova sláva. Kněží nemohli do Hospodinova <text:span text:style-name="T395">chrámu</text:span> vstoupit, neboť Hospodinova sláva naplnila Hospodinův <text:span text:style-name="T395">chrám</text:span>. </text:p>
          </table:table-cell>
        </table:table-row>
        <table:table-row table:style-name="Tabulka1.1">
          <table:table-cell table:style-name="Tabulka1.A1" office:value-type="string">
            <text:p text:style-name="P201">Lectio ij.</text:p>
            <text:p text:style-name="P104"><text:span text:style-name="T236">Sed</text:span> et omnes fílii Israél vidébant descendéntem ignem, et glóriam Dómini super domum: et corruéntes proni in terram super paviméntum stratum <text:soft-page-break/>lápide, adoravérunt et laudavérunt Dóminum: Quóniam bonus, quóniam in sǽculum misericórdia ejus. </text:p>
            <text:p text:style-name="P144"/>
          </table:table-cell>
          <table:table-cell table:style-name="Tabulka1.A1" office:value-type="string">
            <text:p text:style-name="P171"/>
            <text:p text:style-name="P165"><text:span text:style-name="T396">A všichni </text:span><text:span text:style-name="T395">snové </text:span><text:span text:style-name="T396">I</text:span><text:span text:style-name="T395">s</text:span><text:span text:style-name="T396">rael</text:span><text:span text:style-name="T395">e</text:span><text:span text:style-name="T396"> viděli sestupující oheň i Hospodinovu slávu nad domem, klesli na dlažbu tváří k zemi, klaněli se a vzdávali chválu Hospo</text:span><text:soft-page-break/><text:span text:style-name="T396">dinu, protože je dobrý a že jeho milosrdenství </text:span><text:span text:style-name="T395">trvá navěky</text:span><text:span text:style-name="T396">. </text:span></text:p>
          </table:table-cell>
        </table:table-row>
        <table:table-row table:style-name="Tabulka1.1">
          <table:table-cell table:style-name="Tabulka1.A1" office:value-type="string">
            <text:p text:style-name="P201">Lectio iij.</text:p>
            <text:p text:style-name="P104"><text:span text:style-name="T236">Rex</text:span> autem et omnis pópulus immolábant víctimas coram Dómino. Mactávit ígitur rex Sálomon hóstias, boum vigínti duo míllia, aríetum centum vigínti míllia: et dedicávit domum Dei rex et univérsus pópulus. Sacerdótes autem stábant in offíciis suis, et Levítæ in organis cárminum Dómini, quæ fecit David rex ad laudándum Dóminum.</text:p>
            <text:p text:style-name="P181"/>
          </table:table-cell>
          <table:table-cell table:style-name="Tabulka1.A1" office:value-type="string">
            <text:p text:style-name="P171"/>
            <text:p text:style-name="P168">A král i všechen lid slavili před Hospodinem obětní hod. Král Šalomoun <text:span text:style-name="T395">porazil</text:span> k obětnímu hodu dvacet dva tisíce kusů skotu a sto dvacet tisíc kusů bravu. Tak zasvětil král s veškerým lidem Boží dům. Kněží stáli na svých místech, též <text:span text:style-name="T395">Levité</text:span> s hudebními nástroji k <text:span text:style-name="T395">písním pro</text:span> Hospodina; ty dal zhotovit král David, aby jimi vzdávali Hospodinu chválu.</text:p>
          </table:table-cell>
        </table:table-row>
        <table:table-row table:style-name="Tabulka1.1">
          <table:table-cell table:style-name="Tabulka1.A1" office:value-type="string">
            <text:p text:style-name="P201">Lectio i<text:span text:style-name="T191">v</text:span>. </text:p>
            <text:p text:style-name="P104"><text:span text:style-name="T283">P</text:span><text:span text:style-name="T236">orro</text:span> sacerdótes canébant tubis ante eos, cunctúsque Israël stábat. Sanctificávit quoque Sálomon médium átrii ante templum Dómini: obtúlerat enim ibi holocáusta, et ádipes pacificórum: quia altáre ǽneum, quod fécerat, non póterat sustinére holocáusta et sacrifícia et ádipes. </text:p>
            <text:p text:style-name="P181"/>
          </table:table-cell>
          <table:table-cell table:style-name="Tabulka1.A1" office:value-type="string">
            <text:p text:style-name="P171"/>
            <text:p text:style-name="P155"><text:span text:style-name="T397">Kněží naproti nim troubili a celý I</text:span><text:span text:style-name="T395">s</text:span><text:span text:style-name="T397">rael stál. Šalomoun posvětil střed nádvoří, které je před Hospodinovým domem, neboť tam přinesl zápalné oběti a tučné díly pokojných obětí, protože bronzový oltář, který dal Šalomoun zhotovit, nemohl pojmout zápalnou a přídavnou oběť a tučné díly. </text:span></text:p>
            <text:p text:style-name="P156"><text:span text:style-name="T209">(</text:span><text:span text:style-name="T166">ČEP,</text:span><text:span text:style-name="T173"> </text:span><text:span text:style-name="T167">upraveno</text:span><text:span text:style-name="T181">)</text:span></text:p>
          </table:table-cell>
        </table:table-row>
        <table:table-row table:style-name="Tabulka1.1">
          <table:table-cell table:style-name="Tabulka1.A1" office:value-type="string">
            <text:p text:style-name="P208">In II. Nocturno</text:p>
            <text:p text:style-name="P149">Sermo sancti Augustíni Epíscopi.</text:p>
            <text:p text:style-name="P204">Serm. 252. de Tempore.</text:p>
            <text:p text:style-name="P186"><text:bookmark-start text:name="__DdeLink__2400_16731447091131111121"/><text:span text:style-name="T5">Lectio</text:span><text:bookmark-end text:name="__DdeLink__2400_16731447091131111121"/><text:span text:style-name="T5"> v.</text:span></text:p>
            <text:p text:style-name="P112">Q<text:span text:style-name="T236">uotiescúmque</text:span> fratres charíssimi, Altáris vel templi festivitátem cólimus‚ si fidéliter ac diligénter atténdimus et sancte ac juste vívimus, quidquid in templis manufáctis ágitur, totum in nobis spiritáli ædificatióne complétur. Non enim mentítus est ille, qui dixit: Templum enim Dei sanctum est, quod estis vos: et íterum; Nescitis, quia córpora vestra templum sunt Spíritus sancti, qui in vobis est?</text:p>
            <text:p text:style-name="P183"/>
          </table:table-cell>
          <table:table-cell table:style-name="Tabulka1.A1" office:value-type="string">
            <text:p text:style-name="P173"/>
            <text:p text:style-name="P173"/>
            <text:p text:style-name="P173"/>
            <text:p text:style-name="P173"/>
            <text:p text:style-name="P169"><text:span text:style-name="T284">Nejdražší</text:span><text:span text:style-name="T398"> bratři, kdykoliv slavíme slavnost <text:s/>Oltář</text:span><text:span text:style-name="T399">e</text:span><text:span text:style-name="T398"> či chrámu, tak pokud se jí věrně a přičinlivě účastníme a žijeme svatě a spravedlivě, pak cokoliv se děje v chrámech postavených </text:span><text:span text:style-name="T174">lidskýma </text:span><text:span text:style-name="T398">rukama, nás celé </text:span><text:span text:style-name="T399">uvnitř </text:span><text:span text:style-name="T398">naplní duchovní stavbou. Nelhal totiž </text:span><text:span text:style-name="T175">svatý Pavel</text:span><text:span text:style-name="T398">, </text:span><text:span text:style-name="T399">když</text:span><text:span text:style-name="T398"> pravil: „Boží chrám je svatý, a ten chrám jste vy,“ </text:span><text:span text:style-name="T400">(1. Kor 3, 17)</text:span><text:span text:style-name="T399"> </text:span><text:span text:style-name="T398">a opět: „Nevíte, že vaše těla jsou chrámem Ducha svatého, který ve vás přebývá?“ </text:span><text:span text:style-name="T400">(1. Kor 6, 19)</text:span></text:p>
          </table:table-cell>
        </table:table-row>
        <table:table-row table:style-name="Tabulka1.1">
          <table:table-cell table:style-name="Tabulka1.A1" office:value-type="string">
            <text:p text:style-name="P205">Lectio vj.</text:p>
            <text:p text:style-name="P147">E<text:span text:style-name="T236">t</text:span> ídeo, fratres charíssimi, quia nullis præcedéntibus méritis per grátiam Dei merúimus fíeri templum Dei, quantum póssumus cum ipsíus adjutório laborémus, ne Dóminus noster in templo suo, hoc est, in nobis ipsis invéniat‚ quod óculos suæ Ma<text:span text:style-name="T401">j</text:span>estátis offéndat. Sed habitáculum cordis nostri evacuétur vítiis, et virtútibus repleátur: claudátur diábolo, et aperiátur Christo: et ita laborémus, ut nobis bonórum óperum clávibus <text:span text:style-name="T402">j</text:span>anuam regni cœléstis aperíre possímus.</text:p>
            <text:p text:style-name="P145"/>
          </table:table-cell>
          <table:table-cell table:style-name="Tabulka1.A1" office:value-type="string">
            <text:p text:style-name="P173"/>
            <text:p text:style-name="P177">A proto, nejdražší bratři, <text:span text:style-name="T399">neboť</text:span> žádnými předchozími zásluhami jsme si nezískali právo státi se skrze Boží milost chrámem Božím, s jeho pomocí se snažme, jak jen můžeme, aby náš Pán ve svém chrámu, tedy v nás samotných, nenašel nic, co by uráželo <text:span text:style-name="T403">zrak</text:span> jeho Vznešenosti. <text:span text:style-name="T403">P</text:span>říbytek našeho srdce nechť <text:span text:style-name="T403">tedy </text:span>opustí neřesti <text:span text:style-name="T404">a naplní se ctnostmi. Nechť se uzavře ďáblu a otevře Kristu. A tak se snažme, abychom si klíči dobrých skutků mohli otevřít bránu do nebeského království. </text:span></text:p>
          </table:table-cell>
        </table:table-row>
        <table:table-row table:style-name="Tabulka1.1">
          <table:table-cell table:style-name="Tabulka1.A1" office:value-type="string">
            <text:p text:style-name="P205">Lectio vij.</text:p>
            <text:p text:style-name="P148">S<text:span text:style-name="T236">icut </text:span>enim malis opéribus quasi quibúsdam seris ac véctibus, vitæ nobis jánua cláuditur: ita absque dúbio bonis opéribus aperítur. Et ídeo, fratres charíssimi, unusqu<text:span text:style-name="T405">í</text:span>sque consíderet consciéntiam suam, et quando se áliquo crímine vulnerátum esse <text:soft-page-break/>cognóverit‚ prius oratiónibus, jejúniis‚ vel eleemósynis stúdeat mundáre consciéntiam suam, et sic Eucharistíam præsúmat accípere.</text:p>
            <text:p text:style-name="P182"/>
          </table:table-cell>
          <table:table-cell table:style-name="Tabulka1.A1" office:value-type="string">
            <text:p text:style-name="P173"/>
            <text:p text:style-name="P170"><text:span text:style-name="T236">Tak</text:span> jako špatnými činy se nám jako nějakými závorami či mřížemi uzavírá brána života, tak dobrými skutky se beze vší pochyby otevírá. A proto, nejdražší bratři, každý zapátrej ve svém svědomí, a když někdo pozná, že se nějakým svým přečinem <text:soft-page-break/><text:span text:style-name="T403">z</text:span>ranil, prve ať se modlitbami, posty či almužnami snaží očistit své svědomí, a pouze tak se odváží přijmout Eucharistii.</text:p>
          </table:table-cell>
        </table:table-row>
        <table:table-row table:style-name="Tabulka1.1">
          <table:table-cell table:style-name="Tabulka1.A1" office:value-type="string">
            <text:p text:style-name="P205">Lectio viij.</text:p>
            <text:p text:style-name="P146">S<text:span text:style-name="T236">i</text:span> enim agnóscens reátum suum, ipse se a divino Altári subtráxerit, cito ad indulgéntiam divínæ misericórdiæ pervéniet. Quia sicut qui se exáltat, humiliábitur: ita e contrário, qui se humíliat‚ exaltábitur. Qui enim, sicut dixi, agnóscens reátum suum, ipse se humíliter ab Altári Ecclésiæ pro emendatióne vitæ removére volúerit, ab ætérno illo et cœlésti convívio excommunicári pénitus non timébit.</text:p>
            <text:p text:style-name="P146"/>
          </table:table-cell>
          <table:table-cell table:style-name="Tabulka1.A1" office:value-type="string">
            <text:p text:style-name="P173"/>
            <text:p text:style-name="P178"><text:span text:style-name="T236">Pokud</text:span> tedy pozná svou poskvrnu, sám nechť odejde od božského Oltáře a rychle se v prosbě o odpuštění utíká k božskému milosrdenství. Neboť tak jako každý, kdo se povyšuje, bude ponížen, tak také naopak, každý, kdo se ponižuje, bude povýšen. Kdo tedy, jak jsem již řekl, <text:span text:style-name="T402">by </text:span>pozn<text:span text:style-name="T402">al</text:span> svou poskvrnu a sám z vlastní vůle v pokoře odeš<text:span text:style-name="T402">el</text:span> od Oltáře Církve, aby dal do pořádku svůj život, nemusí se <text:span text:style-name="T402">jistě </text:span>bát, že bude navěky vyloučen z nebeské hostiny.</text:p>
          </table:table-cell>
        </table:table-row>
        <table:table-row table:style-name="Tabulka1.1">
          <table:table-cell table:style-name="Tabulka1.A1" office:value-type="string">
            <text:p text:style-name="P209">In III. Nocturno</text:p>
            <text:p text:style-name="P187"><text:span text:style-name="T69">Léctio sancti Evangélii secúndum </text:span><text:span text:style-name="T78">Lucam</text:span><text:span text:style-name="T69">.</text:span><text:span text:style-name="T13"> </text:span></text:p>
            <text:p text:style-name="P202">Lectio ix. Cap. <text:span text:style-name="T406">19</text:span>.</text:p>
            <text:p text:style-name="P107">I<text:span text:style-name="T236">n</text:span> illo témpore: Ingréssus Jesus perambulábat Jericho. Et ecce vir nómine Zachæus: et hic princeps erat publicanórum, et ipse dives. Et réliqua.</text:p>
            <text:p text:style-name="P108"/>
            <text:p text:style-name="P187"><text:span text:style-name="T28">Homil</text:span><text:span text:style-name="T43">í</text:span><text:span text:style-name="T28">a sancti Ambrósii Epíscopi</text:span><text:span text:style-name="T69">.</text:span></text:p>
            <text:p text:style-name="P203">Lib. 8. in Luc. prope finem.</text:p>
            <text:p text:style-name="P109">Z<text:span text:style-name="T236">achæus</text:span>‚ statúra pusíl<text:span text:style-name="T406">l</text:span>us, hoc est, nulla nobilitátis ingénitæ dignitáte sublímis, exíguus méritis sicut pópulus natiónum, audíto Dómini Salvatóris advéntu, quem sui non recéperant, vidére cupiébat. Sed nemo fácile Jesum videt: nemo potest Jesum vidére constitútus in terra. Et quia non Prophétas, non legem habébat, tamquam formæ grátiam naturális, ascéndit in sycómorum, vanitátem scílicet Judæórum vestígio suo próterens, errata quoque córrigens superióris ætátis: et ideo Jesum in interióris domus recépit hospítio.</text:p>
            <text:p text:style-name="P108"/>
          </table:table-cell>
          <table:table-cell table:style-name="Tabulka1.A1" office:value-type="string">
            <text:p text:style-name="P172"/>
            <text:p text:style-name="P172"/>
            <text:p text:style-name="P172"/>
            <text:p text:style-name="P137"><text:span text:style-name="T265">Z</text:span><text:span text:style-name="T254">a</text:span><text:span text:style-name="T286"> onoho času </text:span><text:span text:style-name="T324">procházel</text:span><text:span text:style-name="T325"> </text:span><text:span text:style-name="T326">Ježíš </text:span><text:span text:style-name="T324">městem Jericho. A hle, byl </text:span><text:span text:style-name="T141">zde</text:span><text:span text:style-name="T324"> muž jménem Zacheus. Ten byl vrchním nad celníky a byl bohatý.</text:span><text:span text:style-name="T327"> A ostatní</text:span><text:span text:style-name="T325">.</text:span></text:p>
            <text:p text:style-name="P172"/>
            <text:p text:style-name="P172"/>
            <text:p text:style-name="P172"/>
            <text:p text:style-name="P138"><text:span text:style-name="T266">Zacheus</text:span><text:span text:style-name="T328"> byl postavou malý, tedy žádná vrozená vznešenost mu ne</text:span><text:span text:style-name="T141">při</text:span><text:span text:style-name="T328">dala </text:span><text:span text:style-name="T329">na </text:span><text:span text:style-name="T328">výš</text:span><text:span text:style-name="T329">ce</text:span><text:span text:style-name="T328">, byl malý i zásluhami, stejně jako lid pohans</text:span><text:span text:style-name="T330">­</text:span><text:span text:style-name="T328">ký</text:span><text:span text:style-name="T331">ch </text:span><text:span text:style-name="T141">N</text:span><text:span text:style-name="T331">árodů</text:span><text:span text:style-name="T328">. Když </text:span><text:span text:style-name="T332">se však dozvěděl </text:span><text:span text:style-name="T328">o příchodu Pána Spasitele, kterého jeho národ nepřijal, zatoužil jej vidět. Ale Ježíše nikdo jen tak </text:span><text:span text:style-name="T329">snadno </text:span><text:span text:style-name="T328">neuvidí. Nikdo, kdo žije na zemi, nedokáže Ježíše spatřit. A protože neměl Proroky ani zákon, využil výhody přírodního útvaru a vylezl na fíkovník, tedy pošlapal marnivost Židů svýma nohama, tím napravil chyby dřívějšího věku a přijal tedy Ježíše jako hosta do nitra svého domu. </text:span></text:p>
          </table:table-cell>
        </table:table-row>
        <table:table-row table:style-name="Tabulka1.1">
          <table:table-cell table:style-name="Tabulka1.A1" office:value-type="string">
            <text:p text:style-name="P202">Lectio x.</text:p>
            <text:p text:style-name="P110">E<text:span text:style-name="T236">t</text:span> bene ascéndit in arborem, ut arbor bona bonos fructus fáceret: ac naturáli excísus oleastro, et contra natúram insértus in bonam olívam, fructum posset legis afférre Radix enim sancta, etsi rami inútiles: quorum infructuósam glóriam plebs géntium fide resurrectiónis‚ quasi quadam córporis elevatióne transcéndit.</text:p>
            <text:p text:style-name="P108"/>
          </table:table-cell>
          <table:table-cell table:style-name="Tabulka1.A1" office:value-type="string">
            <text:p text:style-name="P172"/>
            <text:p text:style-name="P179">A <text:span text:style-name="T407">dobře udělal, že vylezl na strom, neboť dobrý strom přináší dobré plody. Byl tedy odříznut od planého olivovníku a naroubován na dobrou olivu, plod zákona totiž může přinést pouze svatý Kořen, i když větve jsou již bez užitku: jejich neplodnou slávu lid pohanský svou vírou proměnil podobně jako </text:span><text:span text:style-name="T408">určitým </text:span><text:span text:style-name="T161">vy</text:span><text:span text:style-name="T407">výšením těla </text:span><text:span text:style-name="T176">na strom</text:span><text:span text:style-name="T407">. </text:span></text:p>
          </table:table-cell>
        </table:table-row>
        <table:table-row table:style-name="Tabulka1.1">
          <table:table-cell table:style-name="Tabulka1.A1" office:value-type="string">
            <text:p text:style-name="P202">Lectio xj.</text:p>
            <text:p text:style-name="P111">Z<text:span text:style-name="T236">achæus</text:span> ergo in sycómoro, cæcus in via: quorum álterum Dóminus miseratúrus expéctat, álterum mansiónis suæ claritáte nobílitat: álterum sanatúrus intérrogat, apud álterum se non invitátus invítat. Sciébat enim úberem hospítii sui esse mercédem. Sed tamen, etsi nondum vocem invitántis audíerat, jam víderat afféctum.</text:p>
            <text:p text:style-name="P108"/>
          </table:table-cell>
          <table:table-cell table:style-name="Tabulka1.A1" office:value-type="string">
            <text:p text:style-name="P172"/>
            <text:p text:style-name="P174"><text:span text:style-name="T236">Zacheus</text:span> byl tedy na fíkovníku, slepec <text:span text:style-name="T403">pak </text:span>u cesty. Jeden z nich čekal na smilování Páně, druhý na povznesení svého domu Jeho vznešeností. Jeden <text:span text:style-name="T403">s</text:span> naděj<text:span text:style-name="T403">í</text:span> žádá <text:span text:style-name="T403">o</text:span> uzdravení, <text:span text:style-name="T403">k</text:span> druhé<text:span text:style-name="T403">mu</text:span> se dříve nezvaný pozve. Věděl totiž, jak plodnou zásluhou je jeho pohoštění. Avšak <text:span text:style-name="T409">přece, i když Pán ještě neslyšel hlas, který jej zve, už viděl jeho lásku.</text:span></text:p>
          </table:table-cell>
        </table:table-row>
        <text:soft-page-break/>
        <table:table-row table:style-name="Tabulka1.1">
          <table:table-cell table:style-name="Tabulka1.A1" office:value-type="string">
            <text:p text:style-name="P202">Lectio xij.</text:p>
            <text:p text:style-name="P137"><text:span text:style-name="T104">V</text:span><text:span text:style-name="T248">erum</text:span><text:span text:style-name="T104"> ne cæcum illum tamquam fastidiósi p</text:span><text:span text:style-name="T106">á</text:span><text:span text:style-name="T104">uperum cito reliquísse videámur, et transísse ad dívitem, expectémus eum, quia expectávit et Dóminus: interrogémus eum, quia interrogávit et Christus. Nos interrogémus, quia nescímus: ille, quia nóver</text:span><text:span text:style-name="T105">a</text:span><text:span text:style-name="T104">t. Nos interrogémus, ut sciámus unde iste curátus sit: ille interrogávit, ut in uno plures discerémus‚ unde Dóminum vidére mereámur. Interrogávit enim, ut crederémus, néminem nisi confiténtem posse salvári.</text:span></text:p>
            <text:p text:style-name="P108"/>
          </table:table-cell>
          <table:table-cell table:style-name="Tabulka1.A1" office:value-type="string">
            <text:p text:style-name="P172"/>
            <text:p text:style-name="P180"><text:span text:style-name="T236">Abychom</text:span> si však nemysleli, že Pán rychle opustil toho chudého slepce jako něco nechutného a odešel k boháčovi, <text:span text:style-name="T408">po</text:span>čkejme <text:span text:style-name="T408">si </text:span>na něj, neboť <text:span text:style-name="T408">po</text:span>čkal i Pán, ptejme se ho, neboť ptal se i Kristus. My se ptejme, neboť <text:span text:style-name="T403">neznáme odpověď</text:span>, on <text:span text:style-name="T410">se ptá, protože ji zná. My se ptejme, abychom věděli, jak byl slepec uzdraven. Pán se ptal, aby nás v jedné otázce poučil o několika způsobech, jak jej můžeme spatřit. On </text:span>se totiž <text:span text:style-name="T410">ptal</text:span>, abychom uvěřili, že může uzdravit pouze toho, kdo věří. </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Sans UI" svg:font-family="'Andale Sans UI'" style:font-family-generic="system" style:font-pitch="variable"/>
    <style:font-face style:name="Bookman BT S.O.Cist.:liga=0" svg:font-family="'Bookman BT S.O.Cist.:liga=0'" style:font-adornments="Roman" style:font-pitch="variable"/>
    <style:font-face style:name="Bookman BT S.O.Cist.:liga=01" svg:font-family="'Bookman BT S.O.Cist.:liga=0'" style:font-family-generic="roman" style:font-pitch="variable"/>
    <style:font-face style:name="Bookman BT S.O.Cist.:liga=02" svg:font-family="'Bookman BT S.O.Cist.:liga=0'"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Regular" style:font-pitch="variable"/>
    <style:font-face style:name="LTC Ornamental Initials1" svg:font-family="'LTC Ornamental Initials'" style:font-adornments="Běžné" style:font-pitch="variable"/>
    <style:font-face style:name="Linux Libertine S.O.Cist." svg:font-family="'Linux Libertine S.O.Cist.'" style:font-family-generic="modern" style:font-pitch="variable"/>
    <style:font-face style:name="Linux Libertine S.O.Cist.1" svg:font-family="'Linux Libertine S.O.Cist.'" style:font-pitch="variable"/>
    <style:font-face style:name="Linux Libertine S.O.Cist.:liga=0" svg:font-family="'Linux Libertine S.O.Cist.:liga=0'" style:font-family-generic="modern" style:font-pitch="variable"/>
    <style:font-face style:name="Old English CE" svg:font-family="'Old English CE'"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cialis Gothica CZ" svg:font-family="'Uncialis Gothica CZ'" style:font-adornments="Běžné" style:font-family-generic="swiss"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4pt" fo:language="cs" fo:country="CZ" style:letter-kerning="false" style:font-name-asian="Andale Sans UI" style:font-size-asian="10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4pt" fo:language="cs" fo:country="CZ" style:letter-kerning="false" style:font-name-asian="Andale Sans UI" style:font-size-asian="10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loext:opacity="100%" style:font-name="Times New Roman" fo:font-family="'Times New Roman'" style:font-family-generic="roman" style:font-pitch="variable" fo:font-size="14pt" fo:language="cs" fo:country="CZ" style:letter-kerning="false" style:font-name-asian="Andale Sans UI" style:font-family-asian="'Andale Sans UI'" style:font-family-generic-asian="system" style:font-pitch-asian="variable" style:font-size-asian="14pt" style:language-asian="zh" style:country-asian="CN" style:font-name-complex="Tahoma" style:font-family-complex="Tahoma"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fo:font-size="16pt" style:font-size-asian="16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fo:font-size="12pt" style:font-size-asian="12pt"/>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style-complex="italic"/>
    </style:style>
    <style:style style:name="Index" style:family="paragraph" style:parent-style-name="Standard" style:default-outline-level="" style:class="index">
      <style:paragraph-properties text:number-lines="false" text:line-number="0"/>
      <style:text-properties fo:font-size="12pt" style:font-size-asian="12pt"/>
    </style:style>
    <style:style style:name="Seznam1" style:family="paragraph" style:parent-style-name="Text_20_body" style:default-outline-level="">
      <style:text-properties fo:font-size="12pt" style:font-size-asian="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Iniciály_20_Velké" style:display-name="Iniciály Velké" style:family="text">
      <style:text-properties style:use-window-font-color="true" loext:opacity="0%" style:font-name="LTC Ornamental Initials1" fo:font-family="'LTC Ornamental Initials'" style:font-style-name="Běžné" style:font-pitch="variable"/>
    </style:style>
    <style:style style:name="Iniciály_20_velké" style:display-name="Iniciály velké" style:family="text">
      <style:text-properties style:font-name="LTC Ornamental Initials" fo:font-family="'LTC Ornamental Initials'" style:font-style-name="Regular"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57in" fo:margin-bottom="0.4634in" fo:margin-left="0.7874in" fo:margin-right="0.7874in" style:writing-mode="lr-tb" style:layout-grid-color="#c0c0c0" style:layout-grid-lines="64" style:layout-grid-base-height="0.166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7-12-01T17:54:00</meta:creation-date>
    <meta:initial-creator>Emmer Jiri</meta:initial-creator>
    <dc:language>cs-CZ</dc:language>
    <dc:date>2021-12-21T13:16:21.215360186</dc:date>
    <meta:editing-cycles>133</meta:editing-cycles>
    <meta:editing-duration>P3DT6M39S</meta:editing-duration>
    <meta:generator>LibreOffice/7.2.1.2$MacOSX_X86_64 LibreOffice_project/87b77fad49947c1441b67c559c339af8f3517e22</meta:generator>
    <meta:document-statistic meta:table-count="1" meta:image-count="2" meta:object-count="0" meta:page-count="21" meta:paragraph-count="355" meta:word-count="12127" meta:character-count="79110" meta:non-whitespace-character-count="672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